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145.16pt"/>
    </style:style>
    <style:style style:name="co5" style:family="table-column">
      <style:table-column-properties fo:break-before="auto" style:column-width="190.29pt"/>
    </style:style>
    <style:style style:name="co6" style:family="table-column">
      <style:table-column-properties fo:break-before="auto" style:column-width="72.96pt"/>
    </style:style>
    <style:style style:name="co7" style:family="table-column">
      <style:table-column-properties fo:break-before="auto" style:column-width="139.61pt"/>
    </style:style>
    <style:style style:name="co8" style:family="table-column">
      <style:table-column-properties fo:break-before="auto" style:column-width="87.51pt"/>
    </style:style>
    <style:style style:name="co9" style:family="table-column">
      <style:table-column-properties fo:break-before="auto" style:column-width="125.69pt"/>
    </style:style>
    <style:style style:name="co10" style:family="table-column">
      <style:table-column-properties fo:break-before="auto" style:column-width="96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8.49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5pt" fo:font-style="normal" fo:text-shadow="none" style:text-underline-style="none" fo:font-weight="bold" style:font-size-asian="25pt" style:font-style-asian="normal" style:font-weight-asian="bold" style:font-name-complex="Arial" style:font-size-complex="25pt" style:font-style-complex="normal" style:font-weight-complex="bold"/>
    </style:style>
    <style:style style:name="ce11" style:family="table-cell" style:parent-style-name="Default" style:data-style-name="N125">
      <style:table-cell-properties style:rotation-align="none"/>
      <style:text-properties fo:color="#f7981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f7981d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LEFT ENCODER</text:p>
          </table:table-cell>
          <table:table-cell table:style-name="ce3" office:value-type="string" calcext:value-type="string">
            <text:p>RAW DATA</text:p>
          </table:table-cell>
          <table:table-cell table:style-name="ce1" office:value-type="string" calcext:value-type="string">
            <text:p>RIGHT ENCODER</text:p>
          </table:table-cell>
          <table:table-cell table:number-columns-repeated="2"/>
          <table:table-cell table:style-name="ce1" office:value-type="string" calcext:value-type="string">
            <text:p>LEFT ENCODER</text:p>
          </table:table-cell>
          <table:table-cell table:style-name="ce3" office:value-type="string" calcext:value-type="string">
            <text:p>ABS VALUE</text:p>
          </table:table-cell>
          <table:table-cell table:style-name="ce1" office:value-type="string" calcext:value-type="string">
            <text:p>RIGHT ENCODER</text:p>
          </table:table-cell>
          <table:table-cell table:number-columns-repeated="3"/>
          <table:table-cell table:style-name="ce2" office:value-type="string" calcext:value-type="string">
            <text:p>OLD VALUES</text:p>
          </table:table-cell>
          <table:table-cell table:number-columns-repeated="5"/>
          <table:table-cell table:style-name="ce10" office:value-type="string" calcext:value-type="string">
            <text:p>3m</text:p>
          </table:table-cell>
          <table:table-cell/>
          <table:table-cell table:style-name="ce10" office:value-type="string" calcext:value-type="string">
            <text:p>3m</text:p>
          </table:table-cell>
          <table:table-cell table:number-columns-repeated="3"/>
          <table:table-cell table:style-name="ce10" office:value-type="string" calcext:value-type="string">
            <text:p>1.5m</text:p>
          </table:table-cell>
          <table:table-cell table:number-columns-repeated="2"/>
          <table:table-cell table:style-name="ce10" office:value-type="string" calcext:value-type="string">
            <text:p>1.5m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2" office:value-type="string" calcext:value-type="string">
            <text:p>LEFT ENCODER</text:p>
          </table:table-cell>
          <table:table-cell/>
          <table:table-cell table:style-name="ce2" office:value-type="string" calcext:value-type="string">
            <text:p>RIGHT ENCODER</text:p>
          </table:table-cell>
          <table:table-cell table:number-columns-repeated="2"/>
          <table:table-cell table:style-name="ce7" office:value-type="string" calcext:value-type="string">
            <text:p>DISTANZA CALCOLATA ENCODER</text:p>
          </table:table-cell>
          <table:table-cell/>
          <table:table-cell table:style-name="ce2" office:value-type="string" calcext:value-type="string">
            <text:p>LEFT</text:p>
          </table:table-cell>
          <table:table-cell/>
          <table:table-cell table:style-name="ce2" office:value-type="string" calcext:value-type="string">
            <text:p>RIGHT</text:p>
          </table:table-cell>
          <table:table-cell/>
          <table:table-cell table:style-name="ce7" office:value-type="string" calcext:value-type="string">
            <text:p>DISTANZA CALCOLATA ENCODER</text:p>
          </table:table-cell>
          <table:table-cell/>
          <table:table-cell table:style-name="ce2"/>
          <table:table-cell table:style-name="ce2" office:value-type="string" calcext:value-type="string">
            <text:p>LEFT ENCODER</text:p>
          </table:table-cell>
          <table:table-cell/>
          <table:table-cell table:style-name="ce2" office:value-type="string" calcext:value-type="string">
            <text:p>RIGHT ENCODER</text:p>
          </table:table-cell>
          <table:table-cell table:number-columns-repeated="996"/>
        </table:table-row>
        <table:table-row table:style-name="ro1">
          <table:table-cell table:style-name="ce2" office:value-type="float" office:value="-92689" calcext:value-type="float">
            <text:p>-92689</text:p>
          </table:table-cell>
          <table:table-cell/>
          <table:table-cell table:style-name="ce2" office:value-type="float" office:value="-92833" calcext:value-type="float">
            <text:p>-92833</text:p>
          </table:table-cell>
          <table:table-cell table:number-columns-repeated="2"/>
          <table:table-cell table:style-name="ce2" office:value-type="float" office:value="92689" calcext:value-type="float">
            <text:p>92689</text:p>
          </table:table-cell>
          <table:table-cell/>
          <table:table-cell table:style-name="ce2" office:value-type="float" office:value="92833" calcext:value-type="float">
            <text:p>92833</text:p>
          </table:table-cell>
          <table:table-cell table:number-columns-repeated="3"/>
          <table:table-cell table:style-name="ce2" office:value-type="float" office:value="92732" calcext:value-type="float">
            <text:p>92732</text:p>
          </table:table-cell>
          <table:table-cell/>
          <table:table-cell table:style-name="ce2" office:value-type="float" office:value="92749" calcext:value-type="float">
            <text:p>92749</text:p>
          </table:table-cell>
          <table:table-cell table:number-columns-repeated="2"/>
          <table:table-cell table:style-name="ce8" office:value-type="string" calcext:value-type="string">
            <text:p>con 2*PI()</text:p>
          </table:table-cell>
          <table:table-cell table:style-name="ce1" office:value-type="string" calcext:value-type="string">
            <text:p>con 6,28</text:p>
          </table:table-cell>
          <table:table-cell table:style-name="ce2" office:value-type="float" office:value="92689" calcext:value-type="float">
            <text:p>92689</text:p>
          </table:table-cell>
          <table:table-cell/>
          <table:table-cell table:style-name="ce2" office:value-type="float" office:value="92749" calcext:value-type="float">
            <text:p>92749</text:p>
          </table:table-cell>
          <table:table-cell/>
          <table:table-cell table:style-name="ce8" office:value-type="string" calcext:value-type="string">
            <text:p>con 2*PI()</text:p>
          </table:table-cell>
          <table:table-cell table:style-name="ce1" office:value-type="string" calcext:value-type="string">
            <text:p>con 6,28</text:p>
          </table:table-cell>
          <table:table-cell table:style-name="ce1" office:value-type="string" calcext:value-type="string">
            <text:p>con 6,295</text:p>
          </table:table-cell>
          <table:table-cell table:style-name="ce2" office:value-type="float" office:value="46327" calcext:value-type="float">
            <text:p>46327</text:p>
          </table:table-cell>
          <table:table-cell/>
          <table:table-cell table:style-name="ce2" office:value-type="float" office:value="46364" calcext:value-type="float">
            <text:p>46364</text:p>
          </table:table-cell>
          <table:table-cell table:number-columns-repeated="996"/>
        </table:table-row>
        <table:table-row table:style-name="ro1"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1509" calcext:value-type="float">
            <text:p>91509</text:p>
          </table:table-cell>
          <table:table-cell table:number-columns-repeated="2"/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1509" calcext:value-type="float">
            <text:p>91509</text:p>
          </table:table-cell>
          <table:table-cell table:number-columns-repeated="3"/>
          <table:table-cell table:style-name="ce2" office:value-type="float" office:value="92742" calcext:value-type="float">
            <text:p>92742</text:p>
          </table:table-cell>
          <table:table-cell/>
          <table:table-cell table:style-name="ce2" office:value-type="float" office:value="92787" calcext:value-type="float">
            <text:p>92787</text:p>
          </table:table-cell>
          <table:table-cell table:number-columns-repeated="2"/>
          <table:table-cell table:style-name="ce9" table:formula="of:=([.S4]/4000)*2*PI()*20.5679" office:value-type="float" office:value="2995.17606594071" calcext:value-type="float">
            <text:p>2995 mm</text:p>
          </table:table-cell>
          <table:table-cell table:style-name="ce11" table:formula="of:=([.S4]/4000)*6.28*20.5679" office:value-type="float" office:value="2993.657639321" calcext:value-type="float">
            <text:p>2994 mm</text:p>
          </table:table-cell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787" calcext:value-type="float">
            <text:p>92787</text:p>
          </table:table-cell>
          <table:table-cell/>
          <table:table-cell table:style-name="ce9" table:formula="of:=([.Z4]/4000)*2*PI()*20.5679" office:value-type="float" office:value="1496.86110338053" calcext:value-type="float">
            <text:p>1497 mm</text:p>
          </table:table-cell>
          <table:table-cell table:style-name="ce11" table:formula="of:=([.Z4]/4000)*6.28*20.5679" office:value-type="float" office:value="1496.102258593" calcext:value-type="float">
            <text:p>1496 mm</text:p>
          </table:table-cell>
          <table:table-cell table:style-name="ce11" table:formula="of:=([.Z4]/4000)*6.295*20.5679" office:value-type="float" office:value="1499.67575124888" calcext:value-type="float">
            <text:p>1500 mm</text:p>
          </table:table-cell>
          <table:table-cell table:style-name="ce2" office:value-type="float" office:value="46331" calcext:value-type="float">
            <text:p>46331</text:p>
          </table:table-cell>
          <table:table-cell/>
          <table:table-cell table:style-name="ce2" office:value-type="float" office:value="46348" calcext:value-type="float">
            <text:p>46348</text:p>
          </table:table-cell>
          <table:table-cell table:number-columns-repeated="996"/>
        </table:table-row>
        <table:table-row table:style-name="ro1">
          <table:table-cell table:style-name="ce2" office:value-type="float" office:value="-92684" calcext:value-type="float">
            <text:p>-92684</text:p>
          </table:table-cell>
          <table:table-cell/>
          <table:table-cell table:style-name="ce2" office:value-type="float" office:value="-92814" calcext:value-type="float">
            <text:p>-92814</text:p>
          </table:table-cell>
          <table:table-cell table:number-columns-repeated="2"/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 table:number-columns-repeated="3"/>
          <table:table-cell table:style-name="ce2" office:value-type="float" office:value="92724" calcext:value-type="float">
            <text:p>92724</text:p>
          </table:table-cell>
          <table:table-cell/>
          <table:table-cell table:style-name="ce2" office:value-type="float" office:value="92585" calcext:value-type="float">
            <text:p>92585</text:p>
          </table:table-cell>
          <table:table-cell table:number-columns-repeated="2"/>
          <table:table-cell table:style-name="ce9" table:formula="of:=([.S5]/4000)*2*PI()*20.5679" office:value-type="float" office:value="2994.43298236" calcext:value-type="float">
            <text:p>2994 mm</text:p>
          </table:table-cell>
          <table:table-cell table:style-name="ce11" table:formula="of:=([.S5]/4000)*6.28*20.5679" office:value-type="float" office:value="2992.914932452" calcext:value-type="float">
            <text:p>2993 mm</text:p>
          </table:table-cell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2585" calcext:value-type="float">
            <text:p>92585</text:p>
          </table:table-cell>
          <table:table-cell/>
          <table:table-cell table:style-name="ce9" table:formula="of:=([.Z5]/4000)*2*PI()*20.5679" office:value-type="float" office:value="1496.5703315446" calcext:value-type="float">
            <text:p>1497 mm</text:p>
          </table:table-cell>
          <table:table-cell table:style-name="ce11" table:formula="of:=([.Z5]/4000)*6.28*20.5679" office:value-type="float" office:value="1495.811634166" calcext:value-type="float">
            <text:p>1496 mm</text:p>
          </table:table-cell>
          <table:table-cell table:style-name="ce11" table:formula="of:=([.Z5]/4000)*6.295*20.5679" office:value-type="float" office:value="1499.38443265525" calcext:value-type="float">
            <text:p>1499 mm</text:p>
          </table:table-cell>
          <table:table-cell table:style-name="ce2" office:value-type="float" office:value="46322" calcext:value-type="float">
            <text:p>46322</text:p>
          </table:table-cell>
          <table:table-cell/>
          <table:table-cell table:style-name="ce2" office:value-type="float" office:value="46363" calcext:value-type="float">
            <text:p>46363</text:p>
          </table:table-cell>
          <table:table-cell table:number-columns-repeated="996"/>
        </table:table-row>
        <table:table-row table:style-name="ro1"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1966" calcext:value-type="float">
            <text:p>91966</text:p>
          </table:table-cell>
          <table:table-cell table:number-columns-repeated="2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1966" calcext:value-type="float">
            <text:p>91966</text:p>
          </table:table-cell>
          <table:table-cell table:number-columns-repeated="3"/>
          <table:table-cell table:style-name="ce2" office:value-type="float" office:value="92779" calcext:value-type="float">
            <text:p>92779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2"/>
          <table:table-cell table:style-name="ce9" table:formula="of:=([.S6]/4000)*2*PI()*20.5679" office:value-type="float" office:value="2994.85298612301" calcext:value-type="float">
            <text:p>2995 mm</text:p>
          </table:table-cell>
          <table:table-cell table:style-name="ce11" table:formula="of:=([.S6]/4000)*6.28*20.5679" office:value-type="float" office:value="2993.334723291" calcext:value-type="float">
            <text:p>2993 mm</text:p>
          </table:table-cell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/>
          <table:table-cell table:style-name="ce9" table:formula="of:=([.Z6]/4000)*2*PI()*20.5679" office:value-type="float" office:value="1496.86110338053" calcext:value-type="float">
            <text:p>1497 mm</text:p>
          </table:table-cell>
          <table:table-cell table:style-name="ce11" table:formula="of:=([.Z6]/4000)*6.28*20.5679" office:value-type="float" office:value="1496.102258593" calcext:value-type="float">
            <text:p>1496 mm</text:p>
          </table:table-cell>
          <table:table-cell table:style-name="ce11" table:formula="of:=([.Z6]/4000)*6.295*20.5679" office:value-type="float" office:value="1499.67575124888" calcext:value-type="float">
            <text:p>1500 mm</text:p>
          </table:table-cell>
          <table:table-cell table:style-name="ce2" office:value-type="float" office:value="46331" calcext:value-type="float">
            <text:p>46331</text:p>
          </table:table-cell>
          <table:table-cell/>
          <table:table-cell table:style-name="ce2" office:value-type="float" office:value="46232" calcext:value-type="float">
            <text:p>46232</text:p>
          </table:table-cell>
          <table:table-cell table:number-columns-repeated="996"/>
        </table:table-row>
        <table:table-row table:style-name="ro1">
          <table:table-cell table:style-name="ce2" office:value-type="float" office:value="-92690" calcext:value-type="float">
            <text:p>-92690</text:p>
          </table:table-cell>
          <table:table-cell/>
          <table:table-cell table:style-name="ce2" office:value-type="float" office:value="-92827" calcext:value-type="float">
            <text:p>-92827</text:p>
          </table:table-cell>
          <table:table-cell table:number-columns-repeated="2"/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/>
          <table:table-cell table:style-name="ce4" office:value-type="string" calcext:value-type="string">
            <text:p>VARIANCE 20 VAL NO LOCK</text:p>
          </table:table-cell>
          <table:table-cell/>
          <table:table-cell table:style-name="ce2" office:value-type="float" office:value="92792" calcext:value-type="float">
            <text:p>92792</text:p>
          </table:table-cell>
          <table:table-cell/>
          <table:table-cell table:style-name="ce2" office:value-type="float" office:value="92580" calcext:value-type="float">
            <text:p>92580</text:p>
          </table:table-cell>
          <table:table-cell/>
          <table:table-cell table:style-name="ce4" office:value-type="string" calcext:value-type="string">
            <text:p>VARIANCE OLD VALUES LEFT</text:p>
          </table:table-cell>
          <table:table-cell table:style-name="ce9" table:formula="of:=([.S7]/4000)*2*PI()*20.5679" office:value-type="float" office:value="2994.62683025062" calcext:value-type="float">
            <text:p>2995 mm</text:p>
          </table:table-cell>
          <table:table-cell table:style-name="ce11" table:formula="of:=([.S7]/4000)*6.28*20.5679" office:value-type="float" office:value="2993.10868207" calcext:value-type="float">
            <text:p>2993 mm</text:p>
          </table:table-cell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580" calcext:value-type="float">
            <text:p>92580</text:p>
          </table:table-cell>
          <table:table-cell table:style-name="ce4" office:value-type="string" calcext:value-type="string">
            <text:p>VARIANCE TOT VALUES LEFT</text:p>
          </table:table-cell>
          <table:table-cell table:style-name="ce9" table:formula="of:=([.Z7]/4000)*2*PI()*20.5679" office:value-type="float" office:value="1496.92571934407" calcext:value-type="float">
            <text:p>1497 mm</text:p>
          </table:table-cell>
          <table:table-cell table:style-name="ce11" table:formula="of:=([.Z7]/4000)*6.28*20.5679" office:value-type="float" office:value="1496.166841799" calcext:value-type="float">
            <text:p>1496 mm</text:p>
          </table:table-cell>
          <table:table-cell table:style-name="ce11" table:formula="of:=([.Z7]/4000)*6.295*20.5679" office:value-type="float" office:value="1499.74048871413" calcext:value-type="float">
            <text:p>1500 mm</text:p>
          </table:table-cell>
          <table:table-cell table:style-name="ce2" office:value-type="float" office:value="46333" calcext:value-type="float">
            <text:p>46333</text:p>
          </table:table-cell>
          <table:table-cell/>
          <table:table-cell table:style-name="ce2" office:value-type="float" office:value="46379" calcext:value-type="float">
            <text:p>46379</text:p>
          </table:table-cell>
          <table:table-cell table:number-columns-repeated="996"/>
        </table:table-row>
        <table:table-row table:style-name="ro1"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 table:number-columns-repeated="2"/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/>
          <table:table-cell table:style-name="ce5" table:formula="of:=VAR([.F10:.F30])" office:value-type="float" office:value="230.8904762" calcext:value-type="float">
            <text:p>230.8904762</text:p>
          </table:table-cell>
          <table:table-cell/>
          <table:table-cell table:style-name="ce2" office:value-type="float" office:value="92762" calcext:value-type="float">
            <text:p>92762</text:p>
          </table:table-cell>
          <table:table-cell/>
          <table:table-cell table:style-name="ce2" office:value-type="float" office:value="92815" calcext:value-type="float">
            <text:p>92815</text:p>
          </table:table-cell>
          <table:table-cell/>
          <table:table-cell table:style-name="ce5" table:formula="of:=VAR([.L3:.L55])" office:value-type="float" office:value="763.1386067" calcext:value-type="float">
            <text:p>763.1386067</text:p>
          </table:table-cell>
          <table:table-cell table:style-name="ce9" table:formula="of:=([.S8]/4000)*2*PI()*20.5679" office:value-type="float" office:value="2995.24068190425" calcext:value-type="float">
            <text:p>2995 mm</text:p>
          </table:table-cell>
          <table:table-cell table:style-name="ce11" table:formula="of:=([.S8]/4000)*6.28*20.5679" office:value-type="float" office:value="2993.722222527" calcext:value-type="float">
            <text:p>2994 mm</text:p>
          </table:table-cell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815" calcext:value-type="float">
            <text:p>92815</text:p>
          </table:table-cell>
          <table:table-cell table:style-name="ce5" table:formula="of:=VAR([.S3:.S176])" office:value-type="float" office:value="528.2656634" calcext:value-type="float">
            <text:p>528.2656634</text:p>
          </table:table-cell>
          <table:table-cell table:style-name="ce9" table:formula="of:=([.Z8]/4000)*2*PI()*20.5679" office:value-type="float" office:value="1497.08725925292" calcext:value-type="float">
            <text:p>1497 mm</text:p>
          </table:table-cell>
          <table:table-cell table:style-name="ce11" table:formula="of:=([.Z8]/4000)*6.28*20.5679" office:value-type="float" office:value="1496.328299814" calcext:value-type="float">
            <text:p>1496 mm</text:p>
          </table:table-cell>
          <table:table-cell table:style-name="ce11" table:formula="of:=([.Z8]/4000)*6.295*20.5679" office:value-type="float" office:value="1499.90233237725" calcext:value-type="float">
            <text:p>1500 mm</text:p>
          </table:table-cell>
          <table:table-cell table:style-name="ce2" office:value-type="float" office:value="46338" calcext:value-type="float">
            <text:p>46338</text:p>
          </table:table-cell>
          <table:table-cell/>
          <table:table-cell table:style-name="ce2" office:value-type="float" office:value="44544" calcext:value-type="float">
            <text:p>44544</text:p>
          </table:table-cell>
          <table:table-cell table:number-columns-repeated="996"/>
        </table:table-row>
        <table:table-row table:style-name="ro1">
          <table:table-cell table:style-name="ce2" office:value-type="float" office:value="-92688" calcext:value-type="float">
            <text:p>-92688</text:p>
          </table:table-cell>
          <table:table-cell/>
          <table:table-cell table:style-name="ce2" office:value-type="float" office:value="-92823" calcext:value-type="float">
            <text:p>-92823</text:p>
          </table:table-cell>
          <table:table-cell table:number-columns-repeated="2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823" calcext:value-type="float">
            <text:p>92823</text:p>
          </table:table-cell>
          <table:table-cell table:number-columns-repeated="3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292" calcext:value-type="float">
            <text:p>92292</text:p>
          </table:table-cell>
          <table:table-cell table:number-columns-repeated="2"/>
          <table:table-cell table:style-name="ce9" table:formula="of:=([.S9]/4000)*2*PI()*20.5679" office:value-type="float" office:value="2994.56221428708" calcext:value-type="float">
            <text:p>2995 mm</text:p>
          </table:table-cell>
          <table:table-cell table:style-name="ce11" table:formula="of:=([.S9]/4000)*6.28*20.5679" office:value-type="float" office:value="2993.044098864" calcext:value-type="float">
            <text:p>2993 mm</text:p>
          </table:table-cell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292" calcext:value-type="float">
            <text:p>92292</text:p>
          </table:table-cell>
          <table:table-cell/>
          <table:table-cell table:style-name="ce9" table:formula="of:=([.Z9]/4000)*2*PI()*20.5679" office:value-type="float" office:value="1497.21649118" calcext:value-type="float">
            <text:p>1497 mm</text:p>
          </table:table-cell>
          <table:table-cell table:style-name="ce11" table:formula="of:=([.Z9]/4000)*6.28*20.5679" office:value-type="float" office:value="1496.457466226" calcext:value-type="float">
            <text:p>1496 mm</text:p>
          </table:table-cell>
          <table:table-cell table:style-name="ce11" table:formula="of:=([.Z9]/4000)*6.295*20.5679" office:value-type="float" office:value="1500.03180730775" calcext:value-type="float">
            <text:p>1500 mm</text:p>
          </table:table-cell>
          <table:table-cell table:style-name="ce2" office:value-type="float" office:value="46342" calcext:value-type="float">
            <text:p>46342</text:p>
          </table:table-cell>
          <table:table-cell/>
          <table:table-cell table:style-name="ce2" office:value-type="float" office:value="46380" calcext:value-type="float">
            <text:p>46380</text:p>
          </table:table-cell>
          <table:table-cell table:number-columns-repeated="996"/>
        </table:table-row>
        <table:table-row table:style-name="ro1"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1865" calcext:value-type="float">
            <text:p>91865</text:p>
          </table:table-cell>
          <table:table-cell table:number-columns-repeated="2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1865" calcext:value-type="float">
            <text:p>91865</text:p>
          </table:table-cell>
          <table:table-cell/>
          <table:table-cell table:style-name="ce4" office:value-type="string" calcext:value-type="string">
            <text:p>VARIANCE 20 VAL LOCK 3m</text:p>
          </table:table-cell>
          <table:table-cell/>
          <table:table-cell table:style-name="ce2" office:value-type="float" office:value="92754" calcext:value-type="float">
            <text:p>92754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2"/>
          <table:table-cell table:style-name="ce9" table:formula="of:=([.S10]/4000)*2*PI()*20.5679" office:value-type="float" office:value="2995.14375795894" calcext:value-type="float">
            <text:p>2995 mm</text:p>
          </table:table-cell>
          <table:table-cell table:style-name="ce11" table:formula="of:=([.S10]/4000)*6.28*20.5679" office:value-type="float" office:value="2993.625347718" calcext:value-type="float">
            <text:p>2994 mm</text:p>
          </table:table-cell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/>
          <table:table-cell table:style-name="ce9" table:formula="of:=([.Z10]/4000)*2*PI()*20.5679" office:value-type="float" office:value="1497.37803108885" calcext:value-type="float">
            <text:p>1497 mm</text:p>
          </table:table-cell>
          <table:table-cell table:style-name="ce11" table:formula="of:=([.Z10]/4000)*6.28*20.5679" office:value-type="float" office:value="1496.618924241" calcext:value-type="float">
            <text:p>1497 mm</text:p>
          </table:table-cell>
          <table:table-cell table:style-name="ce11" table:formula="of:=([.Z10]/4000)*6.295*20.5679" office:value-type="float" office:value="1500.19365097088" calcext:value-type="float">
            <text:p>1500 mm</text:p>
          </table:table-cell>
          <table:table-cell table:style-name="ce2" office:value-type="float" office:value="46347" calcext:value-type="float">
            <text:p>46347</text:p>
          </table:table-cell>
          <table:table-cell/>
          <table:table-cell table:style-name="ce2" office:value-type="float" office:value="44207" calcext:value-type="float">
            <text:p>44207</text:p>
          </table:table-cell>
          <table:table-cell table:number-columns-repeated="996"/>
        </table:table-row>
        <table:table-row table:style-name="ro1">
          <table:table-cell table:style-name="ce2" office:value-type="float" office:value="-92678" calcext:value-type="float">
            <text:p>-92678</text:p>
          </table:table-cell>
          <table:table-cell/>
          <table:table-cell table:style-name="ce2" office:value-type="float" office:value="-92819" calcext:value-type="float">
            <text:p>-92819</text:p>
          </table:table-cell>
          <table:table-cell table:number-columns-repeated="2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/>
          <table:table-cell table:style-name="ce6" table:formula="of:=VAR([.F103:.F123])" office:value-type="float" office:value="179.6571429" calcext:value-type="float">
            <text:p>179.6571429</text:p>
          </table:table-cell>
          <table:table-cell/>
          <table:table-cell table:style-name="ce2" office:value-type="float" office:value="92739" calcext:value-type="float">
            <text:p>92739</text:p>
          </table:table-cell>
          <table:table-cell/>
          <table:table-cell table:style-name="ce2" office:value-type="float" office:value="91855" calcext:value-type="float">
            <text:p>91855</text:p>
          </table:table-cell>
          <table:table-cell/>
          <table:table-cell table:style-name="ce4" office:value-type="string" calcext:value-type="string">
            <text:p>VARIANCE OLD VALUES RIGHT</text:p>
          </table:table-cell>
          <table:table-cell table:style-name="ce9" table:formula="of:=([.S11]/4000)*2*PI()*20.5679" office:value-type="float" office:value="2994.23913446938" calcext:value-type="float">
            <text:p>2994 mm</text:p>
          </table:table-cell>
          <table:table-cell table:style-name="ce11" table:formula="of:=([.S11]/4000)*6.28*20.5679" office:value-type="float" office:value="2992.721182834" calcext:value-type="float">
            <text:p>2993 mm</text:p>
          </table:table-cell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1855" calcext:value-type="float">
            <text:p>91855</text:p>
          </table:table-cell>
          <table:table-cell table:style-name="ce3"/>
          <table:table-cell table:style-name="ce9" table:formula="of:=([.Z11]/4000)*2*PI()*20.5679" office:value-type="float" office:value="1497.08725925292" calcext:value-type="float">
            <text:p>1497 mm</text:p>
          </table:table-cell>
          <table:table-cell table:style-name="ce11" table:formula="of:=([.Z11]/4000)*6.28*20.5679" office:value-type="float" office:value="1496.328299814" calcext:value-type="float">
            <text:p>1496 mm</text:p>
          </table:table-cell>
          <table:table-cell table:style-name="ce11" table:formula="of:=([.Z11]/4000)*6.295*20.5679" office:value-type="float" office:value="1499.90233237725" calcext:value-type="float">
            <text:p>1500 mm</text:p>
          </table:table-cell>
          <table:table-cell table:style-name="ce2" office:value-type="float" office:value="46338" calcext:value-type="float">
            <text:p>46338</text:p>
          </table:table-cell>
          <table:table-cell/>
          <table:table-cell table:style-name="ce2" office:value-type="float" office:value="46380" calcext:value-type="float">
            <text:p>46380</text:p>
          </table:table-cell>
          <table:table-cell table:number-columns-repeated="996"/>
        </table:table-row>
        <table:table-row table:style-name="ro1"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38" calcext:value-type="float">
            <text:p>92138</text:p>
          </table:table-cell>
          <table:table-cell table:number-columns-repeated="2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38" calcext:value-type="float">
            <text:p>92138</text:p>
          </table:table-cell>
          <table:table-cell table:number-columns-repeated="3"/>
          <table:table-cell table:style-name="ce2" office:value-type="float" office:value="92767" calcext:value-type="float">
            <text:p>92767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/>
          <table:table-cell table:style-name="ce5" table:formula="of:=VAR([.N3:.N56])" office:value-type="float" office:value="29886.1747" calcext:value-type="float">
            <text:p>29886.1747</text:p>
          </table:table-cell>
          <table:table-cell table:style-name="ce9" table:formula="of:=([.S12]/4000)*2*PI()*20.5679" office:value-type="float" office:value="2994.7560621777" calcext:value-type="float">
            <text:p>2995 mm</text:p>
          </table:table-cell>
          <table:table-cell table:style-name="ce11" table:formula="of:=([.S12]/4000)*6.28*20.5679" office:value-type="float" office:value="2993.237848482" calcext:value-type="float">
            <text:p>2993 mm</text:p>
          </table:table-cell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/>
          <table:table-cell table:style-name="ce9" table:formula="of:=([.Z12]/4000)*2*PI()*20.5679" office:value-type="float" office:value="1497.41033907062" calcext:value-type="float">
            <text:p>1497 mm</text:p>
          </table:table-cell>
          <table:table-cell table:style-name="ce11" table:formula="of:=([.Z12]/4000)*6.28*20.5679" office:value-type="float" office:value="1496.651215844" calcext:value-type="float">
            <text:p>1497 mm</text:p>
          </table:table-cell>
          <table:table-cell table:style-name="ce11" table:formula="of:=([.Z12]/4000)*6.295*20.5679" office:value-type="float" office:value="1500.2260197035" calcext:value-type="float">
            <text:p>1500 mm</text:p>
          </table:table-cell>
          <table:table-cell table:style-name="ce2" office:value-type="float" office:value="46348" calcext:value-type="float">
            <text:p>46348</text:p>
          </table:table-cell>
          <table:table-cell/>
          <table:table-cell table:style-name="ce2" office:value-type="float" office:value="46109" calcext:value-type="float">
            <text:p>46109</text:p>
          </table:table-cell>
          <table:table-cell table:number-columns-repeated="996"/>
        </table:table-row>
        <table:table-row table:style-name="ro1">
          <table:table-cell table:style-name="ce2" office:value-type="float" office:value="-92700" calcext:value-type="float">
            <text:p>-92700</text:p>
          </table:table-cell>
          <table:table-cell/>
          <table:table-cell table:style-name="ce2" office:value-type="float" office:value="-92823" calcext:value-type="float">
            <text:p>-92823</text:p>
          </table:table-cell>
          <table:table-cell table:number-columns-repeated="2"/>
          <table:table-cell table:style-name="ce2" office:value-type="float" office:value="92700" calcext:value-type="float">
            <text:p>92700</text:p>
          </table:table-cell>
          <table:table-cell/>
          <table:table-cell table:style-name="ce2" office:value-type="float" office:value="92823" calcext:value-type="float">
            <text:p>92823</text:p>
          </table:table-cell>
          <table:table-cell/>
          <table:table-cell table:style-name="ce4" office:value-type="string" calcext:value-type="string">
            <text:p>VARIANCE LEFT ENC</text:p>
          </table:table-cell>
          <table:table-cell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2"/>
          <table:table-cell table:style-name="ce9" table:formula="of:=([.S13]/4000)*2*PI()*20.5679" office:value-type="float" office:value="2994.94991006832" calcext:value-type="float">
            <text:p>2995 mm</text:p>
          </table:table-cell>
          <table:table-cell table:style-name="ce11" table:formula="of:=([.S13]/4000)*6.28*20.5679" office:value-type="float" office:value="2993.4315981" calcext:value-type="float">
            <text:p>2993 mm</text:p>
          </table:table-cell>
          <table:table-cell table:style-name="ce2" office:value-type="float" office:value="92700" calcext:value-type="float">
            <text:p>92700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/>
          <table:table-cell table:style-name="ce9" table:formula="of:=([.Z13]/4000)*2*PI()*20.5679" office:value-type="float" office:value="1497.5395709977" calcext:value-type="float">
            <text:p>1498 mm</text:p>
          </table:table-cell>
          <table:table-cell table:style-name="ce11" table:formula="of:=([.Z13]/4000)*6.28*20.5679" office:value-type="float" office:value="1496.780382256" calcext:value-type="float">
            <text:p>1497 mm</text:p>
          </table:table-cell>
          <table:table-cell table:style-name="ce11" table:formula="of:=([.Z13]/4000)*6.295*20.5679" office:value-type="float" office:value="1500.355494634" calcext:value-type="float">
            <text:p>1500 mm</text:p>
          </table:table-cell>
          <table:table-cell table:style-name="ce2" office:value-type="float" office:value="46352" calcext:value-type="float">
            <text:p>46352</text:p>
          </table:table-cell>
          <table:table-cell/>
          <table:table-cell table:style-name="ce2" office:value-type="float" office:value="46405" calcext:value-type="float">
            <text:p>46405</text:p>
          </table:table-cell>
          <table:table-cell table:number-columns-repeated="996"/>
        </table:table-row>
        <table:table-row table:style-name="ro1">
          <table:table-cell table:style-name="ce2" office:value-type="float" office:value="92717" calcext:value-type="float">
            <text:p>92717</text:p>
          </table:table-cell>
          <table:table-cell/>
          <table:table-cell table:style-name="ce2" office:value-type="float" office:value="92391" calcext:value-type="float">
            <text:p>92391</text:p>
          </table:table-cell>
          <table:table-cell table:number-columns-repeated="2"/>
          <table:table-cell table:style-name="ce2" office:value-type="float" office:value="92717" calcext:value-type="float">
            <text:p>92717</text:p>
          </table:table-cell>
          <table:table-cell/>
          <table:table-cell table:style-name="ce2" office:value-type="float" office:value="92391" calcext:value-type="float">
            <text:p>92391</text:p>
          </table:table-cell>
          <table:table-cell/>
          <table:table-cell table:style-name="ce5" table:formula="of:=VAR([.F3:.F123])" office:value-type="float" office:value="417.0213499" calcext:value-type="float">
            <text:p>417.0213499</text:p>
          </table:table-cell>
          <table:table-cell/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748" calcext:value-type="float">
            <text:p>92748</text:p>
          </table:table-cell>
          <table:table-cell table:number-columns-repeated="2"/>
          <table:table-cell table:style-name="ce9" table:formula="of:=([.S14]/4000)*2*PI()*20.5679" office:value-type="float" office:value="2995.4991457584" calcext:value-type="float">
            <text:p>2995 mm</text:p>
          </table:table-cell>
          <table:table-cell table:style-name="ce11" table:formula="of:=([.S14]/4000)*6.28*20.5679" office:value-type="float" office:value="2993.980555351" calcext:value-type="float">
            <text:p>2994 mm</text:p>
          </table:table-cell>
          <table:table-cell table:style-name="ce2" office:value-type="float" office:value="92717" calcext:value-type="float">
            <text:p>92717</text:p>
          </table:table-cell>
          <table:table-cell/>
          <table:table-cell table:style-name="ce2" office:value-type="float" office:value="92748" calcext:value-type="float">
            <text:p>92748</text:p>
          </table:table-cell>
          <table:table-cell/>
          <table:table-cell table:style-name="ce9" table:formula="of:=([.Z14]/4000)*2*PI()*20.5679" office:value-type="float" office:value="1496.79648741699" calcext:value-type="float">
            <text:p>1497 mm</text:p>
          </table:table-cell>
          <table:table-cell table:style-name="ce11" table:formula="of:=([.Z14]/4000)*6.28*20.5679" office:value-type="float" office:value="1496.037675387" calcext:value-type="float">
            <text:p>1496 mm</text:p>
          </table:table-cell>
          <table:table-cell table:style-name="ce11" table:formula="of:=([.Z14]/4000)*6.295*20.5679" office:value-type="float" office:value="1499.61101378363" calcext:value-type="float">
            <text:p>1500 mm</text:p>
          </table:table-cell>
          <table:table-cell table:style-name="ce2" office:value-type="float" office:value="46329" calcext:value-type="float">
            <text:p>46329</text:p>
          </table:table-cell>
          <table:table-cell/>
          <table:table-cell table:style-name="ce2" office:value-type="float" office:value="46401" calcext:value-type="float">
            <text:p>46401</text:p>
          </table:table-cell>
          <table:table-cell table:number-columns-repeated="996"/>
        </table:table-row>
        <table:table-row table:style-name="ro1">
          <table:table-cell table:style-name="ce2" office:value-type="float" office:value="-92685" calcext:value-type="float">
            <text:p>-92685</text:p>
          </table:table-cell>
          <table:table-cell/>
          <table:table-cell table:style-name="ce2" office:value-type="float" office:value="-92818" calcext:value-type="float">
            <text:p>-92818</text:p>
          </table:table-cell>
          <table:table-cell table:number-columns-repeated="2"/>
          <table:table-cell table:style-name="ce2" office:value-type="float" office:value="92685" calcext:value-type="float">
            <text:p>92685</text:p>
          </table:table-cell>
          <table:table-cell/>
          <table:table-cell table:style-name="ce2" office:value-type="float" office:value="92818" calcext:value-type="float">
            <text:p>92818</text:p>
          </table:table-cell>
          <table:table-cell table:number-columns-repeated="3"/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 table:number-columns-repeated="2"/>
          <table:table-cell table:style-name="ce9" table:formula="of:=([.S15]/4000)*2*PI()*20.5679" office:value-type="float" office:value="2994.46529034177" calcext:value-type="float">
            <text:p>2994 mm</text:p>
          </table:table-cell>
          <table:table-cell table:style-name="ce11" table:formula="of:=([.S15]/4000)*6.28*20.5679" office:value-type="float" office:value="2992.947224055" calcext:value-type="float">
            <text:p>2993 mm</text:p>
          </table:table-cell>
          <table:table-cell table:style-name="ce2" office:value-type="float" office:value="92685" calcext:value-type="float">
            <text:p>92685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 table:style-name="ce4" office:value-type="string" calcext:value-type="string">
            <text:p>VARIANCE 20 VAL LOCK 1.5m</text:p>
          </table:table-cell>
          <table:table-cell table:style-name="ce9" table:formula="of:=([.Z15]/4000)*2*PI()*20.5679" office:value-type="float" office:value="1497.05495127115" calcext:value-type="float">
            <text:p>1497 mm</text:p>
          </table:table-cell>
          <table:table-cell table:style-name="ce11" table:formula="of:=([.Z15]/4000)*6.28*20.5679" office:value-type="float" office:value="1496.296008211" calcext:value-type="float">
            <text:p>1496 mm</text:p>
          </table:table-cell>
          <table:table-cell table:style-name="ce11" table:formula="of:=([.Z15]/4000)*6.295*20.5679" office:value-type="float" office:value="1499.86996364463" calcext:value-type="float">
            <text:p>1500 mm</text:p>
          </table:table-cell>
          <table:table-cell table:style-name="ce2" office:value-type="float" office:value="46337" calcext:value-type="float">
            <text:p>46337</text:p>
          </table:table-cell>
          <table:table-cell/>
          <table:table-cell table:style-name="ce2" office:value-type="float" office:value="46396" calcext:value-type="float">
            <text:p>46396</text:p>
          </table:table-cell>
          <table:table-cell table:number-columns-repeated="996"/>
        </table:table-row>
        <table:table-row table:style-name="ro1"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1969" calcext:value-type="float">
            <text:p>91969</text:p>
          </table:table-cell>
          <table:table-cell table:number-columns-repeated="2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1969" calcext:value-type="float">
            <text:p>91969</text:p>
          </table:table-cell>
          <table:table-cell/>
          <table:table-cell table:style-name="ce4" office:value-type="string" calcext:value-type="string">
            <text:p>VARIANCE RIGHT ENC</text:p>
          </table:table-cell>
          <table:table-cell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770" calcext:value-type="float">
            <text:p>92770</text:p>
          </table:table-cell>
          <table:table-cell table:number-columns-repeated="2"/>
          <table:table-cell table:style-name="ce9" table:formula="of:=([.S16]/4000)*2*PI()*20.5679" office:value-type="float" office:value="2994.85298612301" calcext:value-type="float">
            <text:p>2995 mm</text:p>
          </table:table-cell>
          <table:table-cell table:style-name="ce11" table:formula="of:=([.S16]/4000)*6.28*20.5679" office:value-type="float" office:value="2993.334723291" calcext:value-type="float">
            <text:p>2993 mm</text:p>
          </table:table-cell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770" calcext:value-type="float">
            <text:p>92770</text:p>
          </table:table-cell>
          <table:table-cell table:style-name="ce5" table:formula="of:=VAR([.Z3:.Z38])" office:value-type="float" office:value="93.02857143" calcext:value-type="float">
            <text:p>93.02857143</text:p>
          </table:table-cell>
          <table:table-cell table:style-name="ce9" table:formula="of:=([.Z16]/4000)*2*PI()*20.5679" office:value-type="float" office:value="1497.21649118" calcext:value-type="float">
            <text:p>1497 mm</text:p>
          </table:table-cell>
          <table:table-cell table:style-name="ce11" table:formula="of:=([.Z16]/4000)*6.28*20.5679" office:value-type="float" office:value="1496.457466226" calcext:value-type="float">
            <text:p>1496 mm</text:p>
          </table:table-cell>
          <table:table-cell table:style-name="ce11" table:formula="of:=([.Z16]/4000)*6.295*20.5679" office:value-type="float" office:value="1500.03180730775" calcext:value-type="float">
            <text:p>1500 mm</text:p>
          </table:table-cell>
          <table:table-cell table:style-name="ce2" office:value-type="float" office:value="46342" calcext:value-type="float">
            <text:p>46342</text:p>
          </table:table-cell>
          <table:table-cell/>
          <table:table-cell table:style-name="ce2" office:value-type="float" office:value="46376" calcext:value-type="float">
            <text:p>46376</text:p>
          </table:table-cell>
          <table:table-cell table:number-columns-repeated="996"/>
        </table:table-row>
        <table:table-row table:style-name="ro1">
          <table:table-cell table:style-name="ce2" office:value-type="float" office:value="-92706" calcext:value-type="float">
            <text:p>-92706</text:p>
          </table:table-cell>
          <table:table-cell/>
          <table:table-cell table:style-name="ce2" office:value-type="float" office:value="-92829" calcext:value-type="float">
            <text:p>-92829</text:p>
          </table:table-cell>
          <table:table-cell table:number-columns-repeated="2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29" calcext:value-type="float">
            <text:p>92829</text:p>
          </table:table-cell>
          <table:table-cell/>
          <table:table-cell table:style-name="ce5" table:formula="of:=VAR([.H3:.H123])" office:value-type="float" office:value="93223.31584" calcext:value-type="float">
            <text:p>93223.31584</text:p>
          </table:table-cell>
          <table:table-cell/>
          <table:table-cell table:style-name="ce2" office:value-type="float" office:value="92676" calcext:value-type="float">
            <text:p>92676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 table:number-columns-repeated="2"/>
          <table:table-cell table:style-name="ce9" table:formula="of:=([.S17]/4000)*2*PI()*20.5679" office:value-type="float" office:value="2995.14375795894" calcext:value-type="float">
            <text:p>2995 mm</text:p>
          </table:table-cell>
          <table:table-cell table:style-name="ce11" table:formula="of:=([.S17]/4000)*6.28*20.5679" office:value-type="float" office:value="2993.625347718" calcext:value-type="float">
            <text:p>2994 mm</text:p>
          </table:table-cell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/>
          <table:table-cell table:style-name="ce9" table:formula="of:=([.Z17]/4000)*2*PI()*20.5679" office:value-type="float" office:value="1497.18418319823" calcext:value-type="float">
            <text:p>1497 mm</text:p>
          </table:table-cell>
          <table:table-cell table:style-name="ce11" table:formula="of:=([.Z17]/4000)*6.28*20.5679" office:value-type="float" office:value="1496.425174623" calcext:value-type="float">
            <text:p>1496 mm</text:p>
          </table:table-cell>
          <table:table-cell table:style-name="ce11" table:formula="of:=([.Z17]/4000)*6.295*20.5679" office:value-type="float" office:value="1499.99943857513" calcext:value-type="float">
            <text:p>1500 mm</text:p>
          </table:table-cell>
          <table:table-cell table:style-name="ce2" office:value-type="float" office:value="46341" calcext:value-type="float">
            <text:p>46341</text:p>
          </table:table-cell>
          <table:table-cell/>
          <table:table-cell table:style-name="ce2" office:value-type="float" office:value="43183" calcext:value-type="float">
            <text:p>43183</text:p>
          </table:table-cell>
          <table:table-cell table:number-columns-repeated="996"/>
        </table:table-row>
        <table:table-row table:style-name="ro1"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052" calcext:value-type="float">
            <text:p>92052</text:p>
          </table:table-cell>
          <table:table-cell table:number-columns-repeated="2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052" calcext:value-type="float">
            <text:p>92052</text:p>
          </table:table-cell>
          <table:table-cell table:number-columns-repeated="3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764" calcext:value-type="float">
            <text:p>92764</text:p>
          </table:table-cell>
          <table:table-cell table:number-columns-repeated="2"/>
          <table:table-cell table:style-name="ce9" table:formula="of:=([.S18]/4000)*2*PI()*20.5679" office:value-type="float" office:value="2995.20837392248" calcext:value-type="float">
            <text:p>2995 mm</text:p>
          </table:table-cell>
          <table:table-cell table:style-name="ce11" table:formula="of:=([.S18]/4000)*6.28*20.5679" office:value-type="float" office:value="2993.689930924" calcext:value-type="float">
            <text:p>2994 mm</text:p>
          </table:table-cell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764" calcext:value-type="float">
            <text:p>92764</text:p>
          </table:table-cell>
          <table:table-cell/>
          <table:table-cell table:style-name="ce9" table:formula="of:=([.Z18]/4000)*2*PI()*20.5679" office:value-type="float" office:value="1497.02264328938" calcext:value-type="float">
            <text:p>1497 mm</text:p>
          </table:table-cell>
          <table:table-cell table:style-name="ce11" table:formula="of:=([.Z18]/4000)*6.28*20.5679" office:value-type="float" office:value="1496.263716608" calcext:value-type="float">
            <text:p>1496 mm</text:p>
          </table:table-cell>
          <table:table-cell table:style-name="ce11" table:formula="of:=([.Z18]/4000)*6.295*20.5679" office:value-type="float" office:value="1499.837594912" calcext:value-type="float">
            <text:p>1500 mm</text:p>
          </table:table-cell>
          <table:table-cell table:style-name="ce2" office:value-type="float" office:value="46336" calcext:value-type="float">
            <text:p>46336</text:p>
          </table:table-cell>
          <table:table-cell/>
          <table:table-cell table:style-name="ce2" office:value-type="float" office:value="46402" calcext:value-type="float">
            <text:p>46402</text:p>
          </table:table-cell>
          <table:table-cell table:number-columns-repeated="996"/>
        </table:table-row>
        <table:table-row table:style-name="ro1">
          <table:table-cell table:style-name="ce2" office:value-type="float" office:value="-92716" calcext:value-type="float">
            <text:p>-92716</text:p>
          </table:table-cell>
          <table:table-cell/>
          <table:table-cell table:style-name="ce2" office:value-type="float" office:value="-92828" calcext:value-type="float">
            <text:p>-92828</text:p>
          </table:table-cell>
          <table:table-cell table:number-columns-repeated="2"/>
          <table:table-cell table:style-name="ce2" office:value-type="float" office:value="92716" calcext:value-type="float">
            <text:p>92716</text:p>
          </table:table-cell>
          <table:table-cell/>
          <table:table-cell table:style-name="ce2" office:value-type="float" office:value="92828" calcext:value-type="float">
            <text:p>92828</text:p>
          </table:table-cell>
          <table:table-cell table:number-columns-repeated="3"/>
          <table:table-cell table:style-name="ce2" office:value-type="float" office:value="92682" calcext:value-type="float">
            <text:p>92682</text:p>
          </table:table-cell>
          <table:table-cell/>
          <table:table-cell table:style-name="ce2" office:value-type="float" office:value="92817" calcext:value-type="float">
            <text:p>92817</text:p>
          </table:table-cell>
          <table:table-cell table:number-columns-repeated="2"/>
          <table:table-cell table:style-name="ce9" table:formula="of:=([.S19]/4000)*2*PI()*20.5679" office:value-type="float" office:value="2995.46683777663" calcext:value-type="float">
            <text:p>2995 mm</text:p>
          </table:table-cell>
          <table:table-cell table:style-name="ce11" table:formula="of:=([.S19]/4000)*6.28*20.5679" office:value-type="float" office:value="2993.948263748" calcext:value-type="float">
            <text:p>2994 mm</text:p>
          </table:table-cell>
          <table:table-cell table:style-name="ce2" office:value-type="float" office:value="92716" calcext:value-type="float">
            <text:p>92716</text:p>
          </table:table-cell>
          <table:table-cell/>
          <table:table-cell table:style-name="ce2" office:value-type="float" office:value="92817" calcext:value-type="float">
            <text:p>92817</text:p>
          </table:table-cell>
          <table:table-cell/>
          <table:table-cell table:style-name="ce9" table:formula="of:=([.Z19]/4000)*2*PI()*20.5679" office:value-type="float" office:value="1496.73187145345" calcext:value-type="float">
            <text:p>1497 mm</text:p>
          </table:table-cell>
          <table:table-cell table:style-name="ce11" table:formula="of:=([.Z19]/4000)*6.28*20.5679" office:value-type="float" office:value="1495.973092181" calcext:value-type="float">
            <text:p>1496 mm</text:p>
          </table:table-cell>
          <table:table-cell table:style-name="ce11" table:formula="of:=([.Z19]/4000)*6.295*20.5679" office:value-type="float" office:value="1499.54627631838" calcext:value-type="float">
            <text:p>1500 mm</text:p>
          </table:table-cell>
          <table:table-cell table:style-name="ce2" office:value-type="float" office:value="46327" calcext:value-type="float">
            <text:p>46327</text:p>
          </table:table-cell>
          <table:table-cell/>
          <table:table-cell table:style-name="ce2" office:value-type="float" office:value="46400" calcext:value-type="float">
            <text:p>46400</text:p>
          </table:table-cell>
          <table:table-cell table:number-columns-repeated="996"/>
        </table:table-row>
        <table:table-row table:style-name="ro1">
          <table:table-cell table:style-name="ce2" office:value-type="float" office:value="92724" calcext:value-type="float">
            <text:p>92724</text:p>
          </table:table-cell>
          <table:table-cell/>
          <table:table-cell table:style-name="ce2" office:value-type="float" office:value="92053" calcext:value-type="float">
            <text:p>92053</text:p>
          </table:table-cell>
          <table:table-cell table:number-columns-repeated="2"/>
          <table:table-cell table:style-name="ce2" office:value-type="float" office:value="92724" calcext:value-type="float">
            <text:p>92724</text:p>
          </table:table-cell>
          <table:table-cell/>
          <table:table-cell table:style-name="ce2" office:value-type="float" office:value="92053" calcext:value-type="float">
            <text:p>92053</text:p>
          </table:table-cell>
          <table:table-cell table:number-columns-repeated="3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676" calcext:value-type="float">
            <text:p>92676</text:p>
          </table:table-cell>
          <table:table-cell table:number-columns-repeated="2"/>
          <table:table-cell table:style-name="ce9" table:formula="of:=([.S20]/4000)*2*PI()*20.5679" office:value-type="float" office:value="2995.72530163079" calcext:value-type="float">
            <text:p>2996 mm</text:p>
          </table:table-cell>
          <table:table-cell table:style-name="ce11" table:formula="of:=([.S20]/4000)*6.28*20.5679" office:value-type="float" office:value="2994.206596572" calcext:value-type="float">
            <text:p>2994 mm</text:p>
          </table:table-cell>
          <table:table-cell table:style-name="ce2" office:value-type="float" office:value="92724" calcext:value-type="float">
            <text:p>92724</text:p>
          </table:table-cell>
          <table:table-cell/>
          <table:table-cell table:style-name="ce2" office:value-type="float" office:value="92676" calcext:value-type="float">
            <text:p>92676</text:p>
          </table:table-cell>
          <table:table-cell/>
          <table:table-cell table:style-name="ce9" table:formula="of:=([.Z20]/4000)*2*PI()*20.5679" office:value-type="float" office:value="1497.02264328938" calcext:value-type="float">
            <text:p>1497 mm</text:p>
          </table:table-cell>
          <table:table-cell table:style-name="ce11" table:formula="of:=([.Z20]/4000)*6.28*20.5679" office:value-type="float" office:value="1496.263716608" calcext:value-type="float">
            <text:p>1496 mm</text:p>
          </table:table-cell>
          <table:table-cell table:style-name="ce11" table:formula="of:=([.Z20]/4000)*6.295*20.5679" office:value-type="float" office:value="1499.837594912" calcext:value-type="float">
            <text:p>1500 mm</text:p>
          </table:table-cell>
          <table:table-cell table:style-name="ce2" office:value-type="float" office:value="46336" calcext:value-type="float">
            <text:p>46336</text:p>
          </table:table-cell>
          <table:table-cell/>
          <table:table-cell table:style-name="ce2" office:value-type="float" office:value="46408" calcext:value-type="float">
            <text:p>46408</text:p>
          </table:table-cell>
          <table:table-cell table:number-columns-repeated="996"/>
        </table:table-row>
        <table:table-row table:style-name="ro1">
          <table:table-cell table:style-name="ce2" office:value-type="float" office:value="-92708" calcext:value-type="float">
            <text:p>-92708</text:p>
          </table:table-cell>
          <table:table-cell/>
          <table:table-cell table:style-name="ce2" office:value-type="float" office:value="-92842" calcext:value-type="float">
            <text:p>-92842</text:p>
          </table:table-cell>
          <table:table-cell table:number-columns-repeated="2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842" calcext:value-type="float">
            <text:p>92842</text:p>
          </table:table-cell>
          <table:table-cell table:number-columns-repeated="3"/>
          <table:table-cell table:style-name="ce2" office:value-type="float" office:value="92731" calcext:value-type="float">
            <text:p>92731</text:p>
          </table:table-cell>
          <table:table-cell/>
          <table:table-cell table:style-name="ce2" office:value-type="float" office:value="92821" calcext:value-type="float">
            <text:p>92821</text:p>
          </table:table-cell>
          <table:table-cell table:number-columns-repeated="2"/>
          <table:table-cell table:style-name="ce9" table:formula="of:=([.S21]/4000)*2*PI()*20.5679" office:value-type="float" office:value="2995.20837392248" calcext:value-type="float">
            <text:p>2995 mm</text:p>
          </table:table-cell>
          <table:table-cell table:style-name="ce11" table:formula="of:=([.S21]/4000)*6.28*20.5679" office:value-type="float" office:value="2993.689930924" calcext:value-type="float">
            <text:p>2994 mm</text:p>
          </table:table-cell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821" calcext:value-type="float">
            <text:p>92821</text:p>
          </table:table-cell>
          <table:table-cell/>
          <table:table-cell table:style-name="ce9" table:formula="of:=([.Z21]/4000)*2*PI()*20.5679" office:value-type="float" office:value="1496.95802732584" calcext:value-type="float">
            <text:p>1497 mm</text:p>
          </table:table-cell>
          <table:table-cell table:style-name="ce11" table:formula="of:=([.Z21]/4000)*6.28*20.5679" office:value-type="float" office:value="1496.199133402" calcext:value-type="float">
            <text:p>1496 mm</text:p>
          </table:table-cell>
          <table:table-cell table:style-name="ce11" table:formula="of:=([.Z21]/4000)*6.295*20.5679" office:value-type="float" office:value="1499.77285744675" calcext:value-type="float">
            <text:p>1500 mm</text:p>
          </table:table-cell>
          <table:table-cell table:style-name="ce2" office:value-type="float" office:value="46334" calcext:value-type="float">
            <text:p>46334</text:p>
          </table:table-cell>
          <table:table-cell table:style-name="ce2" office:value-type="string" calcext:value-type="string">
            <text:p>FAST</text:p>
          </table:table-cell>
          <table:table-cell table:style-name="ce2" office:value-type="float" office:value="45336" calcext:value-type="float">
            <text:p>45336</text:p>
          </table:table-cell>
          <table:table-cell table:number-columns-repeated="996"/>
        </table:table-row>
        <table:table-row table:style-name="ro1"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211" calcext:value-type="float">
            <text:p>92211</text:p>
          </table:table-cell>
          <table:table-cell table:number-columns-repeated="2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211" calcext:value-type="float">
            <text:p>92211</text:p>
          </table:table-cell>
          <table:table-cell table:number-columns-repeated="3"/>
          <table:table-cell table:style-name="ce2" office:value-type="float" office:value="92743" calcext:value-type="float">
            <text:p>92743</text:p>
          </table:table-cell>
          <table:table-cell/>
          <table:table-cell table:style-name="ce2" office:value-type="float" office:value="92813" calcext:value-type="float">
            <text:p>92813</text:p>
          </table:table-cell>
          <table:table-cell table:number-columns-repeated="2"/>
          <table:table-cell table:style-name="ce9" table:formula="of:=([.S22]/4000)*2*PI()*20.5679" office:value-type="float" office:value="2996.1453053938" calcext:value-type="float">
            <text:p>2996 mm</text:p>
          </table:table-cell>
          <table:table-cell table:style-name="ce11" table:formula="of:=([.S22]/4000)*6.28*20.5679" office:value-type="float" office:value="2994.626387411" calcext:value-type="float">
            <text:p>2995 mm</text:p>
          </table:table-cell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813" calcext:value-type="float">
            <text:p>92813</text:p>
          </table:table-cell>
          <table:table-cell/>
          <table:table-cell table:style-name="ce9" table:formula="of:=([.Z22]/4000)*2*PI()*20.5679" office:value-type="float" office:value="1496.79648741699" calcext:value-type="float">
            <text:p>1497 mm</text:p>
          </table:table-cell>
          <table:table-cell table:style-name="ce11" table:formula="of:=([.Z22]/4000)*6.28*20.5679" office:value-type="float" office:value="1496.037675387" calcext:value-type="float">
            <text:p>1496 mm</text:p>
          </table:table-cell>
          <table:table-cell table:style-name="ce11" table:formula="of:=([.Z22]/4000)*6.295*20.5679" office:value-type="float" office:value="1499.61101378363" calcext:value-type="float">
            <text:p>1500 mm</text:p>
          </table:table-cell>
          <table:table-cell table:style-name="ce2" office:value-type="float" office:value="46329" calcext:value-type="float">
            <text:p>46329</text:p>
          </table:table-cell>
          <table:table-cell table:style-name="ce2" office:value-type="string" calcext:value-type="string">
            <text:p>FAST</text:p>
          </table:table-cell>
          <table:table-cell table:style-name="ce2" office:value-type="float" office:value="45350" calcext:value-type="float">
            <text:p>45350</text:p>
          </table:table-cell>
          <table:table-cell table:number-columns-repeated="996"/>
        </table:table-row>
        <table:table-row table:style-name="ro1">
          <table:table-cell table:style-name="ce2" office:value-type="float" office:value="-92714" calcext:value-type="float">
            <text:p>-92714</text:p>
          </table:table-cell>
          <table:table-cell/>
          <table:table-cell table:style-name="ce2" office:value-type="float" office:value="-92838" calcext:value-type="float">
            <text:p>-92838</text:p>
          </table:table-cell>
          <table:table-cell table:number-columns-repeated="2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38" calcext:value-type="float">
            <text:p>92838</text:p>
          </table:table-cell>
          <table:table-cell table:number-columns-repeated="3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2"/>
          <table:table-cell table:style-name="ce9" table:formula="of:=([.S23]/4000)*2*PI()*20.5679" office:value-type="float" office:value="2995.4022218131" calcext:value-type="float">
            <text:p>2995 mm</text:p>
          </table:table-cell>
          <table:table-cell table:style-name="ce11" table:formula="of:=([.S23]/4000)*6.28*20.5679" office:value-type="float" office:value="2993.883680542" calcext:value-type="float">
            <text:p>2994 mm</text:p>
          </table:table-cell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/>
          <table:table-cell table:style-name="ce9" table:formula="of:=([.Z23]/4000)*2*PI()*20.5679" office:value-type="float" office:value="1497.08725925292" calcext:value-type="float">
            <text:p>1497 mm</text:p>
          </table:table-cell>
          <table:table-cell table:style-name="ce11" table:formula="of:=([.Z23]/4000)*6.28*20.5679" office:value-type="float" office:value="1496.328299814" calcext:value-type="float">
            <text:p>1496 mm</text:p>
          </table:table-cell>
          <table:table-cell table:style-name="ce11" table:formula="of:=([.Z23]/4000)*6.295*20.5679" office:value-type="float" office:value="1499.90233237725" calcext:value-type="float">
            <text:p>1500 mm</text:p>
          </table:table-cell>
          <table:table-cell table:style-name="ce2" office:value-type="float" office:value="46338" calcext:value-type="float">
            <text:p>46338</text:p>
          </table:table-cell>
          <table:table-cell table:style-name="ce2" office:value-type="string" calcext:value-type="string">
            <text:p>FAST</text:p>
          </table:table-cell>
          <table:table-cell table:style-name="ce2" office:value-type="float" office:value="45720" calcext:value-type="float">
            <text:p>45720</text:p>
          </table:table-cell>
          <table:table-cell table:number-columns-repeated="996"/>
        </table:table-row>
        <table:table-row table:style-name="ro1"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319" calcext:value-type="float">
            <text:p>92319</text:p>
          </table:table-cell>
          <table:table-cell table:number-columns-repeated="2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319" calcext:value-type="float">
            <text:p>92319</text:p>
          </table:table-cell>
          <table:table-cell table:number-columns-repeated="3"/>
          <table:table-cell table:style-name="ce2" office:value-type="float" office:value="92713" calcext:value-type="float">
            <text:p>92713</text:p>
          </table:table-cell>
          <table:table-cell/>
          <table:table-cell table:style-name="ce2" office:value-type="float" office:value="92750" calcext:value-type="float">
            <text:p>92750</text:p>
          </table:table-cell>
          <table:table-cell table:number-columns-repeated="2"/>
          <table:table-cell table:style-name="ce9" table:formula="of:=([.S24]/4000)*2*PI()*20.5679" office:value-type="float" office:value="2994.52990630531" calcext:value-type="float">
            <text:p>2995 mm</text:p>
          </table:table-cell>
          <table:table-cell table:style-name="ce11" table:formula="of:=([.S24]/4000)*6.28*20.5679" office:value-type="float" office:value="2993.011807261" calcext:value-type="float">
            <text:p>2993 mm</text:p>
          </table:table-cell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750" calcext:value-type="float">
            <text:p>92750</text:p>
          </table:table-cell>
          <table:table-cell/>
          <table:table-cell table:style-name="ce9" table:formula="of:=([.Z24]/4000)*2*PI()*20.5679" office:value-type="float" office:value="1497.37803108885" calcext:value-type="float">
            <text:p>1497 mm</text:p>
          </table:table-cell>
          <table:table-cell table:style-name="ce11" table:formula="of:=([.Z24]/4000)*6.28*20.5679" office:value-type="float" office:value="1496.618924241" calcext:value-type="float">
            <text:p>1497 mm</text:p>
          </table:table-cell>
          <table:table-cell table:style-name="ce11" table:formula="of:=([.Z24]/4000)*6.295*20.5679" office:value-type="float" office:value="1500.19365097088" calcext:value-type="float">
            <text:p>1500 mm</text:p>
          </table:table-cell>
          <table:table-cell table:style-name="ce2" office:value-type="float" office:value="46347" calcext:value-type="float">
            <text:p>46347</text:p>
          </table:table-cell>
          <table:table-cell table:style-name="ce2" office:value-type="string" calcext:value-type="string">
            <text:p>SLOW</text:p>
          </table:table-cell>
          <table:table-cell table:style-name="ce2" office:value-type="float" office:value="42991" calcext:value-type="float">
            <text:p>42991</text:p>
          </table:table-cell>
          <table:table-cell table:number-columns-repeated="996"/>
        </table:table-row>
        <table:table-row table:style-name="ro1">
          <table:table-cell table:style-name="ce2" office:value-type="float" office:value="-92696" calcext:value-type="float">
            <text:p>-92696</text:p>
          </table:table-cell>
          <table:table-cell/>
          <table:table-cell table:style-name="ce2" office:value-type="float" office:value="-92822" calcext:value-type="float">
            <text:p>-92822</text:p>
          </table:table-cell>
          <table:table-cell table:number-columns-repeated="2"/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822" calcext:value-type="float">
            <text:p>92822</text:p>
          </table:table-cell>
          <table:table-cell table:number-columns-repeated="3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06" calcext:value-type="float">
            <text:p>92806</text:p>
          </table:table-cell>
          <table:table-cell table:number-columns-repeated="2"/>
          <table:table-cell table:style-name="ce9" table:formula="of:=([.S25]/4000)*2*PI()*20.5679" office:value-type="float" office:value="2994.82067814124" calcext:value-type="float">
            <text:p>2995 mm</text:p>
          </table:table-cell>
          <table:table-cell table:style-name="ce11" table:formula="of:=([.S25]/4000)*6.28*20.5679" office:value-type="float" office:value="2993.302431688" calcext:value-type="float">
            <text:p>2993 mm</text:p>
          </table:table-cell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806" calcext:value-type="float">
            <text:p>92806</text:p>
          </table:table-cell>
          <table:table-cell/>
          <table:table-cell table:style-name="ce9" table:formula="of:=([.Z25]/4000)*2*PI()*20.5679" office:value-type="float" office:value="1497.73341888832" calcext:value-type="float">
            <text:p>1498 mm</text:p>
          </table:table-cell>
          <table:table-cell table:style-name="ce11" table:formula="of:=([.Z25]/4000)*6.28*20.5679" office:value-type="float" office:value="1496.974131874" calcext:value-type="float">
            <text:p>1497 mm</text:p>
          </table:table-cell>
          <table:table-cell table:style-name="ce11" table:formula="of:=([.Z25]/4000)*6.295*20.5679" office:value-type="float" office:value="1500.54970702975" calcext:value-type="float">
            <text:p>1501 mm</text:p>
          </table:table-cell>
          <table:table-cell table:style-name="ce2" office:value-type="float" office:value="46358" calcext:value-type="float">
            <text:p>46358</text:p>
          </table:table-cell>
          <table:table-cell table:style-name="ce2" office:value-type="string" calcext:value-type="string">
            <text:p>SLOW</text:p>
          </table:table-cell>
          <table:table-cell table:style-name="ce2" office:value-type="float" office:value="41873" calcext:value-type="float">
            <text:p>41873</text:p>
          </table:table-cell>
          <table:table-cell table:number-columns-repeated="996"/>
        </table:table-row>
        <table:table-row table:style-name="ro1"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333" calcext:value-type="float">
            <text:p>92333</text:p>
          </table:table-cell>
          <table:table-cell table:number-columns-repeated="2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333" calcext:value-type="float">
            <text:p>92333</text:p>
          </table:table-cell>
          <table:table-cell table:number-columns-repeated="3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667" calcext:value-type="float">
            <text:p>92667</text:p>
          </table:table-cell>
          <table:table-cell table:number-columns-repeated="2"/>
          <table:table-cell table:style-name="ce9" table:formula="of:=([.S26]/4000)*2*PI()*20.5679" office:value-type="float" office:value="2994.91760208655" calcext:value-type="float">
            <text:p>2995 mm</text:p>
          </table:table-cell>
          <table:table-cell table:style-name="ce11" table:formula="of:=([.S26]/4000)*6.28*20.5679" office:value-type="float" office:value="2993.399306497" calcext:value-type="float">
            <text:p>2993 mm</text:p>
          </table:table-cell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667" calcext:value-type="float">
            <text:p>92667</text:p>
          </table:table-cell>
          <table:table-cell/>
          <table:table-cell table:style-name="ce9" table:formula="of:=([.Z26]/4000)*2*PI()*20.5679" office:value-type="float" office:value="1497.50726301593" calcext:value-type="float">
            <text:p>1498 mm</text:p>
          </table:table-cell>
          <table:table-cell table:style-name="ce11" table:formula="of:=([.Z26]/4000)*6.28*20.5679" office:value-type="float" office:value="1496.748090653" calcext:value-type="float">
            <text:p>1497 mm</text:p>
          </table:table-cell>
          <table:table-cell table:style-name="ce11" table:formula="of:=([.Z26]/4000)*6.295*20.5679" office:value-type="float" office:value="1500.32312590138" calcext:value-type="float">
            <text:p>1500 mm</text:p>
          </table:table-cell>
          <table:table-cell table:style-name="ce2" office:value-type="float" office:value="46351" calcext:value-type="float">
            <text:p>46351</text:p>
          </table:table-cell>
          <table:table-cell table:style-name="ce2" office:value-type="string" calcext:value-type="string">
            <text:p>SLOW</text:p>
          </table:table-cell>
          <table:table-cell table:style-name="ce2" office:value-type="float" office:value="44727" calcext:value-type="float">
            <text:p>44727</text:p>
          </table:table-cell>
          <table:table-cell table:number-columns-repeated="996"/>
        </table:table-row>
        <table:table-row table:style-name="ro1">
          <table:table-cell table:style-name="ce2" office:value-type="float" office:value="-92673" calcext:value-type="float">
            <text:p>-92673</text:p>
          </table:table-cell>
          <table:table-cell/>
          <table:table-cell table:style-name="ce2" office:value-type="float" office:value="-92810" calcext:value-type="float">
            <text:p>-92810</text:p>
          </table:table-cell>
          <table:table-cell table:number-columns-repeated="2"/>
          <table:table-cell table:style-name="ce2" office:value-type="float" office:value="92673" calcext:value-type="float">
            <text:p>92673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 table:number-columns-repeated="3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826" calcext:value-type="float">
            <text:p>92826</text:p>
          </table:table-cell>
          <table:table-cell table:number-columns-repeated="2"/>
          <table:table-cell table:style-name="ce9" table:formula="of:=([.S27]/4000)*2*PI()*20.5679" office:value-type="float" office:value="2994.07759456053" calcext:value-type="float">
            <text:p>2994 mm</text:p>
          </table:table-cell>
          <table:table-cell table:style-name="ce11" table:formula="of:=([.S27]/4000)*6.28*20.5679" office:value-type="float" office:value="2992.559724819" calcext:value-type="float">
            <text:p>2993 mm</text:p>
          </table:table-cell>
          <table:table-cell table:style-name="ce2" office:value-type="float" office:value="92673" calcext:value-type="float">
            <text:p>92673</text:p>
          </table:table-cell>
          <table:table-cell/>
          <table:table-cell table:style-name="ce2" office:value-type="float" office:value="92826" calcext:value-type="float">
            <text:p>92826</text:p>
          </table:table-cell>
          <table:table-cell/>
          <table:table-cell table:style-name="ce9" table:formula="of:=([.Z27]/4000)*2*PI()*20.5679" office:value-type="float" office:value="1497.63649494301" calcext:value-type="float">
            <text:p>1498 mm</text:p>
          </table:table-cell>
          <table:table-cell table:style-name="ce11" table:formula="of:=([.Z27]/4000)*6.28*20.5679" office:value-type="float" office:value="1496.877257065" calcext:value-type="float">
            <text:p>1497 mm</text:p>
          </table:table-cell>
          <table:table-cell table:style-name="ce11" table:formula="of:=([.Z27]/4000)*6.295*20.5679" office:value-type="float" office:value="1500.45260083187" calcext:value-type="float">
            <text:p>1500 mm</text:p>
          </table:table-cell>
          <table:table-cell table:style-name="ce2" office:value-type="float" office:value="46355" calcext:value-type="float">
            <text:p>46355</text:p>
          </table:table-cell>
          <table:table-cell table:style-name="ce2" office:value-type="string" calcext:value-type="string">
            <text:p>SLOW</text:p>
          </table:table-cell>
          <table:table-cell table:style-name="ce2" office:value-type="float" office:value="42185" calcext:value-type="float">
            <text:p>42185</text:p>
          </table:table-cell>
          <table:table-cell table:number-columns-repeated="996"/>
        </table:table-row>
        <table:table-row table:style-name="ro1"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165" calcext:value-type="float">
            <text:p>92165</text:p>
          </table:table-cell>
          <table:table-cell table:number-columns-repeated="2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165" calcext:value-type="float">
            <text:p>92165</text:p>
          </table:table-cell>
          <table:table-cell table:number-columns-repeated="3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43" calcext:value-type="float">
            <text:p>92843</text:p>
          </table:table-cell>
          <table:table-cell table:number-columns-repeated="2"/>
          <table:table-cell table:style-name="ce9" table:formula="of:=([.S28]/4000)*2*PI()*20.5679" office:value-type="float" office:value="2994.88529410478" calcext:value-type="float">
            <text:p>2995 mm</text:p>
          </table:table-cell>
          <table:table-cell table:style-name="ce11" table:formula="of:=([.S28]/4000)*6.28*20.5679" office:value-type="float" office:value="2993.367014894" calcext:value-type="float">
            <text:p>2993 mm</text:p>
          </table:table-cell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843" calcext:value-type="float">
            <text:p>92843</text:p>
          </table:table-cell>
          <table:table-cell/>
          <table:table-cell table:style-name="ce9" table:formula="of:=([.Z28]/4000)*2*PI()*20.5679" office:value-type="float" office:value="1496.73187145345" calcext:value-type="float">
            <text:p>1497 mm</text:p>
          </table:table-cell>
          <table:table-cell table:style-name="ce11" table:formula="of:=([.Z28]/4000)*6.28*20.5679" office:value-type="float" office:value="1495.973092181" calcext:value-type="float">
            <text:p>1496 mm</text:p>
          </table:table-cell>
          <table:table-cell table:style-name="ce11" table:formula="of:=([.Z28]/4000)*6.295*20.5679" office:value-type="float" office:value="1499.54627631838" calcext:value-type="float">
            <text:p>1500 mm</text:p>
          </table:table-cell>
          <table:table-cell table:style-name="ce2" office:value-type="float" office:value="46327" calcext:value-type="float">
            <text:p>46327</text:p>
          </table:table-cell>
          <table:table-cell/>
          <table:table-cell table:style-name="ce2" office:value-type="float" office:value="46394" calcext:value-type="float">
            <text:p>46394</text:p>
          </table:table-cell>
          <table:table-cell table:number-columns-repeated="996"/>
        </table:table-row>
        <table:table-row table:style-name="ro1">
          <table:table-cell table:style-name="ce2" office:value-type="float" office:value="-92714" calcext:value-type="float">
            <text:p>-92714</text:p>
          </table:table-cell>
          <table:table-cell/>
          <table:table-cell table:style-name="ce2" office:value-type="float" office:value="-92845" calcext:value-type="float">
            <text:p>-92845</text:p>
          </table:table-cell>
          <table:table-cell table:number-columns-repeated="2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3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700" calcext:value-type="float">
            <text:p>92700</text:p>
          </table:table-cell>
          <table:table-cell table:number-columns-repeated="2"/>
          <table:table-cell table:style-name="ce9" table:formula="of:=([.S29]/4000)*2*PI()*20.5679" office:value-type="float" office:value="2995.4022218131" calcext:value-type="float">
            <text:p>2995 mm</text:p>
          </table:table-cell>
          <table:table-cell table:style-name="ce11" table:formula="of:=([.S29]/4000)*6.28*20.5679" office:value-type="float" office:value="2993.883680542" calcext:value-type="float">
            <text:p>2994 mm</text:p>
          </table:table-cell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700" calcext:value-type="float">
            <text:p>92700</text:p>
          </table:table-cell>
          <table:table-cell/>
          <table:table-cell table:style-name="ce9" table:formula="of:=([.Z29]/4000)*2*PI()*20.5679" office:value-type="float" office:value="1497.08725925292" calcext:value-type="float">
            <text:p>1497 mm</text:p>
          </table:table-cell>
          <table:table-cell table:style-name="ce11" table:formula="of:=([.Z29]/4000)*6.28*20.5679" office:value-type="float" office:value="1496.328299814" calcext:value-type="float">
            <text:p>1496 mm</text:p>
          </table:table-cell>
          <table:table-cell table:style-name="ce11" table:formula="of:=([.Z29]/4000)*6.295*20.5679" office:value-type="float" office:value="1499.90233237725" calcext:value-type="float">
            <text:p>1500 mm</text:p>
          </table:table-cell>
          <table:table-cell table:style-name="ce2" office:value-type="float" office:value="46338" calcext:value-type="float">
            <text:p>46338</text:p>
          </table:table-cell>
          <table:table-cell/>
          <table:table-cell table:style-name="ce2" office:value-type="float" office:value="46453" calcext:value-type="float">
            <text:p>46453</text:p>
          </table:table-cell>
          <table:table-cell table:number-columns-repeated="996"/>
        </table:table-row>
        <table:table-row table:style-name="ro1"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347" calcext:value-type="float">
            <text:p>92347</text:p>
          </table:table-cell>
          <table:table-cell table:number-columns-repeated="2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347" calcext:value-type="float">
            <text:p>92347</text:p>
          </table:table-cell>
          <table:table-cell table:number-columns-repeated="3"/>
          <table:table-cell table:style-name="ce2" office:value-type="float" office:value="92704" calcext:value-type="float">
            <text:p>92704</text:p>
          </table:table-cell>
          <table:table-cell/>
          <table:table-cell table:style-name="ce2" office:value-type="float" office:value="92840" calcext:value-type="float">
            <text:p>92840</text:p>
          </table:table-cell>
          <table:table-cell table:number-columns-repeated="2"/>
          <table:table-cell table:style-name="ce9" table:formula="of:=([.S30]/4000)*2*PI()*20.5679" office:value-type="float" office:value="2995.20837392248" calcext:value-type="float">
            <text:p>2995 mm</text:p>
          </table:table-cell>
          <table:table-cell table:style-name="ce11" table:formula="of:=([.S30]/4000)*6.28*20.5679" office:value-type="float" office:value="2993.689930924" calcext:value-type="float">
            <text:p>2994 mm</text:p>
          </table:table-cell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840" calcext:value-type="float">
            <text:p>92840</text:p>
          </table:table-cell>
          <table:table-cell/>
          <table:table-cell table:style-name="ce9" table:formula="of:=([.Z30]/4000)*2*PI()*20.5679" office:value-type="float" office:value="1496.99033530761" calcext:value-type="float">
            <text:p>1497 mm</text:p>
          </table:table-cell>
          <table:table-cell table:style-name="ce11" table:formula="of:=([.Z30]/4000)*6.28*20.5679" office:value-type="float" office:value="1496.231425005" calcext:value-type="float">
            <text:p>1496 mm</text:p>
          </table:table-cell>
          <table:table-cell table:style-name="ce11" table:formula="of:=([.Z30]/4000)*6.295*20.5679" office:value-type="float" office:value="1499.80522617938" calcext:value-type="float">
            <text:p>1500 mm</text:p>
          </table:table-cell>
          <table:table-cell table:style-name="ce2" office:value-type="float" office:value="46335" calcext:value-type="float">
            <text:p>46335</text:p>
          </table:table-cell>
          <table:table-cell/>
          <table:table-cell table:style-name="ce2" office:value-type="float" office:value="46388" calcext:value-type="float">
            <text:p>46388</text:p>
          </table:table-cell>
          <table:table-cell table:number-columns-repeated="996"/>
        </table:table-row>
        <table:table-row table:style-name="ro1">
          <table:table-cell table:style-name="ce2" office:value-type="float" office:value="-92695" calcext:value-type="float">
            <text:p>-92695</text:p>
          </table:table-cell>
          <table:table-cell/>
          <table:table-cell table:style-name="ce2" office:value-type="float" office:value="-92819" calcext:value-type="float">
            <text:p>-92819</text:p>
          </table:table-cell>
          <table:table-cell table:number-columns-repeated="2"/>
          <table:table-cell table:style-name="ce2" office:value-type="float" office:value="92695" calcext:value-type="float">
            <text:p>92695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 table:number-columns-repeated="3"/>
          <table:table-cell table:style-name="ce2" office:value-type="float" office:value="92700" calcext:value-type="float">
            <text:p>92700</text:p>
          </table:table-cell>
          <table:table-cell/>
          <table:table-cell table:style-name="ce2" office:value-type="float" office:value="92708" calcext:value-type="float">
            <text:p>92708</text:p>
          </table:table-cell>
          <table:table-cell table:number-columns-repeated="2"/>
          <table:table-cell table:style-name="ce9" table:formula="of:=([.S31]/4000)*2*PI()*20.5679" office:value-type="float" office:value="2994.78837015947" calcext:value-type="float">
            <text:p>2995 mm</text:p>
          </table:table-cell>
          <table:table-cell table:style-name="ce11" table:formula="of:=([.S31]/4000)*6.28*20.5679" office:value-type="float" office:value="2993.270140085" calcext:value-type="float">
            <text:p>2993 mm</text:p>
          </table:table-cell>
          <table:table-cell table:style-name="ce2" office:value-type="float" office:value="92695" calcext:value-type="float">
            <text:p>92695</text:p>
          </table:table-cell>
          <table:table-cell/>
          <table:table-cell table:style-name="ce2" office:value-type="float" office:value="92708" calcext:value-type="float">
            <text:p>92708</text:p>
          </table:table-cell>
          <table:table-cell/>
          <table:table-cell table:style-name="ce9" table:formula="of:=([.Z31]/4000)*2*PI()*20.5679" office:value-type="float" office:value="1497.02264328938" calcext:value-type="float">
            <text:p>1497 mm</text:p>
          </table:table-cell>
          <table:table-cell table:style-name="ce11" table:formula="of:=([.Z31]/4000)*6.28*20.5679" office:value-type="float" office:value="1496.263716608" calcext:value-type="float">
            <text:p>1496 mm</text:p>
          </table:table-cell>
          <table:table-cell table:style-name="ce11" table:formula="of:=([.Z31]/4000)*6.295*20.5679" office:value-type="float" office:value="1499.837594912" calcext:value-type="float">
            <text:p>1500 mm</text:p>
          </table:table-cell>
          <table:table-cell table:style-name="ce2" office:value-type="float" office:value="46336" calcext:value-type="float">
            <text:p>46336</text:p>
          </table:table-cell>
          <table:table-cell/>
          <table:table-cell table:style-name="ce2" office:value-type="float" office:value="45734" calcext:value-type="float">
            <text:p>45734</text:p>
          </table:table-cell>
          <table:table-cell table:number-columns-repeated="996"/>
        </table:table-row>
        <table:table-row table:style-name="ro1"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503" calcext:value-type="float">
            <text:p>92503</text:p>
          </table:table-cell>
          <table:table-cell table:number-columns-repeated="2"/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503" calcext:value-type="float">
            <text:p>92503</text:p>
          </table:table-cell>
          <table:table-cell table:number-columns-repeated="3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832" calcext:value-type="float">
            <text:p>92832</text:p>
          </table:table-cell>
          <table:table-cell table:number-columns-repeated="2"/>
          <table:table-cell table:style-name="ce9" table:formula="of:=([.S32]/4000)*2*PI()*20.5679" office:value-type="float" office:value="2995.17606594071" calcext:value-type="float">
            <text:p>2995 mm</text:p>
          </table:table-cell>
          <table:table-cell table:style-name="ce11" table:formula="of:=([.S32]/4000)*6.28*20.5679" office:value-type="float" office:value="2993.657639321" calcext:value-type="float">
            <text:p>2994 mm</text:p>
          </table:table-cell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832" calcext:value-type="float">
            <text:p>92832</text:p>
          </table:table-cell>
          <table:table-cell/>
          <table:table-cell table:style-name="ce9" table:formula="of:=([.Z32]/4000)*2*PI()*20.5679" office:value-type="float" office:value="1496.63494750814" calcext:value-type="float">
            <text:p>1497 mm</text:p>
          </table:table-cell>
          <table:table-cell table:style-name="ce11" table:formula="of:=([.Z32]/4000)*6.28*20.5679" office:value-type="float" office:value="1495.876217372" calcext:value-type="float">
            <text:p>1496 mm</text:p>
          </table:table-cell>
          <table:table-cell table:style-name="ce11" table:formula="of:=([.Z32]/4000)*6.295*20.5679" office:value-type="float" office:value="1499.4491701205" calcext:value-type="float">
            <text:p>1499 mm</text:p>
          </table:table-cell>
          <table:table-cell table:style-name="ce2" office:value-type="float" office:value="46324" calcext:value-type="float">
            <text:p>46324</text:p>
          </table:table-cell>
          <table:table-cell/>
          <table:table-cell table:style-name="ce2" office:value-type="float" office:value="-46404" calcext:value-type="float">
            <text:p>-46404</text:p>
          </table:table-cell>
          <table:table-cell table:number-columns-repeated="996"/>
        </table:table-row>
        <table:table-row table:style-name="ro1">
          <table:table-cell table:style-name="ce2" office:value-type="float" office:value="-92714" calcext:value-type="float">
            <text:p>-92714</text:p>
          </table:table-cell>
          <table:table-cell/>
          <table:table-cell table:style-name="ce2" office:value-type="float" office:value="-92852" calcext:value-type="float">
            <text:p>-92852</text:p>
          </table:table-cell>
          <table:table-cell table:number-columns-repeated="2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52" calcext:value-type="float">
            <text:p>92852</text:p>
          </table:table-cell>
          <table:table-cell table:number-columns-repeated="3"/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757" calcext:value-type="float">
            <text:p>92757</text:p>
          </table:table-cell>
          <table:table-cell table:number-columns-repeated="2"/>
          <table:table-cell table:style-name="ce9" table:formula="of:=([.S33]/4000)*2*PI()*20.5679" office:value-type="float" office:value="2995.4022218131" calcext:value-type="float">
            <text:p>2995 mm</text:p>
          </table:table-cell>
          <table:table-cell table:style-name="ce11" table:formula="of:=([.S33]/4000)*6.28*20.5679" office:value-type="float" office:value="2993.883680542" calcext:value-type="float">
            <text:p>2994 mm</text:p>
          </table:table-cell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757" calcext:value-type="float">
            <text:p>92757</text:p>
          </table:table-cell>
          <table:table-cell/>
          <table:table-cell table:style-name="ce9" table:formula="of:=([.Z33]/4000)*2*PI()*20.5679" office:value-type="float" office:value="1497.18418319823" calcext:value-type="float">
            <text:p>1497 mm</text:p>
          </table:table-cell>
          <table:table-cell table:style-name="ce11" table:formula="of:=([.Z33]/4000)*6.28*20.5679" office:value-type="float" office:value="1496.425174623" calcext:value-type="float">
            <text:p>1496 mm</text:p>
          </table:table-cell>
          <table:table-cell table:style-name="ce11" table:formula="of:=([.Z33]/4000)*6.295*20.5679" office:value-type="float" office:value="1499.99943857513" calcext:value-type="float">
            <text:p>1500 mm</text:p>
          </table:table-cell>
          <table:table-cell table:style-name="ce2" office:value-type="float" office:value="46341" calcext:value-type="float">
            <text:p>46341</text:p>
          </table:table-cell>
          <table:table-cell/>
          <table:table-cell table:style-name="ce2" office:value-type="float" office:value="46414" calcext:value-type="float">
            <text:p>46414</text:p>
          </table:table-cell>
          <table:table-cell table:number-columns-repeated="996"/>
        </table:table-row>
        <table:table-row table:style-name="ro1"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415" calcext:value-type="float">
            <text:p>92415</text:p>
          </table:table-cell>
          <table:table-cell table:number-columns-repeated="2"/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415" calcext:value-type="float">
            <text:p>92415</text:p>
          </table:table-cell>
          <table:table-cell table:number-columns-repeated="3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 table:number-columns-repeated="2"/>
          <table:table-cell table:style-name="ce9" table:formula="of:=([.S34]/4000)*2*PI()*20.5679" office:value-type="float" office:value="2995.53145374017" calcext:value-type="float">
            <text:p>2996 mm</text:p>
          </table:table-cell>
          <table:table-cell table:style-name="ce11" table:formula="of:=([.S34]/4000)*6.28*20.5679" office:value-type="float" office:value="2994.012846954" calcext:value-type="float">
            <text:p>2994 mm</text:p>
          </table:table-cell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/>
          <table:table-cell table:style-name="ce9" table:formula="of:=([.Z34]/4000)*2*PI()*20.5679" office:value-type="float" office:value="1496.50571558106" calcext:value-type="float">
            <text:p>1497 mm</text:p>
          </table:table-cell>
          <table:table-cell table:style-name="ce11" table:formula="of:=([.Z34]/4000)*6.28*20.5679" office:value-type="float" office:value="1495.74705096" calcext:value-type="float">
            <text:p>1496 mm</text:p>
          </table:table-cell>
          <table:table-cell table:style-name="ce11" table:formula="of:=([.Z34]/4000)*6.295*20.5679" office:value-type="float" office:value="1499.31969519" calcext:value-type="float">
            <text:p>1499 mm</text:p>
          </table:table-cell>
          <table:table-cell table:style-name="ce2" office:value-type="float" office:value="46320" calcext:value-type="float">
            <text:p>46320</text:p>
          </table:table-cell>
          <table:table-cell/>
          <table:table-cell table:style-name="ce2" office:value-type="float" office:value="-46368" calcext:value-type="float">
            <text:p>-46368</text:p>
          </table:table-cell>
          <table:table-cell table:number-columns-repeated="996"/>
        </table:table-row>
        <table:table-row table:style-name="ro1">
          <table:table-cell table:style-name="ce2" office:value-type="float" office:value="-92705" calcext:value-type="float">
            <text:p>-92705</text:p>
          </table:table-cell>
          <table:table-cell/>
          <table:table-cell table:style-name="ce2" office:value-type="float" office:value="-92836" calcext:value-type="float">
            <text:p>-92836</text:p>
          </table:table-cell>
          <table:table-cell table:number-columns-repeated="2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 table:number-columns-repeated="3"/>
          <table:table-cell table:style-name="ce2" office:value-type="float" office:value="92717" calcext:value-type="float">
            <text:p>92717</text:p>
          </table:table-cell>
          <table:table-cell/>
          <table:table-cell table:style-name="ce2" office:value-type="float" office:value="92733" calcext:value-type="float">
            <text:p>92733</text:p>
          </table:table-cell>
          <table:table-cell table:number-columns-repeated="2"/>
          <table:table-cell table:style-name="ce9" table:formula="of:=([.S35]/4000)*2*PI()*20.5679" office:value-type="float" office:value="2995.11144997717" calcext:value-type="float">
            <text:p>2995 mm</text:p>
          </table:table-cell>
          <table:table-cell table:style-name="ce11" table:formula="of:=([.S35]/4000)*6.28*20.5679" office:value-type="float" office:value="2993.593056115" calcext:value-type="float">
            <text:p>2994 mm</text:p>
          </table:table-cell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733" calcext:value-type="float">
            <text:p>92733</text:p>
          </table:table-cell>
          <table:table-cell/>
          <table:table-cell table:style-name="ce9" table:formula="of:=([.Z35]/4000)*2*PI()*20.5679" office:value-type="float" office:value="1496.92571934407" calcext:value-type="float">
            <text:p>1497 mm</text:p>
          </table:table-cell>
          <table:table-cell table:style-name="ce11" table:formula="of:=([.Z35]/4000)*6.28*20.5679" office:value-type="float" office:value="1496.166841799" calcext:value-type="float">
            <text:p>1496 mm</text:p>
          </table:table-cell>
          <table:table-cell table:style-name="ce11" table:formula="of:=([.Z35]/4000)*6.295*20.5679" office:value-type="float" office:value="1499.74048871413" calcext:value-type="float">
            <text:p>1500 mm</text:p>
          </table:table-cell>
          <table:table-cell table:style-name="ce2" office:value-type="float" office:value="46333" calcext:value-type="float">
            <text:p>46333</text:p>
          </table:table-cell>
          <table:table-cell/>
          <table:table-cell table:style-name="ce2" office:value-type="float" office:value="44779" calcext:value-type="float">
            <text:p>44779</text:p>
          </table:table-cell>
          <table:table-cell table:number-columns-repeated="996"/>
        </table:table-row>
        <table:table-row table:style-name="ro1"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582" calcext:value-type="float">
            <text:p>92582</text:p>
          </table:table-cell>
          <table:table-cell table:number-columns-repeated="2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582" calcext:value-type="float">
            <text:p>92582</text:p>
          </table:table-cell>
          <table:table-cell table:number-columns-repeated="3"/>
          <table:table-cell table:style-name="ce2" office:value-type="float" office:value="92686" calcext:value-type="float">
            <text:p>92686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2"/>
          <table:table-cell table:style-name="ce9" table:formula="of:=([.S36]/4000)*2*PI()*20.5679" office:value-type="float" office:value="2994.69144621416" calcext:value-type="float">
            <text:p>2995 mm</text:p>
          </table:table-cell>
          <table:table-cell table:style-name="ce11" table:formula="of:=([.S36]/4000)*6.28*20.5679" office:value-type="float" office:value="2993.173265276" calcext:value-type="float">
            <text:p>2993 mm</text:p>
          </table:table-cell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/>
          <table:table-cell table:style-name="ce9" table:formula="of:=([.Z36]/4000)*2*PI()*20.5679" office:value-type="float" office:value="1497.18418319823" calcext:value-type="float">
            <text:p>1497 mm</text:p>
          </table:table-cell>
          <table:table-cell table:style-name="ce11" table:formula="of:=([.Z36]/4000)*6.28*20.5679" office:value-type="float" office:value="1496.425174623" calcext:value-type="float">
            <text:p>1496 mm</text:p>
          </table:table-cell>
          <table:table-cell table:style-name="ce11" table:formula="of:=([.Z36]/4000)*6.295*20.5679" office:value-type="float" office:value="1499.99943857513" calcext:value-type="float">
            <text:p>1500 mm</text:p>
          </table:table-cell>
          <table:table-cell table:style-name="ce2" office:value-type="float" office:value="46341" calcext:value-type="float">
            <text:p>46341</text:p>
          </table:table-cell>
          <table:table-cell/>
          <table:table-cell table:style-name="ce2" office:value-type="float" office:value="-46412" calcext:value-type="float">
            <text:p>-46412</text:p>
          </table:table-cell>
          <table:table-cell table:number-columns-repeated="996"/>
        </table:table-row>
        <table:table-row table:style-name="ro1">
          <table:table-cell table:style-name="ce2" office:value-type="float" office:value="-92680" calcext:value-type="float">
            <text:p>-92680</text:p>
          </table:table-cell>
          <table:table-cell/>
          <table:table-cell table:style-name="ce2" office:value-type="float" office:value="-92822" calcext:value-type="float">
            <text:p>-92822</text:p>
          </table:table-cell>
          <table:table-cell table:number-columns-repeated="2"/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822" calcext:value-type="float">
            <text:p>92822</text:p>
          </table:table-cell>
          <table:table-cell table:number-columns-repeated="3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775" calcext:value-type="float">
            <text:p>92775</text:p>
          </table:table-cell>
          <table:table-cell table:number-columns-repeated="2"/>
          <table:table-cell table:style-name="ce9" table:formula="of:=([.S37]/4000)*2*PI()*20.5679" office:value-type="float" office:value="2994.30375043292" calcext:value-type="float">
            <text:p>2994 mm</text:p>
          </table:table-cell>
          <table:table-cell table:style-name="ce11" table:formula="of:=([.S37]/4000)*6.28*20.5679" office:value-type="float" office:value="2992.78576604" calcext:value-type="float">
            <text:p>2993 mm</text:p>
          </table:table-cell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775" calcext:value-type="float">
            <text:p>92775</text:p>
          </table:table-cell>
          <table:table-cell/>
          <table:table-cell table:style-name="ce9" table:formula="of:=([.Z37]/4000)*2*PI()*20.5679" office:value-type="float" office:value="1497.50726301593" calcext:value-type="float">
            <text:p>1498 mm</text:p>
          </table:table-cell>
          <table:table-cell table:style-name="ce11" table:formula="of:=([.Z37]/4000)*6.28*20.5679" office:value-type="float" office:value="1496.748090653" calcext:value-type="float">
            <text:p>1497 mm</text:p>
          </table:table-cell>
          <table:table-cell table:style-name="ce11" table:formula="of:=([.Z37]/4000)*6.295*20.5679" office:value-type="float" office:value="1500.32312590138" calcext:value-type="float">
            <text:p>1500 mm</text:p>
          </table:table-cell>
          <table:table-cell table:style-name="ce2" office:value-type="float" office:value="46351" calcext:value-type="float">
            <text:p>46351</text:p>
          </table:table-cell>
          <table:table-cell/>
          <table:table-cell table:style-name="ce2" office:value-type="float" office:value="44844" calcext:value-type="float">
            <text:p>44844</text:p>
          </table:table-cell>
          <table:table-cell table:number-columns-repeated="996"/>
        </table:table-row>
        <table:table-row table:style-name="ro1"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512" calcext:value-type="float">
            <text:p>92512</text:p>
          </table:table-cell>
          <table:table-cell table:number-columns-repeated="2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512" calcext:value-type="float">
            <text:p>92512</text:p>
          </table:table-cell>
          <table:table-cell table:number-columns-repeated="3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2"/>
          <table:table-cell table:style-name="ce9" table:formula="of:=([.S38]/4000)*2*PI()*20.5679" office:value-type="float" office:value="2995.11144997717" calcext:value-type="float">
            <text:p>2995 mm</text:p>
          </table:table-cell>
          <table:table-cell table:style-name="ce11" table:formula="of:=([.S38]/4000)*6.28*20.5679" office:value-type="float" office:value="2993.593056115" calcext:value-type="float">
            <text:p>2994 mm</text:p>
          </table:table-cell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/>
          <table:table-cell table:style-name="ce9" table:formula="of:=([.Z38]/4000)*2*PI()*20.5679" office:value-type="float" office:value="1497.57187897947" calcext:value-type="float">
            <text:p>1498 mm</text:p>
          </table:table-cell>
          <table:table-cell table:style-name="ce11" table:formula="of:=([.Z38]/4000)*6.28*20.5679" office:value-type="float" office:value="1496.812673859" calcext:value-type="float">
            <text:p>1497 mm</text:p>
          </table:table-cell>
          <table:table-cell table:style-name="ce11" table:formula="of:=([.Z38]/4000)*6.295*20.5679" office:value-type="float" office:value="1500.38786336663" calcext:value-type="float">
            <text:p>1500 mm</text:p>
          </table:table-cell>
          <table:table-cell table:style-name="ce2" office:value-type="float" office:value="46353" calcext:value-type="float">
            <text:p>46353</text:p>
          </table:table-cell>
          <table:table-cell/>
          <table:table-cell table:style-name="ce2" office:value-type="float" office:value="-46425" calcext:value-type="float">
            <text:p>-46425</text:p>
          </table:table-cell>
          <table:table-cell table:number-columns-repeated="996"/>
        </table:table-row>
        <table:table-row table:style-name="ro1">
          <table:table-cell table:style-name="ce2" office:value-type="float" office:value="-92696" calcext:value-type="float">
            <text:p>-92696</text:p>
          </table:table-cell>
          <table:table-cell/>
          <table:table-cell table:style-name="ce2" office:value-type="float" office:value="-92805" calcext:value-type="float">
            <text:p>-92805</text:p>
          </table:table-cell>
          <table:table-cell table:number-columns-repeated="2"/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805" calcext:value-type="float">
            <text:p>92805</text:p>
          </table:table-cell>
          <table:table-cell table:number-columns-repeated="3"/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659" calcext:value-type="float">
            <text:p>92659</text:p>
          </table:table-cell>
          <table:table-cell table:number-columns-repeated="2"/>
          <table:table-cell table:style-name="ce9" table:formula="of:=([.S39]/4000)*2*PI()*20.5679" office:value-type="float" office:value="2994.82067814124" calcext:value-type="float">
            <text:p>2995 mm</text:p>
          </table:table-cell>
          <table:table-cell table:style-name="ce11" table:formula="of:=([.S39]/4000)*6.28*20.5679" office:value-type="float" office:value="2993.302431688" calcext:value-type="float">
            <text:p>2993 mm</text:p>
          </table:table-cell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659" calcext:value-type="float">
            <text:p>92659</text:p>
          </table:table-cell>
          <table:table-cell/>
          <table:table-cell table:style-name="ce9" table:formula="of:=([.Z39]/4000)*2*PI()*20.5679" office:value-type="float" office:value="1497.73341888832" calcext:value-type="float">
            <text:p>1498 mm</text:p>
          </table:table-cell>
          <table:table-cell table:style-name="ce11" table:formula="of:=([.Z39]/4000)*6.28*20.5679" office:value-type="float" office:value="1496.974131874" calcext:value-type="float">
            <text:p>1497 mm</text:p>
          </table:table-cell>
          <table:table-cell table:style-name="ce11" table:formula="of:=([.Z39]/4000)*6.295*20.5679" office:value-type="float" office:value="1500.54970702975" calcext:value-type="float">
            <text:p>1501 mm</text:p>
          </table:table-cell>
          <table:table-cell table:style-name="ce2" office:value-type="float" office:value="46358" calcext:value-type="float">
            <text:p>46358</text:p>
          </table:table-cell>
          <table:table-cell/>
          <table:table-cell table:style-name="ce2" office:value-type="float" office:value="45324" calcext:value-type="float">
            <text:p>45324</text:p>
          </table:table-cell>
          <table:table-cell table:number-columns-repeated="996"/>
        </table:table-row>
        <table:table-row table:style-name="ro1"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413" calcext:value-type="float">
            <text:p>92413</text:p>
          </table:table-cell>
          <table:table-cell table:number-columns-repeated="2"/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413" calcext:value-type="float">
            <text:p>92413</text:p>
          </table:table-cell>
          <table:table-cell table:number-columns-repeated="3"/>
          <table:table-cell table:style-name="ce2" office:value-type="float" office:value="92682" calcext:value-type="float">
            <text:p>92682</text:p>
          </table:table-cell>
          <table:table-cell/>
          <table:table-cell table:style-name="ce2" office:value-type="float" office:value="92818" calcext:value-type="float">
            <text:p>92818</text:p>
          </table:table-cell>
          <table:table-cell table:number-columns-repeated="2"/>
          <table:table-cell table:style-name="ce9" table:formula="of:=([.S40]/4000)*2*PI()*20.5679" office:value-type="float" office:value="2995.53145374017" calcext:value-type="float">
            <text:p>2996 mm</text:p>
          </table:table-cell>
          <table:table-cell table:style-name="ce11" table:formula="of:=([.S40]/4000)*6.28*20.5679" office:value-type="float" office:value="2994.012846954" calcext:value-type="float">
            <text:p>2994 mm</text:p>
          </table:table-cell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818" calcext:value-type="float">
            <text:p>92818</text:p>
          </table:table-cell>
          <table:table-cell/>
          <table:table-cell table:style-name="ce9" table:formula="of:=([.Z40]/4000)*2*PI()*20.5679" office:value-type="float" office:value="1497.44264705239" calcext:value-type="float">
            <text:p>1497 mm</text:p>
          </table:table-cell>
          <table:table-cell table:style-name="ce11" table:formula="of:=([.Z40]/4000)*6.28*20.5679" office:value-type="float" office:value="1496.683507447" calcext:value-type="float">
            <text:p>1497 mm</text:p>
          </table:table-cell>
          <table:table-cell table:style-name="ce11" table:formula="of:=([.Z40]/4000)*6.295*20.5679" office:value-type="float" office:value="1500.25838843613" calcext:value-type="float">
            <text:p>1500 mm</text:p>
          </table:table-cell>
          <table:table-cell table:style-name="ce2" office:value-type="float" office:value="46349" calcext:value-type="float">
            <text:p>46349</text:p>
          </table:table-cell>
          <table:table-cell/>
          <table:table-cell table:style-name="ce2" office:value-type="float" office:value="-46425" calcext:value-type="float">
            <text:p>-46425</text:p>
          </table:table-cell>
          <table:table-cell table:number-columns-repeated="996"/>
        </table:table-row>
        <table:table-row table:style-name="ro1">
          <table:table-cell table:style-name="ce2" office:value-type="float" office:value="-92737" calcext:value-type="float">
            <text:p>-92737</text:p>
          </table:table-cell>
          <table:table-cell/>
          <table:table-cell table:style-name="ce2" office:value-type="float" office:value="-92872" calcext:value-type="float">
            <text:p>-92872</text:p>
          </table:table-cell>
          <table:table-cell table:number-columns-repeated="2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872" calcext:value-type="float">
            <text:p>92872</text:p>
          </table:table-cell>
          <table:table-cell table:number-columns-repeated="3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669" calcext:value-type="float">
            <text:p>92669</text:p>
          </table:table-cell>
          <table:table-cell table:number-columns-repeated="2"/>
          <table:table-cell table:style-name="ce9" table:formula="of:=([.S41]/4000)*2*PI()*20.5679" office:value-type="float" office:value="2996.1453053938" calcext:value-type="float">
            <text:p>2996 mm</text:p>
          </table:table-cell>
          <table:table-cell table:style-name="ce11" table:formula="of:=([.S41]/4000)*6.28*20.5679" office:value-type="float" office:value="2994.626387411" calcext:value-type="float">
            <text:p>2995 mm</text:p>
          </table:table-cell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669" calcext:value-type="float">
            <text:p>92669</text:p>
          </table:table-cell>
          <table:table-cell/>
          <table:table-cell table:style-name="ce9" table:formula="of:=([.Z41]/4000)*2*PI()*20.5679" office:value-type="float" office:value="1497.63649494301" calcext:value-type="float">
            <text:p>1498 mm</text:p>
          </table:table-cell>
          <table:table-cell table:style-name="ce11" table:formula="of:=([.Z41]/4000)*6.28*20.5679" office:value-type="float" office:value="1496.877257065" calcext:value-type="float">
            <text:p>1497 mm</text:p>
          </table:table-cell>
          <table:table-cell table:style-name="ce11" table:formula="of:=([.Z41]/4000)*6.295*20.5679" office:value-type="float" office:value="1500.45260083187" calcext:value-type="float">
            <text:p>1500 mm</text:p>
          </table:table-cell>
          <table:table-cell table:style-name="ce2" office:value-type="float" office:value="46355" calcext:value-type="float">
            <text:p>46355</text:p>
          </table:table-cell>
          <table:table-cell/>
          <table:table-cell table:style-name="ce2" office:value-type="float" office:value="44236" calcext:value-type="float">
            <text:p>44236</text:p>
          </table:table-cell>
          <table:table-cell table:number-columns-repeated="996"/>
        </table:table-row>
        <table:table-row table:style-name="ro1"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274" calcext:value-type="float">
            <text:p>92274</text:p>
          </table:table-cell>
          <table:table-cell table:number-columns-repeated="2"/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274" calcext:value-type="float">
            <text:p>92274</text:p>
          </table:table-cell>
          <table:table-cell table:number-columns-repeated="3"/>
          <table:table-cell table:style-name="ce2" office:value-type="float" office:value="92677" calcext:value-type="float">
            <text:p>92677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 table:number-columns-repeated="2"/>
          <table:table-cell table:style-name="ce9" table:formula="of:=([.S42]/4000)*2*PI()*20.5679" office:value-type="float" office:value="2995.8222255761" calcext:value-type="float">
            <text:p>2996 mm</text:p>
          </table:table-cell>
          <table:table-cell table:style-name="ce11" table:formula="of:=([.S42]/4000)*6.28*20.5679" office:value-type="float" office:value="2994.303471381" calcext:value-type="float">
            <text:p>2994 mm</text:p>
          </table:table-cell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/>
          <table:table-cell table:style-name="ce9" table:formula="of:=([.Z42]/4000)*2*PI()*20.5679" office:value-type="float" office:value="1497.47495503416" calcext:value-type="float">
            <text:p>1497 mm</text:p>
          </table:table-cell>
          <table:table-cell table:style-name="ce11" table:formula="of:=([.Z42]/4000)*6.28*20.5679" office:value-type="float" office:value="1496.71579905" calcext:value-type="float">
            <text:p>1497 mm</text:p>
          </table:table-cell>
          <table:table-cell table:style-name="ce11" table:formula="of:=([.Z42]/4000)*6.295*20.5679" office:value-type="float" office:value="1500.29075716875" calcext:value-type="float">
            <text:p>1500 mm</text:p>
          </table:table-cell>
          <table:table-cell table:style-name="ce2" office:value-type="float" office:value="46350" calcext:value-type="float">
            <text:p>46350</text:p>
          </table:table-cell>
          <table:table-cell/>
          <table:table-cell table:style-name="ce2" office:value-type="float" office:value="-46411" calcext:value-type="float">
            <text:p>-46411</text:p>
          </table:table-cell>
          <table:table-cell table:number-columns-repeated="996"/>
        </table:table-row>
        <table:table-row table:style-name="ro1">
          <table:table-cell table:style-name="ce2" office:value-type="float" office:value="-92702" calcext:value-type="float">
            <text:p>-92702</text:p>
          </table:table-cell>
          <table:table-cell/>
          <table:table-cell table:style-name="ce2" office:value-type="float" office:value="-92836" calcext:value-type="float">
            <text:p>-92836</text:p>
          </table:table-cell>
          <table:table-cell table:number-columns-repeated="2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 table:number-columns-repeated="3"/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592" calcext:value-type="float">
            <text:p>92592</text:p>
          </table:table-cell>
          <table:table-cell table:number-columns-repeated="2"/>
          <table:table-cell table:style-name="ce9" table:formula="of:=([.S43]/4000)*2*PI()*20.5679" office:value-type="float" office:value="2995.01452603186" calcext:value-type="float">
            <text:p>2995 mm</text:p>
          </table:table-cell>
          <table:table-cell table:style-name="ce11" table:formula="of:=([.S43]/4000)*6.28*20.5679" office:value-type="float" office:value="2993.496181306" calcext:value-type="float">
            <text:p>2993 mm</text:p>
          </table:table-cell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592" calcext:value-type="float">
            <text:p>92592</text:p>
          </table:table-cell>
          <table:table-cell/>
          <table:table-cell table:style-name="ce9" table:formula="of:=([.Z43]/4000)*2*PI()*20.5679" office:value-type="float" office:value="1497.41033907062" calcext:value-type="float">
            <text:p>1497 mm</text:p>
          </table:table-cell>
          <table:table-cell table:style-name="ce11" table:formula="of:=([.Z43]/4000)*6.28*20.5679" office:value-type="float" office:value="1496.651215844" calcext:value-type="float">
            <text:p>1497 mm</text:p>
          </table:table-cell>
          <table:table-cell table:style-name="ce11" table:formula="of:=([.Z43]/4000)*6.295*20.5679" office:value-type="float" office:value="1500.2260197035" calcext:value-type="float">
            <text:p>1500 mm</text:p>
          </table:table-cell>
          <table:table-cell table:style-name="ce2" office:value-type="float" office:value="46348" calcext:value-type="float">
            <text:p>46348</text:p>
          </table:table-cell>
          <table:table-cell/>
          <table:table-cell table:style-name="ce2" office:value-type="float" office:value="45667" calcext:value-type="float">
            <text:p>45667</text:p>
          </table:table-cell>
          <table:table-cell table:number-columns-repeated="996"/>
        </table:table-row>
        <table:table-row table:style-name="ro1"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360" calcext:value-type="float">
            <text:p>92360</text:p>
          </table:table-cell>
          <table:table-cell table:number-columns-repeated="2"/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360" calcext:value-type="float">
            <text:p>92360</text:p>
          </table:table-cell>
          <table:table-cell table:number-columns-repeated="3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760" calcext:value-type="float">
            <text:p>92760</text:p>
          </table:table-cell>
          <table:table-cell table:number-columns-repeated="2"/>
          <table:table-cell table:style-name="ce9" table:formula="of:=([.S44]/4000)*2*PI()*20.5679" office:value-type="float" office:value="2995.33760584956" calcext:value-type="float">
            <text:p>2995 mm</text:p>
          </table:table-cell>
          <table:table-cell table:style-name="ce11" table:formula="of:=([.S44]/4000)*6.28*20.5679" office:value-type="float" office:value="2993.819097336" calcext:value-type="float">
            <text:p>2994 mm</text:p>
          </table:table-cell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760" calcext:value-type="float">
            <text:p>92760</text:p>
          </table:table-cell>
          <table:table-cell/>
          <table:table-cell table:style-name="ce9" table:formula="of:=([.Z44]/4000)*2*PI()*20.5679" office:value-type="float" office:value="1497.44264705239" calcext:value-type="float">
            <text:p>1497 mm</text:p>
          </table:table-cell>
          <table:table-cell table:style-name="ce11" table:formula="of:=([.Z44]/4000)*6.28*20.5679" office:value-type="float" office:value="1496.683507447" calcext:value-type="float">
            <text:p>1497 mm</text:p>
          </table:table-cell>
          <table:table-cell table:style-name="ce11" table:formula="of:=([.Z44]/4000)*6.295*20.5679" office:value-type="float" office:value="1500.25838843613" calcext:value-type="float">
            <text:p>1500 mm</text:p>
          </table:table-cell>
          <table:table-cell table:style-name="ce2" office:value-type="float" office:value="46349" calcext:value-type="float">
            <text:p>46349</text:p>
          </table:table-cell>
          <table:table-cell/>
          <table:table-cell table:style-name="ce2" office:value-type="float" office:value="-46411" calcext:value-type="float">
            <text:p>-46411</text:p>
          </table:table-cell>
          <table:table-cell table:number-columns-repeated="996"/>
        </table:table-row>
        <table:table-row table:style-name="ro1">
          <table:table-cell table:style-name="ce2" office:value-type="float" office:value="-92705" calcext:value-type="float">
            <text:p>-92705</text:p>
          </table:table-cell>
          <table:table-cell/>
          <table:table-cell table:style-name="ce2" office:value-type="float" office:value="-92840" calcext:value-type="float">
            <text:p>-92840</text:p>
          </table:table-cell>
          <table:table-cell table:number-columns-repeated="2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40" calcext:value-type="float">
            <text:p>92840</text:p>
          </table:table-cell>
          <table:table-cell table:number-columns-repeated="3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38" calcext:value-type="float">
            <text:p>92838</text:p>
          </table:table-cell>
          <table:table-cell table:number-columns-repeated="2"/>
          <table:table-cell table:style-name="ce9" table:formula="of:=([.S45]/4000)*2*PI()*20.5679" office:value-type="float" office:value="2995.11144997717" calcext:value-type="float">
            <text:p>2995 mm</text:p>
          </table:table-cell>
          <table:table-cell table:style-name="ce11" table:formula="of:=([.S45]/4000)*6.28*20.5679" office:value-type="float" office:value="2993.593056115" calcext:value-type="float">
            <text:p>2994 mm</text:p>
          </table:table-cell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38" calcext:value-type="float">
            <text:p>92838</text:p>
          </table:table-cell>
          <table:table-cell/>
          <table:table-cell table:style-name="ce9" table:formula="of:=([.Z45]/4000)*2*PI()*20.5679" office:value-type="float" office:value="1497.60418696124" calcext:value-type="float">
            <text:p>1498 mm</text:p>
          </table:table-cell>
          <table:table-cell table:style-name="ce11" table:formula="of:=([.Z45]/4000)*6.28*20.5679" office:value-type="float" office:value="1496.844965462" calcext:value-type="float">
            <text:p>1497 mm</text:p>
          </table:table-cell>
          <table:table-cell table:style-name="ce11" table:formula="of:=([.Z45]/4000)*6.295*20.5679" office:value-type="float" office:value="1500.42023209925" calcext:value-type="float">
            <text:p>1500 mm</text:p>
          </table:table-cell>
          <table:table-cell table:style-name="ce2" office:value-type="float" office:value="46354" calcext:value-type="float">
            <text:p>46354</text:p>
          </table:table-cell>
          <table:table-cell/>
          <table:table-cell table:style-name="ce2" office:value-type="float" office:value="45786" calcext:value-type="float">
            <text:p>45786</text:p>
          </table:table-cell>
          <table:table-cell table:number-columns-repeated="996"/>
        </table:table-row>
        <table:table-row table:style-name="ro1"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296" calcext:value-type="float">
            <text:p>92296</text:p>
          </table:table-cell>
          <table:table-cell table:number-columns-repeated="2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296" calcext:value-type="float">
            <text:p>92296</text:p>
          </table:table-cell>
          <table:table-cell table:number-columns-repeated="3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716" calcext:value-type="float">
            <text:p>92716</text:p>
          </table:table-cell>
          <table:table-cell table:number-columns-repeated="2"/>
          <table:table-cell table:style-name="ce9" table:formula="of:=([.S46]/4000)*2*PI()*20.5679" office:value-type="float" office:value="2995.01452603186" calcext:value-type="float">
            <text:p>2995 mm</text:p>
          </table:table-cell>
          <table:table-cell table:style-name="ce11" table:formula="of:=([.S46]/4000)*6.28*20.5679" office:value-type="float" office:value="2993.496181306" calcext:value-type="float">
            <text:p>2993 mm</text:p>
          </table:table-cell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716" calcext:value-type="float">
            <text:p>92716</text:p>
          </table:table-cell>
          <table:table-cell/>
          <table:table-cell table:style-name="ce9" table:formula="of:=([.Z46]/4000)*2*PI()*20.5679" office:value-type="float" office:value="1497.44264705239" calcext:value-type="float">
            <text:p>1497 mm</text:p>
          </table:table-cell>
          <table:table-cell table:style-name="ce11" table:formula="of:=([.Z46]/4000)*6.28*20.5679" office:value-type="float" office:value="1496.683507447" calcext:value-type="float">
            <text:p>1497 mm</text:p>
          </table:table-cell>
          <table:table-cell table:style-name="ce11" table:formula="of:=([.Z46]/4000)*6.295*20.5679" office:value-type="float" office:value="1500.25838843613" calcext:value-type="float">
            <text:p>1500 mm</text:p>
          </table:table-cell>
          <table:table-cell table:style-name="ce2" office:value-type="float" office:value="46349" calcext:value-type="float">
            <text:p>46349</text:p>
          </table:table-cell>
          <table:table-cell/>
          <table:table-cell table:style-name="ce2" office:value-type="float" office:value="-46418" calcext:value-type="float">
            <text:p>-46418</text:p>
          </table:table-cell>
          <table:table-cell table:number-columns-repeated="996"/>
        </table:table-row>
        <table:table-row table:style-name="ro1">
          <table:table-cell table:style-name="ce2" office:value-type="float" office:value="-92710" calcext:value-type="float">
            <text:p>-92710</text:p>
          </table:table-cell>
          <table:table-cell/>
          <table:table-cell table:style-name="ce2" office:value-type="float" office:value="-92837" calcext:value-type="float">
            <text:p>-92837</text:p>
          </table:table-cell>
          <table:table-cell table:number-columns-repeated="2"/>
          <table:table-cell table:style-name="ce2" office:value-type="float" office:value="92710" calcext:value-type="float">
            <text:p>92710</text:p>
          </table:table-cell>
          <table:table-cell/>
          <table:table-cell table:style-name="ce2" office:value-type="float" office:value="92837" calcext:value-type="float">
            <text:p>92837</text:p>
          </table:table-cell>
          <table:table-cell table:number-columns-repeated="3"/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 table:number-columns-repeated="2"/>
          <table:table-cell table:style-name="ce9" table:formula="of:=([.S47]/4000)*2*PI()*20.5679" office:value-type="float" office:value="2995.27298988602" calcext:value-type="float">
            <text:p>2995 mm</text:p>
          </table:table-cell>
          <table:table-cell table:style-name="ce11" table:formula="of:=([.S47]/4000)*6.28*20.5679" office:value-type="float" office:value="2993.75451413" calcext:value-type="float">
            <text:p>2994 mm</text:p>
          </table:table-cell>
          <table:table-cell table:style-name="ce2" office:value-type="float" office:value="92710" calcext:value-type="float">
            <text:p>92710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/>
          <table:table-cell table:style-name="ce9" table:formula="of:=([.Z47]/4000)*2*PI()*20.5679" office:value-type="float" office:value="1497.83034283363" calcext:value-type="float">
            <text:p>1498 mm</text:p>
          </table:table-cell>
          <table:table-cell table:style-name="ce11" table:formula="of:=([.Z47]/4000)*6.28*20.5679" office:value-type="float" office:value="1497.071006683" calcext:value-type="float">
            <text:p>1497 mm</text:p>
          </table:table-cell>
          <table:table-cell table:style-name="ce11" table:formula="of:=([.Z47]/4000)*6.295*20.5679" office:value-type="float" office:value="1500.64681322763" calcext:value-type="float">
            <text:p>1501 mm</text:p>
          </table:table-cell>
          <table:table-cell table:style-name="ce2" office:value-type="float" office:value="46361" calcext:value-type="float">
            <text:p>46361</text:p>
          </table:table-cell>
          <table:table-cell/>
          <table:table-cell table:style-name="ce2" office:value-type="float" office:value="44998" calcext:value-type="float">
            <text:p>44998</text:p>
          </table:table-cell>
          <table:table-cell table:number-columns-repeated="996"/>
        </table:table-row>
        <table:table-row table:style-name="ro1">
          <table:table-cell table:style-name="ce2" office:value-type="float" office:value="-92665" calcext:value-type="float">
            <text:p>-92665</text:p>
          </table:table-cell>
          <table:table-cell/>
          <table:table-cell table:style-name="ce2" office:value-type="float" office:value="-92799" calcext:value-type="float">
            <text:p>-92799</text:p>
          </table:table-cell>
          <table:table-cell table:number-columns-repeated="2"/>
          <table:table-cell table:style-name="ce2" office:value-type="float" office:value="92665" calcext:value-type="float">
            <text:p>92665</text:p>
          </table:table-cell>
          <table:table-cell/>
          <table:table-cell table:style-name="ce2" office:value-type="float" office:value="92799" calcext:value-type="float">
            <text:p>92799</text:p>
          </table:table-cell>
          <table:table-cell table:number-columns-repeated="3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803" calcext:value-type="float">
            <text:p>92803</text:p>
          </table:table-cell>
          <table:table-cell table:number-columns-repeated="2"/>
          <table:table-cell table:style-name="ce9" table:formula="of:=([.S48]/4000)*2*PI()*20.5679" office:value-type="float" office:value="2993.81913070637" calcext:value-type="float">
            <text:p>2994 mm</text:p>
          </table:table-cell>
          <table:table-cell table:style-name="ce11" table:formula="of:=([.S48]/4000)*6.28*20.5679" office:value-type="float" office:value="2992.301391995" calcext:value-type="float">
            <text:p>2992 mm</text:p>
          </table:table-cell>
          <table:table-cell table:style-name="ce2" office:value-type="float" office:value="92665" calcext:value-type="float">
            <text:p>92665</text:p>
          </table:table-cell>
          <table:table-cell/>
          <table:table-cell table:style-name="ce2" office:value-type="float" office:value="92803" calcext:value-type="float">
            <text:p>92803</text:p>
          </table:table-cell>
          <table:table-cell/>
          <table:table-cell table:style-name="ce9" table:formula="of:=([.Z48]/4000)*2*PI()*20.5679" office:value-type="float" office:value="1497.73341888832" calcext:value-type="float">
            <text:p>1498 mm</text:p>
          </table:table-cell>
          <table:table-cell table:style-name="ce11" table:formula="of:=([.Z48]/4000)*6.28*20.5679" office:value-type="float" office:value="1496.974131874" calcext:value-type="float">
            <text:p>1497 mm</text:p>
          </table:table-cell>
          <table:table-cell table:style-name="ce11" table:formula="of:=([.Z48]/4000)*6.295*20.5679" office:value-type="float" office:value="1500.54970702975" calcext:value-type="float">
            <text:p>1501 mm</text:p>
          </table:table-cell>
          <table:table-cell table:style-name="ce2" office:value-type="float" office:value="46358" calcext:value-type="float">
            <text:p>46358</text:p>
          </table:table-cell>
          <table:table-cell/>
          <table:table-cell table:style-name="ce2" office:value-type="float" office:value="-46428" calcext:value-type="float">
            <text:p>-46428</text:p>
          </table:table-cell>
          <table:table-cell table:number-columns-repeated="996"/>
        </table:table-row>
        <table:table-row table:style-name="ro1"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330" calcext:value-type="float">
            <text:p>92330</text:p>
          </table:table-cell>
          <table:table-cell table:number-columns-repeated="2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330" calcext:value-type="float">
            <text:p>92330</text:p>
          </table:table-cell>
          <table:table-cell table:number-columns-repeated="3"/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788" calcext:value-type="float">
            <text:p>92788</text:p>
          </table:table-cell>
          <table:table-cell table:number-columns-repeated="2"/>
          <table:table-cell table:style-name="ce9" table:formula="of:=([.S49]/4000)*2*PI()*20.5679" office:value-type="float" office:value="2995.20837392248" calcext:value-type="float">
            <text:p>2995 mm</text:p>
          </table:table-cell>
          <table:table-cell table:style-name="ce11" table:formula="of:=([.S49]/4000)*6.28*20.5679" office:value-type="float" office:value="2993.689930924" calcext:value-type="float">
            <text:p>2994 mm</text:p>
          </table:table-cell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788" calcext:value-type="float">
            <text:p>92788</text:p>
          </table:table-cell>
          <table:table-cell/>
          <table:table-cell table:style-name="ce9" table:formula="of:=([.Z49]/4000)*2*PI()*20.5679" office:value-type="float" office:value="1498.02419072425" calcext:value-type="float">
            <text:p>1498 mm</text:p>
          </table:table-cell>
          <table:table-cell table:style-name="ce11" table:formula="of:=([.Z49]/4000)*6.28*20.5679" office:value-type="float" office:value="1497.264756301" calcext:value-type="float">
            <text:p>1497 mm</text:p>
          </table:table-cell>
          <table:table-cell table:style-name="ce11" table:formula="of:=([.Z49]/4000)*6.295*20.5679" office:value-type="float" office:value="1500.84102562337" calcext:value-type="float">
            <text:p>1501 mm</text:p>
          </table:table-cell>
          <table:table-cell table:style-name="ce2" office:value-type="float" office:value="46367" calcext:value-type="float">
            <text:p>46367</text:p>
          </table:table-cell>
          <table:table-cell/>
          <table:table-cell table:style-name="ce2" office:value-type="float" office:value="44357" calcext:value-type="float">
            <text:p>44357</text:p>
          </table:table-cell>
          <table:table-cell table:number-columns-repeated="996"/>
        </table:table-row>
        <table:table-row table:style-name="ro1">
          <table:table-cell table:style-name="ce2" office:value-type="float" office:value="-92711" calcext:value-type="float">
            <text:p>-92711</text:p>
          </table:table-cell>
          <table:table-cell/>
          <table:table-cell table:style-name="ce2" office:value-type="float" office:value="-92833" calcext:value-type="float">
            <text:p>-92833</text:p>
          </table:table-cell>
          <table:table-cell table:number-columns-repeated="2"/>
          <table:table-cell table:style-name="ce2" office:value-type="float" office:value="92711" calcext:value-type="float">
            <text:p>92711</text:p>
          </table:table-cell>
          <table:table-cell/>
          <table:table-cell table:style-name="ce2" office:value-type="float" office:value="92833" calcext:value-type="float">
            <text:p>92833</text:p>
          </table:table-cell>
          <table:table-cell table:number-columns-repeated="3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670" calcext:value-type="float">
            <text:p>92670</text:p>
          </table:table-cell>
          <table:table-cell table:number-columns-repeated="2"/>
          <table:table-cell table:style-name="ce9" table:formula="of:=([.S50]/4000)*2*PI()*20.5679" office:value-type="float" office:value="2995.30529786779" calcext:value-type="float">
            <text:p>2995 mm</text:p>
          </table:table-cell>
          <table:table-cell table:style-name="ce11" table:formula="of:=([.S50]/4000)*6.28*20.5679" office:value-type="float" office:value="2993.786805733" calcext:value-type="float">
            <text:p>2994 mm</text:p>
          </table:table-cell>
          <table:table-cell table:style-name="ce2" office:value-type="float" office:value="92711" calcext:value-type="float">
            <text:p>92711</text:p>
          </table:table-cell>
          <table:table-cell/>
          <table:table-cell table:style-name="ce2" office:value-type="float" office:value="92670" calcext:value-type="float">
            <text:p>92670</text:p>
          </table:table-cell>
          <table:table-cell/>
          <table:table-cell table:style-name="ce9" table:formula="of:=([.Z50]/4000)*2*PI()*20.5679" office:value-type="float" office:value="1497.41033907062" calcext:value-type="float">
            <text:p>1497 mm</text:p>
          </table:table-cell>
          <table:table-cell table:style-name="ce11" table:formula="of:=([.Z50]/4000)*6.28*20.5679" office:value-type="float" office:value="1496.651215844" calcext:value-type="float">
            <text:p>1497 mm</text:p>
          </table:table-cell>
          <table:table-cell table:style-name="ce11" table:formula="of:=([.Z50]/4000)*6.295*20.5679" office:value-type="float" office:value="1500.2260197035" calcext:value-type="float">
            <text:p>1500 mm</text:p>
          </table:table-cell>
          <table:table-cell table:style-name="ce2" office:value-type="float" office:value="46348" calcext:value-type="float">
            <text:p>46348</text:p>
          </table:table-cell>
          <table:table-cell/>
          <table:table-cell table:style-name="ce2" office:value-type="float" office:value="-46416" calcext:value-type="float">
            <text:p>-46416</text:p>
          </table:table-cell>
          <table:table-cell table:number-columns-repeated="996"/>
        </table:table-row>
        <table:table-row table:style-name="ro1"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376" calcext:value-type="float">
            <text:p>92376</text:p>
          </table:table-cell>
          <table:table-cell table:number-columns-repeated="2"/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376" calcext:value-type="float">
            <text:p>92376</text:p>
          </table:table-cell>
          <table:table-cell table:number-columns-repeated="3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2"/>
          <table:table-cell table:style-name="ce9" table:formula="of:=([.S51]/4000)*2*PI()*20.5679" office:value-type="float" office:value="2995.24068190425" calcext:value-type="float">
            <text:p>2995 mm</text:p>
          </table:table-cell>
          <table:table-cell table:style-name="ce11" table:formula="of:=([.S51]/4000)*6.28*20.5679" office:value-type="float" office:value="2993.722222527" calcext:value-type="float">
            <text:p>2994 mm</text:p>
          </table:table-cell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/>
          <table:table-cell table:style-name="ce9" table:formula="of:=([.Z51]/4000)*2*PI()*20.5679" office:value-type="float" office:value="1497.83034283363" calcext:value-type="float">
            <text:p>1498 mm</text:p>
          </table:table-cell>
          <table:table-cell table:style-name="ce11" table:formula="of:=([.Z51]/4000)*6.28*20.5679" office:value-type="float" office:value="1497.071006683" calcext:value-type="float">
            <text:p>1497 mm</text:p>
          </table:table-cell>
          <table:table-cell table:style-name="ce11" table:formula="of:=([.Z51]/4000)*6.295*20.5679" office:value-type="float" office:value="1500.64681322763" calcext:value-type="float">
            <text:p>1501 mm</text:p>
          </table:table-cell>
          <table:table-cell table:style-name="ce2" office:value-type="float" office:value="46361" calcext:value-type="float">
            <text:p>46361</text:p>
          </table:table-cell>
          <table:table-cell/>
          <table:table-cell table:style-name="ce2" office:value-type="float" office:value="43756" calcext:value-type="float">
            <text:p>43756</text:p>
          </table:table-cell>
          <table:table-cell table:number-columns-repeated="996"/>
        </table:table-row>
        <table:table-row table:style-name="ro1">
          <table:table-cell table:style-name="ce2" office:value-type="float" office:value="-92726" calcext:value-type="float">
            <text:p>-92726</text:p>
          </table:table-cell>
          <table:table-cell/>
          <table:table-cell table:style-name="ce2" office:value-type="float" office:value="-92841" calcext:value-type="float">
            <text:p>-92841</text:p>
          </table:table-cell>
          <table:table-cell table:number-columns-repeated="2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841" calcext:value-type="float">
            <text:p>92841</text:p>
          </table:table-cell>
          <table:table-cell table:number-columns-repeated="3"/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2668" calcext:value-type="float">
            <text:p>92668</text:p>
          </table:table-cell>
          <table:table-cell table:number-columns-repeated="2"/>
          <table:table-cell table:style-name="ce9" table:formula="of:=([.S52]/4000)*2*PI()*20.5679" office:value-type="float" office:value="2995.78991759433" calcext:value-type="float">
            <text:p>2996 mm</text:p>
          </table:table-cell>
          <table:table-cell table:style-name="ce11" table:formula="of:=([.S52]/4000)*6.28*20.5679" office:value-type="float" office:value="2994.271179778" calcext:value-type="float">
            <text:p>2994 mm</text:p>
          </table:table-cell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668" calcext:value-type="float">
            <text:p>92668</text:p>
          </table:table-cell>
          <table:table-cell/>
          <table:table-cell table:style-name="ce9" table:formula="of:=([.Z52]/4000)*2*PI()*20.5679" office:value-type="float" office:value="1497.79803485186" calcext:value-type="float">
            <text:p>1498 mm</text:p>
          </table:table-cell>
          <table:table-cell table:style-name="ce11" table:formula="of:=([.Z52]/4000)*6.28*20.5679" office:value-type="float" office:value="1497.03871508" calcext:value-type="float">
            <text:p>1497 mm</text:p>
          </table:table-cell>
          <table:table-cell table:style-name="ce11" table:formula="of:=([.Z52]/4000)*6.295*20.5679" office:value-type="float" office:value="1500.614444495" calcext:value-type="float">
            <text:p>1501 mm</text:p>
          </table:table-cell>
          <table:table-cell table:style-name="ce2" office:value-type="float" office:value="46360" calcext:value-type="float">
            <text:p>46360</text:p>
          </table:table-cell>
          <table:table-cell/>
          <table:table-cell table:style-name="ce2" office:value-type="float" office:value="-46424" calcext:value-type="float">
            <text:p>-46424</text:p>
          </table:table-cell>
          <table:table-cell table:number-columns-repeated="996"/>
        </table:table-row>
        <table:table-row table:style-name="ro1">
          <table:table-cell table:style-name="ce2" office:value-type="float" office:value="92735" calcext:value-type="float">
            <text:p>92735</text:p>
          </table:table-cell>
          <table:table-cell/>
          <table:table-cell table:style-name="ce2" office:value-type="float" office:value="92308" calcext:value-type="float">
            <text:p>92308</text:p>
          </table:table-cell>
          <table:table-cell table:number-columns-repeated="2"/>
          <table:table-cell table:style-name="ce2" office:value-type="float" office:value="92735" calcext:value-type="float">
            <text:p>92735</text:p>
          </table:table-cell>
          <table:table-cell/>
          <table:table-cell table:style-name="ce2" office:value-type="float" office:value="92308" calcext:value-type="float">
            <text:p>92308</text:p>
          </table:table-cell>
          <table:table-cell table:number-columns-repeated="3"/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798" calcext:value-type="float">
            <text:p>92798</text:p>
          </table:table-cell>
          <table:table-cell table:number-columns-repeated="2"/>
          <table:table-cell table:style-name="ce9" table:formula="of:=([.S53]/4000)*2*PI()*20.5679" office:value-type="float" office:value="2996.08068943026" calcext:value-type="float">
            <text:p>2996 mm</text:p>
          </table:table-cell>
          <table:table-cell table:style-name="ce11" table:formula="of:=([.S53]/4000)*6.28*20.5679" office:value-type="float" office:value="2994.561804205" calcext:value-type="float">
            <text:p>2995 mm</text:p>
          </table:table-cell>
          <table:table-cell table:style-name="ce2" office:value-type="float" office:value="92735" calcext:value-type="float">
            <text:p>92735</text:p>
          </table:table-cell>
          <table:table-cell/>
          <table:table-cell table:style-name="ce2" office:value-type="float" office:value="92798" calcext:value-type="float">
            <text:p>92798</text:p>
          </table:table-cell>
          <table:table-cell/>
          <table:table-cell table:style-name="ce9" table:formula="of:=([.Z53]/4000)*2*PI()*20.5679" office:value-type="float" office:value="1497.99188274248" calcext:value-type="float">
            <text:p>1498 mm</text:p>
          </table:table-cell>
          <table:table-cell table:style-name="ce11" table:formula="of:=([.Z53]/4000)*6.28*20.5679" office:value-type="float" office:value="1497.232464698" calcext:value-type="float">
            <text:p>1497 mm</text:p>
          </table:table-cell>
          <table:table-cell table:style-name="ce11" table:formula="of:=([.Z53]/4000)*6.295*20.5679" office:value-type="float" office:value="1500.80865689075" calcext:value-type="float">
            <text:p>1501 mm</text:p>
          </table:table-cell>
          <table:table-cell table:style-name="ce2" office:value-type="float" office:value="46366" calcext:value-type="float">
            <text:p>46366</text:p>
          </table:table-cell>
          <table:table-cell/>
          <table:table-cell table:style-name="ce2" office:value-type="float" office:value="45578" calcext:value-type="float">
            <text:p>45578</text:p>
          </table:table-cell>
          <table:table-cell table:number-columns-repeated="996"/>
        </table:table-row>
        <table:table-row table:style-name="ro1">
          <table:table-cell table:style-name="ce2" office:value-type="float" office:value="-92726" calcext:value-type="float">
            <text:p>-92726</text:p>
          </table:table-cell>
          <table:table-cell/>
          <table:table-cell table:style-name="ce2" office:value-type="float" office:value="-92866" calcext:value-type="float">
            <text:p>-92866</text:p>
          </table:table-cell>
          <table:table-cell table:number-columns-repeated="2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866" calcext:value-type="float">
            <text:p>92866</text:p>
          </table:table-cell>
          <table:table-cell table:number-columns-repeated="3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776" calcext:value-type="float">
            <text:p>92776</text:p>
          </table:table-cell>
          <table:table-cell table:number-columns-repeated="2"/>
          <table:table-cell table:style-name="ce9" table:formula="of:=([.S54]/4000)*2*PI()*20.5679" office:value-type="float" office:value="2995.78991759433" calcext:value-type="float">
            <text:p>2996 mm</text:p>
          </table:table-cell>
          <table:table-cell table:style-name="ce11" table:formula="of:=([.S54]/4000)*6.28*20.5679" office:value-type="float" office:value="2994.271179778" calcext:value-type="float">
            <text:p>2994 mm</text:p>
          </table:table-cell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776" calcext:value-type="float">
            <text:p>92776</text:p>
          </table:table-cell>
          <table:table-cell/>
          <table:table-cell table:style-name="ce9" table:formula="of:=([.Z54]/4000)*2*PI()*20.5679" office:value-type="float" office:value="1497.8626508154" calcext:value-type="float">
            <text:p>1498 mm</text:p>
          </table:table-cell>
          <table:table-cell table:style-name="ce11" table:formula="of:=([.Z54]/4000)*6.28*20.5679" office:value-type="float" office:value="1497.103298286" calcext:value-type="float">
            <text:p>1497 mm</text:p>
          </table:table-cell>
          <table:table-cell table:style-name="ce11" table:formula="of:=([.Z54]/4000)*6.295*20.5679" office:value-type="float" office:value="1500.67918196025" calcext:value-type="float">
            <text:p>1501 mm</text:p>
          </table:table-cell>
          <table:table-cell table:style-name="ce2" office:value-type="float" office:value="46362" calcext:value-type="float">
            <text:p>46362</text:p>
          </table:table-cell>
          <table:table-cell/>
          <table:table-cell table:style-name="ce2" office:value-type="float" office:value="-46423" calcext:value-type="float">
            <text:p>-46423</text:p>
          </table:table-cell>
          <table:table-cell table:number-columns-repeated="996"/>
        </table:table-row>
        <table:table-row table:style-name="ro1"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2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3"/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842" calcext:value-type="float">
            <text:p>92842</text:p>
          </table:table-cell>
          <table:table-cell table:number-columns-repeated="2"/>
          <table:table-cell table:style-name="ce9" table:formula="of:=([.S55]/4000)*2*PI()*20.5679" office:value-type="float" office:value="2994.91760208655" calcext:value-type="float">
            <text:p>2995 mm</text:p>
          </table:table-cell>
          <table:table-cell table:style-name="ce11" table:formula="of:=([.S55]/4000)*6.28*20.5679" office:value-type="float" office:value="2993.399306497" calcext:value-type="float">
            <text:p>2993 mm</text:p>
          </table:table-cell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842" calcext:value-type="float">
            <text:p>92842</text:p>
          </table:table-cell>
          <table:table-cell/>
          <table:table-cell table:style-name="ce9" table:formula="of:=([.Z55]/4000)*2*PI()*20.5679" office:value-type="float" office:value="1498.25034659664" calcext:value-type="float">
            <text:p>1498 mm</text:p>
          </table:table-cell>
          <table:table-cell table:style-name="ce11" table:formula="of:=([.Z55]/4000)*6.28*20.5679" office:value-type="float" office:value="1497.490797522" calcext:value-type="float">
            <text:p>1497 mm</text:p>
          </table:table-cell>
          <table:table-cell table:style-name="ce11" table:formula="of:=([.Z55]/4000)*6.295*20.5679" office:value-type="float" office:value="1501.06760675175" calcext:value-type="float">
            <text:p>1501 mm</text:p>
          </table:table-cell>
          <table:table-cell table:style-name="ce2" office:value-type="float" office:value="46374" calcext:value-type="float">
            <text:p>46374</text:p>
          </table:table-cell>
          <table:table-cell/>
          <table:table-cell table:style-name="ce2" office:value-type="float" office:value="46256" calcext:value-type="float">
            <text:p>46256</text:p>
          </table:table-cell>
          <table:table-cell table:number-columns-repeated="996"/>
        </table:table-row>
        <table:table-row table:style-name="ro1">
          <table:table-cell table:style-name="ce2" office:value-type="float" office:value="-92672" calcext:value-type="float">
            <text:p>-92672</text:p>
          </table:table-cell>
          <table:table-cell/>
          <table:table-cell table:style-name="ce2" office:value-type="float" office:value="-92812" calcext:value-type="float">
            <text:p>-92812</text:p>
          </table:table-cell>
          <table:table-cell table:number-columns-repeated="2"/>
          <table:table-cell table:style-name="ce2" office:value-type="float" office:value="92672" calcext:value-type="float">
            <text:p>92672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 table:number-columns-repeated="5"/>
          <table:table-cell table:style-name="ce2" office:value-type="float" office:value="92193" calcext:value-type="float">
            <text:p>92193</text:p>
          </table:table-cell>
          <table:table-cell table:number-columns-repeated="2"/>
          <table:table-cell table:style-name="ce9" table:formula="of:=([.S56]/4000)*2*PI()*20.5679" office:value-type="float" office:value="2994.04528657876" calcext:value-type="float">
            <text:p>2994 mm</text:p>
          </table:table-cell>
          <table:table-cell table:style-name="ce11" table:formula="of:=([.S56]/4000)*6.28*20.5679" office:value-type="float" office:value="2992.527433216" calcext:value-type="float">
            <text:p>2993 mm</text:p>
          </table:table-cell>
          <table:table-cell table:style-name="ce2" office:value-type="float" office:value="92672" calcext:value-type="float">
            <text:p>92672</text:p>
          </table:table-cell>
          <table:table-cell/>
          <table:table-cell table:style-name="ce2" office:value-type="float" office:value="92193" calcext:value-type="float">
            <text:p>92193</text:p>
          </table:table-cell>
          <table:table-cell/>
          <table:table-cell table:style-name="ce9" table:formula="of:=([.Z56]/4000)*2*PI()*20.5679" office:value-type="float" office:value="1497.60418696124" calcext:value-type="float">
            <text:p>1498 mm</text:p>
          </table:table-cell>
          <table:table-cell table:style-name="ce11" table:formula="of:=([.Z56]/4000)*6.28*20.5679" office:value-type="float" office:value="1496.844965462" calcext:value-type="float">
            <text:p>1497 mm</text:p>
          </table:table-cell>
          <table:table-cell table:style-name="ce11" table:formula="of:=([.Z56]/4000)*6.295*20.5679" office:value-type="float" office:value="1500.42023209925" calcext:value-type="float">
            <text:p>1500 mm</text:p>
          </table:table-cell>
          <table:table-cell table:style-name="ce2" office:value-type="float" office:value="46354" calcext:value-type="float">
            <text:p>46354</text:p>
          </table:table-cell>
          <table:table-cell/>
          <table:table-cell table:style-name="ce2" office:value-type="float" office:value="-46421" calcext:value-type="float">
            <text:p>-46421</text:p>
          </table:table-cell>
          <table:table-cell table:number-columns-repeated="996"/>
        </table:table-row>
        <table:table-row table:style-name="ro1"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8"/>
          <table:table-cell table:style-name="ce9" table:formula="of:=([.S57]/4000)*2*PI()*20.5679" office:value-type="float" office:value="2994.72375419593" calcext:value-type="float">
            <text:p>2995 mm</text:p>
          </table:table-cell>
          <table:table-cell table:style-name="ce11" table:formula="of:=([.S57]/4000)*6.28*20.5679" office:value-type="float" office:value="2993.205556879" calcext:value-type="float">
            <text:p>2993 mm</text:p>
          </table:table-cell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33" calcext:value-type="float">
            <text:p>92833</text:p>
          </table:table-cell>
          <table:table-cell/>
          <table:table-cell table:style-name="ce9" table:formula="of:=([.Z57]/4000)*2*PI()*20.5679" office:value-type="float" office:value="1497.92726677894" calcext:value-type="float">
            <text:p>1498 mm</text:p>
          </table:table-cell>
          <table:table-cell table:style-name="ce11" table:formula="of:=([.Z57]/4000)*6.28*20.5679" office:value-type="float" office:value="1497.167881492" calcext:value-type="float">
            <text:p>1497 mm</text:p>
          </table:table-cell>
          <table:table-cell table:style-name="ce11" table:formula="of:=([.Z57]/4000)*6.295*20.5679" office:value-type="float" office:value="1500.7439194255" calcext:value-type="float">
            <text:p>1501 mm</text:p>
          </table:table-cell>
          <table:table-cell table:style-name="ce2" office:value-type="float" office:value="46364" calcext:value-type="float">
            <text:p>46364</text:p>
          </table:table-cell>
          <table:table-cell/>
          <table:table-cell table:style-name="ce2" office:value-type="float" office:value="46345" calcext:value-type="float">
            <text:p>46345</text:p>
          </table:table-cell>
          <table:table-cell table:number-columns-repeated="996"/>
        </table:table-row>
        <table:table-row table:style-name="ro1">
          <table:table-cell table:style-name="ce2" office:value-type="float" office:value="-92689" calcext:value-type="float">
            <text:p>-92689</text:p>
          </table:table-cell>
          <table:table-cell/>
          <table:table-cell table:style-name="ce2" office:value-type="float" office:value="-92812" calcext:value-type="float">
            <text:p>-92812</text:p>
          </table:table-cell>
          <table:table-cell table:number-columns-repeated="2"/>
          <table:table-cell table:style-name="ce2" office:value-type="float" office:value="92689" calcext:value-type="float">
            <text:p>92689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 table:number-columns-repeated="8"/>
          <table:table-cell table:style-name="ce9" table:formula="of:=([.S58]/4000)*2*PI()*20.5679" office:value-type="float" office:value="2994.59452226885" calcext:value-type="float">
            <text:p>2995 mm</text:p>
          </table:table-cell>
          <table:table-cell table:style-name="ce11" table:formula="of:=([.S58]/4000)*6.28*20.5679" office:value-type="float" office:value="2993.076390467" calcext:value-type="float">
            <text:p>2993 mm</text:p>
          </table:table-cell>
          <table:table-cell table:style-name="ce2" office:value-type="float" office:value="92689" calcext:value-type="float">
            <text:p>92689</text:p>
          </table:table-cell>
          <table:table-cell/>
          <table:table-cell table:style-name="ce2" office:value-type="float" office:value="91509" calcext:value-type="float">
            <text:p>91509</text:p>
          </table:table-cell>
          <table:table-cell/>
          <table:table-cell table:style-name="ce9" table:formula="of:=([.Z58]/4000)*2*PI()*20.5679" office:value-type="float" office:value="1497.5395709977" calcext:value-type="float">
            <text:p>1498 mm</text:p>
          </table:table-cell>
          <table:table-cell table:style-name="ce11" table:formula="of:=([.Z58]/4000)*6.28*20.5679" office:value-type="float" office:value="1496.780382256" calcext:value-type="float">
            <text:p>1497 mm</text:p>
          </table:table-cell>
          <table:table-cell table:style-name="ce11" table:formula="of:=([.Z58]/4000)*6.295*20.5679" office:value-type="float" office:value="1500.355494634" calcext:value-type="float">
            <text:p>1500 mm</text:p>
          </table:table-cell>
          <table:table-cell table:style-name="ce2" office:value-type="float" office:value="46352" calcext:value-type="float">
            <text:p>46352</text:p>
          </table:table-cell>
          <table:table-cell/>
          <table:table-cell table:style-name="ce2" office:value-type="float" office:value="-46411" calcext:value-type="float">
            <text:p>-46411</text:p>
          </table:table-cell>
          <table:table-cell table:number-columns-repeated="996"/>
        </table:table-row>
        <table:table-row table:style-name="ro1">
          <table:table-cell table:style-name="ce2" office:value-type="float" office:value="92675" calcext:value-type="float">
            <text:p>92675</text:p>
          </table:table-cell>
          <table:table-cell/>
          <table:table-cell table:style-name="ce2" office:value-type="float" office:value="92272" calcext:value-type="float">
            <text:p>92272</text:p>
          </table:table-cell>
          <table:table-cell table:number-columns-repeated="2"/>
          <table:table-cell table:style-name="ce2" office:value-type="float" office:value="92675" calcext:value-type="float">
            <text:p>92675</text:p>
          </table:table-cell>
          <table:table-cell/>
          <table:table-cell table:style-name="ce2" office:value-type="float" office:value="92272" calcext:value-type="float">
            <text:p>92272</text:p>
          </table:table-cell>
          <table:table-cell table:number-columns-repeated="8"/>
          <table:table-cell table:style-name="ce9" table:formula="of:=([.S59]/4000)*2*PI()*20.5679" office:value-type="float" office:value="2994.14221052407" calcext:value-type="float">
            <text:p>2994 mm</text:p>
          </table:table-cell>
          <table:table-cell table:style-name="ce11" table:formula="of:=([.S59]/4000)*6.28*20.5679" office:value-type="float" office:value="2992.624308025" calcext:value-type="float">
            <text:p>2993 mm</text:p>
          </table:table-cell>
          <table:table-cell table:style-name="ce2" office:value-type="float" office:value="92675" calcext:value-type="float">
            <text:p>92675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/>
          <table:table-cell table:style-name="ce9" table:formula="of:=([.Z59]/4000)*2*PI()*20.5679" office:value-type="float" office:value="1498.02419072425" calcext:value-type="float">
            <text:p>1498 mm</text:p>
          </table:table-cell>
          <table:table-cell table:style-name="ce11" table:formula="of:=([.Z59]/4000)*6.28*20.5679" office:value-type="float" office:value="1497.264756301" calcext:value-type="float">
            <text:p>1497 mm</text:p>
          </table:table-cell>
          <table:table-cell table:style-name="ce11" table:formula="of:=([.Z59]/4000)*6.295*20.5679" office:value-type="float" office:value="1500.84102562337" calcext:value-type="float">
            <text:p>1501 mm</text:p>
          </table:table-cell>
          <table:table-cell table:style-name="ce2" office:value-type="float" office:value="46367" calcext:value-type="float">
            <text:p>46367</text:p>
          </table:table-cell>
          <table:table-cell/>
          <table:table-cell table:style-name="ce2" office:value-type="float" office:value="44126" calcext:value-type="float">
            <text:p>44126</text:p>
          </table:table-cell>
          <table:table-cell table:number-columns-repeated="996"/>
        </table:table-row>
        <table:table-row table:style-name="ro1">
          <table:table-cell table:style-name="ce2" office:value-type="float" office:value="-92684" calcext:value-type="float">
            <text:p>-92684</text:p>
          </table:table-cell>
          <table:table-cell/>
          <table:table-cell table:style-name="ce2" office:value-type="float" office:value="-92817" calcext:value-type="float">
            <text:p>-92817</text:p>
          </table:table-cell>
          <table:table-cell table:number-columns-repeated="2"/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2817" calcext:value-type="float">
            <text:p>92817</text:p>
          </table:table-cell>
          <table:table-cell table:number-columns-repeated="8"/>
          <table:table-cell table:style-name="ce9" table:formula="of:=([.S60]/4000)*2*PI()*20.5679" office:value-type="float" office:value="2994.43298236" calcext:value-type="float">
            <text:p>2994 mm</text:p>
          </table:table-cell>
          <table:table-cell table:style-name="ce11" table:formula="of:=([.S60]/4000)*6.28*20.5679" office:value-type="float" office:value="2992.914932452" calcext:value-type="float">
            <text:p>2993 mm</text:p>
          </table:table-cell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1966" calcext:value-type="float">
            <text:p>91966</text:p>
          </table:table-cell>
          <table:table-cell/>
          <table:table-cell table:style-name="ce9" table:formula="of:=([.Z60]/4000)*2*PI()*20.5679" office:value-type="float" office:value="1497.50726301593" calcext:value-type="float">
            <text:p>1498 mm</text:p>
          </table:table-cell>
          <table:table-cell table:style-name="ce11" table:formula="of:=([.Z60]/4000)*6.28*20.5679" office:value-type="float" office:value="1496.748090653" calcext:value-type="float">
            <text:p>1497 mm</text:p>
          </table:table-cell>
          <table:table-cell table:style-name="ce11" table:formula="of:=([.Z60]/4000)*6.295*20.5679" office:value-type="float" office:value="1500.32312590138" calcext:value-type="float">
            <text:p>1500 mm</text:p>
          </table:table-cell>
          <table:table-cell table:style-name="ce2" office:value-type="float" office:value="46351" calcext:value-type="float">
            <text:p>46351</text:p>
          </table:table-cell>
          <table:table-cell/>
          <table:table-cell table:style-name="ce2" office:value-type="float" office:value="-46418" calcext:value-type="float">
            <text:p>-46418</text:p>
          </table:table-cell>
          <table:table-cell table:number-columns-repeated="996"/>
        </table:table-row>
        <table:table-row table:style-name="ro1">
          <table:table-cell table:style-name="ce2" office:value-type="float" office:value="92721" calcext:value-type="float">
            <text:p>92721</text:p>
          </table:table-cell>
          <table:table-cell/>
          <table:table-cell table:style-name="ce2" office:value-type="float" office:value="92371" calcext:value-type="float">
            <text:p>92371</text:p>
          </table:table-cell>
          <table:table-cell table:number-columns-repeated="2"/>
          <table:table-cell table:style-name="ce2" office:value-type="float" office:value="92721" calcext:value-type="float">
            <text:p>92721</text:p>
          </table:table-cell>
          <table:table-cell/>
          <table:table-cell table:style-name="ce2" office:value-type="float" office:value="92371" calcext:value-type="float">
            <text:p>92371</text:p>
          </table:table-cell>
          <table:table-cell table:number-columns-repeated="8"/>
          <table:table-cell table:style-name="ce9" table:formula="of:=([.S61]/4000)*2*PI()*20.5679" office:value-type="float" office:value="2995.62837768548" calcext:value-type="float">
            <text:p>2996 mm</text:p>
          </table:table-cell>
          <table:table-cell table:style-name="ce11" table:formula="of:=([.S61]/4000)*6.28*20.5679" office:value-type="float" office:value="2994.109721763" calcext:value-type="float">
            <text:p>2994 mm</text:p>
          </table:table-cell>
          <table:table-cell table:style-name="ce2" office:value-type="float" office:value="92721" calcext:value-type="float">
            <text:p>92721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/>
          <table:table-cell table:style-name="ce9" table:formula="of:=([.Z61]/4000)*2*PI()*20.5679" office:value-type="float" office:value="1497.83034283363" calcext:value-type="float">
            <text:p>1498 mm</text:p>
          </table:table-cell>
          <table:table-cell table:style-name="ce11" table:formula="of:=([.Z61]/4000)*6.28*20.5679" office:value-type="float" office:value="1497.071006683" calcext:value-type="float">
            <text:p>1497 mm</text:p>
          </table:table-cell>
          <table:table-cell table:style-name="ce11" table:formula="of:=([.Z61]/4000)*6.295*20.5679" office:value-type="float" office:value="1500.64681322763" calcext:value-type="float">
            <text:p>1501 mm</text:p>
          </table:table-cell>
          <table:table-cell table:style-name="ce2" office:value-type="float" office:value="46361" calcext:value-type="float">
            <text:p>46361</text:p>
          </table:table-cell>
          <table:table-cell/>
          <table:table-cell table:style-name="ce2" office:value-type="float" office:value="44637" calcext:value-type="float">
            <text:p>44637</text:p>
          </table:table-cell>
          <table:table-cell table:number-columns-repeated="996"/>
        </table:table-row>
        <table:table-row table:style-name="ro1">
          <table:table-cell table:style-name="ce2" office:value-type="float" office:value="-92710" calcext:value-type="float">
            <text:p>-92710</text:p>
          </table:table-cell>
          <table:table-cell/>
          <table:table-cell table:style-name="ce2" office:value-type="float" office:value="-92845" calcext:value-type="float">
            <text:p>-92845</text:p>
          </table:table-cell>
          <table:table-cell table:number-columns-repeated="2"/>
          <table:table-cell table:style-name="ce2" office:value-type="float" office:value="92710" calcext:value-type="float">
            <text:p>92710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8"/>
          <table:table-cell table:style-name="ce9" table:formula="of:=([.S62]/4000)*2*PI()*20.5679" office:value-type="float" office:value="2995.27298988602" calcext:value-type="float">
            <text:p>2995 mm</text:p>
          </table:table-cell>
          <table:table-cell table:style-name="ce11" table:formula="of:=([.S62]/4000)*6.28*20.5679" office:value-type="float" office:value="2993.75451413" calcext:value-type="float">
            <text:p>2994 mm</text:p>
          </table:table-cell>
          <table:table-cell table:style-name="ce2" office:value-type="float" office:value="92710" calcext:value-type="float">
            <text:p>92710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/>
          <table:table-cell table:style-name="ce9" table:formula="of:=([.Z62]/4000)*2*PI()*20.5679" office:value-type="float" office:value="1497.73341888832" calcext:value-type="float">
            <text:p>1498 mm</text:p>
          </table:table-cell>
          <table:table-cell table:style-name="ce11" table:formula="of:=([.Z62]/4000)*6.28*20.5679" office:value-type="float" office:value="1496.974131874" calcext:value-type="float">
            <text:p>1497 mm</text:p>
          </table:table-cell>
          <table:table-cell table:style-name="ce11" table:formula="of:=([.Z62]/4000)*6.295*20.5679" office:value-type="float" office:value="1500.54970702975" calcext:value-type="float">
            <text:p>1501 mm</text:p>
          </table:table-cell>
          <table:table-cell table:style-name="ce2" office:value-type="float" office:value="46358" calcext:value-type="float">
            <text:p>46358</text:p>
          </table:table-cell>
          <table:table-cell/>
          <table:table-cell table:style-name="ce2" office:value-type="float" office:value="-46423" calcext:value-type="float">
            <text:p>-46423</text:p>
          </table:table-cell>
          <table:table-cell table:number-columns-repeated="996"/>
        </table:table-row>
        <table:table-row table:style-name="ro1"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385" calcext:value-type="float">
            <text:p>92385</text:p>
          </table:table-cell>
          <table:table-cell table:number-columns-repeated="2"/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385" calcext:value-type="float">
            <text:p>92385</text:p>
          </table:table-cell>
          <table:table-cell table:number-columns-repeated="8"/>
          <table:table-cell table:style-name="ce9" table:formula="of:=([.S63]/4000)*2*PI()*20.5679" office:value-type="float" office:value="2995.8222255761" calcext:value-type="float">
            <text:p>2996 mm</text:p>
          </table:table-cell>
          <table:table-cell table:style-name="ce11" table:formula="of:=([.S63]/4000)*6.28*20.5679" office:value-type="float" office:value="2994.303471381" calcext:value-type="float">
            <text:p>2994 mm</text:p>
          </table:table-cell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823" calcext:value-type="float">
            <text:p>92823</text:p>
          </table:table-cell>
          <table:table-cell/>
          <table:table-cell table:style-name="ce9" table:formula="of:=([.Z63]/4000)*2*PI()*20.5679" office:value-type="float" office:value="1497.99188274248" calcext:value-type="float">
            <text:p>1498 mm</text:p>
          </table:table-cell>
          <table:table-cell table:style-name="ce11" table:formula="of:=([.Z63]/4000)*6.28*20.5679" office:value-type="float" office:value="1497.232464698" calcext:value-type="float">
            <text:p>1497 mm</text:p>
          </table:table-cell>
          <table:table-cell table:style-name="ce11" table:formula="of:=([.Z63]/4000)*6.295*20.5679" office:value-type="float" office:value="1500.80865689075" calcext:value-type="float">
            <text:p>1501 mm</text:p>
          </table:table-cell>
          <table:table-cell table:style-name="ce2" office:value-type="float" office:value="46366" calcext:value-type="float">
            <text:p>46366</text:p>
          </table:table-cell>
          <table:table-cell/>
          <table:table-cell table:style-name="ce2" office:value-type="float" office:value="45802" calcext:value-type="float">
            <text:p>45802</text:p>
          </table:table-cell>
          <table:table-cell table:number-columns-repeated="996"/>
        </table:table-row>
        <table:table-row table:style-name="ro1">
          <table:table-cell table:style-name="ce2" office:value-type="float" office:value="-92749" calcext:value-type="float">
            <text:p>-92749</text:p>
          </table:table-cell>
          <table:table-cell/>
          <table:table-cell table:style-name="ce2" office:value-type="float" office:value="-92878" calcext:value-type="float">
            <text:p>-92878</text:p>
          </table:table-cell>
          <table:table-cell table:number-columns-repeated="2"/>
          <table:table-cell table:style-name="ce2" office:value-type="float" office:value="92749" calcext:value-type="float">
            <text:p>92749</text:p>
          </table:table-cell>
          <table:table-cell/>
          <table:table-cell table:style-name="ce2" office:value-type="float" office:value="92878" calcext:value-type="float">
            <text:p>92878</text:p>
          </table:table-cell>
          <table:table-cell table:number-columns-repeated="8"/>
          <table:table-cell table:style-name="ce9" table:formula="of:=([.S64]/4000)*2*PI()*20.5679" office:value-type="float" office:value="2996.53300117504" calcext:value-type="float">
            <text:p>2997 mm</text:p>
          </table:table-cell>
          <table:table-cell table:style-name="ce11" table:formula="of:=([.S64]/4000)*6.28*20.5679" office:value-type="float" office:value="2995.013886647" calcext:value-type="float">
            <text:p>2995 mm</text:p>
          </table:table-cell>
          <table:table-cell table:style-name="ce2" office:value-type="float" office:value="92749" calcext:value-type="float">
            <text:p>92749</text:p>
          </table:table-cell>
          <table:table-cell/>
          <table:table-cell table:style-name="ce2" office:value-type="float" office:value="91865" calcext:value-type="float">
            <text:p>91865</text:p>
          </table:table-cell>
          <table:table-cell/>
          <table:table-cell table:style-name="ce9" table:formula="of:=([.Z64]/4000)*2*PI()*20.5679" office:value-type="float" office:value="1498.1857306331" calcext:value-type="float">
            <text:p>1498 mm</text:p>
          </table:table-cell>
          <table:table-cell table:style-name="ce11" table:formula="of:=([.Z64]/4000)*6.28*20.5679" office:value-type="float" office:value="1497.426214316" calcext:value-type="float">
            <text:p>1497 mm</text:p>
          </table:table-cell>
          <table:table-cell table:style-name="ce11" table:formula="of:=([.Z64]/4000)*6.295*20.5679" office:value-type="float" office:value="1501.0028692865" calcext:value-type="float">
            <text:p>1501 mm</text:p>
          </table:table-cell>
          <table:table-cell table:style-name="ce2" office:value-type="float" office:value="46372" calcext:value-type="float">
            <text:p>46372</text:p>
          </table:table-cell>
          <table:table-cell/>
          <table:table-cell table:style-name="ce2" office:value-type="float" office:value="-46437" calcext:value-type="float">
            <text:p>-46437</text:p>
          </table:table-cell>
          <table:table-cell table:number-columns-repeated="996"/>
        </table:table-row>
        <table:table-row table:style-name="ro1">
          <table:table-cell table:style-name="ce2" office:value-type="float" office:value="92720" calcext:value-type="float">
            <text:p>92720</text:p>
          </table:table-cell>
          <table:table-cell/>
          <table:table-cell table:style-name="ce2" office:value-type="float" office:value="92127" calcext:value-type="float">
            <text:p>92127</text:p>
          </table:table-cell>
          <table:table-cell table:number-columns-repeated="2"/>
          <table:table-cell table:style-name="ce2" office:value-type="float" office:value="92720" calcext:value-type="float">
            <text:p>92720</text:p>
          </table:table-cell>
          <table:table-cell/>
          <table:table-cell table:style-name="ce2" office:value-type="float" office:value="92127" calcext:value-type="float">
            <text:p>92127</text:p>
          </table:table-cell>
          <table:table-cell table:number-columns-repeated="8"/>
          <table:table-cell table:style-name="ce9" table:formula="of:=([.S65]/4000)*2*PI()*20.5679" office:value-type="float" office:value="2995.59606970371" calcext:value-type="float">
            <text:p>2996 mm</text:p>
          </table:table-cell>
          <table:table-cell table:style-name="ce11" table:formula="of:=([.S65]/4000)*6.28*20.5679" office:value-type="float" office:value="2994.07743016" calcext:value-type="float">
            <text:p>2994 mm</text:p>
          </table:table-cell>
          <table:table-cell table:style-name="ce2" office:value-type="float" office:value="92720" calcext:value-type="float">
            <text:p>92720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/>
          <table:table-cell table:style-name="ce9" table:formula="of:=([.Z65]/4000)*2*PI()*20.5679" office:value-type="float" office:value="1498.41188650549" calcext:value-type="float">
            <text:p>1498 mm</text:p>
          </table:table-cell>
          <table:table-cell table:style-name="ce11" table:formula="of:=([.Z65]/4000)*6.28*20.5679" office:value-type="float" office:value="1497.652255537" calcext:value-type="float">
            <text:p>1498 mm</text:p>
          </table:table-cell>
          <table:table-cell table:style-name="ce11" table:formula="of:=([.Z65]/4000)*6.295*20.5679" office:value-type="float" office:value="1501.22945041488" calcext:value-type="float">
            <text:p>1501 mm</text:p>
          </table:table-cell>
          <table:table-cell table:style-name="ce2" office:value-type="float" office:value="46379" calcext:value-type="float">
            <text:p>46379</text:p>
          </table:table-cell>
          <table:table-cell/>
          <table:table-cell table:style-name="ce2" office:value-type="float" office:value="45516" calcext:value-type="float">
            <text:p>45516</text:p>
          </table:table-cell>
          <table:table-cell table:number-columns-repeated="996"/>
        </table:table-row>
        <table:table-row table:style-name="ro1">
          <table:table-cell table:style-name="ce2" office:value-type="float" office:value="-92672" calcext:value-type="float">
            <text:p>-92672</text:p>
          </table:table-cell>
          <table:table-cell/>
          <table:table-cell table:style-name="ce2" office:value-type="float" office:value="-92801" calcext:value-type="float">
            <text:p>-92801</text:p>
          </table:table-cell>
          <table:table-cell table:number-columns-repeated="2"/>
          <table:table-cell table:style-name="ce2" office:value-type="float" office:value="92672" calcext:value-type="float">
            <text:p>92672</text:p>
          </table:table-cell>
          <table:table-cell/>
          <table:table-cell table:style-name="ce2" office:value-type="float" office:value="92801" calcext:value-type="float">
            <text:p>92801</text:p>
          </table:table-cell>
          <table:table-cell table:number-columns-repeated="8"/>
          <table:table-cell table:style-name="ce9" table:formula="of:=([.S66]/4000)*2*PI()*20.5679" office:value-type="float" office:value="2994.04528657876" calcext:value-type="float">
            <text:p>2994 mm</text:p>
          </table:table-cell>
          <table:table-cell table:style-name="ce11" table:formula="of:=([.S66]/4000)*6.28*20.5679" office:value-type="float" office:value="2992.527433216" calcext:value-type="float">
            <text:p>2993 mm</text:p>
          </table:table-cell>
          <table:table-cell table:style-name="ce2" office:value-type="float" office:value="92672" calcext:value-type="float">
            <text:p>92672</text:p>
          </table:table-cell>
          <table:table-cell/>
          <table:table-cell table:style-name="ce2" office:value-type="float" office:value="92138" calcext:value-type="float">
            <text:p>92138</text:p>
          </table:table-cell>
          <table:table-cell/>
          <table:table-cell table:style-name="ce9" table:formula="of:=([.Z66]/4000)*2*PI()*20.5679" office:value-type="float" office:value="1498.21803861487" calcext:value-type="float">
            <text:p>1498 mm</text:p>
          </table:table-cell>
          <table:table-cell table:style-name="ce11" table:formula="of:=([.Z66]/4000)*6.28*20.5679" office:value-type="float" office:value="1497.458505919" calcext:value-type="float">
            <text:p>1497 mm</text:p>
          </table:table-cell>
          <table:table-cell table:style-name="ce11" table:formula="of:=([.Z66]/4000)*6.295*20.5679" office:value-type="float" office:value="1501.03523801913" calcext:value-type="float">
            <text:p>1501 mm</text:p>
          </table:table-cell>
          <table:table-cell table:style-name="ce2" office:value-type="float" office:value="46373" calcext:value-type="float">
            <text:p>46373</text:p>
          </table:table-cell>
          <table:table-cell/>
          <table:table-cell table:style-name="ce2" office:value-type="float" office:value="-46437" calcext:value-type="float">
            <text:p>-46437</text:p>
          </table:table-cell>
          <table:table-cell table:number-columns-repeated="996"/>
        </table:table-row>
        <table:table-row table:style-name="ro1"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403" calcext:value-type="float">
            <text:p>92403</text:p>
          </table:table-cell>
          <table:table-cell table:number-columns-repeated="2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403" calcext:value-type="float">
            <text:p>92403</text:p>
          </table:table-cell>
          <table:table-cell table:number-columns-repeated="8"/>
          <table:table-cell table:style-name="ce9" table:formula="of:=([.S67]/4000)*2*PI()*20.5679" office:value-type="float" office:value="2994.69144621416" calcext:value-type="float">
            <text:p>2995 mm</text:p>
          </table:table-cell>
          <table:table-cell table:style-name="ce11" table:formula="of:=([.S67]/4000)*6.28*20.5679" office:value-type="float" office:value="2993.173265276" calcext:value-type="float">
            <text:p>2993 mm</text:p>
          </table:table-cell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823" calcext:value-type="float">
            <text:p>92823</text:p>
          </table:table-cell>
          <table:table-cell/>
          <table:table-cell table:style-name="ce9" table:formula="of:=([.Z67]/4000)*2*PI()*20.5679" office:value-type="float" office:value="1498.73496632318" calcext:value-type="float">
            <text:p>1499 mm</text:p>
          </table:table-cell>
          <table:table-cell table:style-name="ce11" table:formula="of:=([.Z67]/4000)*6.28*20.5679" office:value-type="float" office:value="1497.975171567" calcext:value-type="float">
            <text:p>1498 mm</text:p>
          </table:table-cell>
          <table:table-cell table:style-name="ce11" table:formula="of:=([.Z67]/4000)*6.295*20.5679" office:value-type="float" office:value="1501.55313774113" calcext:value-type="float">
            <text:p>1502 mm</text:p>
          </table:table-cell>
          <table:table-cell table:style-name="ce2" office:value-type="float" office:value="46389" calcext:value-type="float">
            <text:p>46389</text:p>
          </table:table-cell>
          <table:table-cell/>
          <table:table-cell table:style-name="ce2" office:value-type="float" office:value="44533" calcext:value-type="float">
            <text:p>44533</text:p>
          </table:table-cell>
          <table:table-cell table:number-columns-repeated="996"/>
        </table:table-row>
        <table:table-row table:style-name="ro1">
          <table:table-cell table:style-name="ce2" office:value-type="float" office:value="-92698" calcext:value-type="float">
            <text:p>-92698</text:p>
          </table:table-cell>
          <table:table-cell/>
          <table:table-cell table:style-name="ce2" office:value-type="float" office:value="-92826" calcext:value-type="float">
            <text:p>-92826</text:p>
          </table:table-cell>
          <table:table-cell table:number-columns-repeated="2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826" calcext:value-type="float">
            <text:p>92826</text:p>
          </table:table-cell>
          <table:table-cell table:number-columns-repeated="8"/>
          <table:table-cell table:style-name="ce9" table:formula="of:=([.S68]/4000)*2*PI()*20.5679" office:value-type="float" office:value="2994.88529410478" calcext:value-type="float">
            <text:p>2995 mm</text:p>
          </table:table-cell>
          <table:table-cell table:style-name="ce11" table:formula="of:=([.S68]/4000)*6.28*20.5679" office:value-type="float" office:value="2993.367014894" calcext:value-type="float">
            <text:p>2993 mm</text:p>
          </table:table-cell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391" calcext:value-type="float">
            <text:p>92391</text:p>
          </table:table-cell>
          <table:table-cell/>
          <table:table-cell table:style-name="ce9" table:formula="of:=([.Z68]/4000)*2*PI()*20.5679" office:value-type="float" office:value="1498.57342641433" calcext:value-type="float">
            <text:p>1499 mm</text:p>
          </table:table-cell>
          <table:table-cell table:style-name="ce11" table:formula="of:=([.Z68]/4000)*6.28*20.5679" office:value-type="float" office:value="1497.813713552" calcext:value-type="float">
            <text:p>1498 mm</text:p>
          </table:table-cell>
          <table:table-cell table:style-name="ce11" table:formula="of:=([.Z68]/4000)*6.295*20.5679" office:value-type="float" office:value="1501.391294078" calcext:value-type="float">
            <text:p>1501 mm</text:p>
          </table:table-cell>
          <table:table-cell table:style-name="ce2" office:value-type="float" office:value="46384" calcext:value-type="float">
            <text:p>46384</text:p>
          </table:table-cell>
          <table:table-cell/>
          <table:table-cell table:style-name="ce2" office:value-type="float" office:value="-46439" calcext:value-type="float">
            <text:p>-46439</text:p>
          </table:table-cell>
          <table:table-cell table:number-columns-repeated="996"/>
        </table:table-row>
        <table:table-row table:style-name="ro1"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240" calcext:value-type="float">
            <text:p>92240</text:p>
          </table:table-cell>
          <table:table-cell table:number-columns-repeated="2"/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240" calcext:value-type="float">
            <text:p>92240</text:p>
          </table:table-cell>
          <table:table-cell table:number-columns-repeated="8"/>
          <table:table-cell table:style-name="ce9" table:formula="of:=([.S69]/4000)*2*PI()*20.5679" office:value-type="float" office:value="2995.88684153964" calcext:value-type="float">
            <text:p>2996 mm</text:p>
          </table:table-cell>
          <table:table-cell table:style-name="ce11" table:formula="of:=([.S69]/4000)*6.28*20.5679" office:value-type="float" office:value="2994.368054587" calcext:value-type="float">
            <text:p>2994 mm</text:p>
          </table:table-cell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818" calcext:value-type="float">
            <text:p>92818</text:p>
          </table:table-cell>
          <table:table-cell/>
          <table:table-cell table:style-name="ce9" table:formula="of:=([.Z69]/4000)*2*PI()*20.5679" office:value-type="float" office:value="1498.67035035964" calcext:value-type="float">
            <text:p>1499 mm</text:p>
          </table:table-cell>
          <table:table-cell table:style-name="ce11" table:formula="of:=([.Z69]/4000)*6.28*20.5679" office:value-type="float" office:value="1497.910588361" calcext:value-type="float">
            <text:p>1498 mm</text:p>
          </table:table-cell>
          <table:table-cell table:style-name="ce11" table:formula="of:=([.Z69]/4000)*6.295*20.5679" office:value-type="float" office:value="1501.48840027588" calcext:value-type="float">
            <text:p>1501 mm</text:p>
          </table:table-cell>
          <table:table-cell table:style-name="ce2" office:value-type="float" office:value="46387" calcext:value-type="float">
            <text:p>46387</text:p>
          </table:table-cell>
          <table:table-cell/>
          <table:table-cell table:style-name="ce2" office:value-type="float" office:value="46062" calcext:value-type="float">
            <text:p>46062</text:p>
          </table:table-cell>
          <table:table-cell table:number-columns-repeated="996"/>
        </table:table-row>
        <table:table-row table:style-name="ro1">
          <table:table-cell table:style-name="ce2" office:value-type="float" office:value="-92714" calcext:value-type="float">
            <text:p>-92714</text:p>
          </table:table-cell>
          <table:table-cell/>
          <table:table-cell table:style-name="ce2" office:value-type="float" office:value="-92845" calcext:value-type="float">
            <text:p>-92845</text:p>
          </table:table-cell>
          <table:table-cell table:number-columns-repeated="2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8"/>
          <table:table-cell table:style-name="ce9" table:formula="of:=([.S70]/4000)*2*PI()*20.5679" office:value-type="float" office:value="2995.4022218131" calcext:value-type="float">
            <text:p>2995 mm</text:p>
          </table:table-cell>
          <table:table-cell table:style-name="ce11" table:formula="of:=([.S70]/4000)*6.28*20.5679" office:value-type="float" office:value="2993.883680542" calcext:value-type="float">
            <text:p>2994 mm</text:p>
          </table:table-cell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1969" calcext:value-type="float">
            <text:p>91969</text:p>
          </table:table-cell>
          <table:table-cell/>
          <table:table-cell table:style-name="ce9" table:formula="of:=([.Z70]/4000)*2*PI()*20.5679" office:value-type="float" office:value="1498.31496256018" calcext:value-type="float">
            <text:p>1498 mm</text:p>
          </table:table-cell>
          <table:table-cell table:style-name="ce11" table:formula="of:=([.Z70]/4000)*6.28*20.5679" office:value-type="float" office:value="1497.555380728" calcext:value-type="float">
            <text:p>1498 mm</text:p>
          </table:table-cell>
          <table:table-cell table:style-name="ce11" table:formula="of:=([.Z70]/4000)*6.295*20.5679" office:value-type="float" office:value="1501.132344217" calcext:value-type="float">
            <text:p>1501 mm</text:p>
          </table:table-cell>
          <table:table-cell table:style-name="ce2" office:value-type="float" office:value="46376" calcext:value-type="float">
            <text:p>46376</text:p>
          </table:table-cell>
          <table:table-cell/>
          <table:table-cell table:style-name="ce2" office:value-type="float" office:value="-46424" calcext:value-type="float">
            <text:p>-46424</text:p>
          </table:table-cell>
          <table:table-cell table:number-columns-repeated="996"/>
        </table:table-row>
        <table:table-row table:style-name="ro1">
          <table:table-cell table:style-name="ce2" office:value-type="float" office:value="92732" calcext:value-type="float">
            <text:p>92732</text:p>
          </table:table-cell>
          <table:table-cell/>
          <table:table-cell table:style-name="ce2" office:value-type="float" office:value="92287" calcext:value-type="float">
            <text:p>92287</text:p>
          </table:table-cell>
          <table:table-cell table:number-columns-repeated="2"/>
          <table:table-cell table:style-name="ce2" office:value-type="float" office:value="92732" calcext:value-type="float">
            <text:p>92732</text:p>
          </table:table-cell>
          <table:table-cell/>
          <table:table-cell table:style-name="ce2" office:value-type="float" office:value="92287" calcext:value-type="float">
            <text:p>92287</text:p>
          </table:table-cell>
          <table:table-cell table:number-columns-repeated="8"/>
          <table:table-cell table:style-name="ce9" table:formula="of:=([.S71]/4000)*2*PI()*20.5679" office:value-type="float" office:value="2995.98376548495" calcext:value-type="float">
            <text:p>2996 mm</text:p>
          </table:table-cell>
          <table:table-cell table:style-name="ce11" table:formula="of:=([.S71]/4000)*6.28*20.5679" office:value-type="float" office:value="2994.464929396" calcext:value-type="float">
            <text:p>2994 mm</text:p>
          </table:table-cell>
          <table:table-cell table:style-name="ce2" office:value-type="float" office:value="92732" calcext:value-type="float">
            <text:p>92732</text:p>
          </table:table-cell>
          <table:table-cell/>
          <table:table-cell table:style-name="ce2" office:value-type="float" office:value="92829" calcext:value-type="float">
            <text:p>92829</text:p>
          </table:table-cell>
          <table:table-cell/>
          <table:table-cell table:style-name="ce9" table:formula="of:=([.Z71]/4000)*2*PI()*20.5679" office:value-type="float" office:value="1498.73496632318" calcext:value-type="float">
            <text:p>1499 mm</text:p>
          </table:table-cell>
          <table:table-cell table:style-name="ce11" table:formula="of:=([.Z71]/4000)*6.28*20.5679" office:value-type="float" office:value="1497.975171567" calcext:value-type="float">
            <text:p>1498 mm</text:p>
          </table:table-cell>
          <table:table-cell table:style-name="ce11" table:formula="of:=([.Z71]/4000)*6.295*20.5679" office:value-type="float" office:value="1501.55313774113" calcext:value-type="float">
            <text:p>1502 mm</text:p>
          </table:table-cell>
          <table:table-cell table:style-name="ce2" office:value-type="float" office:value="46389" calcext:value-type="float">
            <text:p>46389</text:p>
          </table:table-cell>
          <table:table-cell/>
          <table:table-cell table:style-name="ce2" office:value-type="float" office:value="45832" calcext:value-type="float">
            <text:p>45832</text:p>
          </table:table-cell>
          <table:table-cell table:number-columns-repeated="996"/>
        </table:table-row>
        <table:table-row table:style-name="ro1">
          <table:table-cell table:style-name="ce2" office:value-type="float" office:value="-92719" calcext:value-type="float">
            <text:p>-92719</text:p>
          </table:table-cell>
          <table:table-cell/>
          <table:table-cell table:style-name="ce2" office:value-type="float" office:value="-92839" calcext:value-type="float">
            <text:p>-92839</text:p>
          </table:table-cell>
          <table:table-cell table:number-columns-repeated="2"/>
          <table:table-cell table:style-name="ce2" office:value-type="float" office:value="92719" calcext:value-type="float">
            <text:p>92719</text:p>
          </table:table-cell>
          <table:table-cell/>
          <table:table-cell table:style-name="ce2" office:value-type="float" office:value="92839" calcext:value-type="float">
            <text:p>92839</text:p>
          </table:table-cell>
          <table:table-cell table:number-columns-repeated="8"/>
          <table:table-cell table:style-name="ce9" table:formula="of:=([.S72]/4000)*2*PI()*20.5679" office:value-type="float" office:value="2995.56376172194" calcext:value-type="float">
            <text:p>2996 mm</text:p>
          </table:table-cell>
          <table:table-cell table:style-name="ce11" table:formula="of:=([.S72]/4000)*6.28*20.5679" office:value-type="float" office:value="2994.045138557" calcext:value-type="float">
            <text:p>2994 mm</text:p>
          </table:table-cell>
          <table:table-cell table:style-name="ce2" office:value-type="float" office:value="92719" calcext:value-type="float">
            <text:p>92719</text:p>
          </table:table-cell>
          <table:table-cell/>
          <table:table-cell table:style-name="ce2" office:value-type="float" office:value="92052" calcext:value-type="float">
            <text:p>92052</text:p>
          </table:table-cell>
          <table:table-cell/>
          <table:table-cell table:style-name="ce9" table:formula="of:=([.Z72]/4000)*2*PI()*20.5679" office:value-type="float" office:value="1498.54111843256" calcext:value-type="float">
            <text:p>1499 mm</text:p>
          </table:table-cell>
          <table:table-cell table:style-name="ce11" table:formula="of:=([.Z72]/4000)*6.28*20.5679" office:value-type="float" office:value="1497.781421949" calcext:value-type="float">
            <text:p>1498 mm</text:p>
          </table:table-cell>
          <table:table-cell table:style-name="ce11" table:formula="of:=([.Z72]/4000)*6.295*20.5679" office:value-type="float" office:value="1501.35892534538" calcext:value-type="float">
            <text:p>1501 mm</text:p>
          </table:table-cell>
          <table:table-cell table:style-name="ce2" office:value-type="float" office:value="46383" calcext:value-type="float">
            <text:p>46383</text:p>
          </table:table-cell>
          <table:table-cell/>
          <table:table-cell table:style-name="ce2" office:value-type="float" office:value="-46435" calcext:value-type="float">
            <text:p>-46435</text:p>
          </table:table-cell>
          <table:table-cell table:number-columns-repeated="996"/>
        </table:table-row>
        <table:table-row table:style-name="ro1"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2"/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8"/>
          <table:table-cell table:style-name="ce9" table:formula="of:=([.S73]/4000)*2*PI()*20.5679" office:value-type="float" office:value="2995.88684153964" calcext:value-type="float">
            <text:p>2996 mm</text:p>
          </table:table-cell>
          <table:table-cell table:style-name="ce11" table:formula="of:=([.S73]/4000)*6.28*20.5679" office:value-type="float" office:value="2994.368054587" calcext:value-type="float">
            <text:p>2994 mm</text:p>
          </table:table-cell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828" calcext:value-type="float">
            <text:p>92828</text:p>
          </table:table-cell>
          <table:table-cell/>
          <table:table-cell table:style-name="ce9" table:formula="of:=([.Z73]/4000)*2*PI()*20.5679" office:value-type="float" office:value="1498.6057343961" calcext:value-type="float">
            <text:p>1499 mm</text:p>
          </table:table-cell>
          <table:table-cell table:style-name="ce11" table:formula="of:=([.Z73]/4000)*6.28*20.5679" office:value-type="float" office:value="1497.846005155" calcext:value-type="float">
            <text:p>1498 mm</text:p>
          </table:table-cell>
          <table:table-cell table:style-name="ce11" table:formula="of:=([.Z73]/4000)*6.295*20.5679" office:value-type="float" office:value="1501.42366281063" calcext:value-type="float">
            <text:p>1501 mm</text:p>
          </table:table-cell>
          <table:table-cell table:style-name="ce2" office:value-type="float" office:value="46385" calcext:value-type="float">
            <text:p>46385</text:p>
          </table:table-cell>
          <table:table-cell/>
          <table:table-cell table:style-name="ce2" office:value-type="float" office:value="45305" calcext:value-type="float">
            <text:p>45305</text:p>
          </table:table-cell>
          <table:table-cell table:number-columns-repeated="996"/>
        </table:table-row>
        <table:table-row table:style-name="ro1">
          <table:table-cell table:style-name="ce2" office:value-type="float" office:value="-92720" calcext:value-type="float">
            <text:p>-92720</text:p>
          </table:table-cell>
          <table:table-cell/>
          <table:table-cell table:style-name="ce2" office:value-type="float" office:value="-92841" calcext:value-type="float">
            <text:p>-92841</text:p>
          </table:table-cell>
          <table:table-cell table:number-columns-repeated="2"/>
          <table:table-cell table:style-name="ce2" office:value-type="float" office:value="92720" calcext:value-type="float">
            <text:p>92720</text:p>
          </table:table-cell>
          <table:table-cell/>
          <table:table-cell table:style-name="ce2" office:value-type="float" office:value="92841" calcext:value-type="float">
            <text:p>92841</text:p>
          </table:table-cell>
          <table:table-cell table:number-columns-repeated="8"/>
          <table:table-cell table:style-name="ce9" table:formula="of:=([.S74]/4000)*2*PI()*20.5679" office:value-type="float" office:value="2995.59606970371" calcext:value-type="float">
            <text:p>2996 mm</text:p>
          </table:table-cell>
          <table:table-cell table:style-name="ce11" table:formula="of:=([.S74]/4000)*6.28*20.5679" office:value-type="float" office:value="2994.07743016" calcext:value-type="float">
            <text:p>2994 mm</text:p>
          </table:table-cell>
          <table:table-cell table:style-name="ce2" office:value-type="float" office:value="92720" calcext:value-type="float">
            <text:p>92720</text:p>
          </table:table-cell>
          <table:table-cell/>
          <table:table-cell table:style-name="ce2" office:value-type="float" office:value="92053" calcext:value-type="float">
            <text:p>92053</text:p>
          </table:table-cell>
          <table:table-cell/>
          <table:table-cell table:style-name="ce9" table:formula="of:=([.Z74]/4000)*2*PI()*20.5679" office:value-type="float" office:value="1497.66880292478" calcext:value-type="float">
            <text:p>1498 mm</text:p>
          </table:table-cell>
          <table:table-cell table:style-name="ce11" table:formula="of:=([.Z74]/4000)*6.28*20.5679" office:value-type="float" office:value="1496.909548668" calcext:value-type="float">
            <text:p>1497 mm</text:p>
          </table:table-cell>
          <table:table-cell table:style-name="ce11" table:formula="of:=([.Z74]/4000)*6.295*20.5679" office:value-type="float" office:value="1500.4849695645" calcext:value-type="float">
            <text:p>1500 mm</text:p>
          </table:table-cell>
          <table:table-cell table:style-name="ce2" office:value-type="float" office:value="46356" calcext:value-type="float">
            <text:p>46356</text:p>
          </table:table-cell>
          <table:table-cell/>
          <table:table-cell table:style-name="ce2" office:value-type="float" office:value="-46419" calcext:value-type="float">
            <text:p>-46419</text:p>
          </table:table-cell>
          <table:table-cell table:number-columns-repeated="996"/>
        </table:table-row>
        <table:table-row table:style-name="ro1">
          <table:table-cell table:style-name="ce2" office:value-type="float" office:value="92739" calcext:value-type="float">
            <text:p>92739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2"/>
          <table:table-cell table:style-name="ce2" office:value-type="float" office:value="92739" calcext:value-type="float">
            <text:p>92739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8"/>
          <table:table-cell table:style-name="ce9" table:formula="of:=([.S75]/4000)*2*PI()*20.5679" office:value-type="float" office:value="2996.20992135734" calcext:value-type="float">
            <text:p>2996 mm</text:p>
          </table:table-cell>
          <table:table-cell table:style-name="ce11" table:formula="of:=([.S75]/4000)*6.28*20.5679" office:value-type="float" office:value="2994.690970617" calcext:value-type="float">
            <text:p>2995 mm</text:p>
          </table:table-cell>
          <table:table-cell table:style-name="ce2" office:value-type="float" office:value="92739" calcext:value-type="float">
            <text:p>92739</text:p>
          </table:table-cell>
          <table:table-cell/>
          <table:table-cell table:style-name="ce2" office:value-type="float" office:value="92842" calcext:value-type="float">
            <text:p>92842</text:p>
          </table:table-cell>
          <table:table-cell/>
          <table:table-cell table:style-name="ce9" table:formula="of:=([.Z75]/4000)*2*PI()*20.5679" office:value-type="float" office:value="1498.15342265133" calcext:value-type="float">
            <text:p>1498 mm</text:p>
          </table:table-cell>
          <table:table-cell table:style-name="ce11" table:formula="of:=([.Z75]/4000)*6.28*20.5679" office:value-type="float" office:value="1497.393922713" calcext:value-type="float">
            <text:p>1497 mm</text:p>
          </table:table-cell>
          <table:table-cell table:style-name="ce11" table:formula="of:=([.Z75]/4000)*6.295*20.5679" office:value-type="float" office:value="1500.97050055388" calcext:value-type="float">
            <text:p>1501 mm</text:p>
          </table:table-cell>
          <table:table-cell table:style-name="ce2" office:value-type="float" office:value="46371" calcext:value-type="float">
            <text:p>46371</text:p>
          </table:table-cell>
          <table:table-cell/>
          <table:table-cell table:style-name="ce2" office:value-type="float" office:value="44993" calcext:value-type="float">
            <text:p>44993</text:p>
          </table:table-cell>
          <table:table-cell table:number-columns-repeated="996"/>
        </table:table-row>
        <table:table-row table:style-name="ro1">
          <table:table-cell table:style-name="ce2" office:value-type="float" office:value="-92733" calcext:value-type="float">
            <text:p>-92733</text:p>
          </table:table-cell>
          <table:table-cell/>
          <table:table-cell table:style-name="ce2" office:value-type="float" office:value="-92859" calcext:value-type="float">
            <text:p>-92859</text:p>
          </table:table-cell>
          <table:table-cell table:number-columns-repeated="2"/>
          <table:table-cell table:style-name="ce2" office:value-type="float" office:value="92733" calcext:value-type="float">
            <text:p>92733</text:p>
          </table:table-cell>
          <table:table-cell/>
          <table:table-cell table:style-name="ce2" office:value-type="float" office:value="92859" calcext:value-type="float">
            <text:p>92859</text:p>
          </table:table-cell>
          <table:table-cell table:number-columns-repeated="8"/>
          <table:table-cell table:style-name="ce9" table:formula="of:=([.S76]/4000)*2*PI()*20.5679" office:value-type="float" office:value="2996.01607346672" calcext:value-type="float">
            <text:p>2996 mm</text:p>
          </table:table-cell>
          <table:table-cell table:style-name="ce11" table:formula="of:=([.S76]/4000)*6.28*20.5679" office:value-type="float" office:value="2994.497220999" calcext:value-type="float">
            <text:p>2994 mm</text:p>
          </table:table-cell>
          <table:table-cell table:style-name="ce2" office:value-type="float" office:value="92733" calcext:value-type="float">
            <text:p>92733</text:p>
          </table:table-cell>
          <table:table-cell/>
          <table:table-cell table:style-name="ce2" office:value-type="float" office:value="92211" calcext:value-type="float">
            <text:p>92211</text:p>
          </table:table-cell>
          <table:table-cell/>
          <table:table-cell table:style-name="ce9" table:formula="of:=([.Z76]/4000)*2*PI()*20.5679" office:value-type="float" office:value="1498.50881045079" calcext:value-type="float">
            <text:p>1499 mm</text:p>
          </table:table-cell>
          <table:table-cell table:style-name="ce11" table:formula="of:=([.Z76]/4000)*6.28*20.5679" office:value-type="float" office:value="1497.749130346" calcext:value-type="float">
            <text:p>1498 mm</text:p>
          </table:table-cell>
          <table:table-cell table:style-name="ce11" table:formula="of:=([.Z76]/4000)*6.295*20.5679" office:value-type="float" office:value="1501.32655661275" calcext:value-type="float">
            <text:p>1501 mm</text:p>
          </table:table-cell>
          <table:table-cell table:style-name="ce2" office:value-type="float" office:value="46382" calcext:value-type="float">
            <text:p>46382</text:p>
          </table:table-cell>
          <table:table-cell/>
          <table:table-cell table:style-name="ce2" office:value-type="float" office:value="-46434" calcext:value-type="float">
            <text:p>-46434</text:p>
          </table:table-cell>
          <table:table-cell table:number-columns-repeated="996"/>
        </table:table-row>
        <table:table-row table:style-name="ro1"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470" calcext:value-type="float">
            <text:p>92470</text:p>
          </table:table-cell>
          <table:table-cell table:number-columns-repeated="2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470" calcext:value-type="float">
            <text:p>92470</text:p>
          </table:table-cell>
          <table:table-cell table:number-columns-repeated="8"/>
          <table:table-cell table:style-name="ce9" table:formula="of:=([.S77]/4000)*2*PI()*20.5679" office:value-type="float" office:value="2995.11144997717" calcext:value-type="float">
            <text:p>2995 mm</text:p>
          </table:table-cell>
          <table:table-cell table:style-name="ce11" table:formula="of:=([.S77]/4000)*6.28*20.5679" office:value-type="float" office:value="2993.593056115" calcext:value-type="float">
            <text:p>2994 mm</text:p>
          </table:table-cell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38" calcext:value-type="float">
            <text:p>92838</text:p>
          </table:table-cell>
          <table:table-cell/>
          <table:table-cell table:style-name="ce9" table:formula="of:=([.Z77]/4000)*2*PI()*20.5679" office:value-type="float" office:value="1498.70265834141" calcext:value-type="float">
            <text:p>1499 mm</text:p>
          </table:table-cell>
          <table:table-cell table:style-name="ce11" table:formula="of:=([.Z77]/4000)*6.28*20.5679" office:value-type="float" office:value="1497.942879964" calcext:value-type="float">
            <text:p>1498 mm</text:p>
          </table:table-cell>
          <table:table-cell table:style-name="ce11" table:formula="of:=([.Z77]/4000)*6.295*20.5679" office:value-type="float" office:value="1501.5207690085" calcext:value-type="float">
            <text:p>1502 mm</text:p>
          </table:table-cell>
          <table:table-cell table:style-name="ce2" office:value-type="float" office:value="46388" calcext:value-type="float">
            <text:p>46388</text:p>
          </table:table-cell>
          <table:table-cell/>
          <table:table-cell table:style-name="ce2" office:value-type="float" office:value="45467" calcext:value-type="float">
            <text:p>45467</text:p>
          </table:table-cell>
          <table:table-cell table:number-columns-repeated="996"/>
        </table:table-row>
        <table:table-row table:style-name="ro1">
          <table:table-cell table:style-name="ce2" office:value-type="float" office:value="-92707" calcext:value-type="float">
            <text:p>-92707</text:p>
          </table:table-cell>
          <table:table-cell/>
          <table:table-cell table:style-name="ce2" office:value-type="float" office:value="-92837" calcext:value-type="float">
            <text:p>-92837</text:p>
          </table:table-cell>
          <table:table-cell table:number-columns-repeated="2"/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837" calcext:value-type="float">
            <text:p>92837</text:p>
          </table:table-cell>
          <table:table-cell table:number-columns-repeated="8"/>
          <table:table-cell table:style-name="ce9" table:formula="of:=([.S78]/4000)*2*PI()*20.5679" office:value-type="float" office:value="2995.17606594071" calcext:value-type="float">
            <text:p>2995 mm</text:p>
          </table:table-cell>
          <table:table-cell table:style-name="ce11" table:formula="of:=([.S78]/4000)*6.28*20.5679" office:value-type="float" office:value="2993.657639321" calcext:value-type="float">
            <text:p>2994 mm</text:p>
          </table:table-cell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319" calcext:value-type="float">
            <text:p>92319</text:p>
          </table:table-cell>
          <table:table-cell/>
          <table:table-cell table:style-name="ce9" table:formula="of:=([.Z78]/4000)*2*PI()*20.5679" office:value-type="float" office:value="1498.31496256018" calcext:value-type="float">
            <text:p>1498 mm</text:p>
          </table:table-cell>
          <table:table-cell table:style-name="ce11" table:formula="of:=([.Z78]/4000)*6.28*20.5679" office:value-type="float" office:value="1497.555380728" calcext:value-type="float">
            <text:p>1498 mm</text:p>
          </table:table-cell>
          <table:table-cell table:style-name="ce11" table:formula="of:=([.Z78]/4000)*6.295*20.5679" office:value-type="float" office:value="1501.132344217" calcext:value-type="float">
            <text:p>1501 mm</text:p>
          </table:table-cell>
          <table:table-cell table:style-name="ce2" office:value-type="float" office:value="46376" calcext:value-type="float">
            <text:p>46376</text:p>
          </table:table-cell>
          <table:table-cell/>
          <table:table-cell table:style-name="ce2" office:value-type="float" office:value="-46433" calcext:value-type="float">
            <text:p>-46433</text:p>
          </table:table-cell>
          <table:table-cell table:number-columns-repeated="996"/>
        </table:table-row>
        <table:table-row table:style-name="ro1">
          <table:table-cell table:style-name="ce2" office:value-type="float" office:value="92744" calcext:value-type="float">
            <text:p>92744</text:p>
          </table:table-cell>
          <table:table-cell/>
          <table:table-cell table:style-name="ce2" office:value-type="float" office:value="92264" calcext:value-type="float">
            <text:p>92264</text:p>
          </table:table-cell>
          <table:table-cell table:number-columns-repeated="2"/>
          <table:table-cell table:style-name="ce2" office:value-type="float" office:value="92744" calcext:value-type="float">
            <text:p>92744</text:p>
          </table:table-cell>
          <table:table-cell/>
          <table:table-cell table:style-name="ce2" office:value-type="float" office:value="92264" calcext:value-type="float">
            <text:p>92264</text:p>
          </table:table-cell>
          <table:table-cell table:number-columns-repeated="8"/>
          <table:table-cell table:style-name="ce9" table:formula="of:=([.S79]/4000)*2*PI()*20.5679" office:value-type="float" office:value="2996.37146126619" calcext:value-type="float">
            <text:p>2996 mm</text:p>
          </table:table-cell>
          <table:table-cell table:style-name="ce11" table:formula="of:=([.S79]/4000)*6.28*20.5679" office:value-type="float" office:value="2994.852428632" calcext:value-type="float">
            <text:p>2995 mm</text:p>
          </table:table-cell>
          <table:table-cell table:style-name="ce2" office:value-type="float" office:value="92744" calcext:value-type="float">
            <text:p>92744</text:p>
          </table:table-cell>
          <table:table-cell/>
          <table:table-cell table:style-name="ce2" office:value-type="float" office:value="92822" calcext:value-type="float">
            <text:p>92822</text:p>
          </table:table-cell>
          <table:table-cell/>
          <table:table-cell table:style-name="ce9" table:formula="of:=([.Z79]/4000)*2*PI()*20.5679" office:value-type="float" office:value="1498.73496632318" calcext:value-type="float">
            <text:p>1499 mm</text:p>
          </table:table-cell>
          <table:table-cell table:style-name="ce11" table:formula="of:=([.Z79]/4000)*6.28*20.5679" office:value-type="float" office:value="1497.975171567" calcext:value-type="float">
            <text:p>1498 mm</text:p>
          </table:table-cell>
          <table:table-cell table:style-name="ce11" table:formula="of:=([.Z79]/4000)*6.295*20.5679" office:value-type="float" office:value="1501.55313774113" calcext:value-type="float">
            <text:p>1502 mm</text:p>
          </table:table-cell>
          <table:table-cell table:style-name="ce2" office:value-type="float" office:value="46389" calcext:value-type="float">
            <text:p>46389</text:p>
          </table:table-cell>
          <table:table-cell/>
          <table:table-cell table:style-name="ce2" office:value-type="float" office:value="45706" calcext:value-type="float">
            <text:p>45706</text:p>
          </table:table-cell>
          <table:table-cell table:number-columns-repeated="996"/>
        </table:table-row>
        <table:table-row table:style-name="ro1">
          <table:table-cell table:style-name="ce2" office:value-type="float" office:value="-92703" calcext:value-type="float">
            <text:p>-92703</text:p>
          </table:table-cell>
          <table:table-cell/>
          <table:table-cell table:style-name="ce2" office:value-type="float" office:value="-92831" calcext:value-type="float">
            <text:p>-92831</text:p>
          </table:table-cell>
          <table:table-cell table:number-columns-repeated="2"/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8"/>
          <table:table-cell table:style-name="ce9" table:formula="of:=([.S80]/4000)*2*PI()*20.5679" office:value-type="float" office:value="2995.04683401363" calcext:value-type="float">
            <text:p>2995 mm</text:p>
          </table:table-cell>
          <table:table-cell table:style-name="ce11" table:formula="of:=([.S80]/4000)*6.28*20.5679" office:value-type="float" office:value="2993.528472909" calcext:value-type="float">
            <text:p>2994 mm</text:p>
          </table:table-cell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333" calcext:value-type="float">
            <text:p>92333</text:p>
          </table:table-cell>
          <table:table-cell/>
          <table:table-cell table:style-name="ce9" table:formula="of:=([.Z80]/4000)*2*PI()*20.5679" office:value-type="float" office:value="1498.41188650549" calcext:value-type="float">
            <text:p>1498 mm</text:p>
          </table:table-cell>
          <table:table-cell table:style-name="ce11" table:formula="of:=([.Z80]/4000)*6.28*20.5679" office:value-type="float" office:value="1497.652255537" calcext:value-type="float">
            <text:p>1498 mm</text:p>
          </table:table-cell>
          <table:table-cell table:style-name="ce11" table:formula="of:=([.Z80]/4000)*6.295*20.5679" office:value-type="float" office:value="1501.22945041488" calcext:value-type="float">
            <text:p>1501 mm</text:p>
          </table:table-cell>
          <table:table-cell table:style-name="ce2" office:value-type="float" office:value="46379" calcext:value-type="float">
            <text:p>46379</text:p>
          </table:table-cell>
          <table:table-cell/>
          <table:table-cell table:style-name="ce2" office:value-type="float" office:value="-46438" calcext:value-type="float">
            <text:p>-46438</text:p>
          </table:table-cell>
          <table:table-cell table:number-columns-repeated="996"/>
        </table:table-row>
        <table:table-row table:style-name="ro1">
          <table:table-cell table:style-name="ce2" office:value-type="float" office:value="92725" calcext:value-type="float">
            <text:p>92725</text:p>
          </table:table-cell>
          <table:table-cell/>
          <table:table-cell table:style-name="ce2" office:value-type="float" office:value="92369" calcext:value-type="float">
            <text:p>92369</text:p>
          </table:table-cell>
          <table:table-cell table:number-columns-repeated="2"/>
          <table:table-cell table:style-name="ce2" office:value-type="float" office:value="92725" calcext:value-type="float">
            <text:p>92725</text:p>
          </table:table-cell>
          <table:table-cell/>
          <table:table-cell table:style-name="ce2" office:value-type="float" office:value="92369" calcext:value-type="float">
            <text:p>92369</text:p>
          </table:table-cell>
          <table:table-cell table:number-columns-repeated="8"/>
          <table:table-cell table:style-name="ce9" table:formula="of:=([.S81]/4000)*2*PI()*20.5679" office:value-type="float" office:value="2995.75760961256" calcext:value-type="float">
            <text:p>2996 mm</text:p>
          </table:table-cell>
          <table:table-cell table:style-name="ce11" table:formula="of:=([.S81]/4000)*6.28*20.5679" office:value-type="float" office:value="2994.238888175" calcext:value-type="float">
            <text:p>2994 mm</text:p>
          </table:table-cell>
          <table:table-cell table:style-name="ce2" office:value-type="float" office:value="92725" calcext:value-type="float">
            <text:p>92725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/>
          <table:table-cell table:style-name="ce9" table:formula="of:=([.Z81]/4000)*2*PI()*20.5679" office:value-type="float" office:value="1498.57342641433" calcext:value-type="float">
            <text:p>1499 mm</text:p>
          </table:table-cell>
          <table:table-cell table:style-name="ce11" table:formula="of:=([.Z81]/4000)*6.28*20.5679" office:value-type="float" office:value="1497.813713552" calcext:value-type="float">
            <text:p>1498 mm</text:p>
          </table:table-cell>
          <table:table-cell table:style-name="ce11" table:formula="of:=([.Z81]/4000)*6.295*20.5679" office:value-type="float" office:value="1501.391294078" calcext:value-type="float">
            <text:p>1501 mm</text:p>
          </table:table-cell>
          <table:table-cell table:style-name="ce2" office:value-type="float" office:value="46384" calcext:value-type="float">
            <text:p>46384</text:p>
          </table:table-cell>
          <table:table-cell/>
          <table:table-cell table:style-name="ce2" office:value-type="float" office:value="44715" calcext:value-type="float">
            <text:p>44715</text:p>
          </table:table-cell>
          <table:table-cell table:number-columns-repeated="996"/>
        </table:table-row>
        <table:table-row table:style-name="ro1">
          <table:table-cell table:style-name="ce2" office:value-type="float" office:value="-92726" calcext:value-type="float">
            <text:p>-92726</text:p>
          </table:table-cell>
          <table:table-cell/>
          <table:table-cell table:style-name="ce2" office:value-type="float" office:value="-92854" calcext:value-type="float">
            <text:p>-92854</text:p>
          </table:table-cell>
          <table:table-cell table:number-columns-repeated="2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854" calcext:value-type="float">
            <text:p>92854</text:p>
          </table:table-cell>
          <table:table-cell table:number-columns-repeated="8"/>
          <table:table-cell table:style-name="ce9" table:formula="of:=([.S82]/4000)*2*PI()*20.5679" office:value-type="float" office:value="2995.78991759433" calcext:value-type="float">
            <text:p>2996 mm</text:p>
          </table:table-cell>
          <table:table-cell table:style-name="ce11" table:formula="of:=([.S82]/4000)*6.28*20.5679" office:value-type="float" office:value="2994.271179778" calcext:value-type="float">
            <text:p>2994 mm</text:p>
          </table:table-cell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165" calcext:value-type="float">
            <text:p>92165</text:p>
          </table:table-cell>
          <table:table-cell/>
          <table:table-cell table:style-name="ce9" table:formula="of:=([.Z82]/4000)*2*PI()*20.5679" office:value-type="float" office:value="1498.1857306331" calcext:value-type="float">
            <text:p>1498 mm</text:p>
          </table:table-cell>
          <table:table-cell table:style-name="ce11" table:formula="of:=([.Z82]/4000)*6.28*20.5679" office:value-type="float" office:value="1497.426214316" calcext:value-type="float">
            <text:p>1497 mm</text:p>
          </table:table-cell>
          <table:table-cell table:style-name="ce11" table:formula="of:=([.Z82]/4000)*6.295*20.5679" office:value-type="float" office:value="1501.0028692865" calcext:value-type="float">
            <text:p>1501 mm</text:p>
          </table:table-cell>
          <table:table-cell table:style-name="ce2" office:value-type="float" office:value="46372" calcext:value-type="float">
            <text:p>46372</text:p>
          </table:table-cell>
          <table:table-cell/>
          <table:table-cell table:style-name="ce2" office:value-type="float" office:value="-46435" calcext:value-type="float">
            <text:p>-46435</text:p>
          </table:table-cell>
          <table:table-cell table:number-columns-repeated="996"/>
        </table:table-row>
        <table:table-row table:style-name="ro1"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185" calcext:value-type="float">
            <text:p>92185</text:p>
          </table:table-cell>
          <table:table-cell table:number-columns-repeated="2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185" calcext:value-type="float">
            <text:p>92185</text:p>
          </table:table-cell>
          <table:table-cell table:number-columns-repeated="8"/>
          <table:table-cell table:style-name="ce9" table:formula="of:=([.S83]/4000)*2*PI()*20.5679" office:value-type="float" office:value="2995.78991759433" calcext:value-type="float">
            <text:p>2996 mm</text:p>
          </table:table-cell>
          <table:table-cell table:style-name="ce11" table:formula="of:=([.S83]/4000)*6.28*20.5679" office:value-type="float" office:value="2994.271179778" calcext:value-type="float">
            <text:p>2994 mm</text:p>
          </table:table-cell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/>
          <table:table-cell table:style-name="ce9" table:formula="of:=([.Z83]/4000)*2*PI()*20.5679" office:value-type="float" office:value="1499.18727806796" calcext:value-type="float">
            <text:p>1499 mm</text:p>
          </table:table-cell>
          <table:table-cell table:style-name="ce11" table:formula="of:=([.Z83]/4000)*6.28*20.5679" office:value-type="float" office:value="1498.427254009" calcext:value-type="float">
            <text:p>1498 mm</text:p>
          </table:table-cell>
          <table:table-cell table:style-name="ce11" table:formula="of:=([.Z83]/4000)*6.295*20.5679" office:value-type="float" office:value="1502.00629999788" calcext:value-type="float">
            <text:p>1502 mm</text:p>
          </table:table-cell>
          <table:table-cell table:style-name="ce2" office:value-type="float" office:value="46403" calcext:value-type="float">
            <text:p>46403</text:p>
          </table:table-cell>
          <table:table-cell/>
          <table:table-cell table:style-name="ce2" office:value-type="float" office:value="46004" calcext:value-type="float">
            <text:p>46004</text:p>
          </table:table-cell>
          <table:table-cell table:number-columns-repeated="996"/>
        </table:table-row>
        <table:table-row table:style-name="ro1">
          <table:table-cell table:style-name="ce2" office:value-type="float" office:value="-92714" calcext:value-type="float">
            <text:p>-92714</text:p>
          </table:table-cell>
          <table:table-cell/>
          <table:table-cell table:style-name="ce2" office:value-type="float" office:value="-92839" calcext:value-type="float">
            <text:p>-92839</text:p>
          </table:table-cell>
          <table:table-cell table:number-columns-repeated="2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39" calcext:value-type="float">
            <text:p>92839</text:p>
          </table:table-cell>
          <table:table-cell table:number-columns-repeated="8"/>
          <table:table-cell table:style-name="ce9" table:formula="of:=([.S84]/4000)*2*PI()*20.5679" office:value-type="float" office:value="2995.4022218131" calcext:value-type="float">
            <text:p>2995 mm</text:p>
          </table:table-cell>
          <table:table-cell table:style-name="ce11" table:formula="of:=([.S84]/4000)*6.28*20.5679" office:value-type="float" office:value="2993.883680542" calcext:value-type="float">
            <text:p>2994 mm</text:p>
          </table:table-cell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347" calcext:value-type="float">
            <text:p>92347</text:p>
          </table:table-cell>
          <table:table-cell/>
          <table:table-cell table:style-name="ce9" table:formula="of:=([.Z84]/4000)*2*PI()*20.5679" office:value-type="float" office:value="1498.54111843256" calcext:value-type="float">
            <text:p>1499 mm</text:p>
          </table:table-cell>
          <table:table-cell table:style-name="ce11" table:formula="of:=([.Z84]/4000)*6.28*20.5679" office:value-type="float" office:value="1497.781421949" calcext:value-type="float">
            <text:p>1498 mm</text:p>
          </table:table-cell>
          <table:table-cell table:style-name="ce11" table:formula="of:=([.Z84]/4000)*6.295*20.5679" office:value-type="float" office:value="1501.35892534538" calcext:value-type="float">
            <text:p>1501 mm</text:p>
          </table:table-cell>
          <table:table-cell table:style-name="ce2" office:value-type="float" office:value="46383" calcext:value-type="float">
            <text:p>46383</text:p>
          </table:table-cell>
          <table:table-cell/>
          <table:table-cell table:style-name="ce2" office:value-type="float" office:value="-46439" calcext:value-type="float">
            <text:p>-46439</text:p>
          </table:table-cell>
          <table:table-cell table:number-columns-repeated="996"/>
        </table:table-row>
        <table:table-row table:style-name="ro1"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321" calcext:value-type="float">
            <text:p>92321</text:p>
          </table:table-cell>
          <table:table-cell table:number-columns-repeated="2"/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321" calcext:value-type="float">
            <text:p>92321</text:p>
          </table:table-cell>
          <table:table-cell table:number-columns-repeated="8"/>
          <table:table-cell table:style-name="ce9" table:formula="of:=([.S85]/4000)*2*PI()*20.5679" office:value-type="float" office:value="2994.62683025062" calcext:value-type="float">
            <text:p>2995 mm</text:p>
          </table:table-cell>
          <table:table-cell table:style-name="ce11" table:formula="of:=([.S85]/4000)*6.28*20.5679" office:value-type="float" office:value="2993.10868207" calcext:value-type="float">
            <text:p>2993 mm</text:p>
          </table:table-cell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/>
          <table:table-cell table:style-name="ce9" table:formula="of:=([.Z85]/4000)*2*PI()*20.5679" office:value-type="float" office:value="1497.44264705239" calcext:value-type="float">
            <text:p>1497 mm</text:p>
          </table:table-cell>
          <table:table-cell table:style-name="ce11" table:formula="of:=([.Z85]/4000)*6.28*20.5679" office:value-type="float" office:value="1496.683507447" calcext:value-type="float">
            <text:p>1497 mm</text:p>
          </table:table-cell>
          <table:table-cell table:style-name="ce11" table:formula="of:=([.Z85]/4000)*6.295*20.5679" office:value-type="float" office:value="1500.25838843613" calcext:value-type="float">
            <text:p>1500 mm</text:p>
          </table:table-cell>
          <table:table-cell table:style-name="ce2" office:value-type="float" office:value="46349" calcext:value-type="float">
            <text:p>46349</text:p>
          </table:table-cell>
          <table:table-cell/>
          <table:table-cell table:style-name="ce2" office:value-type="float" office:value="45413" calcext:value-type="float">
            <text:p>45413</text:p>
          </table:table-cell>
          <table:table-cell table:number-columns-repeated="996"/>
        </table:table-row>
        <table:table-row table:style-name="ro1">
          <table:table-cell table:style-name="ce2" office:value-type="float" office:value="-92737" calcext:value-type="float">
            <text:p>-92737</text:p>
          </table:table-cell>
          <table:table-cell/>
          <table:table-cell table:style-name="ce2" office:value-type="float" office:value="-92868" calcext:value-type="float">
            <text:p>-92868</text:p>
          </table:table-cell>
          <table:table-cell table:number-columns-repeated="2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868" calcext:value-type="float">
            <text:p>92868</text:p>
          </table:table-cell>
          <table:table-cell table:number-columns-repeated="8"/>
          <table:table-cell table:style-name="ce9" table:formula="of:=([.S86]/4000)*2*PI()*20.5679" office:value-type="float" office:value="2996.1453053938" calcext:value-type="float">
            <text:p>2996 mm</text:p>
          </table:table-cell>
          <table:table-cell table:style-name="ce11" table:formula="of:=([.S86]/4000)*6.28*20.5679" office:value-type="float" office:value="2994.626387411" calcext:value-type="float">
            <text:p>2995 mm</text:p>
          </table:table-cell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503" calcext:value-type="float">
            <text:p>92503</text:p>
          </table:table-cell>
          <table:table-cell/>
          <table:table-cell table:style-name="ce9" table:formula="of:=([.Z86]/4000)*2*PI()*20.5679" office:value-type="float" office:value="1497.18418319823" calcext:value-type="float">
            <text:p>1497 mm</text:p>
          </table:table-cell>
          <table:table-cell table:style-name="ce11" table:formula="of:=([.Z86]/4000)*6.28*20.5679" office:value-type="float" office:value="1496.425174623" calcext:value-type="float">
            <text:p>1496 mm</text:p>
          </table:table-cell>
          <table:table-cell table:style-name="ce11" table:formula="of:=([.Z86]/4000)*6.295*20.5679" office:value-type="float" office:value="1499.99943857513" calcext:value-type="float">
            <text:p>1500 mm</text:p>
          </table:table-cell>
          <table:table-cell table:style-name="ce2" office:value-type="float" office:value="46341" calcext:value-type="float">
            <text:p>46341</text:p>
          </table:table-cell>
          <table:table-cell/>
          <table:table-cell table:style-name="ce2" office:value-type="float" office:value="-46389" calcext:value-type="float">
            <text:p>-46389</text:p>
          </table:table-cell>
          <table:table-cell table:number-columns-repeated="996"/>
        </table:table-row>
        <table:table-row table:style-name="ro1"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324" calcext:value-type="float">
            <text:p>92324</text:p>
          </table:table-cell>
          <table:table-cell table:number-columns-repeated="2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324" calcext:value-type="float">
            <text:p>92324</text:p>
          </table:table-cell>
          <table:table-cell table:number-columns-repeated="8"/>
          <table:table-cell table:style-name="ce9" table:formula="of:=([.S87]/4000)*2*PI()*20.5679" office:value-type="float" office:value="2994.52990630531" calcext:value-type="float">
            <text:p>2995 mm</text:p>
          </table:table-cell>
          <table:table-cell table:style-name="ce11" table:formula="of:=([.S87]/4000)*6.28*20.5679" office:value-type="float" office:value="2993.011807261" calcext:value-type="float">
            <text:p>2993 mm</text:p>
          </table:table-cell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852" calcext:value-type="float">
            <text:p>92852</text:p>
          </table:table-cell>
          <table:table-cell/>
          <table:table-cell table:style-name="ce9" table:formula="of:=([.Z87]/4000)*2*PI()*20.5679" office:value-type="float" office:value="1497.21649118" calcext:value-type="float">
            <text:p>1497 mm</text:p>
          </table:table-cell>
          <table:table-cell table:style-name="ce11" table:formula="of:=([.Z87]/4000)*6.28*20.5679" office:value-type="float" office:value="1496.457466226" calcext:value-type="float">
            <text:p>1496 mm</text:p>
          </table:table-cell>
          <table:table-cell table:style-name="ce11" table:formula="of:=([.Z87]/4000)*6.295*20.5679" office:value-type="float" office:value="1500.03180730775" calcext:value-type="float">
            <text:p>1500 mm</text:p>
          </table:table-cell>
          <table:table-cell table:style-name="ce2" office:value-type="float" office:value="46342" calcext:value-type="float">
            <text:p>46342</text:p>
          </table:table-cell>
          <table:table-cell/>
          <table:table-cell table:style-name="ce2" office:value-type="float" office:value="45755" calcext:value-type="float">
            <text:p>45755</text:p>
          </table:table-cell>
          <table:table-cell table:number-columns-repeated="996"/>
        </table:table-row>
        <table:table-row table:style-name="ro1">
          <table:table-cell table:style-name="ce2" office:value-type="float" office:value="-92674" calcext:value-type="float">
            <text:p>-92674</text:p>
          </table:table-cell>
          <table:table-cell/>
          <table:table-cell table:style-name="ce2" office:value-type="float" office:value="-92780" calcext:value-type="float">
            <text:p>-92780</text:p>
          </table:table-cell>
          <table:table-cell table:number-columns-repeated="2"/>
          <table:table-cell table:style-name="ce2" office:value-type="float" office:value="92674" calcext:value-type="float">
            <text:p>92674</text:p>
          </table:table-cell>
          <table:table-cell/>
          <table:table-cell table:style-name="ce2" office:value-type="float" office:value="92780" calcext:value-type="float">
            <text:p>92780</text:p>
          </table:table-cell>
          <table:table-cell table:number-columns-repeated="8"/>
          <table:table-cell table:style-name="ce9" table:formula="of:=([.S88]/4000)*2*PI()*20.5679" office:value-type="float" office:value="2994.1099025423" calcext:value-type="float">
            <text:p>2994 mm</text:p>
          </table:table-cell>
          <table:table-cell table:style-name="ce11" table:formula="of:=([.S88]/4000)*6.28*20.5679" office:value-type="float" office:value="2992.592016422" calcext:value-type="float">
            <text:p>2993 mm</text:p>
          </table:table-cell>
          <table:table-cell table:style-name="ce2" office:value-type="float" office:value="92674" calcext:value-type="float">
            <text:p>92674</text:p>
          </table:table-cell>
          <table:table-cell/>
          <table:table-cell table:style-name="ce2" office:value-type="float" office:value="92415" calcext:value-type="float">
            <text:p>92415</text:p>
          </table:table-cell>
          <table:table-cell/>
          <table:table-cell table:style-name="ce9" table:formula="of:=([.Z88]/4000)*2*PI()*20.5679" office:value-type="float" office:value="1496.79648741699" calcext:value-type="float">
            <text:p>1497 mm</text:p>
          </table:table-cell>
          <table:table-cell table:style-name="ce11" table:formula="of:=([.Z88]/4000)*6.28*20.5679" office:value-type="float" office:value="1496.037675387" calcext:value-type="float">
            <text:p>1496 mm</text:p>
          </table:table-cell>
          <table:table-cell table:style-name="ce11" table:formula="of:=([.Z88]/4000)*6.295*20.5679" office:value-type="float" office:value="1499.61101378363" calcext:value-type="float">
            <text:p>1500 mm</text:p>
          </table:table-cell>
          <table:table-cell table:style-name="ce2" office:value-type="float" office:value="46329" calcext:value-type="float">
            <text:p>46329</text:p>
          </table:table-cell>
          <table:table-cell/>
          <table:table-cell table:style-name="ce2" office:value-type="float" office:value="46385" calcext:value-type="float">
            <text:p>46385</text:p>
          </table:table-cell>
          <table:table-cell table:number-columns-repeated="996"/>
        </table:table-row>
        <table:table-row table:style-name="ro1">
          <table:table-cell table:style-name="ce2" office:value-type="float" office:value="92677" calcext:value-type="float">
            <text:p>92677</text:p>
          </table:table-cell>
          <table:table-cell/>
          <table:table-cell table:style-name="ce2" office:value-type="float" office:value="92208" calcext:value-type="float">
            <text:p>92208</text:p>
          </table:table-cell>
          <table:table-cell table:number-columns-repeated="2"/>
          <table:table-cell table:style-name="ce2" office:value-type="float" office:value="92677" calcext:value-type="float">
            <text:p>92677</text:p>
          </table:table-cell>
          <table:table-cell/>
          <table:table-cell table:style-name="ce2" office:value-type="float" office:value="92208" calcext:value-type="float">
            <text:p>92208</text:p>
          </table:table-cell>
          <table:table-cell table:number-columns-repeated="8"/>
          <table:table-cell table:style-name="ce9" table:formula="of:=([.S89]/4000)*2*PI()*20.5679" office:value-type="float" office:value="2994.20682648761" calcext:value-type="float">
            <text:p>2994 mm</text:p>
          </table:table-cell>
          <table:table-cell table:style-name="ce11" table:formula="of:=([.S89]/4000)*6.28*20.5679" office:value-type="float" office:value="2992.688891231" calcext:value-type="float">
            <text:p>2993 mm</text:p>
          </table:table-cell>
          <table:table-cell table:style-name="ce2" office:value-type="float" office:value="92677" calcext:value-type="float">
            <text:p>92677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/>
          <table:table-cell table:style-name="ce9" table:formula="of:=([.Z89]/4000)*2*PI()*20.5679" office:value-type="float" office:value="1497.18418319823" calcext:value-type="float">
            <text:p>1497 mm</text:p>
          </table:table-cell>
          <table:table-cell table:style-name="ce11" table:formula="of:=([.Z89]/4000)*6.28*20.5679" office:value-type="float" office:value="1496.425174623" calcext:value-type="float">
            <text:p>1496 mm</text:p>
          </table:table-cell>
          <table:table-cell table:style-name="ce11" table:formula="of:=([.Z89]/4000)*6.295*20.5679" office:value-type="float" office:value="1499.99943857513" calcext:value-type="float">
            <text:p>1500 mm</text:p>
          </table:table-cell>
          <table:table-cell table:style-name="ce2" office:value-type="float" office:value="46341" calcext:value-type="float">
            <text:p>46341</text:p>
          </table:table-cell>
          <table:table-cell/>
          <table:table-cell table:style-name="ce2" office:value-type="float" office:value="45536" calcext:value-type="float">
            <text:p>45536</text:p>
          </table:table-cell>
          <table:table-cell table:number-columns-repeated="996"/>
        </table:table-row>
        <table:table-row table:style-name="ro1">
          <table:table-cell table:style-name="ce2" office:value-type="float" office:value="-92680" calcext:value-type="float">
            <text:p>-92680</text:p>
          </table:table-cell>
          <table:table-cell/>
          <table:table-cell table:style-name="ce2" office:value-type="float" office:value="-92797" calcext:value-type="float">
            <text:p>-92797</text:p>
          </table:table-cell>
          <table:table-cell table:number-columns-repeated="2"/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797" calcext:value-type="float">
            <text:p>92797</text:p>
          </table:table-cell>
          <table:table-cell table:number-columns-repeated="8"/>
          <table:table-cell table:style-name="ce9" table:formula="of:=([.S90]/4000)*2*PI()*20.5679" office:value-type="float" office:value="2994.30375043292" calcext:value-type="float">
            <text:p>2994 mm</text:p>
          </table:table-cell>
          <table:table-cell table:style-name="ce11" table:formula="of:=([.S90]/4000)*6.28*20.5679" office:value-type="float" office:value="2992.78576604" calcext:value-type="float">
            <text:p>2993 mm</text:p>
          </table:table-cell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582" calcext:value-type="float">
            <text:p>92582</text:p>
          </table:table-cell>
          <table:table-cell/>
          <table:table-cell table:style-name="ce9" table:formula="of:=([.Z90]/4000)*2*PI()*20.5679" office:value-type="float" office:value="1496.99033530761" calcext:value-type="float">
            <text:p>1497 mm</text:p>
          </table:table-cell>
          <table:table-cell table:style-name="ce11" table:formula="of:=([.Z90]/4000)*6.28*20.5679" office:value-type="float" office:value="1496.231425005" calcext:value-type="float">
            <text:p>1496 mm</text:p>
          </table:table-cell>
          <table:table-cell table:style-name="ce11" table:formula="of:=([.Z90]/4000)*6.295*20.5679" office:value-type="float" office:value="1499.80522617938" calcext:value-type="float">
            <text:p>1500 mm</text:p>
          </table:table-cell>
          <table:table-cell table:style-name="ce2" office:value-type="float" office:value="46335" calcext:value-type="float">
            <text:p>46335</text:p>
          </table:table-cell>
          <table:table-cell/>
          <table:table-cell table:style-name="ce2" office:value-type="float" office:value="46393" calcext:value-type="float">
            <text:p>46393</text:p>
          </table:table-cell>
          <table:table-cell table:number-columns-repeated="996"/>
        </table:table-row>
        <table:table-row table:style-name="ro1">
          <table:table-cell table:style-name="ce2" office:value-type="float" office:value="92686" calcext:value-type="float">
            <text:p>92686</text:p>
          </table:table-cell>
          <table:table-cell/>
          <table:table-cell table:style-name="ce2" office:value-type="float" office:value="92242" calcext:value-type="float">
            <text:p>92242</text:p>
          </table:table-cell>
          <table:table-cell table:number-columns-repeated="2"/>
          <table:table-cell table:style-name="ce2" office:value-type="float" office:value="92686" calcext:value-type="float">
            <text:p>92686</text:p>
          </table:table-cell>
          <table:table-cell/>
          <table:table-cell table:style-name="ce2" office:value-type="float" office:value="92242" calcext:value-type="float">
            <text:p>92242</text:p>
          </table:table-cell>
          <table:table-cell table:number-columns-repeated="8"/>
          <table:table-cell table:style-name="ce9" table:formula="of:=([.S91]/4000)*2*PI()*20.5679" office:value-type="float" office:value="2994.49759832354" calcext:value-type="float">
            <text:p>2994 mm</text:p>
          </table:table-cell>
          <table:table-cell table:style-name="ce11" table:formula="of:=([.S91]/4000)*6.28*20.5679" office:value-type="float" office:value="2992.979515658" calcext:value-type="float">
            <text:p>2993 mm</text:p>
          </table:table-cell>
          <table:table-cell table:style-name="ce2" office:value-type="float" office:value="92686" calcext:value-type="float">
            <text:p>92686</text:p>
          </table:table-cell>
          <table:table-cell/>
          <table:table-cell table:style-name="ce2" office:value-type="float" office:value="92822" calcext:value-type="float">
            <text:p>92822</text:p>
          </table:table-cell>
          <table:table-cell/>
          <table:table-cell table:style-name="ce9" table:formula="of:=([.Z91]/4000)*2*PI()*20.5679" office:value-type="float" office:value="1496.73187145345" calcext:value-type="float">
            <text:p>1497 mm</text:p>
          </table:table-cell>
          <table:table-cell table:style-name="ce11" table:formula="of:=([.Z91]/4000)*6.28*20.5679" office:value-type="float" office:value="1495.973092181" calcext:value-type="float">
            <text:p>1496 mm</text:p>
          </table:table-cell>
          <table:table-cell table:style-name="ce11" table:formula="of:=([.Z91]/4000)*6.295*20.5679" office:value-type="float" office:value="1499.54627631838" calcext:value-type="float">
            <text:p>1500 mm</text:p>
          </table:table-cell>
          <table:table-cell table:style-name="ce2" office:value-type="float" office:value="46327" calcext:value-type="float">
            <text:p>46327</text:p>
          </table:table-cell>
          <table:table-cell/>
          <table:table-cell table:style-name="ce2" office:value-type="float" office:value="45379" calcext:value-type="float">
            <text:p>45379</text:p>
          </table:table-cell>
          <table:table-cell table:number-columns-repeated="996"/>
        </table:table-row>
        <table:table-row table:style-name="ro1">
          <table:table-cell table:style-name="ce2" office:value-type="float" office:value="-92693" calcext:value-type="float">
            <text:p>-92693</text:p>
          </table:table-cell>
          <table:table-cell/>
          <table:table-cell table:style-name="ce2" office:value-type="float" office:value="-92810" calcext:value-type="float">
            <text:p>-92810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 table:number-columns-repeated="8"/>
          <table:table-cell table:style-name="ce9" table:formula="of:=([.S92]/4000)*2*PI()*20.5679" office:value-type="float" office:value="2994.72375419593" calcext:value-type="float">
            <text:p>2995 mm</text:p>
          </table:table-cell>
          <table:table-cell table:style-name="ce11" table:formula="of:=([.S92]/4000)*6.28*20.5679" office:value-type="float" office:value="2993.205556879" calcext:value-type="float">
            <text:p>2993 mm</text:p>
          </table:table-cell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512" calcext:value-type="float">
            <text:p>92512</text:p>
          </table:table-cell>
          <table:table-cell/>
          <table:table-cell table:style-name="ce9" table:formula="of:=([.Z92]/4000)*2*PI()*20.5679" office:value-type="float" office:value="1496.05340383628" calcext:value-type="float">
            <text:p>1496 mm</text:p>
          </table:table-cell>
          <table:table-cell table:style-name="ce11" table:formula="of:=([.Z92]/4000)*6.28*20.5679" office:value-type="float" office:value="1495.294968518" calcext:value-type="float">
            <text:p>1495 mm</text:p>
          </table:table-cell>
          <table:table-cell table:style-name="ce11" table:formula="of:=([.Z92]/4000)*6.295*20.5679" office:value-type="float" office:value="1498.86653293325" calcext:value-type="float">
            <text:p>1499 mm</text:p>
          </table:table-cell>
          <table:table-cell table:style-name="ce2" office:value-type="float" office:value="46306" calcext:value-type="float">
            <text:p>46306</text:p>
          </table:table-cell>
          <table:table-cell/>
          <table:table-cell table:style-name="ce2" office:value-type="float" office:value="-46359" calcext:value-type="float">
            <text:p>-46359</text:p>
          </table:table-cell>
          <table:table-cell table:number-columns-repeated="996"/>
        </table:table-row>
        <table:table-row table:style-name="ro1"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483" calcext:value-type="float">
            <text:p>92483</text:p>
          </table:table-cell>
          <table:table-cell table:number-columns-repeated="2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483" calcext:value-type="float">
            <text:p>92483</text:p>
          </table:table-cell>
          <table:table-cell table:number-columns-repeated="8"/>
          <table:table-cell table:style-name="ce9" table:formula="of:=([.S93]/4000)*2*PI()*20.5679" office:value-type="float" office:value="2994.7560621777" calcext:value-type="float">
            <text:p>2995 mm</text:p>
          </table:table-cell>
          <table:table-cell table:style-name="ce11" table:formula="of:=([.S93]/4000)*6.28*20.5679" office:value-type="float" office:value="2993.237848482" calcext:value-type="float">
            <text:p>2993 mm</text:p>
          </table:table-cell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05" calcext:value-type="float">
            <text:p>92805</text:p>
          </table:table-cell>
          <table:table-cell/>
          <table:table-cell table:style-name="ce9" table:formula="of:=([.Z93]/4000)*2*PI()*20.5679" office:value-type="float" office:value="1496.31186769044" calcext:value-type="float">
            <text:p>1496 mm</text:p>
          </table:table-cell>
          <table:table-cell table:style-name="ce11" table:formula="of:=([.Z93]/4000)*6.28*20.5679" office:value-type="float" office:value="1495.553301342" calcext:value-type="float">
            <text:p>1496 mm</text:p>
          </table:table-cell>
          <table:table-cell table:style-name="ce11" table:formula="of:=([.Z93]/4000)*6.295*20.5679" office:value-type="float" office:value="1499.12548279425" calcext:value-type="float">
            <text:p>1499 mm</text:p>
          </table:table-cell>
          <table:table-cell table:style-name="ce2" office:value-type="float" office:value="46314" calcext:value-type="float">
            <text:p>46314</text:p>
          </table:table-cell>
          <table:table-cell/>
          <table:table-cell table:style-name="ce2" office:value-type="float" office:value="45465" calcext:value-type="float">
            <text:p>45465</text:p>
          </table:table-cell>
          <table:table-cell table:number-columns-repeated="996"/>
        </table:table-row>
        <table:table-row table:style-name="ro1">
          <table:table-cell table:style-name="ce2" office:value-type="float" office:value="-92687" calcext:value-type="float">
            <text:p>-92687</text:p>
          </table:table-cell>
          <table:table-cell/>
          <table:table-cell table:style-name="ce2" office:value-type="float" office:value="-92814" calcext:value-type="float">
            <text:p>-92814</text:p>
          </table:table-cell>
          <table:table-cell table:number-columns-repeated="2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 table:number-columns-repeated="8"/>
          <table:table-cell table:style-name="ce9" table:formula="of:=([.S94]/4000)*2*PI()*20.5679" office:value-type="float" office:value="2994.52990630531" calcext:value-type="float">
            <text:p>2995 mm</text:p>
          </table:table-cell>
          <table:table-cell table:style-name="ce11" table:formula="of:=([.S94]/4000)*6.28*20.5679" office:value-type="float" office:value="2993.011807261" calcext:value-type="float">
            <text:p>2993 mm</text:p>
          </table:table-cell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413" calcext:value-type="float">
            <text:p>92413</text:p>
          </table:table-cell>
          <table:table-cell/>
          <table:table-cell table:style-name="ce9" table:formula="of:=([.Z94]/4000)*2*PI()*20.5679" office:value-type="float" office:value="1496.2472517269" calcext:value-type="float">
            <text:p>1496 mm</text:p>
          </table:table-cell>
          <table:table-cell table:style-name="ce11" table:formula="of:=([.Z94]/4000)*6.28*20.5679" office:value-type="float" office:value="1495.488718136" calcext:value-type="float">
            <text:p>1495 mm</text:p>
          </table:table-cell>
          <table:table-cell table:style-name="ce11" table:formula="of:=([.Z94]/4000)*6.295*20.5679" office:value-type="float" office:value="1499.060745329" calcext:value-type="float">
            <text:p>1499 mm</text:p>
          </table:table-cell>
          <table:table-cell table:style-name="ce2" office:value-type="float" office:value="46312" calcext:value-type="float">
            <text:p>46312</text:p>
          </table:table-cell>
          <table:table-cell/>
          <table:table-cell table:style-name="ce2" office:value-type="float" office:value="46372" calcext:value-type="float">
            <text:p>46372</text:p>
          </table:table-cell>
          <table:table-cell table:number-columns-repeated="996"/>
        </table:table-row>
        <table:table-row table:style-name="ro1"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249" calcext:value-type="float">
            <text:p>92249</text:p>
          </table:table-cell>
          <table:table-cell table:number-columns-repeated="2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249" calcext:value-type="float">
            <text:p>92249</text:p>
          </table:table-cell>
          <table:table-cell table:number-columns-repeated="8"/>
          <table:table-cell table:style-name="ce9" table:formula="of:=([.S95]/4000)*2*PI()*20.5679" office:value-type="float" office:value="2995.14375795894" calcext:value-type="float">
            <text:p>2995 mm</text:p>
          </table:table-cell>
          <table:table-cell table:style-name="ce11" table:formula="of:=([.S95]/4000)*6.28*20.5679" office:value-type="float" office:value="2993.625347718" calcext:value-type="float">
            <text:p>2994 mm</text:p>
          </table:table-cell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72" calcext:value-type="float">
            <text:p>92872</text:p>
          </table:table-cell>
          <table:table-cell/>
          <table:table-cell table:style-name="ce9" table:formula="of:=([.Z95]/4000)*2*PI()*20.5679" office:value-type="float" office:value="1496.69956347168" calcext:value-type="float">
            <text:p>1497 mm</text:p>
          </table:table-cell>
          <table:table-cell table:style-name="ce11" table:formula="of:=([.Z95]/4000)*6.28*20.5679" office:value-type="float" office:value="1495.940800578" calcext:value-type="float">
            <text:p>1496 mm</text:p>
          </table:table-cell>
          <table:table-cell table:style-name="ce11" table:formula="of:=([.Z95]/4000)*6.295*20.5679" office:value-type="float" office:value="1499.51390758575" calcext:value-type="float">
            <text:p>1500 mm</text:p>
          </table:table-cell>
          <table:table-cell table:style-name="ce2" office:value-type="float" office:value="46326" calcext:value-type="float">
            <text:p>46326</text:p>
          </table:table-cell>
          <table:table-cell/>
          <table:table-cell table:style-name="ce2" office:value-type="float" office:value="46070" calcext:value-type="float">
            <text:p>46070</text:p>
          </table:table-cell>
          <table:table-cell table:number-columns-repeated="996"/>
        </table:table-row>
        <table:table-row table:style-name="ro1">
          <table:table-cell table:style-name="ce2" office:value-type="float" office:value="-92694" calcext:value-type="float">
            <text:p>-92694</text:p>
          </table:table-cell>
          <table:table-cell/>
          <table:table-cell table:style-name="ce2" office:value-type="float" office:value="-92827" calcext:value-type="float">
            <text:p>-92827</text:p>
          </table:table-cell>
          <table:table-cell table:number-columns-repeated="2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8"/>
          <table:table-cell table:style-name="ce9" table:formula="of:=([.S96]/4000)*2*PI()*20.5679" office:value-type="float" office:value="2994.7560621777" calcext:value-type="float">
            <text:p>2995 mm</text:p>
          </table:table-cell>
          <table:table-cell table:style-name="ce11" table:formula="of:=([.S96]/4000)*6.28*20.5679" office:value-type="float" office:value="2993.237848482" calcext:value-type="float">
            <text:p>2993 mm</text:p>
          </table:table-cell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274" calcext:value-type="float">
            <text:p>92274</text:p>
          </table:table-cell>
          <table:table-cell/>
          <table:table-cell table:style-name="ce9" table:formula="of:=([.Z96]/4000)*2*PI()*20.5679" office:value-type="float" office:value="1496.95802732584" calcext:value-type="float">
            <text:p>1497 mm</text:p>
          </table:table-cell>
          <table:table-cell table:style-name="ce11" table:formula="of:=([.Z96]/4000)*6.28*20.5679" office:value-type="float" office:value="1496.199133402" calcext:value-type="float">
            <text:p>1496 mm</text:p>
          </table:table-cell>
          <table:table-cell table:style-name="ce11" table:formula="of:=([.Z96]/4000)*6.295*20.5679" office:value-type="float" office:value="1499.77285744675" calcext:value-type="float">
            <text:p>1500 mm</text:p>
          </table:table-cell>
          <table:table-cell table:style-name="ce2" office:value-type="float" office:value="46334" calcext:value-type="float">
            <text:p>46334</text:p>
          </table:table-cell>
          <table:table-cell/>
          <table:table-cell table:style-name="ce2" office:value-type="float" office:value="-46389" calcext:value-type="float">
            <text:p>-46389</text:p>
          </table:table-cell>
          <table:table-cell table:number-columns-repeated="996"/>
        </table:table-row>
        <table:table-row table:style-name="ro1"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416" calcext:value-type="float">
            <text:p>92416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416" calcext:value-type="float">
            <text:p>92416</text:p>
          </table:table-cell>
          <table:table-cell table:number-columns-repeated="8"/>
          <table:table-cell table:style-name="ce9" table:formula="of:=([.S97]/4000)*2*PI()*20.5679" office:value-type="float" office:value="2994.72375419593" calcext:value-type="float">
            <text:p>2995 mm</text:p>
          </table:table-cell>
          <table:table-cell table:style-name="ce11" table:formula="of:=([.S97]/4000)*6.28*20.5679" office:value-type="float" office:value="2993.205556879" calcext:value-type="float">
            <text:p>2993 mm</text:p>
          </table:table-cell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/>
          <table:table-cell table:style-name="ce9" table:formula="of:=([.Z97]/4000)*2*PI()*20.5679" office:value-type="float" office:value="1496.86110338053" calcext:value-type="float">
            <text:p>1497 mm</text:p>
          </table:table-cell>
          <table:table-cell table:style-name="ce11" table:formula="of:=([.Z97]/4000)*6.28*20.5679" office:value-type="float" office:value="1496.102258593" calcext:value-type="float">
            <text:p>1496 mm</text:p>
          </table:table-cell>
          <table:table-cell table:style-name="ce11" table:formula="of:=([.Z97]/4000)*6.295*20.5679" office:value-type="float" office:value="1499.67575124888" calcext:value-type="float">
            <text:p>1500 mm</text:p>
          </table:table-cell>
          <table:table-cell table:style-name="ce2" office:value-type="float" office:value="46331" calcext:value-type="float">
            <text:p>46331</text:p>
          </table:table-cell>
          <table:table-cell/>
          <table:table-cell table:style-name="ce2" office:value-type="float" office:value="46688" calcext:value-type="float">
            <text:p>46688</text:p>
          </table:table-cell>
          <table:table-cell table:number-columns-repeated="996"/>
        </table:table-row>
        <table:table-row table:style-name="ro1">
          <table:table-cell table:style-name="ce2" office:value-type="float" office:value="-92691" calcext:value-type="float">
            <text:p>-92691</text:p>
          </table:table-cell>
          <table:table-cell/>
          <table:table-cell table:style-name="ce2" office:value-type="float" office:value="-92825" calcext:value-type="float">
            <text:p>-92825</text:p>
          </table:table-cell>
          <table:table-cell table:number-columns-repeated="2"/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825" calcext:value-type="float">
            <text:p>92825</text:p>
          </table:table-cell>
          <table:table-cell table:number-columns-repeated="8"/>
          <table:table-cell table:style-name="ce9" table:formula="of:=([.S98]/4000)*2*PI()*20.5679" office:value-type="float" office:value="2994.65913823239" calcext:value-type="float">
            <text:p>2995 mm</text:p>
          </table:table-cell>
          <table:table-cell table:style-name="ce11" table:formula="of:=([.S98]/4000)*6.28*20.5679" office:value-type="float" office:value="2993.140973673" calcext:value-type="float">
            <text:p>2993 mm</text:p>
          </table:table-cell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360" calcext:value-type="float">
            <text:p>92360</text:p>
          </table:table-cell>
          <table:table-cell/>
          <table:table-cell table:style-name="ce9" table:formula="of:=([.Z98]/4000)*2*PI()*20.5679" office:value-type="float" office:value="1496.40879163575" calcext:value-type="float">
            <text:p>1496 mm</text:p>
          </table:table-cell>
          <table:table-cell table:style-name="ce11" table:formula="of:=([.Z98]/4000)*6.28*20.5679" office:value-type="float" office:value="1495.650176151" calcext:value-type="float">
            <text:p>1496 mm</text:p>
          </table:table-cell>
          <table:table-cell table:style-name="ce11" table:formula="of:=([.Z98]/4000)*6.295*20.5679" office:value-type="float" office:value="1499.22258899213" calcext:value-type="float">
            <text:p>1499 mm</text:p>
          </table:table-cell>
          <table:table-cell table:style-name="ce2" office:value-type="float" office:value="46317" calcext:value-type="float">
            <text:p>46317</text:p>
          </table:table-cell>
          <table:table-cell/>
          <table:table-cell table:style-name="ce2" office:value-type="float" office:value="46385" calcext:value-type="float">
            <text:p>46385</text:p>
          </table:table-cell>
          <table:table-cell table:number-columns-repeated="996"/>
        </table:table-row>
        <table:table-row table:style-name="ro1"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2"/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8"/>
          <table:table-cell table:style-name="ce9" table:formula="of:=([.S99]/4000)*2*PI()*20.5679" office:value-type="float" office:value="2994.82067814124" calcext:value-type="float">
            <text:p>2995 mm</text:p>
          </table:table-cell>
          <table:table-cell table:style-name="ce11" table:formula="of:=([.S99]/4000)*6.28*20.5679" office:value-type="float" office:value="2993.302431688" calcext:value-type="float">
            <text:p>2993 mm</text:p>
          </table:table-cell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840" calcext:value-type="float">
            <text:p>92840</text:p>
          </table:table-cell>
          <table:table-cell/>
          <table:table-cell table:style-name="ce9" table:formula="of:=([.Z99]/4000)*2*PI()*20.5679" office:value-type="float" office:value="1496.79648741699" calcext:value-type="float">
            <text:p>1497 mm</text:p>
          </table:table-cell>
          <table:table-cell table:style-name="ce11" table:formula="of:=([.Z99]/4000)*6.28*20.5679" office:value-type="float" office:value="1496.037675387" calcext:value-type="float">
            <text:p>1496 mm</text:p>
          </table:table-cell>
          <table:table-cell table:style-name="ce11" table:formula="of:=([.Z99]/4000)*6.295*20.5679" office:value-type="float" office:value="1499.61101378363" calcext:value-type="float">
            <text:p>1500 mm</text:p>
          </table:table-cell>
          <table:table-cell table:style-name="ce2" office:value-type="float" office:value="46329" calcext:value-type="float">
            <text:p>46329</text:p>
          </table:table-cell>
          <table:table-cell/>
          <table:table-cell table:style-name="ce2" office:value-type="float" office:value="45529" calcext:value-type="float">
            <text:p>45529</text:p>
          </table:table-cell>
          <table:table-cell table:number-columns-repeated="996"/>
        </table:table-row>
        <table:table-row table:style-name="ro1">
          <table:table-cell table:style-name="ce2" office:value-type="float" office:value="-92698" calcext:value-type="float">
            <text:p>-92698</text:p>
          </table:table-cell>
          <table:table-cell/>
          <table:table-cell table:style-name="ce2" office:value-type="float" office:value="-92831" calcext:value-type="float">
            <text:p>-92831</text:p>
          </table:table-cell>
          <table:table-cell table:number-columns-repeated="2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8"/>
          <table:table-cell table:style-name="ce9" table:formula="of:=([.S100]/4000)*2*PI()*20.5679" office:value-type="float" office:value="2994.88529410478" calcext:value-type="float">
            <text:p>2995 mm</text:p>
          </table:table-cell>
          <table:table-cell table:style-name="ce11" table:formula="of:=([.S100]/4000)*6.28*20.5679" office:value-type="float" office:value="2993.367014894" calcext:value-type="float">
            <text:p>2993 mm</text:p>
          </table:table-cell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296" calcext:value-type="float">
            <text:p>92296</text:p>
          </table:table-cell>
          <table:table-cell/>
          <table:table-cell table:style-name="ce9" table:formula="of:=([.Z100]/4000)*2*PI()*20.5679" office:value-type="float" office:value="1496.21494374513" calcext:value-type="float">
            <text:p>1496 mm</text:p>
          </table:table-cell>
          <table:table-cell table:style-name="ce11" table:formula="of:=([.Z100]/4000)*6.28*20.5679" office:value-type="float" office:value="1495.456426533" calcext:value-type="float">
            <text:p>1495 mm</text:p>
          </table:table-cell>
          <table:table-cell table:style-name="ce11" table:formula="of:=([.Z100]/4000)*6.295*20.5679" office:value-type="float" office:value="1499.02837659638" calcext:value-type="float">
            <text:p>1499 mm</text:p>
          </table:table-cell>
          <table:table-cell table:style-name="ce2" office:value-type="float" office:value="46311" calcext:value-type="float">
            <text:p>46311</text:p>
          </table:table-cell>
          <table:table-cell/>
          <table:table-cell table:style-name="ce2" office:value-type="float" office:value="46373" calcext:value-type="float">
            <text:p>46373</text:p>
          </table:table-cell>
          <table:table-cell table:number-columns-repeated="996"/>
        </table:table-row>
        <table:table-row table:style-name="ro1"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92" calcext:value-type="float">
            <text:p>92192</text:p>
          </table:table-cell>
          <table:table-cell table:number-columns-repeated="2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92" calcext:value-type="float">
            <text:p>92192</text:p>
          </table:table-cell>
          <table:table-cell table:number-columns-repeated="8"/>
          <table:table-cell table:style-name="ce9" table:formula="of:=([.S101]/4000)*2*PI()*20.5679" office:value-type="float" office:value="2994.7560621777" calcext:value-type="float">
            <text:p>2995 mm</text:p>
          </table:table-cell>
          <table:table-cell table:style-name="ce11" table:formula="of:=([.S101]/4000)*6.28*20.5679" office:value-type="float" office:value="2993.237848482" calcext:value-type="float">
            <text:p>2993 mm</text:p>
          </table:table-cell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37" calcext:value-type="float">
            <text:p>92837</text:p>
          </table:table-cell>
          <table:table-cell/>
          <table:table-cell table:style-name="ce9" table:formula="of:=([.Z101]/4000)*2*PI()*20.5679" office:value-type="float" office:value="1496.37648365398" calcext:value-type="float">
            <text:p>1496 mm</text:p>
          </table:table-cell>
          <table:table-cell table:style-name="ce11" table:formula="of:=([.Z101]/4000)*6.28*20.5679" office:value-type="float" office:value="1495.617884548" calcext:value-type="float">
            <text:p>1496 mm</text:p>
          </table:table-cell>
          <table:table-cell table:style-name="ce11" table:formula="of:=([.Z101]/4000)*6.295*20.5679" office:value-type="float" office:value="1499.1902202595" calcext:value-type="float">
            <text:p>1499 mm</text:p>
          </table:table-cell>
          <table:table-cell table:style-name="ce2" office:value-type="float" office:value="46316" calcext:value-type="float">
            <text:p>46316</text:p>
          </table:table-cell>
          <table:table-cell/>
          <table:table-cell table:style-name="ce2" office:value-type="float" office:value="44861" calcext:value-type="float">
            <text:p>44861</text:p>
          </table:table-cell>
          <table:table-cell table:number-columns-repeated="996"/>
        </table:table-row>
        <table:table-row table:style-name="ro1">
          <table:table-cell table:style-name="ce2" office:value-type="float" office:value="-92688" calcext:value-type="float">
            <text:p>-92688</text:p>
          </table:table-cell>
          <table:table-cell/>
          <table:table-cell table:style-name="ce2" office:value-type="float" office:value="-92820" calcext:value-type="float">
            <text:p>-92820</text:p>
          </table:table-cell>
          <table:table-cell table:number-columns-repeated="2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820" calcext:value-type="float">
            <text:p>92820</text:p>
          </table:table-cell>
          <table:table-cell table:number-columns-repeated="8"/>
          <table:table-cell table:style-name="ce9" table:formula="of:=([.S102]/4000)*2*PI()*20.5679" office:value-type="float" office:value="2994.56221428708" calcext:value-type="float">
            <text:p>2995 mm</text:p>
          </table:table-cell>
          <table:table-cell table:style-name="ce11" table:formula="of:=([.S102]/4000)*6.28*20.5679" office:value-type="float" office:value="2993.044098864" calcext:value-type="float">
            <text:p>2993 mm</text:p>
          </table:table-cell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799" calcext:value-type="float">
            <text:p>92799</text:p>
          </table:table-cell>
          <table:table-cell/>
          <table:table-cell table:style-name="ce9" table:formula="of:=([.Z102]/4000)*2*PI()*20.5679" office:value-type="float" office:value="1495.95647989097" calcext:value-type="float">
            <text:p>1496 mm</text:p>
          </table:table-cell>
          <table:table-cell table:style-name="ce11" table:formula="of:=([.Z102]/4000)*6.28*20.5679" office:value-type="float" office:value="1495.198093709" calcext:value-type="float">
            <text:p>1495 mm</text:p>
          </table:table-cell>
          <table:table-cell table:style-name="ce11" table:formula="of:=([.Z102]/4000)*6.295*20.5679" office:value-type="float" office:value="1498.76942673538" calcext:value-type="float">
            <text:p>1499 mm</text:p>
          </table:table-cell>
          <table:table-cell table:style-name="ce2" office:value-type="float" office:value="46303" calcext:value-type="float">
            <text:p>46303</text:p>
          </table:table-cell>
          <table:table-cell/>
          <table:table-cell table:style-name="ce2" office:value-type="float" office:value="46370" calcext:value-type="float">
            <text:p>46370</text:p>
          </table:table-cell>
          <table:table-cell table:number-columns-repeated="996"/>
        </table:table-row>
        <table:table-row table:style-name="ro1"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2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8"/>
          <table:table-cell table:style-name="ce9" table:formula="of:=([.S103]/4000)*2*PI()*20.5679" office:value-type="float" office:value="2994.7560621777" calcext:value-type="float">
            <text:p>2995 mm</text:p>
          </table:table-cell>
          <table:table-cell table:style-name="ce11" table:formula="of:=([.S103]/4000)*6.28*20.5679" office:value-type="float" office:value="2993.237848482" calcext:value-type="float">
            <text:p>2993 mm</text:p>
          </table:table-cell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330" calcext:value-type="float">
            <text:p>92330</text:p>
          </table:table-cell>
          <table:table-cell/>
          <table:table-cell table:style-name="ce9" table:formula="of:=([.Z103]/4000)*2*PI()*20.5679" office:value-type="float" office:value="1496.44109961752" calcext:value-type="float">
            <text:p>1496 mm</text:p>
          </table:table-cell>
          <table:table-cell table:style-name="ce11" table:formula="of:=([.Z103]/4000)*6.28*20.5679" office:value-type="float" office:value="1495.682467754" calcext:value-type="float">
            <text:p>1496 mm</text:p>
          </table:table-cell>
          <table:table-cell table:style-name="ce11" table:formula="of:=([.Z103]/4000)*6.295*20.5679" office:value-type="float" office:value="1499.25495772475" calcext:value-type="float">
            <text:p>1499 mm</text:p>
          </table:table-cell>
          <table:table-cell table:style-name="ce2" office:value-type="float" office:value="46318" calcext:value-type="float">
            <text:p>46318</text:p>
          </table:table-cell>
          <table:table-cell/>
          <table:table-cell table:style-name="ce2" office:value-type="float" office:value="40323" calcext:value-type="float">
            <text:p>40323</text:p>
          </table:table-cell>
          <table:table-cell table:number-columns-repeated="996"/>
        </table:table-row>
        <table:table-row table:style-name="ro1">
          <table:table-cell table:style-name="ce2" office:value-type="float" office:value="-92678" calcext:value-type="float">
            <text:p>-92678</text:p>
          </table:table-cell>
          <table:table-cell/>
          <table:table-cell table:style-name="ce2" office:value-type="float" office:value="-92813" calcext:value-type="float">
            <text:p>-92813</text:p>
          </table:table-cell>
          <table:table-cell table:number-columns-repeated="2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813" calcext:value-type="float">
            <text:p>92813</text:p>
          </table:table-cell>
          <table:table-cell table:number-columns-repeated="8"/>
          <table:table-cell table:style-name="ce9" table:formula="of:=([.S104]/4000)*2*PI()*20.5679" office:value-type="float" office:value="2994.23913446938" calcext:value-type="float">
            <text:p>2994 mm</text:p>
          </table:table-cell>
          <table:table-cell table:style-name="ce11" table:formula="of:=([.S104]/4000)*6.28*20.5679" office:value-type="float" office:value="2992.721182834" calcext:value-type="float">
            <text:p>2993 mm</text:p>
          </table:table-cell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833" calcext:value-type="float">
            <text:p>92833</text:p>
          </table:table-cell>
          <table:table-cell/>
          <table:table-cell table:style-name="ce9" table:formula="of:=([.Z104]/4000)*2*PI()*20.5679" office:value-type="float" office:value="1497.18418319823" calcext:value-type="float">
            <text:p>1497 mm</text:p>
          </table:table-cell>
          <table:table-cell table:style-name="ce11" table:formula="of:=([.Z104]/4000)*6.28*20.5679" office:value-type="float" office:value="1496.425174623" calcext:value-type="float">
            <text:p>1496 mm</text:p>
          </table:table-cell>
          <table:table-cell table:style-name="ce11" table:formula="of:=([.Z104]/4000)*6.295*20.5679" office:value-type="float" office:value="1499.99943857513" calcext:value-type="float">
            <text:p>1500 mm</text:p>
          </table:table-cell>
          <table:table-cell table:style-name="ce2" office:value-type="float" office:value="46341" calcext:value-type="float">
            <text:p>46341</text:p>
          </table:table-cell>
          <table:table-cell/>
          <table:table-cell table:style-name="ce2" office:value-type="float" office:value="46422" calcext:value-type="float">
            <text:p>46422</text:p>
          </table:table-cell>
          <table:table-cell table:number-columns-repeated="996"/>
        </table:table-row>
        <table:table-row table:style-name="ro1"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189" calcext:value-type="float">
            <text:p>92189</text:p>
          </table:table-cell>
          <table:table-cell table:number-columns-repeated="2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189" calcext:value-type="float">
            <text:p>92189</text:p>
          </table:table-cell>
          <table:table-cell table:number-columns-repeated="8"/>
          <table:table-cell table:style-name="ce9" table:formula="of:=([.S105]/4000)*2*PI()*20.5679" office:value-type="float" office:value="2994.56221428708" calcext:value-type="float">
            <text:p>2995 mm</text:p>
          </table:table-cell>
          <table:table-cell table:style-name="ce11" table:formula="of:=([.S105]/4000)*6.28*20.5679" office:value-type="float" office:value="2993.044098864" calcext:value-type="float">
            <text:p>2993 mm</text:p>
          </table:table-cell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376" calcext:value-type="float">
            <text:p>92376</text:p>
          </table:table-cell>
          <table:table-cell/>
          <table:table-cell table:style-name="ce9" table:formula="of:=([.Z105]/4000)*2*PI()*20.5679" office:value-type="float" office:value="1497.47495503416" calcext:value-type="float">
            <text:p>1497 mm</text:p>
          </table:table-cell>
          <table:table-cell table:style-name="ce11" table:formula="of:=([.Z105]/4000)*6.28*20.5679" office:value-type="float" office:value="1496.71579905" calcext:value-type="float">
            <text:p>1497 mm</text:p>
          </table:table-cell>
          <table:table-cell table:style-name="ce11" table:formula="of:=([.Z105]/4000)*6.295*20.5679" office:value-type="float" office:value="1500.29075716875" calcext:value-type="float">
            <text:p>1500 mm</text:p>
          </table:table-cell>
          <table:table-cell table:style-name="ce2" office:value-type="float" office:value="46350" calcext:value-type="float">
            <text:p>46350</text:p>
          </table:table-cell>
          <table:table-cell/>
          <table:table-cell table:style-name="ce2" office:value-type="float" office:value="46235" calcext:value-type="float">
            <text:p>46235</text:p>
          </table:table-cell>
          <table:table-cell table:number-columns-repeated="996"/>
        </table:table-row>
        <table:table-row table:style-name="ro1">
          <table:table-cell table:style-name="ce2" office:value-type="float" office:value="-92693" calcext:value-type="float">
            <text:p>-92693</text:p>
          </table:table-cell>
          <table:table-cell/>
          <table:table-cell table:style-name="ce2" office:value-type="float" office:value="-92824" calcext:value-type="float">
            <text:p>-92824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8"/>
          <table:table-cell table:style-name="ce9" table:formula="of:=([.S106]/4000)*2*PI()*20.5679" office:value-type="float" office:value="2994.72375419593" calcext:value-type="float">
            <text:p>2995 mm</text:p>
          </table:table-cell>
          <table:table-cell table:style-name="ce11" table:formula="of:=([.S106]/4000)*6.28*20.5679" office:value-type="float" office:value="2993.205556879" calcext:value-type="float">
            <text:p>2993 mm</text:p>
          </table:table-cell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41" calcext:value-type="float">
            <text:p>92841</text:p>
          </table:table-cell>
          <table:table-cell/>
          <table:table-cell table:style-name="ce9" table:formula="of:=([.Z106]/4000)*2*PI()*20.5679" office:value-type="float" office:value="1498.12111466956" calcext:value-type="float">
            <text:p>1498 mm</text:p>
          </table:table-cell>
          <table:table-cell table:style-name="ce11" table:formula="of:=([.Z106]/4000)*6.28*20.5679" office:value-type="float" office:value="1497.36163111" calcext:value-type="float">
            <text:p>1497 mm</text:p>
          </table:table-cell>
          <table:table-cell table:style-name="ce11" table:formula="of:=([.Z106]/4000)*6.295*20.5679" office:value-type="float" office:value="1500.93813182125" calcext:value-type="float">
            <text:p>1501 mm</text:p>
          </table:table-cell>
          <table:table-cell table:style-name="ce2" office:value-type="float" office:value="46370" calcext:value-type="float">
            <text:p>46370</text:p>
          </table:table-cell>
          <table:table-cell/>
          <table:table-cell table:style-name="ce2" office:value-type="float" office:value="-46450" calcext:value-type="float">
            <text:p>-46450</text:p>
          </table:table-cell>
          <table:table-cell table:number-columns-repeated="996"/>
        </table:table-row>
        <table:table-row table:style-name="ro1"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381" calcext:value-type="float">
            <text:p>92381</text:p>
          </table:table-cell>
          <table:table-cell table:number-columns-repeated="2"/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381" calcext:value-type="float">
            <text:p>92381</text:p>
          </table:table-cell>
          <table:table-cell table:number-columns-repeated="8"/>
          <table:table-cell table:style-name="ce9" table:formula="of:=([.S107]/4000)*2*PI()*20.5679" office:value-type="float" office:value="2994.65913823239" calcext:value-type="float">
            <text:p>2995 mm</text:p>
          </table:table-cell>
          <table:table-cell table:style-name="ce11" table:formula="of:=([.S107]/4000)*6.28*20.5679" office:value-type="float" office:value="2993.140973673" calcext:value-type="float">
            <text:p>2993 mm</text:p>
          </table:table-cell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308" calcext:value-type="float">
            <text:p>92308</text:p>
          </table:table-cell>
          <table:table-cell/>
          <table:table-cell table:style-name="ce9" table:formula="of:=([.Z107]/4000)*2*PI()*20.5679" office:value-type="float" office:value="1498.31496256018" calcext:value-type="float">
            <text:p>1498 mm</text:p>
          </table:table-cell>
          <table:table-cell table:style-name="ce11" table:formula="of:=([.Z107]/4000)*6.28*20.5679" office:value-type="float" office:value="1497.555380728" calcext:value-type="float">
            <text:p>1498 mm</text:p>
          </table:table-cell>
          <table:table-cell table:style-name="ce11" table:formula="of:=([.Z107]/4000)*6.295*20.5679" office:value-type="float" office:value="1501.132344217" calcext:value-type="float">
            <text:p>1501 mm</text:p>
          </table:table-cell>
          <table:table-cell table:style-name="ce2" office:value-type="float" office:value="46376" calcext:value-type="float">
            <text:p>46376</text:p>
          </table:table-cell>
          <table:table-cell/>
          <table:table-cell table:style-name="ce2" office:value-type="float" office:value="46269" calcext:value-type="float">
            <text:p>46269</text:p>
          </table:table-cell>
          <table:table-cell table:number-columns-repeated="996"/>
        </table:table-row>
        <table:table-row table:style-name="ro1">
          <table:table-cell table:style-name="ce2" office:value-type="float" office:value="-92693" calcext:value-type="float">
            <text:p>-92693</text:p>
          </table:table-cell>
          <table:table-cell/>
          <table:table-cell table:style-name="ce2" office:value-type="float" office:value="-92831" calcext:value-type="float">
            <text:p>-92831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8"/>
          <table:table-cell table:style-name="ce9" table:formula="of:=([.S108]/4000)*2*PI()*20.5679" office:value-type="float" office:value="2994.72375419593" calcext:value-type="float">
            <text:p>2995 mm</text:p>
          </table:table-cell>
          <table:table-cell table:style-name="ce11" table:formula="of:=([.S108]/4000)*6.28*20.5679" office:value-type="float" office:value="2993.205556879" calcext:value-type="float">
            <text:p>2993 mm</text:p>
          </table:table-cell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66" calcext:value-type="float">
            <text:p>92866</text:p>
          </table:table-cell>
          <table:table-cell/>
          <table:table-cell table:style-name="ce9" table:formula="of:=([.Z108]/4000)*2*PI()*20.5679" office:value-type="float" office:value="1497.08725925292" calcext:value-type="float">
            <text:p>1497 mm</text:p>
          </table:table-cell>
          <table:table-cell table:style-name="ce11" table:formula="of:=([.Z108]/4000)*6.28*20.5679" office:value-type="float" office:value="1496.328299814" calcext:value-type="float">
            <text:p>1496 mm</text:p>
          </table:table-cell>
          <table:table-cell table:style-name="ce11" table:formula="of:=([.Z108]/4000)*6.295*20.5679" office:value-type="float" office:value="1499.90233237725" calcext:value-type="float">
            <text:p>1500 mm</text:p>
          </table:table-cell>
          <table:table-cell table:style-name="ce2" office:value-type="float" office:value="46338" calcext:value-type="float">
            <text:p>46338</text:p>
          </table:table-cell>
          <table:table-cell/>
          <table:table-cell table:style-name="ce2" office:value-type="float" office:value="-46391" calcext:value-type="float">
            <text:p>-46391</text:p>
          </table:table-cell>
          <table:table-cell table:number-columns-repeated="996"/>
        </table:table-row>
        <table:table-row table:style-name="ro1"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536" calcext:value-type="float">
            <text:p>92536</text:p>
          </table:table-cell>
          <table:table-cell table:number-columns-repeated="2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536" calcext:value-type="float">
            <text:p>92536</text:p>
          </table:table-cell>
          <table:table-cell table:number-columns-repeated="8"/>
          <table:table-cell table:style-name="ce9" table:formula="of:=([.S109]/4000)*2*PI()*20.5679" office:value-type="float" office:value="2994.91760208655" calcext:value-type="float">
            <text:p>2995 mm</text:p>
          </table:table-cell>
          <table:table-cell table:style-name="ce11" table:formula="of:=([.S109]/4000)*6.28*20.5679" office:value-type="float" office:value="2993.399306497" calcext:value-type="float">
            <text:p>2993 mm</text:p>
          </table:table-cell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/>
          <table:table-cell table:style-name="ce9" table:formula="of:=([.Z109]/4000)*2*PI()*20.5679" office:value-type="float" office:value="1497.95957476071" calcext:value-type="float">
            <text:p>1498 mm</text:p>
          </table:table-cell>
          <table:table-cell table:style-name="ce11" table:formula="of:=([.Z109]/4000)*6.28*20.5679" office:value-type="float" office:value="1497.200173095" calcext:value-type="float">
            <text:p>1497 mm</text:p>
          </table:table-cell>
          <table:table-cell table:style-name="ce11" table:formula="of:=([.Z109]/4000)*6.295*20.5679" office:value-type="float" office:value="1500.77628815813" calcext:value-type="float">
            <text:p>1501 mm</text:p>
          </table:table-cell>
          <table:table-cell table:style-name="ce2" office:value-type="float" office:value="46365" calcext:value-type="float">
            <text:p>46365</text:p>
          </table:table-cell>
          <table:table-cell/>
          <table:table-cell table:style-name="ce2" office:value-type="float" office:value="46389" calcext:value-type="float">
            <text:p>46389</text:p>
          </table:table-cell>
          <table:table-cell table:number-columns-repeated="996"/>
        </table:table-row>
        <table:table-row table:style-name="ro1">
          <table:table-cell table:style-name="ce2" office:value-type="float" office:value="-92693" calcext:value-type="float">
            <text:p>-92693</text:p>
          </table:table-cell>
          <table:table-cell/>
          <table:table-cell table:style-name="ce2" office:value-type="float" office:value="-92831" calcext:value-type="float">
            <text:p>-92831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8"/>
          <table:table-cell table:style-name="ce9" table:formula="of:=([.S110]/4000)*2*PI()*20.5679" office:value-type="float" office:value="2994.72375419593" calcext:value-type="float">
            <text:p>2995 mm</text:p>
          </table:table-cell>
          <table:table-cell table:style-name="ce11" table:formula="of:=([.S110]/4000)*6.28*20.5679" office:value-type="float" office:value="2993.205556879" calcext:value-type="float">
            <text:p>2993 mm</text:p>
          </table:table-cell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/>
          <table:table-cell table:style-name="ce9" table:formula="of:=([.Z110]/4000)*2*PI()*20.5679" office:value-type="float" office:value="1498.05649870602" calcext:value-type="float">
            <text:p>1498 mm</text:p>
          </table:table-cell>
          <table:table-cell table:style-name="ce11" table:formula="of:=([.Z110]/4000)*6.28*20.5679" office:value-type="float" office:value="1497.297047904" calcext:value-type="float">
            <text:p>1497 mm</text:p>
          </table:table-cell>
          <table:table-cell table:style-name="ce11" table:formula="of:=([.Z110]/4000)*6.295*20.5679" office:value-type="float" office:value="1500.873394356" calcext:value-type="float">
            <text:p>1501 mm</text:p>
          </table:table-cell>
          <table:table-cell table:style-name="ce2" office:value-type="float" office:value="46368" calcext:value-type="float">
            <text:p>46368</text:p>
          </table:table-cell>
          <table:table-cell/>
          <table:table-cell table:style-name="ce2" office:value-type="float" office:value="-46405" calcext:value-type="float">
            <text:p>-46405</text:p>
          </table:table-cell>
          <table:table-cell table:number-columns-repeated="996"/>
        </table:table-row>
        <table:table-row table:style-name="ro1"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482" calcext:value-type="float">
            <text:p>92482</text:p>
          </table:table-cell>
          <table:table-cell table:number-columns-repeated="2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482" calcext:value-type="float">
            <text:p>92482</text:p>
          </table:table-cell>
          <table:table-cell table:number-columns-repeated="8"/>
          <table:table-cell table:style-name="ce9" table:formula="of:=([.S111]/4000)*2*PI()*20.5679" office:value-type="float" office:value="2994.23913446938" calcext:value-type="float">
            <text:p>2994 mm</text:p>
          </table:table-cell>
          <table:table-cell table:style-name="ce11" table:formula="of:=([.S111]/4000)*6.28*20.5679" office:value-type="float" office:value="2992.721182834" calcext:value-type="float">
            <text:p>2993 mm</text:p>
          </table:table-cell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/>
          <table:table-cell table:style-name="ce9" table:formula="of:=([.Z111]/4000)*2*PI()*20.5679" office:value-type="float" office:value="1497.99188274248" calcext:value-type="float">
            <text:p>1498 mm</text:p>
          </table:table-cell>
          <table:table-cell table:style-name="ce11" table:formula="of:=([.Z111]/4000)*6.28*20.5679" office:value-type="float" office:value="1497.232464698" calcext:value-type="float">
            <text:p>1497 mm</text:p>
          </table:table-cell>
          <table:table-cell table:style-name="ce11" table:formula="of:=([.Z111]/4000)*6.295*20.5679" office:value-type="float" office:value="1500.80865689075" calcext:value-type="float">
            <text:p>1501 mm</text:p>
          </table:table-cell>
          <table:table-cell table:style-name="ce2" office:value-type="float" office:value="46366" calcext:value-type="float">
            <text:p>46366</text:p>
          </table:table-cell>
          <table:table-cell/>
          <table:table-cell table:style-name="ce2" office:value-type="float" office:value="46395" calcext:value-type="float">
            <text:p>46395</text:p>
          </table:table-cell>
          <table:table-cell table:number-columns-repeated="996"/>
        </table:table-row>
        <table:table-row table:style-name="ro1">
          <table:table-cell table:style-name="ce2" office:value-type="float" office:value="-92671" calcext:value-type="float">
            <text:p>-92671</text:p>
          </table:table-cell>
          <table:table-cell/>
          <table:table-cell table:style-name="ce2" office:value-type="float" office:value="-92808" calcext:value-type="float">
            <text:p>-92808</text:p>
          </table:table-cell>
          <table:table-cell table:number-columns-repeated="2"/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808" calcext:value-type="float">
            <text:p>92808</text:p>
          </table:table-cell>
          <table:table-cell table:number-columns-repeated="8"/>
          <table:table-cell table:style-name="ce9" table:formula="of:=([.S112]/4000)*2*PI()*20.5679" office:value-type="float" office:value="2994.01297859699" calcext:value-type="float">
            <text:p>2994 mm</text:p>
          </table:table-cell>
          <table:table-cell table:style-name="ce11" table:formula="of:=([.S112]/4000)*6.28*20.5679" office:value-type="float" office:value="2992.495141613" calcext:value-type="float">
            <text:p>2992 mm</text:p>
          </table:table-cell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/>
          <table:table-cell table:style-name="ce9" table:formula="of:=([.Z112]/4000)*2*PI()*20.5679" office:value-type="float" office:value="1497.50726301593" calcext:value-type="float">
            <text:p>1498 mm</text:p>
          </table:table-cell>
          <table:table-cell table:style-name="ce11" table:formula="of:=([.Z112]/4000)*6.28*20.5679" office:value-type="float" office:value="1496.748090653" calcext:value-type="float">
            <text:p>1497 mm</text:p>
          </table:table-cell>
          <table:table-cell table:style-name="ce11" table:formula="of:=([.Z112]/4000)*6.295*20.5679" office:value-type="float" office:value="1500.32312590138" calcext:value-type="float">
            <text:p>1500 mm</text:p>
          </table:table-cell>
          <table:table-cell table:style-name="ce2" office:value-type="float" office:value="46351" calcext:value-type="float">
            <text:p>46351</text:p>
          </table:table-cell>
          <table:table-cell/>
          <table:table-cell table:style-name="ce2" office:value-type="float" office:value="-46404" calcext:value-type="float">
            <text:p>-46404</text:p>
          </table:table-cell>
          <table:table-cell table:number-columns-repeated="996"/>
        </table:table-row>
        <table:table-row table:style-name="ro1">
          <table:table-cell table:style-name="ce2" office:value-type="float" office:value="92679" calcext:value-type="float">
            <text:p>92679</text:p>
          </table:table-cell>
          <table:table-cell/>
          <table:table-cell table:style-name="ce2" office:value-type="float" office:value="92292" calcext:value-type="float">
            <text:p>92292</text:p>
          </table:table-cell>
          <table:table-cell table:number-columns-repeated="2"/>
          <table:table-cell table:style-name="ce2" office:value-type="float" office:value="92679" calcext:value-type="float">
            <text:p>92679</text:p>
          </table:table-cell>
          <table:table-cell/>
          <table:table-cell table:style-name="ce2" office:value-type="float" office:value="92292" calcext:value-type="float">
            <text:p>92292</text:p>
          </table:table-cell>
          <table:table-cell table:number-columns-repeated="8"/>
          <table:table-cell table:style-name="ce9" table:formula="of:=([.S113]/4000)*2*PI()*20.5679" office:value-type="float" office:value="2994.27144245115" calcext:value-type="float">
            <text:p>2994 mm</text:p>
          </table:table-cell>
          <table:table-cell table:style-name="ce11" table:formula="of:=([.S113]/4000)*6.28*20.5679" office:value-type="float" office:value="2992.753474437" calcext:value-type="float">
            <text:p>2993 mm</text:p>
          </table:table-cell>
          <table:table-cell table:style-name="ce2" office:value-type="float" office:value="92679" calcext:value-type="float">
            <text:p>92679</text:p>
          </table:table-cell>
          <table:table-cell/>
          <table:table-cell table:style-name="ce2" office:value-type="float" office:value="92272" calcext:value-type="float">
            <text:p>92272</text:p>
          </table:table-cell>
          <table:table-cell/>
          <table:table-cell table:style-name="ce9" table:formula="of:=([.Z113]/4000)*2*PI()*20.5679" office:value-type="float" office:value="1497.60418696124" calcext:value-type="float">
            <text:p>1498 mm</text:p>
          </table:table-cell>
          <table:table-cell table:style-name="ce11" table:formula="of:=([.Z113]/4000)*6.28*20.5679" office:value-type="float" office:value="1496.844965462" calcext:value-type="float">
            <text:p>1497 mm</text:p>
          </table:table-cell>
          <table:table-cell table:style-name="ce11" table:formula="of:=([.Z113]/4000)*6.295*20.5679" office:value-type="float" office:value="1500.42023209925" calcext:value-type="float">
            <text:p>1500 mm</text:p>
          </table:table-cell>
          <table:table-cell table:style-name="ce2" office:value-type="float" office:value="46354" calcext:value-type="float">
            <text:p>46354</text:p>
          </table:table-cell>
          <table:table-cell/>
          <table:table-cell table:style-name="ce2" office:value-type="float" office:value="46389" calcext:value-type="float">
            <text:p>46389</text:p>
          </table:table-cell>
          <table:table-cell table:number-columns-repeated="996"/>
        </table:table-row>
        <table:table-row table:style-name="ro1">
          <table:table-cell table:style-name="ce2" office:value-type="float" office:value="-92665" calcext:value-type="float">
            <text:p>-92665</text:p>
          </table:table-cell>
          <table:table-cell/>
          <table:table-cell table:style-name="ce2" office:value-type="float" office:value="-92796" calcext:value-type="float">
            <text:p>-92796</text:p>
          </table:table-cell>
          <table:table-cell table:number-columns-repeated="2"/>
          <table:table-cell table:style-name="ce2" office:value-type="float" office:value="92665" calcext:value-type="float">
            <text:p>92665</text:p>
          </table:table-cell>
          <table:table-cell/>
          <table:table-cell table:style-name="ce2" office:value-type="float" office:value="92796" calcext:value-type="float">
            <text:p>92796</text:p>
          </table:table-cell>
          <table:table-cell table:number-columns-repeated="10"/>
          <table:table-cell table:style-name="ce2" office:value-type="float" office:value="92665" calcext:value-type="float">
            <text:p>92665</text:p>
          </table:table-cell>
          <table:table-cell/>
          <table:table-cell table:style-name="ce2" office:value-type="float" office:value="92817" calcext:value-type="float">
            <text:p>92817</text:p>
          </table:table-cell>
          <table:table-cell table:number-columns-repeated="2"/>
          <table:table-cell table:style-name="ce12"/>
          <table:table-cell table:number-columns-repeated="1000"/>
        </table:table-row>
        <table:table-row table:style-name="ro1">
          <table:table-cell table:style-name="ce2" office:value-type="float" office:value="92670" calcext:value-type="float">
            <text:p>92670</text:p>
          </table:table-cell>
          <table:table-cell/>
          <table:table-cell table:style-name="ce2" office:value-type="float" office:value="92147" calcext:value-type="float">
            <text:p>92147</text:p>
          </table:table-cell>
          <table:table-cell table:number-columns-repeated="2"/>
          <table:table-cell table:style-name="ce2" office:value-type="float" office:value="92670" calcext:value-type="float">
            <text:p>92670</text:p>
          </table:table-cell>
          <table:table-cell/>
          <table:table-cell table:style-name="ce2" office:value-type="float" office:value="92147" calcext:value-type="float">
            <text:p>92147</text:p>
          </table:table-cell>
          <table:table-cell table:number-columns-repeated="10"/>
          <table:table-cell table:style-name="ce2" office:value-type="float" office:value="92670" calcext:value-type="float">
            <text:p>92670</text:p>
          </table:table-cell>
          <table:table-cell/>
          <table:table-cell table:style-name="ce2" office:value-type="float" office:value="92371" calcext:value-type="float">
            <text:p>92371</text:p>
          </table:table-cell>
          <table:table-cell table:number-columns-repeated="2"/>
          <table:table-cell table:style-name="ce12"/>
          <table:table-cell table:style-name="ce14"/>
          <table:table-cell table:style-name="ce14" office:value-type="string" calcext:value-type="string">
            <text:p>VAR 110 LEFT 1.5M</text:p>
          </table:table-cell>
          <table:table-cell table:style-name="ce16" office:value-type="string" calcext:value-type="string">
            <text:p>MEDIAN 110 LEFT 1.5M</text:p>
          </table:table-cell>
          <table:table-cell table:style-name="ce14" office:value-type="string" calcext:value-type="string">
            <text:p>VAR 110 LEFT 1.5M</text:p>
          </table:table-cell>
          <table:table-cell table:number-columns-repeated="996"/>
        </table:table-row>
        <table:table-row table:style-name="ro1">
          <table:table-cell table:style-name="ce2" office:value-type="float" office:value="-92658" calcext:value-type="float">
            <text:p>-92658</text:p>
          </table:table-cell>
          <table:table-cell/>
          <table:table-cell table:style-name="ce2" office:value-type="float" office:value="-92796" calcext:value-type="float">
            <text:p>-92796</text:p>
          </table:table-cell>
          <table:table-cell table:number-columns-repeated="2"/>
          <table:table-cell table:style-name="ce2" office:value-type="float" office:value="92658" calcext:value-type="float">
            <text:p>92658</text:p>
          </table:table-cell>
          <table:table-cell/>
          <table:table-cell table:style-name="ce2" office:value-type="float" office:value="92796" calcext:value-type="float">
            <text:p>92796</text:p>
          </table:table-cell>
          <table:table-cell table:number-columns-repeated="10"/>
          <table:table-cell table:style-name="ce2" office:value-type="float" office:value="92658" calcext:value-type="float">
            <text:p>92658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2"/>
          <table:table-cell table:style-name="ce12"/>
          <table:table-cell/>
          <table:table-cell table:style-name="ce5" table:formula="of:=VAR([.Z3:.Z113])" office:value-type="float" office:value="454.1490581" calcext:value-type="float">
            <text:p>454.1490581</text:p>
          </table:table-cell>
          <table:table-cell table:style-name="ce5" table:formula="of:=MEDIAN([.Z3:.Z113])" office:value-type="float" office:value="46349" calcext:value-type="float">
            <text:p>46349</text:p>
          </table:table-cell>
          <table:table-cell table:number-columns-repeated="997"/>
        </table:table-row>
        <table:table-row table:style-name="ro1">
          <table:table-cell table:style-name="ce2" office:value-type="float" office:value="92660" calcext:value-type="float">
            <text:p>92660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 table:number-columns-repeated="2"/>
          <table:table-cell table:style-name="ce2" office:value-type="float" office:value="92660" calcext:value-type="float">
            <text:p>92660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 table:number-columns-repeated="10"/>
          <table:table-cell table:style-name="ce2" office:value-type="float" office:value="92660" calcext:value-type="float">
            <text:p>92660</text:p>
          </table:table-cell>
          <table:table-cell/>
          <table:table-cell table:style-name="ce2" office:value-type="float" office:value="92385" calcext:value-type="float">
            <text:p>92385</text:p>
          </table:table-cell>
          <table:table-cell table:number-columns-repeated="2"/>
          <table:table-cell table:style-name="ce12"/>
          <table:table-cell table:number-columns-repeated="1000"/>
        </table:table-row>
        <table:table-row table:style-name="ro1">
          <table:table-cell table:style-name="ce2" office:value-type="float" office:value="-92661" calcext:value-type="float">
            <text:p>-92661</text:p>
          </table:table-cell>
          <table:table-cell/>
          <table:table-cell table:style-name="ce2" office:value-type="float" office:value="-92802" calcext:value-type="float">
            <text:p>-92802</text:p>
          </table:table-cell>
          <table:table-cell table:number-columns-repeated="2"/>
          <table:table-cell table:style-name="ce2" office:value-type="float" office:value="92661" calcext:value-type="float">
            <text:p>92661</text:p>
          </table:table-cell>
          <table:table-cell/>
          <table:table-cell table:style-name="ce2" office:value-type="float" office:value="92802" calcext:value-type="float">
            <text:p>92802</text:p>
          </table:table-cell>
          <table:table-cell table:number-columns-repeated="10"/>
          <table:table-cell table:style-name="ce2" office:value-type="float" office:value="92661" calcext:value-type="float">
            <text:p>92661</text:p>
          </table:table-cell>
          <table:table-cell/>
          <table:table-cell table:style-name="ce2" office:value-type="float" office:value="92878" calcext:value-type="float">
            <text:p>92878</text:p>
          </table:table-cell>
          <table:table-cell table:number-columns-repeated="2"/>
          <table:table-cell table:style-name="ce12"/>
          <table:table-cell table:number-columns-repeated="1000"/>
        </table:table-row>
        <table:table-row table:style-name="ro1">
          <table:table-cell table:style-name="ce2" office:value-type="float" office:value="92663" calcext:value-type="float">
            <text:p>92663</text:p>
          </table:table-cell>
          <table:table-cell/>
          <table:table-cell table:style-name="ce2" office:value-type="float" office:value="92137" calcext:value-type="float">
            <text:p>92137</text:p>
          </table:table-cell>
          <table:table-cell table:number-columns-repeated="2"/>
          <table:table-cell table:style-name="ce2" office:value-type="float" office:value="92663" calcext:value-type="float">
            <text:p>92663</text:p>
          </table:table-cell>
          <table:table-cell/>
          <table:table-cell table:style-name="ce2" office:value-type="float" office:value="92137" calcext:value-type="float">
            <text:p>92137</text:p>
          </table:table-cell>
          <table:table-cell table:number-columns-repeated="10"/>
          <table:table-cell table:style-name="ce2" office:value-type="float" office:value="92663" calcext:value-type="float">
            <text:p>92663</text:p>
          </table:table-cell>
          <table:table-cell/>
          <table:table-cell table:style-name="ce2" office:value-type="float" office:value="92127" calcext:value-type="float">
            <text:p>92127</text:p>
          </table:table-cell>
          <table:table-cell table:number-columns-repeated="2"/>
          <table:table-cell table:style-name="ce12"/>
          <table:table-cell table:style-name="ce14"/>
          <table:table-cell table:style-name="ce14" office:value-type="string" calcext:value-type="string">
            <text:p>VAR 110 LEFT 3MT</text:p>
          </table:table-cell>
          <table:table-cell table:style-name="ce16" office:value-type="string" calcext:value-type="string">
            <text:p>MEDIAN 110 LEFT 3M</text:p>
          </table:table-cell>
          <table:table-cell table:number-columns-repeated="997"/>
        </table:table-row>
        <table:table-row table:style-name="ro1">
          <table:table-cell table:style-name="ce2" office:value-type="float" office:value="92662" calcext:value-type="float">
            <text:p>92662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2"/>
          <table:table-cell table:style-name="ce2" office:value-type="float" office:value="92662" calcext:value-type="float">
            <text:p>92662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10"/>
          <table:table-cell table:style-name="ce2" office:value-type="float" office:value="92662" calcext:value-type="float">
            <text:p>92662</text:p>
          </table:table-cell>
          <table:table-cell/>
          <table:table-cell table:style-name="ce2" office:value-type="float" office:value="92801" calcext:value-type="float">
            <text:p>92801</text:p>
          </table:table-cell>
          <table:table-cell table:number-columns-repeated="2"/>
          <table:table-cell table:style-name="ce12"/>
          <table:table-cell/>
          <table:table-cell table:style-name="ce5" table:formula="of:=VAR([.S66:.S176])" office:value-type="float" office:value="659.6507781" calcext:value-type="float">
            <text:p>659.6507781</text:p>
          </table:table-cell>
          <table:table-cell table:style-name="ce5" table:formula="of:=MEDIAN([.S66:.S176])" office:value-type="float" office:value="92694" calcext:value-type="float">
            <text:p>92694</text:p>
          </table:table-cell>
          <table:table-cell table:number-columns-repeated="997"/>
        </table:table-row>
        <table:table-row table:style-name="ro1">
          <table:table-cell table:style-name="ce2" office:value-type="float" office:value="-92669" calcext:value-type="float">
            <text:p>-92669</text:p>
          </table:table-cell>
          <table:table-cell/>
          <table:table-cell table:style-name="ce2" office:value-type="float" office:value="-92801" calcext:value-type="float">
            <text:p>-92801</text:p>
          </table:table-cell>
          <table:table-cell table:number-columns-repeated="2"/>
          <table:table-cell table:style-name="ce2" office:value-type="float" office:value="92669" calcext:value-type="float">
            <text:p>92669</text:p>
          </table:table-cell>
          <table:table-cell/>
          <table:table-cell table:style-name="ce2" office:value-type="float" office:value="92801" calcext:value-type="float">
            <text:p>92801</text:p>
          </table:table-cell>
          <table:table-cell table:number-columns-repeated="10"/>
          <table:table-cell table:style-name="ce2" office:value-type="float" office:value="92669" calcext:value-type="float">
            <text:p>92669</text:p>
          </table:table-cell>
          <table:table-cell/>
          <table:table-cell table:style-name="ce2" office:value-type="float" office:value="92403" calcext:value-type="float">
            <text:p>92403</text:p>
          </table:table-cell>
          <table:table-cell table:number-columns-repeated="2"/>
          <table:table-cell table:style-name="ce12"/>
          <table:table-cell table:number-columns-repeated="1000"/>
        </table:table-row>
        <table:table-row table:style-name="ro1">
          <table:table-cell table:style-name="ce2" office:value-type="float" office:value="92673" calcext:value-type="float">
            <text:p>92673</text:p>
          </table:table-cell>
          <table:table-cell/>
          <table:table-cell table:style-name="ce2" office:value-type="float" office:value="92255" calcext:value-type="float">
            <text:p>92255</text:p>
          </table:table-cell>
          <table:table-cell table:number-columns-repeated="2"/>
          <table:table-cell table:style-name="ce2" office:value-type="float" office:value="92673" calcext:value-type="float">
            <text:p>92673</text:p>
          </table:table-cell>
          <table:table-cell/>
          <table:table-cell table:style-name="ce2" office:value-type="float" office:value="92255" calcext:value-type="float">
            <text:p>92255</text:p>
          </table:table-cell>
          <table:table-cell table:number-columns-repeated="10"/>
          <table:table-cell table:style-name="ce2" office:value-type="float" office:value="92673" calcext:value-type="float">
            <text:p>92673</text:p>
          </table:table-cell>
          <table:table-cell/>
          <table:table-cell table:style-name="ce2" office:value-type="float" office:value="92826" calcext:value-type="float">
            <text:p>92826</text:p>
          </table:table-cell>
          <table:table-cell table:number-columns-repeated="2"/>
          <table:table-cell table:style-name="ce12"/>
          <table:table-cell table:number-columns-repeated="1000"/>
        </table:table-row>
        <table:table-row table:style-name="ro1">
          <table:table-cell table:style-name="ce2" office:value-type="float" office:value="-92667" calcext:value-type="float">
            <text:p>-92667</text:p>
          </table:table-cell>
          <table:table-cell/>
          <table:table-cell table:style-name="ce2" office:value-type="float" office:value="-92801" calcext:value-type="float">
            <text:p>-92801</text:p>
          </table:table-cell>
          <table:table-cell table:number-columns-repeated="2"/>
          <table:table-cell table:style-name="ce2" office:value-type="float" office:value="92667" calcext:value-type="float">
            <text:p>92667</text:p>
          </table:table-cell>
          <table:table-cell/>
          <table:table-cell table:style-name="ce2" office:value-type="float" office:value="92801" calcext:value-type="float">
            <text:p>92801</text:p>
          </table:table-cell>
          <table:table-cell table:number-columns-repeated="10"/>
          <table:table-cell table:style-name="ce2" office:value-type="float" office:value="92667" calcext:value-type="float">
            <text:p>92667</text:p>
          </table:table-cell>
          <table:table-cell/>
          <table:table-cell table:style-name="ce2" office:value-type="float" office:value="92240" calcext:value-type="float">
            <text:p>92240</text:p>
          </table:table-cell>
          <table:table-cell table:number-columns-repeated="2"/>
          <table:table-cell table:style-name="ce12"/>
          <table:table-cell table:style-name="ce14"/>
          <table:table-cell table:style-name="ce14" office:value-type="string" calcext:value-type="string">
            <text:p>STD_DEV 110 LEFT 1.5M</text:p>
          </table:table-cell>
          <table:table-cell table:number-columns-repeated="998"/>
        </table:table-row>
        <table:table-row table:style-name="ro1">
          <table:table-cell table:number-columns-repeated="18"/>
          <table:table-cell table:style-name="ce2" office:value-type="float" office:value="92732" calcext:value-type="float">
            <text:p>92732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2"/>
          <table:table-cell table:style-name="ce12"/>
          <table:table-cell/>
          <table:table-cell table:style-name="ce5" table:formula="of:=STDEV([.Z3:.Z113])" office:value-type="float" office:value="21.31077329" calcext:value-type="float">
            <text:p>21.31077329</text:p>
          </table:table-cell>
          <table:table-cell table:number-columns-repeated="998"/>
        </table:table-row>
        <table:table-row table:style-name="ro1">
          <table:table-cell table:number-columns-repeated="18"/>
          <table:table-cell table:style-name="ce2" office:value-type="float" office:value="92742" calcext:value-type="float">
            <text:p>92742</text:p>
          </table:table-cell>
          <table:table-cell/>
          <table:table-cell table:style-name="ce2" office:value-type="float" office:value="92287" calcext:value-type="float">
            <text:p>92287</text:p>
          </table:table-cell>
          <table:table-cell table:number-columns-repeated="2"/>
          <table:table-cell table:style-name="ce12"/>
          <table:table-cell table:number-columns-repeated="1000"/>
        </table:table-row>
        <table:table-row table:style-name="ro1">
          <table:table-cell table:number-columns-repeated="18"/>
          <table:table-cell table:style-name="ce2" office:value-type="float" office:value="92724" calcext:value-type="float">
            <text:p>92724</text:p>
          </table:table-cell>
          <table:table-cell/>
          <table:table-cell table:style-name="ce2" office:value-type="float" office:value="92839" calcext:value-type="float">
            <text:p>92839</text:p>
          </table:table-cell>
          <table:table-cell table:number-columns-repeated="2"/>
          <table:table-cell table:style-name="ce12"/>
          <table:table-cell table:style-name="ce14"/>
          <table:table-cell table:style-name="ce14" office:value-type="string" calcext:value-type="string">
            <text:p>STD_DEV 110 LEFT 3M</text:p>
          </table:table-cell>
          <table:table-cell table:number-columns-repeated="998"/>
        </table:table-row>
        <table:table-row table:style-name="ro1">
          <table:table-cell table:number-columns-repeated="18"/>
          <table:table-cell table:style-name="ce2" office:value-type="float" office:value="92779" calcext:value-type="float">
            <text:p>92779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2"/>
          <table:table-cell table:style-name="ce12"/>
          <table:table-cell/>
          <table:table-cell table:style-name="ce5" table:formula="of:=STDEV([.S66:.S176])" office:value-type="float" office:value="25.68366754" calcext:value-type="float">
            <text:p>25.68366754</text:p>
          </table:table-cell>
          <table:table-cell table:number-columns-repeated="998"/>
        </table:table-row>
        <table:table-row table:style-name="ro1">
          <table:table-cell table:number-columns-repeated="18"/>
          <table:table-cell table:style-name="ce2" office:value-type="float" office:value="92792" calcext:value-type="float">
            <text:p>92792</text:p>
          </table:table-cell>
          <table:table-cell/>
          <table:table-cell table:style-name="ce2" office:value-type="float" office:value="92841" calcext:value-type="float">
            <text:p>92841</text:p>
          </table:table-cell>
          <table:table-cell table:number-columns-repeated="2"/>
          <table:table-cell table:style-name="ce12"/>
          <table:table-cell table:number-columns-repeated="1000"/>
        </table:table-row>
        <table:table-row table:style-name="ro1">
          <table:table-cell table:number-columns-repeated="18"/>
          <table:table-cell table:style-name="ce2" office:value-type="float" office:value="92762" calcext:value-type="float">
            <text:p>92762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2"/>
          <table:table-cell table:style-name="ce12"/>
          <table:table-cell table:number-columns-repeated="1000"/>
        </table:table-row>
        <table:table-row table:style-name="ro1">
          <table:table-cell table:number-columns-repeated="18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859" calcext:value-type="float">
            <text:p>92859</text:p>
          </table:table-cell>
          <table:table-cell table:number-columns-repeated="2"/>
          <table:table-cell table:style-name="ce12"/>
          <table:table-cell table:number-columns-repeated="1000"/>
        </table:table-row>
        <table:table-row table:style-name="ro1">
          <table:table-cell table:number-columns-repeated="18"/>
          <table:table-cell table:style-name="ce2" office:value-type="float" office:value="92754" calcext:value-type="float">
            <text:p>92754</text:p>
          </table:table-cell>
          <table:table-cell/>
          <table:table-cell table:style-name="ce2" office:value-type="float" office:value="92470" calcext:value-type="float">
            <text:p>92470</text:p>
          </table:table-cell>
          <table:table-cell table:number-columns-repeated="2"/>
          <table:table-cell table:style-name="ce10" office:value-type="string" calcext:value-type="string">
            <text:p>0.75m</text:p>
          </table:table-cell>
          <table:table-cell table:number-columns-repeated="2"/>
          <table:table-cell table:style-name="ce10" office:value-type="string" calcext:value-type="string">
            <text:p>0.75m</text:p>
          </table:table-cell>
          <table:table-cell table:number-columns-repeated="997"/>
        </table:table-row>
        <table:table-row table:style-name="ro1">
          <table:table-cell table:number-columns-repeated="18"/>
          <table:table-cell table:style-name="ce2" office:value-type="float" office:value="92739" calcext:value-type="float">
            <text:p>92739</text:p>
          </table:table-cell>
          <table:table-cell/>
          <table:table-cell table:style-name="ce2" office:value-type="float" office:value="92837" calcext:value-type="float">
            <text:p>92837</text:p>
          </table:table-cell>
          <table:table-cell table:number-columns-repeated="2"/>
          <table:table-cell table:style-name="ce12"/>
          <table:table-cell table:number-columns-repeated="2"/>
          <table:table-cell table:style-name="ce2" office:value-type="string" calcext:value-type="string">
            <text:p>giovanni è bello</text:p>
          </table:table-cell>
          <table:table-cell table:number-columns-repeated="997"/>
        </table:table-row>
        <table:table-row table:style-name="ro1">
          <table:table-cell table:number-columns-repeated="18"/>
          <table:table-cell table:style-name="ce2" office:value-type="float" office:value="92767" calcext:value-type="float">
            <text:p>92767</text:p>
          </table:table-cell>
          <table:table-cell/>
          <table:table-cell table:style-name="ce2" office:value-type="float" office:value="92264" calcext:value-type="float">
            <text:p>92264</text:p>
          </table:table-cell>
          <table:table-cell table:number-columns-repeated="2"/>
          <table:table-cell table:style-name="ce12"/>
          <table:table-cell table:number-columns-repeated="2"/>
          <table:table-cell table:style-name="ce2" office:value-type="string" calcext:value-type="string">
            <text:p>awwwww</text:p>
          </table:table-cell>
          <table:table-cell table:number-columns-repeated="997"/>
        </table:table-row>
        <table:table-row table:style-name="ro1">
          <table:table-cell table:number-columns-repeated="18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/>
          <table:table-cell table:style-name="ce7" office:value-type="string" calcext:value-type="string">
            <text:p>DISTANZA CALCOLATA ENCODER</text:p>
          </table:table-cell>
          <table:table-cell table:style-name="ce12"/>
          <table:table-cell table:number-columns-repeated="2"/>
          <table:table-cell table:style-name="ce2" office:value-type="string" calcext:value-type="string">
            <text:p>tu sei bello mello</text:p>
          </table:table-cell>
          <table:table-cell table:number-columns-repeated="997"/>
        </table:table-row>
        <table:table-row table:style-name="ro1">
          <table:table-cell table:number-columns-repeated="18"/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369" calcext:value-type="float">
            <text:p>92369</text:p>
          </table:table-cell>
          <table:table-cell/>
          <table:table-cell table:style-name="ce8" office:value-type="string" calcext:value-type="string">
            <text:p>con 2*PI()</text:p>
          </table:table-cell>
          <table:table-cell table:style-name="ce13" office:value-type="string" calcext:value-type="string">
            <text:p>con 6,28</text:p>
          </table:table-cell>
          <table:table-cell table:style-name="ce13" office:value-type="string" calcext:value-type="string">
            <text:p>con 6,295</text:p>
          </table:table-cell>
          <table:table-cell table:style-name="ce2" office:value-type="string" calcext:value-type="string">
            <text:p>LEFT ENCODER</text:p>
          </table:table-cell>
          <table:table-cell/>
          <table:table-cell table:style-name="ce2" office:value-type="string" calcext:value-type="string">
            <text:p>RIGHT ENCODER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854" calcext:value-type="float">
            <text:p>92854</text:p>
          </table:table-cell>
          <table:table-cell/>
          <table:table-cell table:style-name="ce9" table:formula="of:=([.Z136]/4000)*2*PI()*20.5679" office:value-type="float" office:value="750.288260642034" calcext:value-type="float">
            <text:p>750 mm</text:p>
          </table:table-cell>
          <table:table-cell table:style-name="ce11" table:formula="of:=([.Z136]/4000)*6.28*20.5679" office:value-type="float" office:value="749.907896469" calcext:value-type="float">
            <text:p>750 mm</text:p>
          </table:table-cell>
          <table:table-cell table:style-name="ce11"/>
          <table:table-cell table:style-name="ce2" office:value-type="float" office:value="23223" calcext:value-type="float">
            <text:p>23223</text:p>
          </table:table-cell>
          <table:table-cell/>
          <table:table-cell table:style-name="ce2" office:value-type="float" office:value="23214" calcext:value-type="float">
            <text:p>23214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185" calcext:value-type="float">
            <text:p>92185</text:p>
          </table:table-cell>
          <table:table-cell/>
          <table:table-cell table:style-name="ce9" table:formula="of:=([.Z137]/4000)*2*PI()*20.5679" office:value-type="float" office:value="750.449800550883" calcext:value-type="float">
            <text:p>750 mm</text:p>
          </table:table-cell>
          <table:table-cell table:style-name="ce11" table:formula="of:=([.Z137]/4000)*6.28*20.5679" office:value-type="float" office:value="750.069354484" calcext:value-type="float">
            <text:p>750 mm</text:p>
          </table:table-cell>
          <table:table-cell table:style-name="ce2"/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04" calcext:value-type="float">
            <text:p>23204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76" calcext:value-type="float">
            <text:p>92676</text:p>
          </table:table-cell>
          <table:table-cell/>
          <table:table-cell table:style-name="ce2" office:value-type="float" office:value="92839" calcext:value-type="float">
            <text:p>92839</text:p>
          </table:table-cell>
          <table:table-cell/>
          <table:table-cell table:style-name="ce9" table:formula="of:=([.Z138]/4000)*2*PI()*20.5679" office:value-type="float" office:value="750.062104769644" calcext:value-type="float">
            <text:p>750 mm</text:p>
          </table:table-cell>
          <table:table-cell table:style-name="ce11" table:formula="of:=([.Z138]/4000)*6.28*20.5679" office:value-type="float" office:value="749.681855248" calcext:value-type="float">
            <text:p>750 mm</text:p>
          </table:table-cell>
          <table:table-cell table:style-name="ce2"/>
          <table:table-cell table:style-name="ce2" office:value-type="float" office:value="23216" calcext:value-type="float">
            <text:p>23216</text:p>
          </table:table-cell>
          <table:table-cell/>
          <table:table-cell table:style-name="ce2" office:value-type="float" office:value="23220" calcext:value-type="float">
            <text:p>23220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321" calcext:value-type="float">
            <text:p>92321</text:p>
          </table:table-cell>
          <table:table-cell/>
          <table:table-cell table:style-name="ce9" table:formula="of:=([.Z139]/4000)*2*PI()*20.5679" office:value-type="float" office:value="750.385184587343" calcext:value-type="float">
            <text:p>750 mm</text:p>
          </table:table-cell>
          <table:table-cell table:style-name="ce11" table:formula="of:=([.Z139]/4000)*6.28*20.5679" office:value-type="float" office:value="750.004771278" calcext:value-type="float">
            <text:p>750 mm</text:p>
          </table:table-cell>
          <table:table-cell table:style-name="ce2"/>
          <table:table-cell table:style-name="ce2" office:value-type="float" office:value="23226" calcext:value-type="float">
            <text:p>23226</text:p>
          </table:table-cell>
          <table:table-cell/>
          <table:table-cell table:style-name="ce2" office:value-type="float" office:value="23210" calcext:value-type="float">
            <text:p>23210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82" calcext:value-type="float">
            <text:p>92682</text:p>
          </table:table-cell>
          <table:table-cell/>
          <table:table-cell table:style-name="ce2" office:value-type="float" office:value="92868" calcext:value-type="float">
            <text:p>92868</text:p>
          </table:table-cell>
          <table:table-cell/>
          <table:table-cell table:style-name="ce9" table:formula="of:=([.Z140]/4000)*2*PI()*20.5679" office:value-type="float" office:value="750.029796787875" calcext:value-type="float">
            <text:p>750 mm</text:p>
          </table:table-cell>
          <table:table-cell table:style-name="ce11" table:formula="of:=([.Z140]/4000)*6.28*20.5679" office:value-type="float" office:value="749.649563645" calcext:value-type="float">
            <text:p>750 mm</text:p>
          </table:table-cell>
          <table:table-cell table:style-name="ce2"/>
          <table:table-cell table:style-name="ce2" office:value-type="float" office:value="23215" calcext:value-type="float">
            <text:p>23215</text:p>
          </table:table-cell>
          <table:table-cell/>
          <table:table-cell table:style-name="ce2" office:value-type="float" office:value="23221" calcext:value-type="float">
            <text:p>23221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324" calcext:value-type="float">
            <text:p>92324</text:p>
          </table:table-cell>
          <table:table-cell/>
          <table:table-cell table:style-name="ce9" table:formula="of:=([.Z141]/4000)*2*PI()*20.5679" office:value-type="float" office:value="750.449800550883" calcext:value-type="float">
            <text:p>750 mm</text:p>
          </table:table-cell>
          <table:table-cell table:style-name="ce11" table:formula="of:=([.Z141]/4000)*6.28*20.5679" office:value-type="float" office:value="750.069354484" calcext:value-type="float">
            <text:p>750 mm</text:p>
          </table:table-cell>
          <table:table-cell table:style-name="ce2"/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12" calcext:value-type="float">
            <text:p>23212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731" calcext:value-type="float">
            <text:p>92731</text:p>
          </table:table-cell>
          <table:table-cell/>
          <table:table-cell table:style-name="ce2" office:value-type="float" office:value="92780" calcext:value-type="float">
            <text:p>92780</text:p>
          </table:table-cell>
          <table:table-cell/>
          <table:table-cell table:style-name="ce9" table:formula="of:=([.Z142]/4000)*2*PI()*20.5679" office:value-type="float" office:value="750.223644678494" calcext:value-type="float">
            <text:p>750 mm</text:p>
          </table:table-cell>
          <table:table-cell table:style-name="ce11" table:formula="of:=([.Z142]/4000)*6.28*20.5679" office:value-type="float" office:value="749.843313263" calcext:value-type="float">
            <text:p>750 mm</text:p>
          </table:table-cell>
          <table:table-cell table:style-name="ce2"/>
          <table:table-cell table:style-name="ce2" office:value-type="float" office:value="23221" calcext:value-type="float">
            <text:p>23221</text:p>
          </table:table-cell>
          <table:table-cell/>
          <table:table-cell table:style-name="ce2" office:value-type="float" office:value="23217" calcext:value-type="float">
            <text:p>23217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743" calcext:value-type="float">
            <text:p>92743</text:p>
          </table:table-cell>
          <table:table-cell/>
          <table:table-cell table:style-name="ce2" office:value-type="float" office:value="92208" calcext:value-type="float">
            <text:p>92208</text:p>
          </table:table-cell>
          <table:table-cell/>
          <table:table-cell table:style-name="ce9" table:formula="of:=([.Z143]/4000)*2*PI()*20.5679" office:value-type="float" office:value="750.417492569113" calcext:value-type="float">
            <text:p>750 mm</text:p>
          </table:table-cell>
          <table:table-cell table:style-name="ce11" table:formula="of:=([.Z143]/4000)*6.28*20.5679" office:value-type="float" office:value="750.037062881" calcext:value-type="float">
            <text:p>750 mm</text:p>
          </table:table-cell>
          <table:table-cell table:style-name="ce2"/>
          <table:table-cell table:style-name="ce2" office:value-type="float" office:value="23227" calcext:value-type="float">
            <text:p>23227</text:p>
          </table:table-cell>
          <table:table-cell/>
          <table:table-cell table:style-name="ce2" office:value-type="float" office:value="23204" calcext:value-type="float">
            <text:p>23204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797" calcext:value-type="float">
            <text:p>92797</text:p>
          </table:table-cell>
          <table:table-cell/>
          <table:table-cell table:style-name="ce9" table:formula="of:=([.Z144]/4000)*2*PI()*20.5679" office:value-type="float" office:value="750.126720733184" calcext:value-type="float">
            <text:p>750 mm</text:p>
          </table:table-cell>
          <table:table-cell table:style-name="ce11" table:formula="of:=([.Z144]/4000)*6.28*20.5679" office:value-type="float" office:value="749.746438454" calcext:value-type="float">
            <text:p>750 mm</text:p>
          </table:table-cell>
          <table:table-cell table:style-name="ce2"/>
          <table:table-cell table:style-name="ce2" office:value-type="float" office:value="23218" calcext:value-type="float">
            <text:p>23218</text:p>
          </table:table-cell>
          <table:table-cell/>
          <table:table-cell table:style-name="ce2" office:value-type="float" office:value="23213" calcext:value-type="float">
            <text:p>23213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713" calcext:value-type="float">
            <text:p>92713</text:p>
          </table:table-cell>
          <table:table-cell/>
          <table:table-cell table:style-name="ce2" office:value-type="float" office:value="92242" calcext:value-type="float">
            <text:p>92242</text:p>
          </table:table-cell>
          <table:table-cell/>
          <table:table-cell table:style-name="ce9" table:formula="of:=([.Z145]/4000)*2*PI()*20.5679" office:value-type="float" office:value="750.449800550883" calcext:value-type="float">
            <text:p>750 mm</text:p>
          </table:table-cell>
          <table:table-cell table:style-name="ce11" table:formula="of:=([.Z145]/4000)*6.28*20.5679" office:value-type="float" office:value="750.069354484" calcext:value-type="float">
            <text:p>750 mm</text:p>
          </table:table-cell>
          <table:table-cell table:style-name="ce2"/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04" calcext:value-type="float">
            <text:p>23204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/>
          <table:table-cell table:style-name="ce9" table:formula="of:=([.Z146]/4000)*2*PI()*20.5679" office:value-type="float" office:value="750.191336696724" calcext:value-type="float">
            <text:p>750 mm</text:p>
          </table:table-cell>
          <table:table-cell table:style-name="ce11" table:formula="of:=([.Z146]/4000)*6.28*20.5679" office:value-type="float" office:value="749.81102166" calcext:value-type="float">
            <text:p>750 mm</text:p>
          </table:table-cell>
          <table:table-cell table:style-name="ce2"/>
          <table:table-cell table:style-name="ce2" office:value-type="float" office:value="23220" calcext:value-type="float">
            <text:p>23220</text:p>
          </table:table-cell>
          <table:table-cell/>
          <table:table-cell table:style-name="ce2" office:value-type="float" office:value="23217" calcext:value-type="float">
            <text:p>23217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483" calcext:value-type="float">
            <text:p>92483</text:p>
          </table:table-cell>
          <table:table-cell/>
          <table:table-cell table:style-name="ce9" table:formula="of:=([.Z147]/4000)*2*PI()*20.5679" office:value-type="float" office:value="750.320568623804" calcext:value-type="float">
            <text:p>750 mm</text:p>
          </table:table-cell>
          <table:table-cell table:style-name="ce11" table:formula="of:=([.Z147]/4000)*6.28*20.5679" office:value-type="float" office:value="749.940188072" calcext:value-type="float">
            <text:p>750 mm</text:p>
          </table:table-cell>
          <table:table-cell table:style-name="ce2"/>
          <table:table-cell table:style-name="ce2" office:value-type="float" office:value="23224" calcext:value-type="float">
            <text:p>23224</text:p>
          </table:table-cell>
          <table:table-cell/>
          <table:table-cell table:style-name="ce2" office:value-type="float" office:value="23202" calcext:value-type="float">
            <text:p>23202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/>
          <table:table-cell table:style-name="ce9" table:formula="of:=([.Z148]/4000)*2*PI()*20.5679" office:value-type="float" office:value="749.803640915485" calcext:value-type="float">
            <text:p>750 mm</text:p>
          </table:table-cell>
          <table:table-cell table:style-name="ce11" table:formula="of:=([.Z148]/4000)*6.28*20.5679" office:value-type="float" office:value="749.423522424" calcext:value-type="float">
            <text:p>749 mm</text:p>
          </table:table-cell>
          <table:table-cell table:style-name="ce2"/>
          <table:table-cell table:style-name="ce2" office:value-type="float" office:value="23208" calcext:value-type="float">
            <text:p>23208</text:p>
          </table:table-cell>
          <table:table-cell/>
          <table:table-cell table:style-name="ce2" office:value-type="float" office:value="23198" calcext:value-type="float">
            <text:p>23198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249" calcext:value-type="float">
            <text:p>92249</text:p>
          </table:table-cell>
          <table:table-cell/>
          <table:table-cell table:style-name="ce9" table:formula="of:=([.Z149]/4000)*2*PI()*20.5679" office:value-type="float" office:value="749.545177061326" calcext:value-type="float">
            <text:p>750 mm</text:p>
          </table:table-cell>
          <table:table-cell table:style-name="ce11" table:formula="of:=([.Z149]/4000)*6.28*20.5679" office:value-type="float" office:value="749.1651896" calcext:value-type="float">
            <text:p>749 mm</text:p>
          </table:table-cell>
          <table:table-cell table:style-name="ce2"/>
          <table:table-cell table:style-name="ce2" office:value-type="float" office:value="23200" calcext:value-type="float">
            <text:p>23200</text:p>
          </table:table-cell>
          <table:table-cell/>
          <table:table-cell table:style-name="ce2" office:value-type="float" office:value="23163" calcext:value-type="float">
            <text:p>23163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/>
          <table:table-cell table:style-name="ce9" table:formula="of:=([.Z150]/4000)*2*PI()*20.5679" office:value-type="float" office:value="749.254405225397" calcext:value-type="float">
            <text:p>749 mm</text:p>
          </table:table-cell>
          <table:table-cell table:style-name="ce11" table:formula="of:=([.Z150]/4000)*6.28*20.5679" office:value-type="float" office:value="748.874565173" calcext:value-type="float">
            <text:p>749 mm</text:p>
          </table:table-cell>
          <table:table-cell table:style-name="ce2"/>
          <table:table-cell table:style-name="ce2" office:value-type="float" office:value="23191" calcext:value-type="float">
            <text:p>23191</text:p>
          </table:table-cell>
          <table:table-cell/>
          <table:table-cell table:style-name="ce2" office:value-type="float" office:value="23232" calcext:value-type="float">
            <text:p>23232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704" calcext:value-type="float">
            <text:p>92704</text:p>
          </table:table-cell>
          <table:table-cell/>
          <table:table-cell table:style-name="ce2" office:value-type="float" office:value="92416" calcext:value-type="float">
            <text:p>92416</text:p>
          </table:table-cell>
          <table:table-cell/>
          <table:table-cell table:style-name="ce9" table:formula="of:=([.Z151]/4000)*2*PI()*20.5679" office:value-type="float" office:value="748.834401462389" calcext:value-type="float">
            <text:p>749 mm</text:p>
          </table:table-cell>
          <table:table-cell table:style-name="ce11" table:formula="of:=([.Z151]/4000)*6.28*20.5679" office:value-type="float" office:value="748.454774334" calcext:value-type="float">
            <text:p>748 mm</text:p>
          </table:table-cell>
          <table:table-cell table:style-name="ce2"/>
          <table:table-cell table:style-name="ce2" office:value-type="float" office:value="23178" calcext:value-type="float">
            <text:p>23178</text:p>
          </table:table-cell>
          <table:table-cell/>
          <table:table-cell table:style-name="ce2" office:value-type="float" office:value="23168" calcext:value-type="float">
            <text:p>23168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700" calcext:value-type="float">
            <text:p>92700</text:p>
          </table:table-cell>
          <table:table-cell/>
          <table:table-cell table:style-name="ce2" office:value-type="float" office:value="92825" calcext:value-type="float">
            <text:p>92825</text:p>
          </table:table-cell>
          <table:table-cell/>
          <table:table-cell table:style-name="ce9" table:formula="of:=([.Z152]/4000)*2*PI()*20.5679" office:value-type="float" office:value="748.834401462389" calcext:value-type="float">
            <text:p>749 mm</text:p>
          </table:table-cell>
          <table:table-cell table:style-name="ce11" table:formula="of:=([.Z152]/4000)*6.28*20.5679" office:value-type="float" office:value="748.454774334" calcext:value-type="float">
            <text:p>748 mm</text:p>
          </table:table-cell>
          <table:table-cell table:style-name="ce2"/>
          <table:table-cell table:style-name="ce2" office:value-type="float" office:value="23178" calcext:value-type="float">
            <text:p>23178</text:p>
          </table:table-cell>
          <table:table-cell/>
          <table:table-cell table:style-name="ce2" office:value-type="float" office:value="23196" calcext:value-type="float">
            <text:p>23196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/>
          <table:table-cell table:style-name="ce9" table:formula="of:=([.Z153]/4000)*2*PI()*20.5679" office:value-type="float" office:value="750.514416514423" calcext:value-type="float">
            <text:p>751 mm</text:p>
          </table:table-cell>
          <table:table-cell table:style-name="ce11" table:formula="of:=([.Z153]/4000)*6.28*20.5679" office:value-type="float" office:value="750.13393769" calcext:value-type="float">
            <text:p>750 mm</text:p>
          </table:table-cell>
          <table:table-cell table:style-name="ce2"/>
          <table:table-cell table:style-name="ce2" office:value-type="float" office:value="23230" calcext:value-type="float">
            <text:p>23230</text:p>
          </table:table-cell>
          <table:table-cell/>
          <table:table-cell table:style-name="ce2" office:value-type="float" office:value="23204" calcext:value-type="float">
            <text:p>23204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/>
          <table:table-cell table:style-name="ce9" table:formula="of:=([.Z154]/4000)*2*PI()*20.5679" office:value-type="float" office:value="750.385184587343" calcext:value-type="float">
            <text:p>750 mm</text:p>
          </table:table-cell>
          <table:table-cell table:style-name="ce11" table:formula="of:=([.Z154]/4000)*6.28*20.5679" office:value-type="float" office:value="750.004771278" calcext:value-type="float">
            <text:p>750 mm</text:p>
          </table:table-cell>
          <table:table-cell table:style-name="ce2"/>
          <table:table-cell table:style-name="ce2" office:value-type="float" office:value="23226" calcext:value-type="float">
            <text:p>23226</text:p>
          </table:table-cell>
          <table:table-cell/>
          <table:table-cell table:style-name="ce2" office:value-type="float" office:value="23209" calcext:value-type="float">
            <text:p>23209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192" calcext:value-type="float">
            <text:p>92192</text:p>
          </table:table-cell>
          <table:table-cell/>
          <table:table-cell table:style-name="ce9" table:formula="of:=([.Z155]/4000)*2*PI()*20.5679" office:value-type="float" office:value="750.417492569113" calcext:value-type="float">
            <text:p>750 mm</text:p>
          </table:table-cell>
          <table:table-cell table:style-name="ce11" table:formula="of:=([.Z155]/4000)*6.28*20.5679" office:value-type="float" office:value="750.037062881" calcext:value-type="float">
            <text:p>750 mm</text:p>
          </table:table-cell>
          <table:table-cell table:style-name="ce2"/>
          <table:table-cell table:style-name="ce2" office:value-type="float" office:value="23227" calcext:value-type="float">
            <text:p>23227</text:p>
          </table:table-cell>
          <table:table-cell/>
          <table:table-cell table:style-name="ce2" office:value-type="float" office:value="23197" calcext:value-type="float">
            <text:p>23197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717" calcext:value-type="float">
            <text:p>92717</text:p>
          </table:table-cell>
          <table:table-cell/>
          <table:table-cell table:style-name="ce2" office:value-type="float" office:value="92820" calcext:value-type="float">
            <text:p>92820</text:p>
          </table:table-cell>
          <table:table-cell/>
          <table:table-cell table:style-name="ce9" table:formula="of:=([.Z156]/4000)*2*PI()*20.5679" office:value-type="float" office:value="751.063652204511" calcext:value-type="float">
            <text:p>751 mm</text:p>
          </table:table-cell>
          <table:table-cell table:style-name="ce11" table:formula="of:=([.Z156]/4000)*6.28*20.5679" office:value-type="float" office:value="750.682894941" calcext:value-type="float">
            <text:p>751 mm</text:p>
          </table:table-cell>
          <table:table-cell table:style-name="ce2"/>
          <table:table-cell table:style-name="ce2" office:value-type="float" office:value="23247" calcext:value-type="float">
            <text:p>23247</text:p>
          </table:table-cell>
          <table:table-cell/>
          <table:table-cell table:style-name="ce2" office:value-type="float" office:value="23233" calcext:value-type="float">
            <text:p>23233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86" calcext:value-type="float">
            <text:p>92686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/>
          <table:table-cell table:style-name="ce9" table:formula="of:=([.Z157]/4000)*2*PI()*20.5679" office:value-type="float" office:value="750.352876605574" calcext:value-type="float">
            <text:p>750 mm</text:p>
          </table:table-cell>
          <table:table-cell table:style-name="ce11" table:formula="of:=([.Z157]/4000)*6.28*20.5679" office:value-type="float" office:value="749.972479675" calcext:value-type="float">
            <text:p>750 mm</text:p>
          </table:table-cell>
          <table:table-cell table:style-name="ce2"/>
          <table:table-cell table:style-name="ce2" office:value-type="float" office:value="23225" calcext:value-type="float">
            <text:p>23225</text:p>
          </table:table-cell>
          <table:table-cell/>
          <table:table-cell table:style-name="ce2" office:value-type="float" office:value="23196" calcext:value-type="float">
            <text:p>23196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813" calcext:value-type="float">
            <text:p>92813</text:p>
          </table:table-cell>
          <table:table-cell/>
          <table:table-cell table:style-name="ce9" table:formula="of:=([.Z158]/4000)*2*PI()*20.5679" office:value-type="float" office:value="750.223644678494" calcext:value-type="float">
            <text:p>750 mm</text:p>
          </table:table-cell>
          <table:table-cell table:style-name="ce11" table:formula="of:=([.Z158]/4000)*6.28*20.5679" office:value-type="float" office:value="749.843313263" calcext:value-type="float">
            <text:p>750 mm</text:p>
          </table:table-cell>
          <table:table-cell table:style-name="ce2"/>
          <table:table-cell table:style-name="ce2" office:value-type="float" office:value="23221" calcext:value-type="float">
            <text:p>23221</text:p>
          </table:table-cell>
          <table:table-cell/>
          <table:table-cell table:style-name="ce2" office:value-type="float" office:value="23208" calcext:value-type="float">
            <text:p>23208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189" calcext:value-type="float">
            <text:p>92189</text:p>
          </table:table-cell>
          <table:table-cell/>
          <table:table-cell table:style-name="ce9" table:formula="of:=([.Z159]/4000)*2*PI()*20.5679" office:value-type="float" office:value="750.449800550883" calcext:value-type="float">
            <text:p>750 mm</text:p>
          </table:table-cell>
          <table:table-cell table:style-name="ce11" table:formula="of:=([.Z159]/4000)*6.28*20.5679" office:value-type="float" office:value="750.069354484" calcext:value-type="float">
            <text:p>750 mm</text:p>
          </table:table-cell>
          <table:table-cell table:style-name="ce2"/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00" calcext:value-type="float">
            <text:p>23200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/>
          <table:table-cell table:style-name="ce9" table:formula="of:=([.Z160]/4000)*2*PI()*20.5679" office:value-type="float" office:value="750.094412751414" calcext:value-type="float">
            <text:p>750 mm</text:p>
          </table:table-cell>
          <table:table-cell table:style-name="ce11" table:formula="of:=([.Z160]/4000)*6.28*20.5679" office:value-type="float" office:value="749.714146851" calcext:value-type="float">
            <text:p>750 mm</text:p>
          </table:table-cell>
          <table:table-cell table:style-name="ce2"/>
          <table:table-cell table:style-name="ce2" office:value-type="float" office:value="23217" calcext:value-type="float">
            <text:p>23217</text:p>
          </table:table-cell>
          <table:table-cell/>
          <table:table-cell table:style-name="ce2" office:value-type="float" office:value="23205" calcext:value-type="float">
            <text:p>23205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82" calcext:value-type="float">
            <text:p>92682</text:p>
          </table:table-cell>
          <table:table-cell/>
          <table:table-cell table:style-name="ce2" office:value-type="float" office:value="92381" calcext:value-type="float">
            <text:p>92381</text:p>
          </table:table-cell>
          <table:table-cell/>
          <table:table-cell table:style-name="ce9" table:formula="of:=([.Z161]/4000)*2*PI()*20.5679" office:value-type="float" office:value="750.255952660264" calcext:value-type="float">
            <text:p>750 mm</text:p>
          </table:table-cell>
          <table:table-cell table:style-name="ce11" table:formula="of:=([.Z161]/4000)*6.28*20.5679" office:value-type="float" office:value="749.875604866" calcext:value-type="float">
            <text:p>750 mm</text:p>
          </table:table-cell>
          <table:table-cell table:style-name="ce2"/>
          <table:table-cell table:style-name="ce2" office:value-type="float" office:value="23222" calcext:value-type="float">
            <text:p>23222</text:p>
          </table:table-cell>
          <table:table-cell/>
          <table:table-cell table:style-name="ce2" office:value-type="float" office:value="23193" calcext:value-type="float">
            <text:p>23193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/>
          <table:table-cell table:style-name="ce9" table:formula="of:=([.Z162]/4000)*2*PI()*20.5679" office:value-type="float" office:value="749.706716970176" calcext:value-type="float">
            <text:p>750 mm</text:p>
          </table:table-cell>
          <table:table-cell table:style-name="ce11" table:formula="of:=([.Z162]/4000)*6.28*20.5679" office:value-type="float" office:value="749.326647615" calcext:value-type="float">
            <text:p>749 mm</text:p>
          </table:table-cell>
          <table:table-cell table:style-name="ce2"/>
          <table:table-cell table:style-name="ce2" office:value-type="float" office:value="23205" calcext:value-type="float">
            <text:p>23205</text:p>
          </table:table-cell>
          <table:table-cell/>
          <table:table-cell table:style-name="ce2" office:value-type="float" office:value="23197" calcext:value-type="float">
            <text:p>23197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77" calcext:value-type="float">
            <text:p>92677</text:p>
          </table:table-cell>
          <table:table-cell/>
          <table:table-cell table:style-name="ce2" office:value-type="float" office:value="92536" calcext:value-type="float">
            <text:p>92536</text:p>
          </table:table-cell>
          <table:table-cell/>
          <table:table-cell table:style-name="ce9" table:formula="of:=([.Z163]/4000)*2*PI()*20.5679" office:value-type="float" office:value="750.223644678494" calcext:value-type="float">
            <text:p>750 mm</text:p>
          </table:table-cell>
          <table:table-cell table:style-name="ce11" table:formula="of:=([.Z163]/4000)*6.28*20.5679" office:value-type="float" office:value="749.843313263" calcext:value-type="float">
            <text:p>750 mm</text:p>
          </table:table-cell>
          <table:table-cell table:style-name="ce2"/>
          <table:table-cell table:style-name="ce2" office:value-type="float" office:value="23221" calcext:value-type="float">
            <text:p>23221</text:p>
          </table:table-cell>
          <table:table-cell/>
          <table:table-cell table:style-name="ce2" office:value-type="float" office:value="23191" calcext:value-type="float">
            <text:p>23191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/>
          <table:table-cell table:style-name="ce9" table:formula="of:=([.Z164]/4000)*2*PI()*20.5679" office:value-type="float" office:value="749.900564860795" calcext:value-type="float">
            <text:p>750 mm</text:p>
          </table:table-cell>
          <table:table-cell table:style-name="ce11" table:formula="of:=([.Z164]/4000)*6.28*20.5679" office:value-type="float" office:value="749.520397233" calcext:value-type="float">
            <text:p>750 mm</text:p>
          </table:table-cell>
          <table:table-cell table:style-name="ce2"/>
          <table:table-cell table:style-name="ce2" office:value-type="float" office:value="23211" calcext:value-type="float">
            <text:p>23211</text:p>
          </table:table-cell>
          <table:table-cell/>
          <table:table-cell table:style-name="ce2" office:value-type="float" office:value="23200" calcext:value-type="float">
            <text:p>23200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482" calcext:value-type="float">
            <text:p>92482</text:p>
          </table:table-cell>
          <table:table-cell/>
          <table:table-cell table:style-name="ce9" table:formula="of:=([.Z165]/4000)*2*PI()*20.5679" office:value-type="float" office:value="750.094412751414" calcext:value-type="float">
            <text:p>750 mm</text:p>
          </table:table-cell>
          <table:table-cell table:style-name="ce11" table:formula="of:=([.Z165]/4000)*6.28*20.5679" office:value-type="float" office:value="749.714146851" calcext:value-type="float">
            <text:p>750 mm</text:p>
          </table:table-cell>
          <table:table-cell table:style-name="ce2"/>
          <table:table-cell table:style-name="ce2" office:value-type="float" office:value="23217" calcext:value-type="float">
            <text:p>23217</text:p>
          </table:table-cell>
          <table:table-cell/>
          <table:table-cell table:style-name="ce2" office:value-type="float" office:value="23190" calcext:value-type="float">
            <text:p>23190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08" calcext:value-type="float">
            <text:p>92808</text:p>
          </table:table-cell>
          <table:table-cell/>
          <table:table-cell table:style-name="ce9" table:formula="of:=([.Z166]/4000)*2*PI()*20.5679" office:value-type="float" office:value="750.029796787875" calcext:value-type="float">
            <text:p>750 mm</text:p>
          </table:table-cell>
          <table:table-cell table:style-name="ce11" table:formula="of:=([.Z166]/4000)*6.28*20.5679" office:value-type="float" office:value="749.649563645" calcext:value-type="float">
            <text:p>750 mm</text:p>
          </table:table-cell>
          <table:table-cell table:style-name="ce2"/>
          <table:table-cell table:style-name="ce2" office:value-type="float" office:value="23215" calcext:value-type="float">
            <text:p>23215</text:p>
          </table:table-cell>
          <table:table-cell/>
          <table:table-cell table:style-name="ce2" office:value-type="float" office:value="23202" calcext:value-type="float">
            <text:p>23202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292" calcext:value-type="float">
            <text:p>92292</text:p>
          </table:table-cell>
          <table:table-cell/>
          <table:table-cell table:style-name="ce9" table:formula="of:=([.Z167]/4000)*2*PI()*20.5679" office:value-type="float" office:value="750.320568623804" calcext:value-type="float">
            <text:p>750 mm</text:p>
          </table:table-cell>
          <table:table-cell table:style-name="ce11" table:formula="of:=([.Z167]/4000)*6.28*20.5679" office:value-type="float" office:value="749.940188072" calcext:value-type="float">
            <text:p>750 mm</text:p>
          </table:table-cell>
          <table:table-cell table:style-name="ce2"/>
          <table:table-cell table:style-name="ce2" office:value-type="float" office:value="23224" calcext:value-type="float">
            <text:p>23224</text:p>
          </table:table-cell>
          <table:table-cell/>
          <table:table-cell table:style-name="ce2" office:value-type="float" office:value="23195" calcext:value-type="float">
            <text:p>23195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796" calcext:value-type="float">
            <text:p>92796</text:p>
          </table:table-cell>
          <table:table-cell/>
          <table:table-cell table:style-name="ce9" table:formula="of:=([.Z168]/4000)*2*PI()*20.5679" office:value-type="float" office:value="750.352876605574" calcext:value-type="float">
            <text:p>750 mm</text:p>
          </table:table-cell>
          <table:table-cell table:style-name="ce11" table:formula="of:=([.Z168]/4000)*6.28*20.5679" office:value-type="float" office:value="749.972479675" calcext:value-type="float">
            <text:p>750 mm</text:p>
          </table:table-cell>
          <table:table-cell table:style-name="ce2"/>
          <table:table-cell table:style-name="ce2" office:value-type="float" office:value="23225" calcext:value-type="float">
            <text:p>23225</text:p>
          </table:table-cell>
          <table:table-cell/>
          <table:table-cell table:style-name="ce2" office:value-type="float" office:value="23210" calcext:value-type="float">
            <text:p>23210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147" calcext:value-type="float">
            <text:p>92147</text:p>
          </table:table-cell>
          <table:table-cell/>
          <table:table-cell table:style-name="ce9" table:formula="of:=([.Z169]/4000)*2*PI()*20.5679" office:value-type="float" office:value="750.740572386812" calcext:value-type="float">
            <text:p>751 mm</text:p>
          </table:table-cell>
          <table:table-cell table:style-name="ce11" table:formula="of:=([.Z169]/4000)*6.28*20.5679" office:value-type="float" office:value="750.359978911" calcext:value-type="float">
            <text:p>750 mm</text:p>
          </table:table-cell>
          <table:table-cell table:style-name="ce2"/>
          <table:table-cell table:style-name="ce2" office:value-type="float" office:value="23237" calcext:value-type="float">
            <text:p>23237</text:p>
          </table:table-cell>
          <table:table-cell/>
          <table:table-cell table:style-name="ce2" office:value-type="float" office:value="23212" calcext:value-type="float">
            <text:p>23212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796" calcext:value-type="float">
            <text:p>92796</text:p>
          </table:table-cell>
          <table:table-cell/>
          <table:table-cell table:style-name="ce9" table:formula="of:=([.Z170]/4000)*2*PI()*20.5679" office:value-type="float" office:value="750.514416514423" calcext:value-type="float">
            <text:p>751 mm</text:p>
          </table:table-cell>
          <table:table-cell table:style-name="ce11" table:formula="of:=([.Z170]/4000)*6.28*20.5679" office:value-type="float" office:value="750.13393769" calcext:value-type="float">
            <text:p>750 mm</text:p>
          </table:table-cell>
          <table:table-cell table:style-name="ce2"/>
          <table:table-cell table:style-name="ce2" office:value-type="float" office:value="23230" calcext:value-type="float">
            <text:p>23230</text:p>
          </table:table-cell>
          <table:table-cell/>
          <table:table-cell table:style-name="ce2" office:value-type="float" office:value="23215" calcext:value-type="float">
            <text:p>23215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/>
          <table:table-cell table:style-name="ce9" table:formula="of:=([.Z171]/4000)*2*PI()*20.5679" office:value-type="float" office:value="750.740572386812" calcext:value-type="float">
            <text:p>751 mm</text:p>
          </table:table-cell>
          <table:table-cell table:style-name="ce11" table:formula="of:=([.Z171]/4000)*6.28*20.5679" office:value-type="float" office:value="750.359978911" calcext:value-type="float">
            <text:p>750 mm</text:p>
          </table:table-cell>
          <table:table-cell table:style-name="ce2"/>
          <table:table-cell table:style-name="ce2" office:value-type="float" office:value="23237" calcext:value-type="float">
            <text:p>23237</text:p>
          </table:table-cell>
          <table:table-cell/>
          <table:table-cell table:style-name="ce2" office:value-type="float" office:value="23211" calcext:value-type="float">
            <text:p>23211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02" calcext:value-type="float">
            <text:p>92802</text:p>
          </table:table-cell>
          <table:table-cell/>
          <table:table-cell table:style-name="ce9" table:formula="of:=([.Z172]/4000)*2*PI()*20.5679" office:value-type="float" office:value="750.385184587343" calcext:value-type="float">
            <text:p>750 mm</text:p>
          </table:table-cell>
          <table:table-cell table:style-name="ce11" table:formula="of:=([.Z172]/4000)*6.28*20.5679" office:value-type="float" office:value="750.004771278" calcext:value-type="float">
            <text:p>750 mm</text:p>
          </table:table-cell>
          <table:table-cell table:style-name="ce2"/>
          <table:table-cell table:style-name="ce2" office:value-type="float" office:value="23226" calcext:value-type="float">
            <text:p>23226</text:p>
          </table:table-cell>
          <table:table-cell/>
          <table:table-cell table:style-name="ce2" office:value-type="float" office:value="23216" calcext:value-type="float">
            <text:p>23216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2137" calcext:value-type="float">
            <text:p>92137</text:p>
          </table:table-cell>
          <table:table-cell/>
          <table:table-cell table:style-name="ce9" table:formula="of:=([.Z173]/4000)*2*PI()*20.5679" office:value-type="float" office:value="750.708264405042" calcext:value-type="float">
            <text:p>751 mm</text:p>
          </table:table-cell>
          <table:table-cell table:style-name="ce11" table:formula="of:=([.Z173]/4000)*6.28*20.5679" office:value-type="float" office:value="750.327687308" calcext:value-type="float">
            <text:p>750 mm</text:p>
          </table:table-cell>
          <table:table-cell table:style-name="ce2"/>
          <table:table-cell table:style-name="ce2" office:value-type="float" office:value="23236" calcext:value-type="float">
            <text:p>23236</text:p>
          </table:table-cell>
          <table:table-cell/>
          <table:table-cell table:style-name="ce2" office:value-type="float" office:value="23209" calcext:value-type="float">
            <text:p>23209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/>
          <table:table-cell table:style-name="ce9" table:formula="of:=([.Z174]/4000)*2*PI()*20.5679" office:value-type="float" office:value="750.449800550883" calcext:value-type="float">
            <text:p>750 mm</text:p>
          </table:table-cell>
          <table:table-cell table:style-name="ce11" table:formula="of:=([.Z174]/4000)*6.28*20.5679" office:value-type="float" office:value="750.069354484" calcext:value-type="float">
            <text:p>750 mm</text:p>
          </table:table-cell>
          <table:table-cell table:style-name="ce2"/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16" calcext:value-type="float">
            <text:p>23216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801" calcext:value-type="float">
            <text:p>92801</text:p>
          </table:table-cell>
          <table:table-cell/>
          <table:table-cell table:style-name="ce9" table:formula="of:=([.Z175]/4000)*2*PI()*20.5679" office:value-type="float" office:value="750.611340459732" calcext:value-type="float">
            <text:p>751 mm</text:p>
          </table:table-cell>
          <table:table-cell table:style-name="ce11" table:formula="of:=([.Z175]/4000)*6.28*20.5679" office:value-type="float" office:value="750.230812499" calcext:value-type="float">
            <text:p>750 mm</text:p>
          </table:table-cell>
          <table:table-cell table:style-name="ce2"/>
          <table:table-cell table:style-name="ce2" office:value-type="float" office:value="23233" calcext:value-type="float">
            <text:p>23233</text:p>
          </table:table-cell>
          <table:table-cell/>
          <table:table-cell table:style-name="ce2" office:value-type="float" office:value="23207" calcext:value-type="float">
            <text:p>23207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255" calcext:value-type="float">
            <text:p>92255</text:p>
          </table:table-cell>
          <table:table-cell/>
          <table:table-cell table:style-name="ce9" table:formula="of:=([.Z176]/4000)*2*PI()*20.5679" office:value-type="float" office:value="750.675956423272" calcext:value-type="float">
            <text:p>751 mm</text:p>
          </table:table-cell>
          <table:table-cell table:style-name="ce11" table:formula="of:=([.Z176]/4000)*6.28*20.5679" office:value-type="float" office:value="750.295395705" calcext:value-type="float">
            <text:p>750 mm</text:p>
          </table:table-cell>
          <table:table-cell table:style-name="ce2"/>
          <table:table-cell table:style-name="ce2" office:value-type="float" office:value="23235" calcext:value-type="float">
            <text:p>23235</text:p>
          </table:table-cell>
          <table:table-cell/>
          <table:table-cell table:style-name="ce2" office:value-type="float" office:value="23204" calcext:value-type="float">
            <text:p>23204</text:p>
          </table:table-cell>
          <table:table-cell table:number-columns-repeated="996"/>
        </table:table-row>
        <table:table-row table:style-name="ro1">
          <table:table-cell table:number-columns-repeated="20"/>
          <table:table-cell table:style-name="ce2" office:value-type="float" office:value="92801" calcext:value-type="float">
            <text:p>92801</text:p>
          </table:table-cell>
          <table:table-cell/>
          <table:table-cell table:style-name="ce9" table:formula="of:=([.Z177]/4000)*2*PI()*20.5679" office:value-type="float" office:value="750.449800550883" calcext:value-type="float">
            <text:p>750 mm</text:p>
          </table:table-cell>
          <table:table-cell table:style-name="ce11" table:formula="of:=([.Z177]/4000)*6.28*20.5679" office:value-type="float" office:value="750.069354484" calcext:value-type="float">
            <text:p>750 mm</text:p>
          </table:table-cell>
          <table:table-cell table:style-name="ce2"/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13" calcext:value-type="float">
            <text:p>23213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178]/4000)*2*PI()*20.5679" office:value-type="float" office:value="750.869804313892" calcext:value-type="float">
            <text:p>751 mm</text:p>
          </table:table-cell>
          <table:table-cell table:style-name="ce11" table:formula="of:=([.Z178]/4000)*6.28*20.5679" office:value-type="float" office:value="750.489145323" calcext:value-type="float">
            <text:p>750 mm</text:p>
          </table:table-cell>
          <table:table-cell table:style-name="ce2"/>
          <table:table-cell table:style-name="ce2" office:value-type="float" office:value="23241" calcext:value-type="float">
            <text:p>23241</text:p>
          </table:table-cell>
          <table:table-cell/>
          <table:table-cell table:style-name="ce2" office:value-type="float" office:value="23213" calcext:value-type="float">
            <text:p>23213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179]/4000)*2*PI()*20.5679" office:value-type="float" office:value="750.643648441502" calcext:value-type="float">
            <text:p>751 mm</text:p>
          </table:table-cell>
          <table:table-cell table:style-name="ce11" table:formula="of:=([.Z179]/4000)*6.28*20.5679" office:value-type="float" office:value="750.263104102" calcext:value-type="float">
            <text:p>750 mm</text:p>
          </table:table-cell>
          <table:table-cell table:style-name="ce2"/>
          <table:table-cell table:style-name="ce2" office:value-type="float" office:value="23234" calcext:value-type="float">
            <text:p>23234</text:p>
          </table:table-cell>
          <table:table-cell/>
          <table:table-cell table:style-name="ce2" office:value-type="float" office:value="23218" calcext:value-type="float">
            <text:p>2321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180]/4000)*2*PI()*20.5679" office:value-type="float" office:value="750.966728259201" calcext:value-type="float">
            <text:p>751 mm</text:p>
          </table:table-cell>
          <table:table-cell table:style-name="ce11" table:formula="of:=([.Z180]/4000)*6.28*20.5679" office:value-type="float" office:value="750.586020132" calcext:value-type="float">
            <text:p>751 mm</text:p>
          </table:table-cell>
          <table:table-cell table:style-name="ce2"/>
          <table:table-cell table:style-name="ce2" office:value-type="float" office:value="23244" calcext:value-type="float">
            <text:p>23244</text:p>
          </table:table-cell>
          <table:table-cell/>
          <table:table-cell table:style-name="ce2" office:value-type="float" office:value="23215" calcext:value-type="float">
            <text:p>23215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181]/4000)*2*PI()*20.5679" office:value-type="float" office:value="750.094412751414" calcext:value-type="float">
            <text:p>750 mm</text:p>
          </table:table-cell>
          <table:table-cell table:style-name="ce11" table:formula="of:=([.Z181]/4000)*6.28*20.5679" office:value-type="float" office:value="749.714146851" calcext:value-type="float">
            <text:p>750 mm</text:p>
          </table:table-cell>
          <table:table-cell table:style-name="ce2"/>
          <table:table-cell table:style-name="ce2" office:value-type="float" office:value="23217" calcext:value-type="float">
            <text:p>23217</text:p>
          </table:table-cell>
          <table:table-cell/>
          <table:table-cell table:style-name="ce2" office:value-type="float" office:value="23204" calcext:value-type="float">
            <text:p>23204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182]/4000)*2*PI()*20.5679" office:value-type="float" office:value="750.449800550883" calcext:value-type="float">
            <text:p>750 mm</text:p>
          </table:table-cell>
          <table:table-cell table:style-name="ce11" table:formula="of:=([.Z182]/4000)*6.28*20.5679" office:value-type="float" office:value="750.069354484" calcext:value-type="float">
            <text:p>750 mm</text:p>
          </table:table-cell>
          <table:table-cell table:style-name="ce2"/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01" calcext:value-type="float">
            <text:p>23201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183]/4000)*2*PI()*20.5679" office:value-type="float" office:value="750.449800550883" calcext:value-type="float">
            <text:p>750 mm</text:p>
          </table:table-cell>
          <table:table-cell table:style-name="ce11" table:formula="of:=([.Z183]/4000)*6.28*20.5679" office:value-type="float" office:value="750.069354484" calcext:value-type="float">
            <text:p>750 mm</text:p>
          </table:table-cell>
          <table:table-cell table:style-name="ce2"/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15" calcext:value-type="float">
            <text:p>23215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184]/4000)*2*PI()*20.5679" office:value-type="float" office:value="750.675956423272" calcext:value-type="float">
            <text:p>751 mm</text:p>
          </table:table-cell>
          <table:table-cell table:style-name="ce11" table:formula="of:=([.Z184]/4000)*6.28*20.5679" office:value-type="float" office:value="750.295395705" calcext:value-type="float">
            <text:p>750 mm</text:p>
          </table:table-cell>
          <table:table-cell table:style-name="ce2"/>
          <table:table-cell table:style-name="ce2" office:value-type="float" office:value="23235" calcext:value-type="float">
            <text:p>23235</text:p>
          </table:table-cell>
          <table:table-cell/>
          <table:table-cell table:style-name="ce2" office:value-type="float" office:value="23209" calcext:value-type="float">
            <text:p>2320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185]/4000)*2*PI()*20.5679" office:value-type="float" office:value="750.126720733184" calcext:value-type="float">
            <text:p>750 mm</text:p>
          </table:table-cell>
          <table:table-cell table:style-name="ce11" table:formula="of:=([.Z185]/4000)*6.28*20.5679" office:value-type="float" office:value="749.746438454" calcext:value-type="float">
            <text:p>750 mm</text:p>
          </table:table-cell>
          <table:table-cell table:style-name="ce2"/>
          <table:table-cell table:style-name="ce2" office:value-type="float" office:value="23218" calcext:value-type="float">
            <text:p>23218</text:p>
          </table:table-cell>
          <table:table-cell/>
          <table:table-cell table:style-name="ce2" office:value-type="float" office:value="23210" calcext:value-type="float">
            <text:p>23210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186]/4000)*2*PI()*20.5679" office:value-type="float" office:value="750.579032477963" calcext:value-type="float">
            <text:p>751 mm</text:p>
          </table:table-cell>
          <table:table-cell table:style-name="ce11" table:formula="of:=([.Z186]/4000)*6.28*20.5679" office:value-type="float" office:value="750.198520896" calcext:value-type="float">
            <text:p>750 mm</text:p>
          </table:table-cell>
          <table:table-cell table:style-name="ce2"/>
          <table:table-cell table:style-name="ce2" office:value-type="float" office:value="23232" calcext:value-type="float">
            <text:p>23232</text:p>
          </table:table-cell>
          <table:table-cell/>
          <table:table-cell table:style-name="ce2" office:value-type="float" office:value="23206" calcext:value-type="float">
            <text:p>23206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187]/4000)*2*PI()*20.5679" office:value-type="float" office:value="749.932872842565" calcext:value-type="float">
            <text:p>750 mm</text:p>
          </table:table-cell>
          <table:table-cell table:style-name="ce11" table:formula="of:=([.Z187]/4000)*6.28*20.5679" office:value-type="float" office:value="749.552688836" calcext:value-type="float">
            <text:p>750 mm</text:p>
          </table:table-cell>
          <table:table-cell table:style-name="ce2"/>
          <table:table-cell table:style-name="ce2" office:value-type="float" office:value="23212" calcext:value-type="float">
            <text:p>23212</text:p>
          </table:table-cell>
          <table:table-cell/>
          <table:table-cell table:style-name="ce2" office:value-type="float" office:value="23198" calcext:value-type="float">
            <text:p>2319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188]/4000)*2*PI()*20.5679" office:value-type="float" office:value="750.029796787875" calcext:value-type="float">
            <text:p>750 mm</text:p>
          </table:table-cell>
          <table:table-cell table:style-name="ce11" table:formula="of:=([.Z188]/4000)*6.28*20.5679" office:value-type="float" office:value="749.649563645" calcext:value-type="float">
            <text:p>750 mm</text:p>
          </table:table-cell>
          <table:table-cell table:style-name="ce2"/>
          <table:table-cell table:style-name="ce2" office:value-type="float" office:value="23215" calcext:value-type="float">
            <text:p>23215</text:p>
          </table:table-cell>
          <table:table-cell/>
          <table:table-cell table:style-name="ce2" office:value-type="float" office:value="23187" calcext:value-type="float">
            <text:p>23187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189]/4000)*2*PI()*20.5679" office:value-type="float" office:value="750.126720733184" calcext:value-type="float">
            <text:p>750 mm</text:p>
          </table:table-cell>
          <table:table-cell table:style-name="ce11" table:formula="of:=([.Z189]/4000)*6.28*20.5679" office:value-type="float" office:value="749.746438454" calcext:value-type="float">
            <text:p>750 mm</text:p>
          </table:table-cell>
          <table:table-cell table:style-name="ce2"/>
          <table:table-cell table:style-name="ce2" office:value-type="float" office:value="23218" calcext:value-type="float">
            <text:p>23218</text:p>
          </table:table-cell>
          <table:table-cell/>
          <table:table-cell table:style-name="ce2" office:value-type="float" office:value="23206" calcext:value-type="float">
            <text:p>23206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190]/4000)*2*PI()*20.5679" office:value-type="float" office:value="749.771332933716" calcext:value-type="float">
            <text:p>750 mm</text:p>
          </table:table-cell>
          <table:table-cell table:style-name="ce11" table:formula="of:=([.Z190]/4000)*6.28*20.5679" office:value-type="float" office:value="749.391230821" calcext:value-type="float">
            <text:p>749 mm</text:p>
          </table:table-cell>
          <table:table-cell table:style-name="ce2"/>
          <table:table-cell table:style-name="ce2" office:value-type="float" office:value="23207" calcext:value-type="float">
            <text:p>23207</text:p>
          </table:table-cell>
          <table:table-cell/>
          <table:table-cell table:style-name="ce2" office:value-type="float" office:value="23180" calcext:value-type="float">
            <text:p>23180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191]/4000)*2*PI()*20.5679" office:value-type="float" office:value="749.125173298318" calcext:value-type="float">
            <text:p>749 mm</text:p>
          </table:table-cell>
          <table:table-cell table:style-name="ce11" table:formula="of:=([.Z191]/4000)*6.28*20.5679" office:value-type="float" office:value="748.745398761" calcext:value-type="float">
            <text:p>749 mm</text:p>
          </table:table-cell>
          <table:table-cell table:style-name="ce2"/>
          <table:table-cell table:style-name="ce2" office:value-type="float" office:value="23187" calcext:value-type="float">
            <text:p>23187</text:p>
          </table:table-cell>
          <table:table-cell/>
          <table:table-cell table:style-name="ce2" office:value-type="float" office:value="23175" calcext:value-type="float">
            <text:p>23175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192]/4000)*2*PI()*20.5679" office:value-type="float" office:value="750.288260642034" calcext:value-type="float">
            <text:p>750 mm</text:p>
          </table:table-cell>
          <table:table-cell table:style-name="ce11" table:formula="of:=([.Z192]/4000)*6.28*20.5679" office:value-type="float" office:value="749.907896469" calcext:value-type="float">
            <text:p>750 mm</text:p>
          </table:table-cell>
          <table:table-cell table:style-name="ce2"/>
          <table:table-cell table:style-name="ce2" office:value-type="float" office:value="23223" calcext:value-type="float">
            <text:p>23223</text:p>
          </table:table-cell>
          <table:table-cell/>
          <table:table-cell table:style-name="ce2" office:value-type="float" office:value="23196" calcext:value-type="float">
            <text:p>23196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193]/4000)*2*PI()*20.5679" office:value-type="float" office:value="750.449800550883" calcext:value-type="float">
            <text:p>750 mm</text:p>
          </table:table-cell>
          <table:table-cell table:style-name="ce11" table:formula="of:=([.Z193]/4000)*6.28*20.5679" office:value-type="float" office:value="750.069354484" calcext:value-type="float">
            <text:p>750 mm</text:p>
          </table:table-cell>
          <table:table-cell table:style-name="ce2"/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15" calcext:value-type="float">
            <text:p>23215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194]/4000)*2*PI()*20.5679" office:value-type="float" office:value="750.999036240971" calcext:value-type="float">
            <text:p>751 mm</text:p>
          </table:table-cell>
          <table:table-cell table:style-name="ce11" table:formula="of:=([.Z194]/4000)*6.28*20.5679" office:value-type="float" office:value="750.618311735" calcext:value-type="float">
            <text:p>751 mm</text:p>
          </table:table-cell>
          <table:table-cell table:style-name="ce2"/>
          <table:table-cell table:style-name="ce2" office:value-type="float" office:value="23245" calcext:value-type="float">
            <text:p>23245</text:p>
          </table:table-cell>
          <table:table-cell/>
          <table:table-cell table:style-name="ce2" office:value-type="float" office:value="23221" calcext:value-type="float">
            <text:p>23221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195]/4000)*2*PI()*20.5679" office:value-type="float" office:value="750.837496332122" calcext:value-type="float">
            <text:p>751 mm</text:p>
          </table:table-cell>
          <table:table-cell table:style-name="ce11" table:formula="of:=([.Z195]/4000)*6.28*20.5679" office:value-type="float" office:value="750.45685372" calcext:value-type="float">
            <text:p>750 mm</text:p>
          </table:table-cell>
          <table:table-cell table:style-name="ce2"/>
          <table:table-cell table:style-name="ce2" office:value-type="float" office:value="23240" calcext:value-type="float">
            <text:p>23240</text:p>
          </table:table-cell>
          <table:table-cell/>
          <table:table-cell table:style-name="ce2" office:value-type="float" office:value="23217" calcext:value-type="float">
            <text:p>23217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196]/4000)*2*PI()*20.5679" office:value-type="float" office:value="750.514416514423" calcext:value-type="float">
            <text:p>751 mm</text:p>
          </table:table-cell>
          <table:table-cell table:style-name="ce11" table:formula="of:=([.Z196]/4000)*6.28*20.5679" office:value-type="float" office:value="750.13393769" calcext:value-type="float">
            <text:p>750 mm</text:p>
          </table:table-cell>
          <table:table-cell table:style-name="ce2"/>
          <table:table-cell table:style-name="ce2" office:value-type="float" office:value="23230" calcext:value-type="float">
            <text:p>23230</text:p>
          </table:table-cell>
          <table:table-cell/>
          <table:table-cell table:style-name="ce2" office:value-type="float" office:value="23218" calcext:value-type="float">
            <text:p>2321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197]/4000)*2*PI()*20.5679" office:value-type="float" office:value="750.708264405042" calcext:value-type="float">
            <text:p>751 mm</text:p>
          </table:table-cell>
          <table:table-cell table:style-name="ce11" table:formula="of:=([.Z197]/4000)*6.28*20.5679" office:value-type="float" office:value="750.327687308" calcext:value-type="float">
            <text:p>750 mm</text:p>
          </table:table-cell>
          <table:table-cell table:style-name="ce2"/>
          <table:table-cell table:style-name="ce2" office:value-type="float" office:value="23236" calcext:value-type="float">
            <text:p>23236</text:p>
          </table:table-cell>
          <table:table-cell/>
          <table:table-cell table:style-name="ce2" office:value-type="float" office:value="23211" calcext:value-type="float">
            <text:p>23211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198]/4000)*2*PI()*20.5679" office:value-type="float" office:value="750.805188350352" calcext:value-type="float">
            <text:p>751 mm</text:p>
          </table:table-cell>
          <table:table-cell table:style-name="ce11" table:formula="of:=([.Z198]/4000)*6.28*20.5679" office:value-type="float" office:value="750.424562117" calcext:value-type="float">
            <text:p>750 mm</text:p>
          </table:table-cell>
          <table:table-cell table:style-name="ce2"/>
          <table:table-cell table:style-name="ce2" office:value-type="float" office:value="23239" calcext:value-type="float">
            <text:p>23239</text:p>
          </table:table-cell>
          <table:table-cell/>
          <table:table-cell table:style-name="ce2" office:value-type="float" office:value="23228" calcext:value-type="float">
            <text:p>2322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199]/4000)*2*PI()*20.5679" office:value-type="float" office:value="751.031344222741" calcext:value-type="float">
            <text:p>751 mm</text:p>
          </table:table-cell>
          <table:table-cell table:style-name="ce11" table:formula="of:=([.Z199]/4000)*6.28*20.5679" office:value-type="float" office:value="750.650603338" calcext:value-type="float">
            <text:p>751 mm</text:p>
          </table:table-cell>
          <table:table-cell table:style-name="ce2"/>
          <table:table-cell table:style-name="ce2" office:value-type="float" office:value="23246" calcext:value-type="float">
            <text:p>23246</text:p>
          </table:table-cell>
          <table:table-cell/>
          <table:table-cell table:style-name="ce2" office:value-type="float" office:value="23223" calcext:value-type="float">
            <text:p>23223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00]/4000)*2*PI()*20.5679" office:value-type="float" office:value="749.674408988406" calcext:value-type="float">
            <text:p>750 mm</text:p>
          </table:table-cell>
          <table:table-cell table:style-name="ce11" table:formula="of:=([.Z200]/4000)*6.28*20.5679" office:value-type="float" office:value="749.294356012" calcext:value-type="float">
            <text:p>749 mm</text:p>
          </table:table-cell>
          <table:table-cell table:style-name="ce2"/>
          <table:table-cell table:style-name="ce2" office:value-type="float" office:value="23204" calcext:value-type="float">
            <text:p>23204</text:p>
          </table:table-cell>
          <table:table-cell/>
          <table:table-cell table:style-name="ce2" office:value-type="float" office:value="23190" calcext:value-type="float">
            <text:p>23190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01]/4000)*2*PI()*20.5679" office:value-type="float" office:value="750.159028714954" calcext:value-type="float">
            <text:p>750 mm</text:p>
          </table:table-cell>
          <table:table-cell table:style-name="ce11" table:formula="of:=([.Z201]/4000)*6.28*20.5679" office:value-type="float" office:value="749.778730057" calcext:value-type="float">
            <text:p>750 mm</text:p>
          </table:table-cell>
          <table:table-cell table:style-name="ce2"/>
          <table:table-cell table:style-name="ce2" office:value-type="float" office:value="23219" calcext:value-type="float">
            <text:p>23219</text:p>
          </table:table-cell>
          <table:table-cell/>
          <table:table-cell table:style-name="ce2" office:value-type="float" office:value="23196" calcext:value-type="float">
            <text:p>23196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02]/4000)*2*PI()*20.5679" office:value-type="float" office:value="750.094412751414" calcext:value-type="float">
            <text:p>750 mm</text:p>
          </table:table-cell>
          <table:table-cell table:style-name="ce11" table:formula="of:=([.Z202]/4000)*6.28*20.5679" office:value-type="float" office:value="749.714146851" calcext:value-type="float">
            <text:p>750 mm</text:p>
          </table:table-cell>
          <table:table-cell table:style-name="ce2"/>
          <table:table-cell table:style-name="ce2" office:value-type="float" office:value="23217" calcext:value-type="float">
            <text:p>23217</text:p>
          </table:table-cell>
          <table:table-cell/>
          <table:table-cell table:style-name="ce2" office:value-type="float" office:value="23207" calcext:value-type="float">
            <text:p>23207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03]/4000)*2*PI()*20.5679" office:value-type="float" office:value="750.417492569113" calcext:value-type="float">
            <text:p>750 mm</text:p>
          </table:table-cell>
          <table:table-cell table:style-name="ce11" table:formula="of:=([.Z203]/4000)*6.28*20.5679" office:value-type="float" office:value="750.037062881" calcext:value-type="float">
            <text:p>750 mm</text:p>
          </table:table-cell>
          <table:table-cell table:style-name="ce2"/>
          <table:table-cell table:style-name="ce2" office:value-type="float" office:value="23227" calcext:value-type="float">
            <text:p>23227</text:p>
          </table:table-cell>
          <table:table-cell/>
          <table:table-cell table:style-name="ce2" office:value-type="float" office:value="23203" calcext:value-type="float">
            <text:p>23203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04]/4000)*2*PI()*20.5679" office:value-type="float" office:value="749.803640915485" calcext:value-type="float">
            <text:p>750 mm</text:p>
          </table:table-cell>
          <table:table-cell table:style-name="ce11" table:formula="of:=([.Z204]/4000)*6.28*20.5679" office:value-type="float" office:value="749.423522424" calcext:value-type="float">
            <text:p>749 mm</text:p>
          </table:table-cell>
          <table:table-cell table:style-name="ce2"/>
          <table:table-cell table:style-name="ce2" office:value-type="float" office:value="23208" calcext:value-type="float">
            <text:p>23208</text:p>
          </table:table-cell>
          <table:table-cell/>
          <table:table-cell table:style-name="ce2" office:value-type="float" office:value="23199" calcext:value-type="float">
            <text:p>2319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05]/4000)*2*PI()*20.5679" office:value-type="float" office:value="749.997488806105" calcext:value-type="float">
            <text:p>750 mm</text:p>
          </table:table-cell>
          <table:table-cell table:style-name="ce11" table:formula="of:=([.Z205]/4000)*6.28*20.5679" office:value-type="float" office:value="749.617272042" calcext:value-type="float">
            <text:p>750 mm</text:p>
          </table:table-cell>
          <table:table-cell table:style-name="ce2"/>
          <table:table-cell table:style-name="ce2" office:value-type="float" office:value="23214" calcext:value-type="float">
            <text:p>23214</text:p>
          </table:table-cell>
          <table:table-cell/>
          <table:table-cell table:style-name="ce2" office:value-type="float" office:value="23189" calcext:value-type="float">
            <text:p>2318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06]/4000)*2*PI()*20.5679" office:value-type="float" office:value="749.480561097787" calcext:value-type="float">
            <text:p>749 mm</text:p>
          </table:table-cell>
          <table:table-cell table:style-name="ce11" table:formula="of:=([.Z206]/4000)*6.28*20.5679" office:value-type="float" office:value="749.100606394" calcext:value-type="float">
            <text:p>749 mm</text:p>
          </table:table-cell>
          <table:table-cell table:style-name="ce2"/>
          <table:table-cell table:style-name="ce2" office:value-type="float" office:value="23198" calcext:value-type="float">
            <text:p>23198</text:p>
          </table:table-cell>
          <table:table-cell/>
          <table:table-cell table:style-name="ce2" office:value-type="float" office:value="23186" calcext:value-type="float">
            <text:p>23186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07]/4000)*2*PI()*20.5679" office:value-type="float" office:value="750.029796787875" calcext:value-type="float">
            <text:p>750 mm</text:p>
          </table:table-cell>
          <table:table-cell table:style-name="ce11" table:formula="of:=([.Z207]/4000)*6.28*20.5679" office:value-type="float" office:value="749.649563645" calcext:value-type="float">
            <text:p>750 mm</text:p>
          </table:table-cell>
          <table:table-cell table:style-name="ce2"/>
          <table:table-cell table:style-name="ce2" office:value-type="float" office:value="23215" calcext:value-type="float">
            <text:p>23215</text:p>
          </table:table-cell>
          <table:table-cell/>
          <table:table-cell table:style-name="ce2" office:value-type="float" office:value="23192" calcext:value-type="float">
            <text:p>23192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08]/4000)*2*PI()*20.5679" office:value-type="float" office:value="749.448253116017" calcext:value-type="float">
            <text:p>749 mm</text:p>
          </table:table-cell>
          <table:table-cell table:style-name="ce11" table:formula="of:=([.Z208]/4000)*6.28*20.5679" office:value-type="float" office:value="749.068314791" calcext:value-type="float">
            <text:p>749 mm</text:p>
          </table:table-cell>
          <table:table-cell table:style-name="ce2"/>
          <table:table-cell table:style-name="ce2" office:value-type="float" office:value="23197" calcext:value-type="float">
            <text:p>23197</text:p>
          </table:table-cell>
          <table:table-cell/>
          <table:table-cell table:style-name="ce2" office:value-type="float" office:value="23186" calcext:value-type="float">
            <text:p>23186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09]/4000)*2*PI()*20.5679" office:value-type="float" office:value="749.706716970176" calcext:value-type="float">
            <text:p>750 mm</text:p>
          </table:table-cell>
          <table:table-cell table:style-name="ce11" table:formula="of:=([.Z209]/4000)*6.28*20.5679" office:value-type="float" office:value="749.326647615" calcext:value-type="float">
            <text:p>749 mm</text:p>
          </table:table-cell>
          <table:table-cell table:style-name="ce2"/>
          <table:table-cell table:style-name="ce2" office:value-type="float" office:value="23205" calcext:value-type="float">
            <text:p>23205</text:p>
          </table:table-cell>
          <table:table-cell/>
          <table:table-cell table:style-name="ce2" office:value-type="float" office:value="23180" calcext:value-type="float">
            <text:p>23180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10]/4000)*2*PI()*20.5679" office:value-type="float" office:value="749.609793024866" calcext:value-type="float">
            <text:p>750 mm</text:p>
          </table:table-cell>
          <table:table-cell table:style-name="ce11" table:formula="of:=([.Z210]/4000)*6.28*20.5679" office:value-type="float" office:value="749.229772806" calcext:value-type="float">
            <text:p>749 mm</text:p>
          </table:table-cell>
          <table:table-cell table:style-name="ce2"/>
          <table:table-cell table:style-name="ce2" office:value-type="float" office:value="23202" calcext:value-type="float">
            <text:p>23202</text:p>
          </table:table-cell>
          <table:table-cell/>
          <table:table-cell table:style-name="ce2" office:value-type="float" office:value="23187" calcext:value-type="float">
            <text:p>23187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11]/4000)*2*PI()*20.5679" office:value-type="float" office:value="750.159028714954" calcext:value-type="float">
            <text:p>750 mm</text:p>
          </table:table-cell>
          <table:table-cell table:style-name="ce11" table:formula="of:=([.Z211]/4000)*6.28*20.5679" office:value-type="float" office:value="749.778730057" calcext:value-type="float">
            <text:p>750 mm</text:p>
          </table:table-cell>
          <table:table-cell table:style-name="ce2"/>
          <table:table-cell table:style-name="ce2" office:value-type="float" office:value="23219" calcext:value-type="float">
            <text:p>23219</text:p>
          </table:table-cell>
          <table:table-cell/>
          <table:table-cell table:style-name="ce2" office:value-type="float" office:value="23192" calcext:value-type="float">
            <text:p>23192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12]/4000)*2*PI()*20.5679" office:value-type="float" office:value="749.803640915485" calcext:value-type="float">
            <text:p>750 mm</text:p>
          </table:table-cell>
          <table:table-cell table:style-name="ce11" table:formula="of:=([.Z212]/4000)*6.28*20.5679" office:value-type="float" office:value="749.423522424" calcext:value-type="float">
            <text:p>749 mm</text:p>
          </table:table-cell>
          <table:table-cell table:style-name="ce2"/>
          <table:table-cell table:style-name="ce2" office:value-type="float" office:value="23208" calcext:value-type="float">
            <text:p>23208</text:p>
          </table:table-cell>
          <table:table-cell/>
          <table:table-cell table:style-name="ce2" office:value-type="float" office:value="23194" calcext:value-type="float">
            <text:p>23194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13]/4000)*2*PI()*20.5679" office:value-type="float" office:value="750.191336696724" calcext:value-type="float">
            <text:p>750 mm</text:p>
          </table:table-cell>
          <table:table-cell table:style-name="ce11" table:formula="of:=([.Z213]/4000)*6.28*20.5679" office:value-type="float" office:value="749.81102166" calcext:value-type="float">
            <text:p>750 mm</text:p>
          </table:table-cell>
          <table:table-cell table:style-name="ce2"/>
          <table:table-cell table:style-name="ce2" office:value-type="float" office:value="23220" calcext:value-type="float">
            <text:p>23220</text:p>
          </table:table-cell>
          <table:table-cell/>
          <table:table-cell table:style-name="ce2" office:value-type="float" office:value="23193" calcext:value-type="float">
            <text:p>23193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14]/4000)*2*PI()*20.5679" office:value-type="float" office:value="750.255952660264" calcext:value-type="float">
            <text:p>750 mm</text:p>
          </table:table-cell>
          <table:table-cell table:style-name="ce11" table:formula="of:=([.Z214]/4000)*6.28*20.5679" office:value-type="float" office:value="749.875604866" calcext:value-type="float">
            <text:p>750 mm</text:p>
          </table:table-cell>
          <table:table-cell table:style-name="ce2"/>
          <table:table-cell table:style-name="ce2" office:value-type="float" office:value="23222" calcext:value-type="float">
            <text:p>23222</text:p>
          </table:table-cell>
          <table:table-cell/>
          <table:table-cell table:style-name="ce2" office:value-type="float" office:value="23207" calcext:value-type="float">
            <text:p>23207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15]/4000)*2*PI()*20.5679" office:value-type="float" office:value="750.094412751414" calcext:value-type="float">
            <text:p>750 mm</text:p>
          </table:table-cell>
          <table:table-cell table:style-name="ce11" table:formula="of:=([.Z215]/4000)*6.28*20.5679" office:value-type="float" office:value="749.714146851" calcext:value-type="float">
            <text:p>750 mm</text:p>
          </table:table-cell>
          <table:table-cell table:style-name="ce2"/>
          <table:table-cell table:style-name="ce2" office:value-type="float" office:value="23217" calcext:value-type="float">
            <text:p>23217</text:p>
          </table:table-cell>
          <table:table-cell/>
          <table:table-cell table:style-name="ce2" office:value-type="float" office:value="23192" calcext:value-type="float">
            <text:p>23192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16]/4000)*2*PI()*20.5679" office:value-type="float" office:value="749.868256879025" calcext:value-type="float">
            <text:p>750 mm</text:p>
          </table:table-cell>
          <table:table-cell table:style-name="ce11" table:formula="of:=([.Z216]/4000)*6.28*20.5679" office:value-type="float" office:value="749.48810563" calcext:value-type="float">
            <text:p>749 mm</text:p>
          </table:table-cell>
          <table:table-cell table:style-name="ce2"/>
          <table:table-cell table:style-name="ce2" office:value-type="float" office:value="23210" calcext:value-type="float">
            <text:p>23210</text:p>
          </table:table-cell>
          <table:table-cell/>
          <table:table-cell table:style-name="ce2" office:value-type="float" office:value="23199" calcext:value-type="float">
            <text:p>2319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17]/4000)*2*PI()*20.5679" office:value-type="float" office:value="750.126720733184" calcext:value-type="float">
            <text:p>750 mm</text:p>
          </table:table-cell>
          <table:table-cell table:style-name="ce11" table:formula="of:=([.Z217]/4000)*6.28*20.5679" office:value-type="float" office:value="749.746438454" calcext:value-type="float">
            <text:p>750 mm</text:p>
          </table:table-cell>
          <table:table-cell table:style-name="ce2"/>
          <table:table-cell table:style-name="ce2" office:value-type="float" office:value="23218" calcext:value-type="float">
            <text:p>23218</text:p>
          </table:table-cell>
          <table:table-cell/>
          <table:table-cell table:style-name="ce2" office:value-type="float" office:value="23192" calcext:value-type="float">
            <text:p>23192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18]/4000)*2*PI()*20.5679" office:value-type="float" office:value="749.545177061326" calcext:value-type="float">
            <text:p>750 mm</text:p>
          </table:table-cell>
          <table:table-cell table:style-name="ce11" table:formula="of:=([.Z218]/4000)*6.28*20.5679" office:value-type="float" office:value="749.1651896" calcext:value-type="float">
            <text:p>749 mm</text:p>
          </table:table-cell>
          <table:table-cell table:style-name="ce2"/>
          <table:table-cell table:style-name="ce2" office:value-type="float" office:value="23200" calcext:value-type="float">
            <text:p>23200</text:p>
          </table:table-cell>
          <table:table-cell/>
          <table:table-cell table:style-name="ce2" office:value-type="float" office:value="23191" calcext:value-type="float">
            <text:p>23191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19]/4000)*2*PI()*20.5679" office:value-type="float" office:value="750.223644678494" calcext:value-type="float">
            <text:p>750 mm</text:p>
          </table:table-cell>
          <table:table-cell table:style-name="ce11" table:formula="of:=([.Z219]/4000)*6.28*20.5679" office:value-type="float" office:value="749.843313263" calcext:value-type="float">
            <text:p>750 mm</text:p>
          </table:table-cell>
          <table:table-cell table:style-name="ce2"/>
          <table:table-cell table:style-name="ce2" office:value-type="float" office:value="23221" calcext:value-type="float">
            <text:p>23221</text:p>
          </table:table-cell>
          <table:table-cell/>
          <table:table-cell table:style-name="ce2" office:value-type="float" office:value="23200" calcext:value-type="float">
            <text:p>23200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20]/4000)*2*PI()*20.5679" office:value-type="float" office:value="749.900564860795" calcext:value-type="float">
            <text:p>750 mm</text:p>
          </table:table-cell>
          <table:table-cell table:style-name="ce11" table:formula="of:=([.Z220]/4000)*6.28*20.5679" office:value-type="float" office:value="749.520397233" calcext:value-type="float">
            <text:p>750 mm</text:p>
          </table:table-cell>
          <table:table-cell table:style-name="ce2"/>
          <table:table-cell table:style-name="ce2" office:value-type="float" office:value="23211" calcext:value-type="float">
            <text:p>23211</text:p>
          </table:table-cell>
          <table:table-cell/>
          <table:table-cell table:style-name="ce2" office:value-type="float" office:value="23203" calcext:value-type="float">
            <text:p>23203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21]/4000)*2*PI()*20.5679" office:value-type="float" office:value="750.482108532653" calcext:value-type="float">
            <text:p>750 mm</text:p>
          </table:table-cell>
          <table:table-cell table:style-name="ce11" table:formula="of:=([.Z221]/4000)*6.28*20.5679" office:value-type="float" office:value="750.101646087" calcext:value-type="float">
            <text:p>750 mm</text:p>
          </table:table-cell>
          <table:table-cell table:style-name="ce2"/>
          <table:table-cell table:style-name="ce2" office:value-type="float" office:value="23229" calcext:value-type="float">
            <text:p>23229</text:p>
          </table:table-cell>
          <table:table-cell/>
          <table:table-cell table:style-name="ce2" office:value-type="float" office:value="23205" calcext:value-type="float">
            <text:p>23205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22]/4000)*2*PI()*20.5679" office:value-type="float" office:value="750.029796787875" calcext:value-type="float">
            <text:p>750 mm</text:p>
          </table:table-cell>
          <table:table-cell table:style-name="ce11" table:formula="of:=([.Z222]/4000)*6.28*20.5679" office:value-type="float" office:value="749.649563645" calcext:value-type="float">
            <text:p>750 mm</text:p>
          </table:table-cell>
          <table:table-cell table:style-name="ce2"/>
          <table:table-cell table:style-name="ce2" office:value-type="float" office:value="23215" calcext:value-type="float">
            <text:p>23215</text:p>
          </table:table-cell>
          <table:table-cell/>
          <table:table-cell table:style-name="ce2" office:value-type="float" office:value="23209" calcext:value-type="float">
            <text:p>2320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23]/4000)*2*PI()*20.5679" office:value-type="float" office:value="750.514416514423" calcext:value-type="float">
            <text:p>751 mm</text:p>
          </table:table-cell>
          <table:table-cell table:style-name="ce11" table:formula="of:=([.Z223]/4000)*6.28*20.5679" office:value-type="float" office:value="750.13393769" calcext:value-type="float">
            <text:p>750 mm</text:p>
          </table:table-cell>
          <table:table-cell table:style-name="ce2"/>
          <table:table-cell table:style-name="ce2" office:value-type="float" office:value="23230" calcext:value-type="float">
            <text:p>23230</text:p>
          </table:table-cell>
          <table:table-cell/>
          <table:table-cell table:style-name="ce2" office:value-type="float" office:value="23207" calcext:value-type="float">
            <text:p>23207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24]/4000)*2*PI()*20.5679" office:value-type="float" office:value="749.900564860795" calcext:value-type="float">
            <text:p>750 mm</text:p>
          </table:table-cell>
          <table:table-cell table:style-name="ce11" table:formula="of:=([.Z224]/4000)*6.28*20.5679" office:value-type="float" office:value="749.520397233" calcext:value-type="float">
            <text:p>750 mm</text:p>
          </table:table-cell>
          <table:table-cell table:style-name="ce2"/>
          <table:table-cell table:style-name="ce2" office:value-type="float" office:value="23211" calcext:value-type="float">
            <text:p>23211</text:p>
          </table:table-cell>
          <table:table-cell/>
          <table:table-cell table:style-name="ce2" office:value-type="float" office:value="23202" calcext:value-type="float">
            <text:p>23202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25]/4000)*2*PI()*20.5679" office:value-type="float" office:value="749.932872842565" calcext:value-type="float">
            <text:p>750 mm</text:p>
          </table:table-cell>
          <table:table-cell table:style-name="ce11" table:formula="of:=([.Z225]/4000)*6.28*20.5679" office:value-type="float" office:value="749.552688836" calcext:value-type="float">
            <text:p>750 mm</text:p>
          </table:table-cell>
          <table:table-cell table:style-name="ce2"/>
          <table:table-cell table:style-name="ce2" office:value-type="float" office:value="23212" calcext:value-type="float">
            <text:p>23212</text:p>
          </table:table-cell>
          <table:table-cell/>
          <table:table-cell table:style-name="ce2" office:value-type="float" office:value="23188" calcext:value-type="float">
            <text:p>2318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26]/4000)*2*PI()*20.5679" office:value-type="float" office:value="749.254405225397" calcext:value-type="float">
            <text:p>749 mm</text:p>
          </table:table-cell>
          <table:table-cell table:style-name="ce11" table:formula="of:=([.Z226]/4000)*6.28*20.5679" office:value-type="float" office:value="748.874565173" calcext:value-type="float">
            <text:p>749 mm</text:p>
          </table:table-cell>
          <table:table-cell table:style-name="ce2"/>
          <table:table-cell table:style-name="ce2" office:value-type="float" office:value="23191" calcext:value-type="float">
            <text:p>23191</text:p>
          </table:table-cell>
          <table:table-cell/>
          <table:table-cell table:style-name="ce2" office:value-type="float" office:value="23184" calcext:value-type="float">
            <text:p>23184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27]/4000)*2*PI()*20.5679" office:value-type="float" office:value="749.448253116017" calcext:value-type="float">
            <text:p>749 mm</text:p>
          </table:table-cell>
          <table:table-cell table:style-name="ce11" table:formula="of:=([.Z227]/4000)*6.28*20.5679" office:value-type="float" office:value="749.068314791" calcext:value-type="float">
            <text:p>749 mm</text:p>
          </table:table-cell>
          <table:table-cell table:style-name="ce2"/>
          <table:table-cell table:style-name="ce2" office:value-type="float" office:value="23197" calcext:value-type="float">
            <text:p>23197</text:p>
          </table:table-cell>
          <table:table-cell/>
          <table:table-cell table:style-name="ce2" office:value-type="float" office:value="23172" calcext:value-type="float">
            <text:p>23172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28]/4000)*2*PI()*20.5679" office:value-type="float" office:value="749.545177061326" calcext:value-type="float">
            <text:p>750 mm</text:p>
          </table:table-cell>
          <table:table-cell table:style-name="ce11" table:formula="of:=([.Z228]/4000)*6.28*20.5679" office:value-type="float" office:value="749.1651896" calcext:value-type="float">
            <text:p>749 mm</text:p>
          </table:table-cell>
          <table:table-cell table:style-name="ce2"/>
          <table:table-cell table:style-name="ce2" office:value-type="float" office:value="23200" calcext:value-type="float">
            <text:p>23200</text:p>
          </table:table-cell>
          <table:table-cell/>
          <table:table-cell table:style-name="ce2" office:value-type="float" office:value="23193" calcext:value-type="float">
            <text:p>23193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29]/4000)*2*PI()*20.5679" office:value-type="float" office:value="750.449800550883" calcext:value-type="float">
            <text:p>750 mm</text:p>
          </table:table-cell>
          <table:table-cell table:style-name="ce11" table:formula="of:=([.Z229]/4000)*6.28*20.5679" office:value-type="float" office:value="750.069354484" calcext:value-type="float">
            <text:p>750 mm</text:p>
          </table:table-cell>
          <table:table-cell table:style-name="ce2"/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05" calcext:value-type="float">
            <text:p>23205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30]/4000)*2*PI()*20.5679" office:value-type="float" office:value="749.932872842565" calcext:value-type="float">
            <text:p>750 mm</text:p>
          </table:table-cell>
          <table:table-cell table:style-name="ce11" table:formula="of:=([.Z230]/4000)*6.28*20.5679" office:value-type="float" office:value="749.552688836" calcext:value-type="float">
            <text:p>750 mm</text:p>
          </table:table-cell>
          <table:table-cell table:style-name="ce2"/>
          <table:table-cell table:style-name="ce2" office:value-type="float" office:value="23212" calcext:value-type="float">
            <text:p>23212</text:p>
          </table:table-cell>
          <table:table-cell/>
          <table:table-cell table:style-name="ce2" office:value-type="float" office:value="23204" calcext:value-type="float">
            <text:p>23204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31]/4000)*2*PI()*20.5679" office:value-type="float" office:value="750.159028714954" calcext:value-type="float">
            <text:p>750 mm</text:p>
          </table:table-cell>
          <table:table-cell table:style-name="ce11" table:formula="of:=([.Z231]/4000)*6.28*20.5679" office:value-type="float" office:value="749.778730057" calcext:value-type="float">
            <text:p>750 mm</text:p>
          </table:table-cell>
          <table:table-cell table:style-name="ce2"/>
          <table:table-cell table:style-name="ce2" office:value-type="float" office:value="23219" calcext:value-type="float">
            <text:p>23219</text:p>
          </table:table-cell>
          <table:table-cell/>
          <table:table-cell table:style-name="ce2" office:value-type="float" office:value="23194" calcext:value-type="float">
            <text:p>23194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32]/4000)*2*PI()*20.5679" office:value-type="float" office:value="749.835948897255" calcext:value-type="float">
            <text:p>750 mm</text:p>
          </table:table-cell>
          <table:table-cell table:style-name="ce11" table:formula="of:=([.Z232]/4000)*6.28*20.5679" office:value-type="float" office:value="749.455814027" calcext:value-type="float">
            <text:p>749 mm</text:p>
          </table:table-cell>
          <table:table-cell table:style-name="ce2"/>
          <table:table-cell table:style-name="ce2" office:value-type="float" office:value="23209" calcext:value-type="float">
            <text:p>23209</text:p>
          </table:table-cell>
          <table:table-cell/>
          <table:table-cell table:style-name="ce2" office:value-type="float" office:value="23200" calcext:value-type="float">
            <text:p>23200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33]/4000)*2*PI()*20.5679" office:value-type="float" office:value="749.965180824335" calcext:value-type="float">
            <text:p>750 mm</text:p>
          </table:table-cell>
          <table:table-cell table:style-name="ce11" table:formula="of:=([.Z233]/4000)*6.28*20.5679" office:value-type="float" office:value="749.584980439" calcext:value-type="float">
            <text:p>750 mm</text:p>
          </table:table-cell>
          <table:table-cell table:style-name="ce2"/>
          <table:table-cell table:style-name="ce2" office:value-type="float" office:value="23213" calcext:value-type="float">
            <text:p>23213</text:p>
          </table:table-cell>
          <table:table-cell/>
          <table:table-cell table:style-name="ce2" office:value-type="float" office:value="23190" calcext:value-type="float">
            <text:p>23190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34]/4000)*2*PI()*20.5679" office:value-type="float" office:value="749.254405225397" calcext:value-type="float">
            <text:p>749 mm</text:p>
          </table:table-cell>
          <table:table-cell table:style-name="ce11" table:formula="of:=([.Z234]/4000)*6.28*20.5679" office:value-type="float" office:value="748.874565173" calcext:value-type="float">
            <text:p>749 mm</text:p>
          </table:table-cell>
          <table:table-cell table:style-name="ce2"/>
          <table:table-cell table:style-name="ce2" office:value-type="float" office:value="23191" calcext:value-type="float">
            <text:p>23191</text:p>
          </table:table-cell>
          <table:table-cell/>
          <table:table-cell table:style-name="ce2" office:value-type="float" office:value="23183" calcext:value-type="float">
            <text:p>23183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35]/4000)*2*PI()*20.5679" office:value-type="float" office:value="749.286713207167" calcext:value-type="float">
            <text:p>749 mm</text:p>
          </table:table-cell>
          <table:table-cell table:style-name="ce11" table:formula="of:=([.Z235]/4000)*6.28*20.5679" office:value-type="float" office:value="748.906856776" calcext:value-type="float">
            <text:p>749 mm</text:p>
          </table:table-cell>
          <table:table-cell table:style-name="ce2"/>
          <table:table-cell table:style-name="ce2" office:value-type="float" office:value="23192" calcext:value-type="float">
            <text:p>23192</text:p>
          </table:table-cell>
          <table:table-cell/>
          <table:table-cell table:style-name="ce2" office:value-type="float" office:value="23169" calcext:value-type="float">
            <text:p>2316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36]/4000)*2*PI()*20.5679" office:value-type="float" office:value="749.319021188937" calcext:value-type="float">
            <text:p>749 mm</text:p>
          </table:table-cell>
          <table:table-cell table:style-name="ce11" table:formula="of:=([.Z236]/4000)*6.28*20.5679" office:value-type="float" office:value="748.939148379" calcext:value-type="float">
            <text:p>749 mm</text:p>
          </table:table-cell>
          <table:table-cell table:style-name="ce2"/>
          <table:table-cell table:style-name="ce2" office:value-type="float" office:value="23193" calcext:value-type="float">
            <text:p>23193</text:p>
          </table:table-cell>
          <table:table-cell/>
          <table:table-cell table:style-name="ce2" office:value-type="float" office:value="23182" calcext:value-type="float">
            <text:p>23182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37]/4000)*2*PI()*20.5679" office:value-type="float" office:value="750.320568623804" calcext:value-type="float">
            <text:p>750 mm</text:p>
          </table:table-cell>
          <table:table-cell table:style-name="ce11" table:formula="of:=([.Z237]/4000)*6.28*20.5679" office:value-type="float" office:value="749.940188072" calcext:value-type="float">
            <text:p>750 mm</text:p>
          </table:table-cell>
          <table:table-cell table:style-name="ce2"/>
          <table:table-cell table:style-name="ce2" office:value-type="float" office:value="23224" calcext:value-type="float">
            <text:p>23224</text:p>
          </table:table-cell>
          <table:table-cell/>
          <table:table-cell table:style-name="ce2" office:value-type="float" office:value="23199" calcext:value-type="float">
            <text:p>2319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38]/4000)*2*PI()*20.5679" office:value-type="float" office:value="749.739024951946" calcext:value-type="float">
            <text:p>750 mm</text:p>
          </table:table-cell>
          <table:table-cell table:style-name="ce11" table:formula="of:=([.Z238]/4000)*6.28*20.5679" office:value-type="float" office:value="749.358939218" calcext:value-type="float">
            <text:p>749 mm</text:p>
          </table:table-cell>
          <table:table-cell table:style-name="ce2"/>
          <table:table-cell table:style-name="ce2" office:value-type="float" office:value="23206" calcext:value-type="float">
            <text:p>23206</text:p>
          </table:table-cell>
          <table:table-cell/>
          <table:table-cell table:style-name="ce2" office:value-type="float" office:value="23199" calcext:value-type="float">
            <text:p>2319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39]/4000)*2*PI()*20.5679" office:value-type="float" office:value="750.159028714954" calcext:value-type="float">
            <text:p>750 mm</text:p>
          </table:table-cell>
          <table:table-cell table:style-name="ce11" table:formula="of:=([.Z239]/4000)*6.28*20.5679" office:value-type="float" office:value="749.778730057" calcext:value-type="float">
            <text:p>750 mm</text:p>
          </table:table-cell>
          <table:table-cell table:style-name="ce2"/>
          <table:table-cell table:style-name="ce2" office:value-type="float" office:value="23219" calcext:value-type="float">
            <text:p>23219</text:p>
          </table:table-cell>
          <table:table-cell/>
          <table:table-cell table:style-name="ce2" office:value-type="float" office:value="23197" calcext:value-type="float">
            <text:p>23197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40]/4000)*2*PI()*20.5679" office:value-type="float" office:value="750.062104769644" calcext:value-type="float">
            <text:p>750 mm</text:p>
          </table:table-cell>
          <table:table-cell table:style-name="ce11" table:formula="of:=([.Z240]/4000)*6.28*20.5679" office:value-type="float" office:value="749.681855248" calcext:value-type="float">
            <text:p>750 mm</text:p>
          </table:table-cell>
          <table:table-cell table:style-name="ce2"/>
          <table:table-cell table:style-name="ce2" office:value-type="float" office:value="23216" calcext:value-type="float">
            <text:p>23216</text:p>
          </table:table-cell>
          <table:table-cell/>
          <table:table-cell table:style-name="ce2" office:value-type="float" office:value="23202" calcext:value-type="float">
            <text:p>23202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41]/4000)*2*PI()*20.5679" office:value-type="float" office:value="750.320568623804" calcext:value-type="float">
            <text:p>750 mm</text:p>
          </table:table-cell>
          <table:table-cell table:style-name="ce11" table:formula="of:=([.Z241]/4000)*6.28*20.5679" office:value-type="float" office:value="749.940188072" calcext:value-type="float">
            <text:p>750 mm</text:p>
          </table:table-cell>
          <table:table-cell table:style-name="ce2"/>
          <table:table-cell table:style-name="ce2" office:value-type="float" office:value="23224" calcext:value-type="float">
            <text:p>23224</text:p>
          </table:table-cell>
          <table:table-cell/>
          <table:table-cell table:style-name="ce2" office:value-type="float" office:value="23199" calcext:value-type="float">
            <text:p>2319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42]/4000)*2*PI()*20.5679" office:value-type="float" office:value="749.739024951946" calcext:value-type="float">
            <text:p>750 mm</text:p>
          </table:table-cell>
          <table:table-cell table:style-name="ce11" table:formula="of:=([.Z242]/4000)*6.28*20.5679" office:value-type="float" office:value="749.358939218" calcext:value-type="float">
            <text:p>749 mm</text:p>
          </table:table-cell>
          <table:table-cell table:style-name="ce2"/>
          <table:table-cell table:style-name="ce2" office:value-type="float" office:value="23206" calcext:value-type="float">
            <text:p>23206</text:p>
          </table:table-cell>
          <table:table-cell/>
          <table:table-cell table:style-name="ce2" office:value-type="float" office:value="23190" calcext:value-type="float">
            <text:p>23190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43]/4000)*2*PI()*20.5679" office:value-type="float" office:value="749.545177061326" calcext:value-type="float">
            <text:p>750 mm</text:p>
          </table:table-cell>
          <table:table-cell table:style-name="ce11" table:formula="of:=([.Z243]/4000)*6.28*20.5679" office:value-type="float" office:value="749.1651896" calcext:value-type="float">
            <text:p>749 mm</text:p>
          </table:table-cell>
          <table:table-cell table:style-name="ce2"/>
          <table:table-cell table:style-name="ce2" office:value-type="float" office:value="23200" calcext:value-type="float">
            <text:p>23200</text:p>
          </table:table-cell>
          <table:table-cell/>
          <table:table-cell table:style-name="ce2" office:value-type="float" office:value="23179" calcext:value-type="float">
            <text:p>2317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44]/4000)*2*PI()*20.5679" office:value-type="float" office:value="749.545177061326" calcext:value-type="float">
            <text:p>750 mm</text:p>
          </table:table-cell>
          <table:table-cell table:style-name="ce11" table:formula="of:=([.Z244]/4000)*6.28*20.5679" office:value-type="float" office:value="749.1651896" calcext:value-type="float">
            <text:p>749 mm</text:p>
          </table:table-cell>
          <table:table-cell table:style-name="ce2"/>
          <table:table-cell table:style-name="ce2" office:value-type="float" office:value="23200" calcext:value-type="float">
            <text:p>23200</text:p>
          </table:table-cell>
          <table:table-cell/>
          <table:table-cell table:style-name="ce2" office:value-type="float" office:value="23186" calcext:value-type="float">
            <text:p>23186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45]/4000)*2*PI()*20.5679" office:value-type="float" office:value="750.255952660264" calcext:value-type="float">
            <text:p>750 mm</text:p>
          </table:table-cell>
          <table:table-cell table:style-name="ce11" table:formula="of:=([.Z245]/4000)*6.28*20.5679" office:value-type="float" office:value="749.875604866" calcext:value-type="float">
            <text:p>750 mm</text:p>
          </table:table-cell>
          <table:table-cell table:style-name="ce2"/>
          <table:table-cell table:style-name="ce2" office:value-type="float" office:value="23222" calcext:value-type="float">
            <text:p>23222</text:p>
          </table:table-cell>
          <table:table-cell/>
          <table:table-cell table:style-name="ce2" office:value-type="float" office:value="23196" calcext:value-type="float">
            <text:p>23196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46]/4000)*2*PI()*20.5679" office:value-type="float" office:value="749.609793024866" calcext:value-type="float">
            <text:p>750 mm</text:p>
          </table:table-cell>
          <table:table-cell table:style-name="ce11" table:formula="of:=([.Z246]/4000)*6.28*20.5679" office:value-type="float" office:value="749.229772806" calcext:value-type="float">
            <text:p>749 mm</text:p>
          </table:table-cell>
          <table:table-cell table:style-name="ce2"/>
          <table:table-cell table:style-name="ce2" office:value-type="float" office:value="23202" calcext:value-type="float">
            <text:p>23202</text:p>
          </table:table-cell>
          <table:table-cell/>
          <table:table-cell table:style-name="ce2" office:value-type="float" office:value="23191" calcext:value-type="float">
            <text:p>23191</text:p>
          </table:table-cell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4"/>
          <table:table-cell table:style-name="ce14"/>
          <table:table-cell table:style-name="ce14" office:value-type="string" calcext:value-type="string">
            <text:p>VAR 110 LEFT 0.75M</text:p>
          </table:table-cell>
          <table:table-cell table:style-name="ce16" office:value-type="string" calcext:value-type="string">
            <text:p>MEDIAN 110 LEFT 0.75M</text:p>
          </table:table-cell>
          <table:table-cell table:style-name="ce14" office:value-type="string" calcext:value-type="string">
            <text:p>VAR 110 RIGHT 0.75M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5" table:formula="of:=VAR([.Z136:.Z246])" office:value-type="float" office:value="203.9451269" calcext:value-type="float">
            <text:p>203.9451269</text:p>
          </table:table-cell>
          <table:table-cell table:style-name="ce5" table:formula="of:=MEDIAN([.Z136:.Z246])" office:value-type="float" office:value="23219" calcext:value-type="float">
            <text:p>23219</text:p>
          </table:table-cell>
          <table:table-cell table:style-name="ce5" table:formula="of:=VAR([.AB136:.AB246])" office:value-type="float" office:value="175.3475839" calcext:value-type="float">
            <text:p>175.3475839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6" office:value-type="string" calcext:value-type="string">
            <text:p>MEDIAN 110 RIGHT 0.75</text:p>
          </table:table-cell>
          <table:table-cell table:number-columns-repeated="997"/>
        </table:table-row>
        <table:table-row table:style-name="ro1">
          <table:table-cell table:number-columns-repeated="26"/>
          <table:table-cell table:style-name="ce5" table:formula="of:=MEDIAN([.AB136:.AB246])" office:value-type="float" office:value="23202" calcext:value-type="float">
            <text:p>23202</text:p>
          </table:table-cell>
          <table:table-cell table:number-columns-repeated="997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24"/>
          <table:table-cell table:style-name="ce14"/>
          <table:table-cell table:style-name="ce14" office:value-type="string" calcext:value-type="string">
            <text:p>STD_DEV 110 LEFT 0.75M</text:p>
          </table:table-cell>
          <table:table-cell table:style-name="ce17" office:value-type="string" calcext:value-type="string">
            <text:p>STD_DEV 110 RIGHT 0.75M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ce5" table:formula="of:=STDEV([.Z136:.Z246])" office:value-type="float" office:value="14.28093579" calcext:value-type="float">
            <text:p>14.28093579</text:p>
          </table:table-cell>
          <table:table-cell table:style-name="ce5" table:formula="of:=STDEV([.AB136:.AB246])" office:value-type="float" office:value="13.24188748" calcext:value-type="float">
            <text:p>13.24188748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4"/>
          <table:table-cell table:style-name="ce14"/>
          <table:table-cell table:style-name="ce14" office:value-type="string" calcext:value-type="string">
            <text:p>STD_DEV 110 LEFT 1.5M</text:p>
          </table:table-cell>
          <table:table-cell table:number-columns-repeated="998"/>
        </table:table-row>
        <table:table-row table:style-name="ro1">
          <table:table-cell table:number-columns-repeated="25"/>
          <table:table-cell table:style-name="ce5" table:formula="of:=STDEV([.Z3:.Z113])" office:value-type="float" office:value="21.31077329" calcext:value-type="float">
            <text:p>21.31077329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4"/>
          <table:table-cell table:style-name="ce14"/>
          <table:table-cell table:style-name="ce14" office:value-type="string" calcext:value-type="string">
            <text:p>STD_DEV 110 LEFT 3M</text:p>
          </table:table-cell>
          <table:table-cell table:number-columns-repeated="998"/>
        </table:table-row>
        <table:table-row table:style-name="ro1">
          <table:table-cell table:number-columns-repeated="24"/>
          <table:table-cell table:style-name="ce15"/>
          <table:table-cell table:style-name="ce15" table:formula="of:=STDEV([.S66:.S176])" office:value-type="float" office:value="25.68366754" calcext:value-type="float">
            <text:p>25.68366754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4"/>
          <table:table-cell table:style-name="ce14"/>
          <table:table-cell table:style-name="ce14" office:value-type="string" calcext:value-type="string">
            <text:p>STD_DEV 110 LEFT 4.5M</text:p>
          </table:table-cell>
          <table:table-cell table:style-name="ce17" office:value-type="string" calcext:value-type="string">
            <text:p>STD_DEV 110 LEFT 4.5M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ce5" table:formula="of:=STDEV([.Z273:.Z383])" office:value-type="float" office:value="30.99444351" calcext:value-type="float">
            <text:p>30.99444351</text:p>
          </table:table-cell>
          <table:table-cell table:style-name="ce18" table:formula="of:=STDEV([.AB273:.AB383])" office:value-type="float" office:value="19.98578528" calcext:value-type="float">
            <text:p>19.98578528</text:p>
          </table:table-cell>
          <table:table-cell table:number-columns-repeated="997"/>
        </table:table-row>
        <table:table-row table:style-name="ro1">
          <table:table-cell table:number-columns-repeated="22"/>
          <table:table-cell table:style-name="ce2" office:value-type="string" calcext:value-type="string">
            <text:p>4000 impulsi a giro, raggio 20,56797981</text:p>
          </table:table-cell>
          <table:table-cell table:number-columns-repeated="3"/>
          <table:table-cell table:style-name="ce10"/>
          <table:table-cell table:number-columns-repeated="997"/>
        </table:table-row>
        <table:table-row table:style-name="ro1">
          <table:table-cell table:number-columns-repeated="22"/>
          <table:table-cell table:style-name="ce7"/>
          <table:table-cell table:style-name="ce10" office:value-type="string" calcext:value-type="string">
            <text:p>4.5m</text:p>
          </table:table-cell>
          <table:table-cell table:number-columns-repeated="2"/>
          <table:table-cell table:style-name="ce10" office:value-type="string" calcext:value-type="string">
            <text:p>4.5m</text:p>
          </table:table-cell>
          <table:table-cell table:number-columns-repeated="997"/>
        </table:table-row>
        <table:table-row table:style-name="ro1">
          <table:table-cell table:number-columns-repeated="22"/>
          <table:table-cell table:style-name="ce7"/>
          <table:table-cell table:style-name="ce10"/>
          <table:table-cell table:number-columns-repeated="2"/>
          <table:table-cell table:style-name="ce10"/>
          <table:table-cell table:number-columns-repeated="997"/>
        </table:table-row>
        <table:table-row table:style-name="ro1">
          <table:table-cell table:number-columns-repeated="22"/>
          <table:table-cell table:style-name="ce7" office:value-type="string" calcext:value-type="string">
            <text:p>DISTANZA CALCOLATA ENCODER</text:p>
          </table:table-cell>
          <table:table-cell table:number-columns-repeated="1001"/>
        </table:table-row>
        <table:table-row table:style-name="ro3">
          <table:table-cell table:number-columns-repeated="22"/>
          <table:table-cell table:style-name="ce8" office:value-type="string" calcext:value-type="string">
            <text:p>con 2*PI()</text:p>
          </table:table-cell>
          <table:table-cell table:style-name="ce13" office:value-type="string" calcext:value-type="string">
            <text:p>con 6,28</text:p>
          </table:table-cell>
          <table:table-cell table:style-name="ce13" office:value-type="string" calcext:value-type="string">
            <text:p>con 6,295</text:p>
          </table:table-cell>
          <table:table-cell table:style-name="ce2" office:value-type="string" calcext:value-type="string">
            <text:p>LEFT ENCODER</text:p>
          </table:table-cell>
          <table:table-cell/>
          <table:table-cell table:style-name="ce2" office:value-type="string" calcext:value-type="string">
            <text:p>RIGHT ENCODER</text:p>
          </table:table-cell>
          <table:table-cell table:number-columns-repeated="996"/>
        </table:table-row>
        <table:table-row table:style-name="ro1">
          <table:table-cell table:number-columns-repeated="23"/>
          <table:table-cell table:style-name="ce12"/>
          <table:table-cell table:number-columns-repeated="1000"/>
        </table:table-row>
        <table:table-row table:style-name="ro1">
          <table:table-cell table:number-columns-repeated="22"/>
          <table:table-cell table:style-name="ce9" table:formula="of:=([.Z273]/4000)*2*PI()*20.5679" office:value-type="float" office:value="4492.45717308424" calcext:value-type="float">
            <text:p>4492 mm</text:p>
          </table:table-cell>
          <table:table-cell table:style-name="ce11" table:formula="of:=([.Z273]/4000)*6.28*20.5679" office:value-type="float" office:value="4490.179688753" calcext:value-type="float">
            <text:p>4490 mm</text:p>
          </table:table-cell>
          <table:table-cell table:style-name="ce11" table:formula="of:=([.Z273]/4000)*6.295*20.5679" office:value-type="float" office:value="4500.90464023887" calcext:value-type="float">
            <text:p>4501 mm</text:p>
          </table:table-cell>
          <table:table-cell table:style-name="ce2" office:value-type="float" office:value="139051" calcext:value-type="float">
            <text:p>139051</text:p>
          </table:table-cell>
          <table:table-cell/>
          <table:table-cell table:style-name="ce2" office:value-type="float" office:value="139310" calcext:value-type="float">
            <text:p>139310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74]/4000)*2*PI()*20.5679" office:value-type="float" office:value="4494.49257593575" calcext:value-type="float">
            <text:p>4494 mm</text:p>
          </table:table-cell>
          <table:table-cell table:style-name="ce11" table:formula="of:=([.Z274]/4000)*6.28*20.5679" office:value-type="float" office:value="4492.214059742" calcext:value-type="float">
            <text:p>4492 mm</text:p>
          </table:table-cell>
          <table:table-cell table:style-name="ce11" table:formula="of:=([.Z274]/4000)*6.295*20.5679" office:value-type="float" office:value="4502.94387039425" calcext:value-type="float">
            <text:p>4503 mm</text:p>
          </table:table-cell>
          <table:table-cell table:style-name="ce5" table:formula="of:=139114" office:value-type="float" office:value="139114" calcext:value-type="float">
            <text:p>139114</text:p>
          </table:table-cell>
          <table:table-cell/>
          <table:table-cell table:style-name="ce2" office:value-type="float" office:value="139272" calcext:value-type="float">
            <text:p>139272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75]/4000)*2*PI()*20.5679" office:value-type="float" office:value="4492.58640501133" calcext:value-type="float">
            <text:p>4493 mm</text:p>
          </table:table-cell>
          <table:table-cell table:style-name="ce11" table:formula="of:=([.Z275]/4000)*6.28*20.5679" office:value-type="float" office:value="4490.308855165" calcext:value-type="float">
            <text:p>4490 mm</text:p>
          </table:table-cell>
          <table:table-cell table:style-name="ce11" table:formula="of:=([.Z275]/4000)*6.295*20.5679" office:value-type="float" office:value="4501.03411516938" calcext:value-type="float">
            <text:p>4501 mm</text:p>
          </table:table-cell>
          <table:table-cell table:style-name="ce2" office:value-type="float" office:value="139055" calcext:value-type="float">
            <text:p>139055</text:p>
          </table:table-cell>
          <table:table-cell/>
          <table:table-cell table:style-name="ce2" office:value-type="float" office:value="139275" calcext:value-type="float">
            <text:p>139275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76]/4000)*2*PI()*20.5679" office:value-type="float" office:value="4495.23565951646" calcext:value-type="float">
            <text:p>4495 mm</text:p>
          </table:table-cell>
          <table:table-cell table:style-name="ce11" table:formula="of:=([.Z276]/4000)*6.28*20.5679" office:value-type="float" office:value="4492.956766611" calcext:value-type="float">
            <text:p>4493 mm</text:p>
          </table:table-cell>
          <table:table-cell table:style-name="ce11" table:formula="of:=([.Z276]/4000)*6.295*20.5679" office:value-type="float" office:value="4503.68835124463" calcext:value-type="float">
            <text:p>4504 mm</text:p>
          </table:table-cell>
          <table:table-cell table:style-name="ce2" office:value-type="float" office:value="139137" calcext:value-type="float">
            <text:p>139137</text:p>
          </table:table-cell>
          <table:table-cell/>
          <table:table-cell table:style-name="ce2" office:value-type="float" office:value="139260" calcext:value-type="float">
            <text:p>139260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77]/4000)*2*PI()*20.5679" office:value-type="float" office:value="4492.2956331754" calcext:value-type="float">
            <text:p>4492 mm</text:p>
          </table:table-cell>
          <table:table-cell table:style-name="ce11" table:formula="of:=([.Z277]/4000)*6.28*20.5679" office:value-type="float" office:value="4490.018230738" calcext:value-type="float">
            <text:p>4490 mm</text:p>
          </table:table-cell>
          <table:table-cell table:style-name="ce11" table:formula="of:=([.Z277]/4000)*6.295*20.5679" office:value-type="float" office:value="4500.74279657575" calcext:value-type="float">
            <text:p>4501 mm</text:p>
          </table:table-cell>
          <table:table-cell table:style-name="ce2" office:value-type="float" office:value="139046" calcext:value-type="float">
            <text:p>139046</text:p>
          </table:table-cell>
          <table:table-cell/>
          <table:table-cell table:style-name="ce2" office:value-type="float" office:value="139250" calcext:value-type="float">
            <text:p>139250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78]/4000)*2*PI()*20.5679" office:value-type="float" office:value="4494.88027171699" calcext:value-type="float">
            <text:p>4495 mm</text:p>
          </table:table-cell>
          <table:table-cell table:style-name="ce11" table:formula="of:=([.Z278]/4000)*6.28*20.5679" office:value-type="float" office:value="4492.601558978" calcext:value-type="float">
            <text:p>4493 mm</text:p>
          </table:table-cell>
          <table:table-cell table:style-name="ce11" table:formula="of:=([.Z278]/4000)*6.295*20.5679" office:value-type="float" office:value="4503.33229518575" calcext:value-type="float">
            <text:p>4503 mm</text:p>
          </table:table-cell>
          <table:table-cell table:style-name="ce2" office:value-type="float" office:value="139126" calcext:value-type="float">
            <text:p>139126</text:p>
          </table:table-cell>
          <table:table-cell/>
          <table:table-cell table:style-name="ce2" office:value-type="float" office:value="139240" calcext:value-type="float">
            <text:p>139240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79]/4000)*2*PI()*20.5679" office:value-type="float" office:value="4492.68332895664" calcext:value-type="float">
            <text:p>4493 mm</text:p>
          </table:table-cell>
          <table:table-cell table:style-name="ce11" table:formula="of:=([.Z279]/4000)*6.28*20.5679" office:value-type="float" office:value="4490.405729974" calcext:value-type="float">
            <text:p>4490 mm</text:p>
          </table:table-cell>
          <table:table-cell table:style-name="ce11" table:formula="of:=([.Z279]/4000)*6.295*20.5679" office:value-type="float" office:value="4501.13122136725" calcext:value-type="float">
            <text:p>4501 mm</text:p>
          </table:table-cell>
          <table:table-cell table:style-name="ce2" office:value-type="float" office:value="139058" calcext:value-type="float">
            <text:p>139058</text:p>
          </table:table-cell>
          <table:table-cell/>
          <table:table-cell table:style-name="ce2" office:value-type="float" office:value="139248" calcext:value-type="float">
            <text:p>13924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80]/4000)*2*PI()*20.5679" office:value-type="float" office:value="4494.58949988106" calcext:value-type="float">
            <text:p>4495 mm</text:p>
          </table:table-cell>
          <table:table-cell table:style-name="ce11" table:formula="of:=([.Z280]/4000)*6.28*20.5679" office:value-type="float" office:value="4492.310934551" calcext:value-type="float">
            <text:p>4492 mm</text:p>
          </table:table-cell>
          <table:table-cell table:style-name="ce11" table:formula="of:=([.Z280]/4000)*6.295*20.5679" office:value-type="float" office:value="4503.04097659213" calcext:value-type="float">
            <text:p>4503 mm</text:p>
          </table:table-cell>
          <table:table-cell table:style-name="ce2" office:value-type="float" office:value="139117" calcext:value-type="float">
            <text:p>139117</text:p>
          </table:table-cell>
          <table:table-cell/>
          <table:table-cell table:style-name="ce2" office:value-type="float" office:value="139239" calcext:value-type="float">
            <text:p>13923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81]/4000)*2*PI()*20.5679" office:value-type="float" office:value="4491.9725533577" calcext:value-type="float">
            <text:p>4492 mm</text:p>
          </table:table-cell>
          <table:table-cell table:style-name="ce11" table:formula="of:=([.Z281]/4000)*6.28*20.5679" office:value-type="float" office:value="4489.695314708" calcext:value-type="float">
            <text:p>4490 mm</text:p>
          </table:table-cell>
          <table:table-cell table:style-name="ce11" table:formula="of:=([.Z281]/4000)*6.295*20.5679" office:value-type="float" office:value="4500.4191092495" calcext:value-type="float">
            <text:p>4500 mm</text:p>
          </table:table-cell>
          <table:table-cell table:style-name="ce2" office:value-type="float" office:value="139036" calcext:value-type="float">
            <text:p>139036</text:p>
          </table:table-cell>
          <table:table-cell/>
          <table:table-cell table:style-name="ce2" office:value-type="float" office:value="139296" calcext:value-type="float">
            <text:p>139296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82]/4000)*2*PI()*20.5679" office:value-type="float" office:value="4494.62180786283" calcext:value-type="float">
            <text:p>4495 mm</text:p>
          </table:table-cell>
          <table:table-cell table:style-name="ce11" table:formula="of:=([.Z282]/4000)*6.28*20.5679" office:value-type="float" office:value="4492.343226154" calcext:value-type="float">
            <text:p>4492 mm</text:p>
          </table:table-cell>
          <table:table-cell table:style-name="ce11" table:formula="of:=([.Z282]/4000)*6.295*20.5679" office:value-type="float" office:value="4503.07334532475" calcext:value-type="float">
            <text:p>4503 mm</text:p>
          </table:table-cell>
          <table:table-cell table:style-name="ce2" office:value-type="float" office:value="139118" calcext:value-type="float">
            <text:p>139118</text:p>
          </table:table-cell>
          <table:table-cell/>
          <table:table-cell table:style-name="ce2" office:value-type="float" office:value="139276" calcext:value-type="float">
            <text:p>139276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83]/4000)*2*PI()*20.5679" office:value-type="float" office:value="4494.62180786283" calcext:value-type="float">
            <text:p>4495 mm</text:p>
          </table:table-cell>
          <table:table-cell table:style-name="ce11" table:formula="of:=([.Z283]/4000)*6.28*20.5679" office:value-type="float" office:value="4492.343226154" calcext:value-type="float">
            <text:p>4492 mm</text:p>
          </table:table-cell>
          <table:table-cell table:style-name="ce11" table:formula="of:=([.Z283]/4000)*6.295*20.5679" office:value-type="float" office:value="4503.07334532475" calcext:value-type="float">
            <text:p>4503 mm</text:p>
          </table:table-cell>
          <table:table-cell table:style-name="ce2" office:value-type="float" office:value="139118" calcext:value-type="float">
            <text:p>139118</text:p>
          </table:table-cell>
          <table:table-cell/>
          <table:table-cell table:style-name="ce2" office:value-type="float" office:value="139240" calcext:value-type="float">
            <text:p>139240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84]/4000)*2*PI()*20.5679" office:value-type="float" office:value="4492.32794115717" calcext:value-type="float">
            <text:p>4492 mm</text:p>
          </table:table-cell>
          <table:table-cell table:style-name="ce11" table:formula="of:=([.Z284]/4000)*6.28*20.5679" office:value-type="float" office:value="4490.050522341" calcext:value-type="float">
            <text:p>4490 mm</text:p>
          </table:table-cell>
          <table:table-cell table:style-name="ce11" table:formula="of:=([.Z284]/4000)*6.295*20.5679" office:value-type="float" office:value="4500.77516530838" calcext:value-type="float">
            <text:p>4501 mm</text:p>
          </table:table-cell>
          <table:table-cell table:style-name="ce2" office:value-type="float" office:value="139047" calcext:value-type="float">
            <text:p>139047</text:p>
          </table:table-cell>
          <table:table-cell/>
          <table:table-cell table:style-name="ce2" office:value-type="float" office:value="139255" calcext:value-type="float">
            <text:p>139255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85]/4000)*2*PI()*20.5679" office:value-type="float" office:value="4494.42795997221" calcext:value-type="float">
            <text:p>4494 mm</text:p>
          </table:table-cell>
          <table:table-cell table:style-name="ce11" table:formula="of:=([.Z285]/4000)*6.28*20.5679" office:value-type="float" office:value="4492.149476536" calcext:value-type="float">
            <text:p>4492 mm</text:p>
          </table:table-cell>
          <table:table-cell table:style-name="ce11" table:formula="of:=([.Z285]/4000)*6.295*20.5679" office:value-type="float" office:value="4502.879132929" calcext:value-type="float">
            <text:p>4503 mm</text:p>
          </table:table-cell>
          <table:table-cell table:style-name="ce2" office:value-type="float" office:value="139112" calcext:value-type="float">
            <text:p>139112</text:p>
          </table:table-cell>
          <table:table-cell/>
          <table:table-cell table:style-name="ce2" office:value-type="float" office:value="139237" calcext:value-type="float">
            <text:p>139237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86]/4000)*2*PI()*20.5679" office:value-type="float" office:value="4492.71563693841" calcext:value-type="float">
            <text:p>4493 mm</text:p>
          </table:table-cell>
          <table:table-cell table:style-name="ce11" table:formula="of:=([.Z286]/4000)*6.28*20.5679" office:value-type="float" office:value="4490.438021577" calcext:value-type="float">
            <text:p>4490 mm</text:p>
          </table:table-cell>
          <table:table-cell table:style-name="ce11" table:formula="of:=([.Z286]/4000)*6.295*20.5679" office:value-type="float" office:value="4501.16359009988" calcext:value-type="float">
            <text:p>4501 mm</text:p>
          </table:table-cell>
          <table:table-cell table:style-name="ce2" office:value-type="float" office:value="139059" calcext:value-type="float">
            <text:p>139059</text:p>
          </table:table-cell>
          <table:table-cell/>
          <table:table-cell table:style-name="ce2" office:value-type="float" office:value="139254" calcext:value-type="float">
            <text:p>139254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87]/4000)*2*PI()*20.5679" office:value-type="float" office:value="4493.3617965738" calcext:value-type="float">
            <text:p>4493 mm</text:p>
          </table:table-cell>
          <table:table-cell table:style-name="ce11" table:formula="of:=([.Z287]/4000)*6.28*20.5679" office:value-type="float" office:value="4491.083853637" calcext:value-type="float">
            <text:p>4491 mm</text:p>
          </table:table-cell>
          <table:table-cell table:style-name="ce11" table:formula="of:=([.Z287]/4000)*6.295*20.5679" office:value-type="float" office:value="4501.81096475238" calcext:value-type="float">
            <text:p>4502 mm</text:p>
          </table:table-cell>
          <table:table-cell table:style-name="ce2" office:value-type="float" office:value="139079" calcext:value-type="float">
            <text:p>139079</text:p>
          </table:table-cell>
          <table:table-cell/>
          <table:table-cell table:style-name="ce2" office:value-type="float" office:value="139230" calcext:value-type="float">
            <text:p>139230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88]/4000)*2*PI()*20.5679" office:value-type="float" office:value="4491.58485757646" calcext:value-type="float">
            <text:p>4492 mm</text:p>
          </table:table-cell>
          <table:table-cell table:style-name="ce11" table:formula="of:=([.Z288]/4000)*6.28*20.5679" office:value-type="float" office:value="4489.307815472" calcext:value-type="float">
            <text:p>4489 mm</text:p>
          </table:table-cell>
          <table:table-cell table:style-name="ce11" table:formula="of:=([.Z288]/4000)*6.295*20.5679" office:value-type="float" office:value="4500.030684458" calcext:value-type="float">
            <text:p>4500 mm</text:p>
          </table:table-cell>
          <table:table-cell table:style-name="ce2" office:value-type="float" office:value="139024" calcext:value-type="float">
            <text:p>139024</text:p>
          </table:table-cell>
          <table:table-cell/>
          <table:table-cell table:style-name="ce2" office:value-type="float" office:value="139156" calcext:value-type="float">
            <text:p>139156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89]/4000)*2*PI()*20.5679" office:value-type="float" office:value="4494.88027171699" calcext:value-type="float">
            <text:p>4495 mm</text:p>
          </table:table-cell>
          <table:table-cell table:style-name="ce11" table:formula="of:=([.Z289]/4000)*6.28*20.5679" office:value-type="float" office:value="4492.601558978" calcext:value-type="float">
            <text:p>4493 mm</text:p>
          </table:table-cell>
          <table:table-cell table:style-name="ce11" table:formula="of:=([.Z289]/4000)*6.295*20.5679" office:value-type="float" office:value="4503.33229518575" calcext:value-type="float">
            <text:p>4503 mm</text:p>
          </table:table-cell>
          <table:table-cell table:style-name="ce2" office:value-type="float" office:value="139126" calcext:value-type="float">
            <text:p>139126</text:p>
          </table:table-cell>
          <table:table-cell/>
          <table:table-cell table:style-name="ce2" office:value-type="float" office:value="139254" calcext:value-type="float">
            <text:p>139254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90]/4000)*2*PI()*20.5679" office:value-type="float" office:value="4491.68178152177" calcext:value-type="float">
            <text:p>4492 mm</text:p>
          </table:table-cell>
          <table:table-cell table:style-name="ce11" table:formula="of:=([.Z290]/4000)*6.28*20.5679" office:value-type="float" office:value="4489.404690281" calcext:value-type="float">
            <text:p>4489 mm</text:p>
          </table:table-cell>
          <table:table-cell table:style-name="ce11" table:formula="of:=([.Z290]/4000)*6.295*20.5679" office:value-type="float" office:value="4500.12779065588" calcext:value-type="float">
            <text:p>4500 mm</text:p>
          </table:table-cell>
          <table:table-cell table:style-name="ce2" office:value-type="float" office:value="139027" calcext:value-type="float">
            <text:p>139027</text:p>
          </table:table-cell>
          <table:table-cell/>
          <table:table-cell table:style-name="ce2" office:value-type="float" office:value="139234" calcext:value-type="float">
            <text:p>139234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91]/4000)*2*PI()*20.5679" office:value-type="float" office:value="4494.04026419097" calcext:value-type="float">
            <text:p>4494 mm</text:p>
          </table:table-cell>
          <table:table-cell table:style-name="ce11" table:formula="of:=([.Z291]/4000)*6.28*20.5679" office:value-type="float" office:value="4491.7619773" calcext:value-type="float">
            <text:p>4492 mm</text:p>
          </table:table-cell>
          <table:table-cell table:style-name="ce11" table:formula="of:=([.Z291]/4000)*6.295*20.5679" office:value-type="float" office:value="4502.4907081375" calcext:value-type="float">
            <text:p>4502 mm</text:p>
          </table:table-cell>
          <table:table-cell table:style-name="ce2" office:value-type="float" office:value="139100" calcext:value-type="float">
            <text:p>139100</text:p>
          </table:table-cell>
          <table:table-cell/>
          <table:table-cell table:style-name="ce2" office:value-type="float" office:value="139235" calcext:value-type="float">
            <text:p>139235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92]/4000)*2*PI()*20.5679" office:value-type="float" office:value="4492.06947730301" calcext:value-type="float">
            <text:p>4492 mm</text:p>
          </table:table-cell>
          <table:table-cell table:style-name="ce11" table:formula="of:=([.Z292]/4000)*6.28*20.5679" office:value-type="float" office:value="4489.792189517" calcext:value-type="float">
            <text:p>4490 mm</text:p>
          </table:table-cell>
          <table:table-cell table:style-name="ce11" table:formula="of:=([.Z292]/4000)*6.295*20.5679" office:value-type="float" office:value="4500.51621544738" calcext:value-type="float">
            <text:p>4501 mm</text:p>
          </table:table-cell>
          <table:table-cell table:style-name="ce2" office:value-type="float" office:value="139039" calcext:value-type="float">
            <text:p>139039</text:p>
          </table:table-cell>
          <table:table-cell/>
          <table:table-cell table:style-name="ce2" office:value-type="float" office:value="139228" calcext:value-type="float">
            <text:p>13922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93]/4000)*2*PI()*20.5679" office:value-type="float" office:value="4494.07257217274" calcext:value-type="float">
            <text:p>4494 mm</text:p>
          </table:table-cell>
          <table:table-cell table:style-name="ce11" table:formula="of:=([.Z293]/4000)*6.28*20.5679" office:value-type="float" office:value="4491.794268903" calcext:value-type="float">
            <text:p>4492 mm</text:p>
          </table:table-cell>
          <table:table-cell table:style-name="ce11" table:formula="of:=([.Z293]/4000)*6.295*20.5679" office:value-type="float" office:value="4502.52307687013" calcext:value-type="float">
            <text:p>4503 mm</text:p>
          </table:table-cell>
          <table:table-cell table:style-name="ce2" office:value-type="float" office:value="139101" calcext:value-type="float">
            <text:p>139101</text:p>
          </table:table-cell>
          <table:table-cell/>
          <table:table-cell table:style-name="ce2" office:value-type="float" office:value="139220" calcext:value-type="float">
            <text:p>139220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94]/4000)*2*PI()*20.5679" office:value-type="float" office:value="4492.48948106601" calcext:value-type="float">
            <text:p>4492 mm</text:p>
          </table:table-cell>
          <table:table-cell table:style-name="ce11" table:formula="of:=([.Z294]/4000)*6.28*20.5679" office:value-type="float" office:value="4490.211980356" calcext:value-type="float">
            <text:p>4490 mm</text:p>
          </table:table-cell>
          <table:table-cell table:style-name="ce11" table:formula="of:=([.Z294]/4000)*6.295*20.5679" office:value-type="float" office:value="4500.9370089715" calcext:value-type="float">
            <text:p>4501 mm</text:p>
          </table:table-cell>
          <table:table-cell table:style-name="ce2" office:value-type="float" office:value="139052" calcext:value-type="float">
            <text:p>139052</text:p>
          </table:table-cell>
          <table:table-cell/>
          <table:table-cell table:style-name="ce2" office:value-type="float" office:value="139241" calcext:value-type="float">
            <text:p>139241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95]/4000)*2*PI()*20.5679" office:value-type="float" office:value="4493.65256840973" calcext:value-type="float">
            <text:p>4494 mm</text:p>
          </table:table-cell>
          <table:table-cell table:style-name="ce11" table:formula="of:=([.Z295]/4000)*6.28*20.5679" office:value-type="float" office:value="4491.374478064" calcext:value-type="float">
            <text:p>4491 mm</text:p>
          </table:table-cell>
          <table:table-cell table:style-name="ce11" table:formula="of:=([.Z295]/4000)*6.295*20.5679" office:value-type="float" office:value="4502.102283346" calcext:value-type="float">
            <text:p>4502 mm</text:p>
          </table:table-cell>
          <table:table-cell table:style-name="ce2" office:value-type="float" office:value="139088" calcext:value-type="float">
            <text:p>139088</text:p>
          </table:table-cell>
          <table:table-cell/>
          <table:table-cell table:style-name="ce2" office:value-type="float" office:value="139223" calcext:value-type="float">
            <text:p>139223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96]/4000)*2*PI()*20.5679" office:value-type="float" office:value="4492.23101721186" calcext:value-type="float">
            <text:p>4492 mm</text:p>
          </table:table-cell>
          <table:table-cell table:style-name="ce11" table:formula="of:=([.Z296]/4000)*6.28*20.5679" office:value-type="float" office:value="4489.953647532" calcext:value-type="float">
            <text:p>4490 mm</text:p>
          </table:table-cell>
          <table:table-cell table:style-name="ce11" table:formula="of:=([.Z296]/4000)*6.295*20.5679" office:value-type="float" office:value="4500.6780591105" calcext:value-type="float">
            <text:p>4501 mm</text:p>
          </table:table-cell>
          <table:table-cell table:style-name="ce2" office:value-type="float" office:value="139044" calcext:value-type="float">
            <text:p>139044</text:p>
          </table:table-cell>
          <table:table-cell/>
          <table:table-cell table:style-name="ce2" office:value-type="float" office:value="139246" calcext:value-type="float">
            <text:p>139246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97]/4000)*2*PI()*20.5679" office:value-type="float" office:value="4493.52333648265" calcext:value-type="float">
            <text:p>4494 mm</text:p>
          </table:table-cell>
          <table:table-cell table:style-name="ce11" table:formula="of:=([.Z297]/4000)*6.28*20.5679" office:value-type="float" office:value="4491.245311652" calcext:value-type="float">
            <text:p>4491 mm</text:p>
          </table:table-cell>
          <table:table-cell table:style-name="ce11" table:formula="of:=([.Z297]/4000)*6.295*20.5679" office:value-type="float" office:value="4501.9728084155" calcext:value-type="float">
            <text:p>4502 mm</text:p>
          </table:table-cell>
          <table:table-cell table:style-name="ce2" office:value-type="float" office:value="139084" calcext:value-type="float">
            <text:p>139084</text:p>
          </table:table-cell>
          <table:table-cell/>
          <table:table-cell table:style-name="ce2" office:value-type="float" office:value="139236" calcext:value-type="float">
            <text:p>139236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98]/4000)*2*PI()*20.5679" office:value-type="float" office:value="4491.94024537593" calcext:value-type="float">
            <text:p>4492 mm</text:p>
          </table:table-cell>
          <table:table-cell table:style-name="ce11" table:formula="of:=([.Z298]/4000)*6.28*20.5679" office:value-type="float" office:value="4489.663023105" calcext:value-type="float">
            <text:p>4490 mm</text:p>
          </table:table-cell>
          <table:table-cell table:style-name="ce11" table:formula="of:=([.Z298]/4000)*6.295*20.5679" office:value-type="float" office:value="4500.38674051688" calcext:value-type="float">
            <text:p>4500 mm</text:p>
          </table:table-cell>
          <table:table-cell table:style-name="ce2" office:value-type="float" office:value="139035" calcext:value-type="float">
            <text:p>139035</text:p>
          </table:table-cell>
          <table:table-cell/>
          <table:table-cell table:style-name="ce2" office:value-type="float" office:value="139243" calcext:value-type="float">
            <text:p>139243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299]/4000)*2*PI()*20.5679" office:value-type="float" office:value="4493.97564822743" calcext:value-type="float">
            <text:p>4494 mm</text:p>
          </table:table-cell>
          <table:table-cell table:style-name="ce11" table:formula="of:=([.Z299]/4000)*6.28*20.5679" office:value-type="float" office:value="4491.697394094" calcext:value-type="float">
            <text:p>4492 mm</text:p>
          </table:table-cell>
          <table:table-cell table:style-name="ce11" table:formula="of:=([.Z299]/4000)*6.295*20.5679" office:value-type="float" office:value="4502.42597067225" calcext:value-type="float">
            <text:p>4502 mm</text:p>
          </table:table-cell>
          <table:table-cell table:style-name="ce2" office:value-type="float" office:value="139098" calcext:value-type="float">
            <text:p>139098</text:p>
          </table:table-cell>
          <table:table-cell/>
          <table:table-cell table:style-name="ce2" office:value-type="float" office:value="139259" calcext:value-type="float">
            <text:p>13925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00]/4000)*2*PI()*20.5679" office:value-type="float" office:value="4491.9725533577" calcext:value-type="float">
            <text:p>4492 mm</text:p>
          </table:table-cell>
          <table:table-cell table:style-name="ce11" table:formula="of:=([.Z300]/4000)*6.28*20.5679" office:value-type="float" office:value="4489.695314708" calcext:value-type="float">
            <text:p>4490 mm</text:p>
          </table:table-cell>
          <table:table-cell table:style-name="ce11" table:formula="of:=([.Z300]/4000)*6.295*20.5679" office:value-type="float" office:value="4500.4191092495" calcext:value-type="float">
            <text:p>4500 mm</text:p>
          </table:table-cell>
          <table:table-cell table:style-name="ce2" office:value-type="float" office:value="139036" calcext:value-type="float">
            <text:p>139036</text:p>
          </table:table-cell>
          <table:table-cell/>
          <table:table-cell table:style-name="ce2" office:value-type="float" office:value="139272" calcext:value-type="float">
            <text:p>139272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01]/4000)*2*PI()*20.5679" office:value-type="float" office:value="4494.16949611805" calcext:value-type="float">
            <text:p>4494 mm</text:p>
          </table:table-cell>
          <table:table-cell table:style-name="ce11" table:formula="of:=([.Z301]/4000)*6.28*20.5679" office:value-type="float" office:value="4491.891143712" calcext:value-type="float">
            <text:p>4492 mm</text:p>
          </table:table-cell>
          <table:table-cell table:style-name="ce11" table:formula="of:=([.Z301]/4000)*6.295*20.5679" office:value-type="float" office:value="4502.620183068" calcext:value-type="float">
            <text:p>4503 mm</text:p>
          </table:table-cell>
          <table:table-cell table:style-name="ce2" office:value-type="float" office:value="139104" calcext:value-type="float">
            <text:p>139104</text:p>
          </table:table-cell>
          <table:table-cell/>
          <table:table-cell table:style-name="ce2" office:value-type="float" office:value="139275" calcext:value-type="float">
            <text:p>139275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02]/4000)*2*PI()*20.5679" office:value-type="float" office:value="4492.13409326655" calcext:value-type="float">
            <text:p>4492 mm</text:p>
          </table:table-cell>
          <table:table-cell table:style-name="ce11" table:formula="of:=([.Z302]/4000)*6.28*20.5679" office:value-type="float" office:value="4489.856772723" calcext:value-type="float">
            <text:p>4490 mm</text:p>
          </table:table-cell>
          <table:table-cell table:style-name="ce11" table:formula="of:=([.Z302]/4000)*6.295*20.5679" office:value-type="float" office:value="4500.58095291263" calcext:value-type="float">
            <text:p>4501 mm</text:p>
          </table:table-cell>
          <table:table-cell table:style-name="ce2" office:value-type="float" office:value="139041" calcext:value-type="float">
            <text:p>139041</text:p>
          </table:table-cell>
          <table:table-cell/>
          <table:table-cell table:style-name="ce2" office:value-type="float" office:value="139286" calcext:value-type="float">
            <text:p>139286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03]/4000)*2*PI()*20.5679" office:value-type="float" office:value="4494.29872804513" calcext:value-type="float">
            <text:p>4494 mm</text:p>
          </table:table-cell>
          <table:table-cell table:style-name="ce11" table:formula="of:=([.Z303]/4000)*6.28*20.5679" office:value-type="float" office:value="4492.020310124" calcext:value-type="float">
            <text:p>4492 mm</text:p>
          </table:table-cell>
          <table:table-cell table:style-name="ce11" table:formula="of:=([.Z303]/4000)*6.295*20.5679" office:value-type="float" office:value="4502.7496579985" calcext:value-type="float">
            <text:p>4503 mm</text:p>
          </table:table-cell>
          <table:table-cell table:style-name="ce2" office:value-type="float" office:value="139108" calcext:value-type="float">
            <text:p>139108</text:p>
          </table:table-cell>
          <table:table-cell/>
          <table:table-cell table:style-name="ce2" office:value-type="float" office:value="139288" calcext:value-type="float">
            <text:p>13928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04]/4000)*2*PI()*20.5679" office:value-type="float" office:value="4492.36024913894" calcext:value-type="float">
            <text:p>4492 mm</text:p>
          </table:table-cell>
          <table:table-cell table:style-name="ce11" table:formula="of:=([.Z304]/4000)*6.28*20.5679" office:value-type="float" office:value="4490.082813944" calcext:value-type="float">
            <text:p>4490 mm</text:p>
          </table:table-cell>
          <table:table-cell table:style-name="ce11" table:formula="of:=([.Z304]/4000)*6.295*20.5679" office:value-type="float" office:value="4500.807534041" calcext:value-type="float">
            <text:p>4501 mm</text:p>
          </table:table-cell>
          <table:table-cell table:style-name="ce2" office:value-type="float" office:value="139048" calcext:value-type="float">
            <text:p>139048</text:p>
          </table:table-cell>
          <table:table-cell/>
          <table:table-cell table:style-name="ce2" office:value-type="float" office:value="139276" calcext:value-type="float">
            <text:p>139276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05]/4000)*2*PI()*20.5679" office:value-type="float" office:value="4494.3310360269" calcext:value-type="float">
            <text:p>4494 mm</text:p>
          </table:table-cell>
          <table:table-cell table:style-name="ce11" table:formula="of:=([.Z305]/4000)*6.28*20.5679" office:value-type="float" office:value="4492.052601727" calcext:value-type="float">
            <text:p>4492 mm</text:p>
          </table:table-cell>
          <table:table-cell table:style-name="ce11" table:formula="of:=([.Z305]/4000)*6.295*20.5679" office:value-type="float" office:value="4502.78202673113" calcext:value-type="float">
            <text:p>4503 mm</text:p>
          </table:table-cell>
          <table:table-cell table:style-name="ce2" office:value-type="float" office:value="139109" calcext:value-type="float">
            <text:p>139109</text:p>
          </table:table-cell>
          <table:table-cell/>
          <table:table-cell table:style-name="ce2" office:value-type="float" office:value="139272" calcext:value-type="float">
            <text:p>139272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06]/4000)*2*PI()*20.5679" office:value-type="float" office:value="4492.2956331754" calcext:value-type="float">
            <text:p>4492 mm</text:p>
          </table:table-cell>
          <table:table-cell table:style-name="ce11" table:formula="of:=([.Z306]/4000)*6.28*20.5679" office:value-type="float" office:value="4490.018230738" calcext:value-type="float">
            <text:p>4490 mm</text:p>
          </table:table-cell>
          <table:table-cell table:style-name="ce11" table:formula="of:=([.Z306]/4000)*6.295*20.5679" office:value-type="float" office:value="4500.74279657575" calcext:value-type="float">
            <text:p>4501 mm</text:p>
          </table:table-cell>
          <table:table-cell table:style-name="ce2" office:value-type="float" office:value="139046" calcext:value-type="float">
            <text:p>139046</text:p>
          </table:table-cell>
          <table:table-cell/>
          <table:table-cell table:style-name="ce2" office:value-type="float" office:value="139279" calcext:value-type="float">
            <text:p>13927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07]/4000)*2*PI()*20.5679" office:value-type="float" office:value="4494.39565199044" calcext:value-type="float">
            <text:p>4494 mm</text:p>
          </table:table-cell>
          <table:table-cell table:style-name="ce11" table:formula="of:=([.Z307]/4000)*6.28*20.5679" office:value-type="float" office:value="4492.117184933" calcext:value-type="float">
            <text:p>4492 mm</text:p>
          </table:table-cell>
          <table:table-cell table:style-name="ce11" table:formula="of:=([.Z307]/4000)*6.295*20.5679" office:value-type="float" office:value="4502.84676419638" calcext:value-type="float">
            <text:p>4503 mm</text:p>
          </table:table-cell>
          <table:table-cell table:style-name="ce2" office:value-type="float" office:value="139111" calcext:value-type="float">
            <text:p>139111</text:p>
          </table:table-cell>
          <table:table-cell/>
          <table:table-cell table:style-name="ce2" office:value-type="float" office:value="139274" calcext:value-type="float">
            <text:p>139274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08]/4000)*2*PI()*20.5679" office:value-type="float" office:value="4492.39255712071" calcext:value-type="float">
            <text:p>4492 mm</text:p>
          </table:table-cell>
          <table:table-cell table:style-name="ce11" table:formula="of:=([.Z308]/4000)*6.28*20.5679" office:value-type="float" office:value="4490.115105547" calcext:value-type="float">
            <text:p>4490 mm</text:p>
          </table:table-cell>
          <table:table-cell table:style-name="ce11" table:formula="of:=([.Z308]/4000)*6.295*20.5679" office:value-type="float" office:value="4500.83990277363" calcext:value-type="float">
            <text:p>4501 mm</text:p>
          </table:table-cell>
          <table:table-cell table:style-name="ce2" office:value-type="float" office:value="139049" calcext:value-type="float">
            <text:p>139049</text:p>
          </table:table-cell>
          <table:table-cell/>
          <table:table-cell table:style-name="ce2" office:value-type="float" office:value="139274" calcext:value-type="float">
            <text:p>139274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09]/4000)*2*PI()*20.5679" office:value-type="float" office:value="4494.55719189929" calcext:value-type="float">
            <text:p>4495 mm</text:p>
          </table:table-cell>
          <table:table-cell table:style-name="ce11" table:formula="of:=([.Z309]/4000)*6.28*20.5679" office:value-type="float" office:value="4492.278642948" calcext:value-type="float">
            <text:p>4492 mm</text:p>
          </table:table-cell>
          <table:table-cell table:style-name="ce11" table:formula="of:=([.Z309]/4000)*6.295*20.5679" office:value-type="float" office:value="4503.0086078595" calcext:value-type="float">
            <text:p>4503 mm</text:p>
          </table:table-cell>
          <table:table-cell table:style-name="ce2" office:value-type="float" office:value="139116" calcext:value-type="float">
            <text:p>139116</text:p>
          </table:table-cell>
          <table:table-cell/>
          <table:table-cell table:style-name="ce2" office:value-type="float" office:value="139268" calcext:value-type="float">
            <text:p>13926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10]/4000)*2*PI()*20.5679" office:value-type="float" office:value="4492.58640501133" calcext:value-type="float">
            <text:p>4493 mm</text:p>
          </table:table-cell>
          <table:table-cell table:style-name="ce11" table:formula="of:=([.Z310]/4000)*6.28*20.5679" office:value-type="float" office:value="4490.308855165" calcext:value-type="float">
            <text:p>4490 mm</text:p>
          </table:table-cell>
          <table:table-cell table:style-name="ce11" table:formula="of:=([.Z310]/4000)*6.295*20.5679" office:value-type="float" office:value="4501.03411516938" calcext:value-type="float">
            <text:p>4501 mm</text:p>
          </table:table-cell>
          <table:table-cell table:style-name="ce2" office:value-type="float" office:value="139055" calcext:value-type="float">
            <text:p>139055</text:p>
          </table:table-cell>
          <table:table-cell/>
          <table:table-cell table:style-name="ce2" office:value-type="float" office:value="139262" calcext:value-type="float">
            <text:p>139262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11]/4000)*2*PI()*20.5679" office:value-type="float" office:value="4494.62180786283" calcext:value-type="float">
            <text:p>4495 mm</text:p>
          </table:table-cell>
          <table:table-cell table:style-name="ce11" table:formula="of:=([.Z311]/4000)*6.28*20.5679" office:value-type="float" office:value="4492.343226154" calcext:value-type="float">
            <text:p>4492 mm</text:p>
          </table:table-cell>
          <table:table-cell table:style-name="ce11" table:formula="of:=([.Z311]/4000)*6.295*20.5679" office:value-type="float" office:value="4503.07334532475" calcext:value-type="float">
            <text:p>4503 mm</text:p>
          </table:table-cell>
          <table:table-cell table:style-name="ce2" office:value-type="float" office:value="139118" calcext:value-type="float">
            <text:p>139118</text:p>
          </table:table-cell>
          <table:table-cell/>
          <table:table-cell table:style-name="ce2" office:value-type="float" office:value="139259" calcext:value-type="float">
            <text:p>13925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12]/4000)*2*PI()*20.5679" office:value-type="float" office:value="4492.26332519363" calcext:value-type="float">
            <text:p>4492 mm</text:p>
          </table:table-cell>
          <table:table-cell table:style-name="ce11" table:formula="of:=([.Z312]/4000)*6.28*20.5679" office:value-type="float" office:value="4489.985939135" calcext:value-type="float">
            <text:p>4490 mm</text:p>
          </table:table-cell>
          <table:table-cell table:style-name="ce11" table:formula="of:=([.Z312]/4000)*6.295*20.5679" office:value-type="float" office:value="4500.71042784313" calcext:value-type="float">
            <text:p>4501 mm</text:p>
          </table:table-cell>
          <table:table-cell table:style-name="ce2" office:value-type="float" office:value="139045" calcext:value-type="float">
            <text:p>139045</text:p>
          </table:table-cell>
          <table:table-cell/>
          <table:table-cell table:style-name="ce2" office:value-type="float" office:value="139264" calcext:value-type="float">
            <text:p>139264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13]/4000)*2*PI()*20.5679" office:value-type="float" office:value="4494.58949988106" calcext:value-type="float">
            <text:p>4495 mm</text:p>
          </table:table-cell>
          <table:table-cell table:style-name="ce11" table:formula="of:=([.Z313]/4000)*6.28*20.5679" office:value-type="float" office:value="4492.310934551" calcext:value-type="float">
            <text:p>4492 mm</text:p>
          </table:table-cell>
          <table:table-cell table:style-name="ce11" table:formula="of:=([.Z313]/4000)*6.295*20.5679" office:value-type="float" office:value="4503.04097659213" calcext:value-type="float">
            <text:p>4503 mm</text:p>
          </table:table-cell>
          <table:table-cell table:style-name="ce2" office:value-type="float" office:value="139117" calcext:value-type="float">
            <text:p>139117</text:p>
          </table:table-cell>
          <table:table-cell/>
          <table:table-cell table:style-name="ce2" office:value-type="float" office:value="139253" calcext:value-type="float">
            <text:p>139253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14]/4000)*2*PI()*20.5679" office:value-type="float" office:value="4492.19870923009" calcext:value-type="float">
            <text:p>4492 mm</text:p>
          </table:table-cell>
          <table:table-cell table:style-name="ce11" table:formula="of:=([.Z314]/4000)*6.28*20.5679" office:value-type="float" office:value="4489.921355929" calcext:value-type="float">
            <text:p>4490 mm</text:p>
          </table:table-cell>
          <table:table-cell table:style-name="ce11" table:formula="of:=([.Z314]/4000)*6.295*20.5679" office:value-type="float" office:value="4500.64569037788" calcext:value-type="float">
            <text:p>4501 mm</text:p>
          </table:table-cell>
          <table:table-cell table:style-name="ce2" office:value-type="float" office:value="139043" calcext:value-type="float">
            <text:p>139043</text:p>
          </table:table-cell>
          <table:table-cell/>
          <table:table-cell table:style-name="ce2" office:value-type="float" office:value="139283" calcext:value-type="float">
            <text:p>139283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15]/4000)*2*PI()*20.5679" office:value-type="float" office:value="4494.13718813628" calcext:value-type="float">
            <text:p>4494 mm</text:p>
          </table:table-cell>
          <table:table-cell table:style-name="ce11" table:formula="of:=([.Z315]/4000)*6.28*20.5679" office:value-type="float" office:value="4491.858852109" calcext:value-type="float">
            <text:p>4492 mm</text:p>
          </table:table-cell>
          <table:table-cell table:style-name="ce11" table:formula="of:=([.Z315]/4000)*6.295*20.5679" office:value-type="float" office:value="4502.58781433538" calcext:value-type="float">
            <text:p>4503 mm</text:p>
          </table:table-cell>
          <table:table-cell table:style-name="ce2" office:value-type="float" office:value="139103" calcext:value-type="float">
            <text:p>139103</text:p>
          </table:table-cell>
          <table:table-cell/>
          <table:table-cell table:style-name="ce2" office:value-type="float" office:value="139273" calcext:value-type="float">
            <text:p>139273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16]/4000)*2*PI()*20.5679" office:value-type="float" office:value="4490.22792234212" calcext:value-type="float">
            <text:p>4490 mm</text:p>
          </table:table-cell>
          <table:table-cell table:style-name="ce11" table:formula="of:=([.Z316]/4000)*6.28*20.5679" office:value-type="float" office:value="4487.951568146" calcext:value-type="float">
            <text:p>4488 mm</text:p>
          </table:table-cell>
          <table:table-cell table:style-name="ce11" table:formula="of:=([.Z316]/4000)*6.295*20.5679" office:value-type="float" office:value="4498.67119768775" calcext:value-type="float">
            <text:p>4499 mm</text:p>
          </table:table-cell>
          <table:table-cell table:style-name="ce2" office:value-type="float" office:value="138982" calcext:value-type="float">
            <text:p>138982</text:p>
          </table:table-cell>
          <table:table-cell/>
          <table:table-cell table:style-name="ce2" office:value-type="float" office:value="139198" calcext:value-type="float">
            <text:p>13919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17]/4000)*2*PI()*20.5679" office:value-type="float" office:value="4494.46026795398" calcext:value-type="float">
            <text:p>4494 mm</text:p>
          </table:table-cell>
          <table:table-cell table:style-name="ce11" table:formula="of:=([.Z317]/4000)*6.28*20.5679" office:value-type="float" office:value="4492.181768139" calcext:value-type="float">
            <text:p>4492 mm</text:p>
          </table:table-cell>
          <table:table-cell table:style-name="ce11" table:formula="of:=([.Z317]/4000)*6.295*20.5679" office:value-type="float" office:value="4502.91150166163" calcext:value-type="float">
            <text:p>4503 mm</text:p>
          </table:table-cell>
          <table:table-cell table:style-name="ce2" office:value-type="float" office:value="139113" calcext:value-type="float">
            <text:p>139113</text:p>
          </table:table-cell>
          <table:table-cell/>
          <table:table-cell table:style-name="ce2" office:value-type="float" office:value="139267" calcext:value-type="float">
            <text:p>139267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18]/4000)*2*PI()*20.5679" office:value-type="float" office:value="4492.03716932124" calcext:value-type="float">
            <text:p>4492 mm</text:p>
          </table:table-cell>
          <table:table-cell table:style-name="ce11" table:formula="of:=([.Z318]/4000)*6.28*20.5679" office:value-type="float" office:value="4489.759897914" calcext:value-type="float">
            <text:p>4490 mm</text:p>
          </table:table-cell>
          <table:table-cell table:style-name="ce11" table:formula="of:=([.Z318]/4000)*6.295*20.5679" office:value-type="float" office:value="4500.48384671475" calcext:value-type="float">
            <text:p>4500 mm</text:p>
          </table:table-cell>
          <table:table-cell table:style-name="ce2" office:value-type="float" office:value="139038" calcext:value-type="float">
            <text:p>139038</text:p>
          </table:table-cell>
          <table:table-cell/>
          <table:table-cell table:style-name="ce2" office:value-type="float" office:value="139257" calcext:value-type="float">
            <text:p>139257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19]/4000)*2*PI()*20.5679" office:value-type="float" office:value="4494.39565199044" calcext:value-type="float">
            <text:p>4494 mm</text:p>
          </table:table-cell>
          <table:table-cell table:style-name="ce11" table:formula="of:=([.Z319]/4000)*6.28*20.5679" office:value-type="float" office:value="4492.117184933" calcext:value-type="float">
            <text:p>4492 mm</text:p>
          </table:table-cell>
          <table:table-cell table:style-name="ce11" table:formula="of:=([.Z319]/4000)*6.295*20.5679" office:value-type="float" office:value="4502.84676419638" calcext:value-type="float">
            <text:p>4503 mm</text:p>
          </table:table-cell>
          <table:table-cell table:style-name="ce2" office:value-type="float" office:value="139111" calcext:value-type="float">
            <text:p>139111</text:p>
          </table:table-cell>
          <table:table-cell/>
          <table:table-cell table:style-name="ce2" office:value-type="float" office:value="139263" calcext:value-type="float">
            <text:p>139263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20]/4000)*2*PI()*20.5679" office:value-type="float" office:value="4492.23101721186" calcext:value-type="float">
            <text:p>4492 mm</text:p>
          </table:table-cell>
          <table:table-cell table:style-name="ce11" table:formula="of:=([.Z320]/4000)*6.28*20.5679" office:value-type="float" office:value="4489.953647532" calcext:value-type="float">
            <text:p>4490 mm</text:p>
          </table:table-cell>
          <table:table-cell table:style-name="ce11" table:formula="of:=([.Z320]/4000)*6.295*20.5679" office:value-type="float" office:value="4500.6780591105" calcext:value-type="float">
            <text:p>4501 mm</text:p>
          </table:table-cell>
          <table:table-cell table:style-name="ce2" office:value-type="float" office:value="139044" calcext:value-type="float">
            <text:p>139044</text:p>
          </table:table-cell>
          <table:table-cell/>
          <table:table-cell table:style-name="ce2" office:value-type="float" office:value="139255" calcext:value-type="float">
            <text:p>139255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21]/4000)*2*PI()*20.5679" office:value-type="float" office:value="4494.42795997221" calcext:value-type="float">
            <text:p>4494 mm</text:p>
          </table:table-cell>
          <table:table-cell table:style-name="ce11" table:formula="of:=([.Z321]/4000)*6.28*20.5679" office:value-type="float" office:value="4492.149476536" calcext:value-type="float">
            <text:p>4492 mm</text:p>
          </table:table-cell>
          <table:table-cell table:style-name="ce11" table:formula="of:=([.Z321]/4000)*6.295*20.5679" office:value-type="float" office:value="4502.879132929" calcext:value-type="float">
            <text:p>4503 mm</text:p>
          </table:table-cell>
          <table:table-cell table:style-name="ce2" office:value-type="float" office:value="139112" calcext:value-type="float">
            <text:p>139112</text:p>
          </table:table-cell>
          <table:table-cell/>
          <table:table-cell table:style-name="ce2" office:value-type="float" office:value="139263" calcext:value-type="float">
            <text:p>139263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22]/4000)*2*PI()*20.5679" office:value-type="float" office:value="4492.36024913894" calcext:value-type="float">
            <text:p>4492 mm</text:p>
          </table:table-cell>
          <table:table-cell table:style-name="ce11" table:formula="of:=([.Z322]/4000)*6.28*20.5679" office:value-type="float" office:value="4490.082813944" calcext:value-type="float">
            <text:p>4490 mm</text:p>
          </table:table-cell>
          <table:table-cell table:style-name="ce11" table:formula="of:=([.Z322]/4000)*6.295*20.5679" office:value-type="float" office:value="4500.807534041" calcext:value-type="float">
            <text:p>4501 mm</text:p>
          </table:table-cell>
          <table:table-cell table:style-name="ce2" office:value-type="float" office:value="139048" calcext:value-type="float">
            <text:p>139048</text:p>
          </table:table-cell>
          <table:table-cell/>
          <table:table-cell table:style-name="ce2" office:value-type="float" office:value="139255" calcext:value-type="float">
            <text:p>139255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23]/4000)*2*PI()*20.5679" office:value-type="float" office:value="4494.20180409982" calcext:value-type="float">
            <text:p>4494 mm</text:p>
          </table:table-cell>
          <table:table-cell table:style-name="ce11" table:formula="of:=([.Z323]/4000)*6.28*20.5679" office:value-type="float" office:value="4491.923435315" calcext:value-type="float">
            <text:p>4492 mm</text:p>
          </table:table-cell>
          <table:table-cell table:style-name="ce11" table:formula="of:=([.Z323]/4000)*6.295*20.5679" office:value-type="float" office:value="4502.65255180063" calcext:value-type="float">
            <text:p>4503 mm</text:p>
          </table:table-cell>
          <table:table-cell table:style-name="ce2" office:value-type="float" office:value="139105" calcext:value-type="float">
            <text:p>139105</text:p>
          </table:table-cell>
          <table:table-cell/>
          <table:table-cell table:style-name="ce2" office:value-type="float" office:value="139260" calcext:value-type="float">
            <text:p>139260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24]/4000)*2*PI()*20.5679" office:value-type="float" office:value="4492.52178904778" calcext:value-type="float">
            <text:p>4493 mm</text:p>
          </table:table-cell>
          <table:table-cell table:style-name="ce11" table:formula="of:=([.Z324]/4000)*6.28*20.5679" office:value-type="float" office:value="4490.244271959" calcext:value-type="float">
            <text:p>4490 mm</text:p>
          </table:table-cell>
          <table:table-cell table:style-name="ce11" table:formula="of:=([.Z324]/4000)*6.295*20.5679" office:value-type="float" office:value="4500.96937770412" calcext:value-type="float">
            <text:p>4501 mm</text:p>
          </table:table-cell>
          <table:table-cell table:style-name="ce2" office:value-type="float" office:value="139053" calcext:value-type="float">
            <text:p>139053</text:p>
          </table:table-cell>
          <table:table-cell/>
          <table:table-cell table:style-name="ce2" office:value-type="float" office:value="139262" calcext:value-type="float">
            <text:p>139262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25]/4000)*2*PI()*20.5679" office:value-type="float" office:value="4494.42795997221" calcext:value-type="float">
            <text:p>4494 mm</text:p>
          </table:table-cell>
          <table:table-cell table:style-name="ce11" table:formula="of:=([.Z325]/4000)*6.28*20.5679" office:value-type="float" office:value="4492.149476536" calcext:value-type="float">
            <text:p>4492 mm</text:p>
          </table:table-cell>
          <table:table-cell table:style-name="ce11" table:formula="of:=([.Z325]/4000)*6.295*20.5679" office:value-type="float" office:value="4502.879132929" calcext:value-type="float">
            <text:p>4503 mm</text:p>
          </table:table-cell>
          <table:table-cell table:style-name="ce2" office:value-type="float" office:value="139112" calcext:value-type="float">
            <text:p>139112</text:p>
          </table:table-cell>
          <table:table-cell/>
          <table:table-cell table:style-name="ce2" office:value-type="float" office:value="139259" calcext:value-type="float">
            <text:p>13925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26]/4000)*2*PI()*20.5679" office:value-type="float" office:value="4492.78025290194" calcext:value-type="float">
            <text:p>4493 mm</text:p>
          </table:table-cell>
          <table:table-cell table:style-name="ce11" table:formula="of:=([.Z326]/4000)*6.28*20.5679" office:value-type="float" office:value="4490.502604783" calcext:value-type="float">
            <text:p>4491 mm</text:p>
          </table:table-cell>
          <table:table-cell table:style-name="ce11" table:formula="of:=([.Z326]/4000)*6.295*20.5679" office:value-type="float" office:value="4501.22832756513" calcext:value-type="float">
            <text:p>4501 mm</text:p>
          </table:table-cell>
          <table:table-cell table:style-name="ce2" office:value-type="float" office:value="139061" calcext:value-type="float">
            <text:p>139061</text:p>
          </table:table-cell>
          <table:table-cell/>
          <table:table-cell table:style-name="ce2" office:value-type="float" office:value="139253" calcext:value-type="float">
            <text:p>139253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27]/4000)*2*PI()*20.5679" office:value-type="float" office:value="4494.3310360269" calcext:value-type="float">
            <text:p>4494 mm</text:p>
          </table:table-cell>
          <table:table-cell table:style-name="ce11" table:formula="of:=([.Z327]/4000)*6.28*20.5679" office:value-type="float" office:value="4492.052601727" calcext:value-type="float">
            <text:p>4492 mm</text:p>
          </table:table-cell>
          <table:table-cell table:style-name="ce11" table:formula="of:=([.Z327]/4000)*6.295*20.5679" office:value-type="float" office:value="4502.78202673113" calcext:value-type="float">
            <text:p>4503 mm</text:p>
          </table:table-cell>
          <table:table-cell table:style-name="ce2" office:value-type="float" office:value="139109" calcext:value-type="float">
            <text:p>139109</text:p>
          </table:table-cell>
          <table:table-cell/>
          <table:table-cell table:style-name="ce2" office:value-type="float" office:value="139258" calcext:value-type="float">
            <text:p>13925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28]/4000)*2*PI()*20.5679" office:value-type="float" office:value="4492.6187129931" calcext:value-type="float">
            <text:p>4493 mm</text:p>
          </table:table-cell>
          <table:table-cell table:style-name="ce11" table:formula="of:=([.Z328]/4000)*6.28*20.5679" office:value-type="float" office:value="4490.341146768" calcext:value-type="float">
            <text:p>4490 mm</text:p>
          </table:table-cell>
          <table:table-cell table:style-name="ce11" table:formula="of:=([.Z328]/4000)*6.295*20.5679" office:value-type="float" office:value="4501.066483902" calcext:value-type="float">
            <text:p>4501 mm</text:p>
          </table:table-cell>
          <table:table-cell table:style-name="ce2" office:value-type="float" office:value="139056" calcext:value-type="float">
            <text:p>139056</text:p>
          </table:table-cell>
          <table:table-cell/>
          <table:table-cell table:style-name="ce2" office:value-type="float" office:value="139256" calcext:value-type="float">
            <text:p>139256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29]/4000)*2*PI()*20.5679" office:value-type="float" office:value="4494.13718813628" calcext:value-type="float">
            <text:p>4494 mm</text:p>
          </table:table-cell>
          <table:table-cell table:style-name="ce11" table:formula="of:=([.Z329]/4000)*6.28*20.5679" office:value-type="float" office:value="4491.858852109" calcext:value-type="float">
            <text:p>4492 mm</text:p>
          </table:table-cell>
          <table:table-cell table:style-name="ce11" table:formula="of:=([.Z329]/4000)*6.295*20.5679" office:value-type="float" office:value="4502.58781433538" calcext:value-type="float">
            <text:p>4503 mm</text:p>
          </table:table-cell>
          <table:table-cell table:style-name="ce2" office:value-type="float" office:value="139103" calcext:value-type="float">
            <text:p>139103</text:p>
          </table:table-cell>
          <table:table-cell/>
          <table:table-cell table:style-name="ce2" office:value-type="float" office:value="139256" calcext:value-type="float">
            <text:p>139256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30]/4000)*2*PI()*20.5679" office:value-type="float" office:value="4492.71563693841" calcext:value-type="float">
            <text:p>4493 mm</text:p>
          </table:table-cell>
          <table:table-cell table:style-name="ce11" table:formula="of:=([.Z330]/4000)*6.28*20.5679" office:value-type="float" office:value="4490.438021577" calcext:value-type="float">
            <text:p>4490 mm</text:p>
          </table:table-cell>
          <table:table-cell table:style-name="ce11" table:formula="of:=([.Z330]/4000)*6.295*20.5679" office:value-type="float" office:value="4501.16359009988" calcext:value-type="float">
            <text:p>4501 mm</text:p>
          </table:table-cell>
          <table:table-cell table:style-name="ce2" office:value-type="float" office:value="139059" calcext:value-type="float">
            <text:p>139059</text:p>
          </table:table-cell>
          <table:table-cell/>
          <table:table-cell table:style-name="ce2" office:value-type="float" office:value="139254" calcext:value-type="float">
            <text:p>139254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31]/4000)*2*PI()*20.5679" office:value-type="float" office:value="4494.55719189929" calcext:value-type="float">
            <text:p>4495 mm</text:p>
          </table:table-cell>
          <table:table-cell table:style-name="ce11" table:formula="of:=([.Z331]/4000)*6.28*20.5679" office:value-type="float" office:value="4492.278642948" calcext:value-type="float">
            <text:p>4492 mm</text:p>
          </table:table-cell>
          <table:table-cell table:style-name="ce11" table:formula="of:=([.Z331]/4000)*6.295*20.5679" office:value-type="float" office:value="4503.0086078595" calcext:value-type="float">
            <text:p>4503 mm</text:p>
          </table:table-cell>
          <table:table-cell table:style-name="ce2" office:value-type="float" office:value="139116" calcext:value-type="float">
            <text:p>139116</text:p>
          </table:table-cell>
          <table:table-cell/>
          <table:table-cell table:style-name="ce2" office:value-type="float" office:value="139258" calcext:value-type="float">
            <text:p>13925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32]/4000)*2*PI()*20.5679" office:value-type="float" office:value="4492.6187129931" calcext:value-type="float">
            <text:p>4493 mm</text:p>
          </table:table-cell>
          <table:table-cell table:style-name="ce11" table:formula="of:=([.Z332]/4000)*6.28*20.5679" office:value-type="float" office:value="4490.341146768" calcext:value-type="float">
            <text:p>4490 mm</text:p>
          </table:table-cell>
          <table:table-cell table:style-name="ce11" table:formula="of:=([.Z332]/4000)*6.295*20.5679" office:value-type="float" office:value="4501.066483902" calcext:value-type="float">
            <text:p>4501 mm</text:p>
          </table:table-cell>
          <table:table-cell table:style-name="ce2" office:value-type="float" office:value="139056" calcext:value-type="float">
            <text:p>139056</text:p>
          </table:table-cell>
          <table:table-cell/>
          <table:table-cell table:style-name="ce2" office:value-type="float" office:value="139256" calcext:value-type="float">
            <text:p>139256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33]/4000)*2*PI()*20.5679" office:value-type="float" office:value="4494.42795997221" calcext:value-type="float">
            <text:p>4494 mm</text:p>
          </table:table-cell>
          <table:table-cell table:style-name="ce11" table:formula="of:=([.Z333]/4000)*6.28*20.5679" office:value-type="float" office:value="4492.149476536" calcext:value-type="float">
            <text:p>4492 mm</text:p>
          </table:table-cell>
          <table:table-cell table:style-name="ce11" table:formula="of:=([.Z333]/4000)*6.295*20.5679" office:value-type="float" office:value="4502.879132929" calcext:value-type="float">
            <text:p>4503 mm</text:p>
          </table:table-cell>
          <table:table-cell table:style-name="ce2" office:value-type="float" office:value="139112" calcext:value-type="float">
            <text:p>139112</text:p>
          </table:table-cell>
          <table:table-cell/>
          <table:table-cell table:style-name="ce2" office:value-type="float" office:value="139253" calcext:value-type="float">
            <text:p>139253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34]/4000)*2*PI()*20.5679" office:value-type="float" office:value="4492.55409702956" calcext:value-type="float">
            <text:p>4493 mm</text:p>
          </table:table-cell>
          <table:table-cell table:style-name="ce11" table:formula="of:=([.Z334]/4000)*6.28*20.5679" office:value-type="float" office:value="4490.276563562" calcext:value-type="float">
            <text:p>4490 mm</text:p>
          </table:table-cell>
          <table:table-cell table:style-name="ce11" table:formula="of:=([.Z334]/4000)*6.295*20.5679" office:value-type="float" office:value="4501.00174643675" calcext:value-type="float">
            <text:p>4501 mm</text:p>
          </table:table-cell>
          <table:table-cell table:style-name="ce2" office:value-type="float" office:value="139054" calcext:value-type="float">
            <text:p>139054</text:p>
          </table:table-cell>
          <table:table-cell/>
          <table:table-cell table:style-name="ce2" office:value-type="float" office:value="139268" calcext:value-type="float">
            <text:p>13926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35]/4000)*2*PI()*20.5679" office:value-type="float" office:value="4493.84641630035" calcext:value-type="float">
            <text:p>4494 mm</text:p>
          </table:table-cell>
          <table:table-cell table:style-name="ce11" table:formula="of:=([.Z335]/4000)*6.28*20.5679" office:value-type="float" office:value="4491.568227682" calcext:value-type="float">
            <text:p>4492 mm</text:p>
          </table:table-cell>
          <table:table-cell table:style-name="ce11" table:formula="of:=([.Z335]/4000)*6.295*20.5679" office:value-type="float" office:value="4502.29649574175" calcext:value-type="float">
            <text:p>4502 mm</text:p>
          </table:table-cell>
          <table:table-cell table:style-name="ce2" office:value-type="float" office:value="139094" calcext:value-type="float">
            <text:p>139094</text:p>
          </table:table-cell>
          <table:table-cell/>
          <table:table-cell table:style-name="ce2" office:value-type="float" office:value="139253" calcext:value-type="float">
            <text:p>139253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36]/4000)*2*PI()*20.5679" office:value-type="float" office:value="4491.90793739416" calcext:value-type="float">
            <text:p>4492 mm</text:p>
          </table:table-cell>
          <table:table-cell table:style-name="ce11" table:formula="of:=([.Z336]/4000)*6.28*20.5679" office:value-type="float" office:value="4489.630731502" calcext:value-type="float">
            <text:p>4490 mm</text:p>
          </table:table-cell>
          <table:table-cell table:style-name="ce11" table:formula="of:=([.Z336]/4000)*6.295*20.5679" office:value-type="float" office:value="4500.35437178425" calcext:value-type="float">
            <text:p>4500 mm</text:p>
          </table:table-cell>
          <table:table-cell table:style-name="ce2" office:value-type="float" office:value="139034" calcext:value-type="float">
            <text:p>139034</text:p>
          </table:table-cell>
          <table:table-cell/>
          <table:table-cell table:style-name="ce2" office:value-type="float" office:value="139267" calcext:value-type="float">
            <text:p>139267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37]/4000)*2*PI()*20.5679" office:value-type="float" office:value="4493.78180033681" calcext:value-type="float">
            <text:p>4494 mm</text:p>
          </table:table-cell>
          <table:table-cell table:style-name="ce11" table:formula="of:=([.Z337]/4000)*6.28*20.5679" office:value-type="float" office:value="4491.503644476" calcext:value-type="float">
            <text:p>4492 mm</text:p>
          </table:table-cell>
          <table:table-cell table:style-name="ce11" table:formula="of:=([.Z337]/4000)*6.295*20.5679" office:value-type="float" office:value="4502.2317582765" calcext:value-type="float">
            <text:p>4502 mm</text:p>
          </table:table-cell>
          <table:table-cell table:style-name="ce2" office:value-type="float" office:value="139092" calcext:value-type="float">
            <text:p>139092</text:p>
          </table:table-cell>
          <table:table-cell/>
          <table:table-cell table:style-name="ce2" office:value-type="float" office:value="139258" calcext:value-type="float">
            <text:p>13925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38]/4000)*2*PI()*20.5679" office:value-type="float" office:value="4493.84641630035" calcext:value-type="float">
            <text:p>4494 mm</text:p>
          </table:table-cell>
          <table:table-cell table:style-name="ce11" table:formula="of:=([.Z338]/4000)*6.28*20.5679" office:value-type="float" office:value="4491.568227682" calcext:value-type="float">
            <text:p>4492 mm</text:p>
          </table:table-cell>
          <table:table-cell table:style-name="ce11" table:formula="of:=([.Z338]/4000)*6.295*20.5679" office:value-type="float" office:value="4502.29649574175" calcext:value-type="float">
            <text:p>4502 mm</text:p>
          </table:table-cell>
          <table:table-cell table:style-name="ce2" office:value-type="float" office:value="139094" calcext:value-type="float">
            <text:p>139094</text:p>
          </table:table-cell>
          <table:table-cell/>
          <table:table-cell table:style-name="ce2" office:value-type="float" office:value="139250" calcext:value-type="float">
            <text:p>139250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39]/4000)*2*PI()*20.5679" office:value-type="float" office:value="4492.55409702956" calcext:value-type="float">
            <text:p>4493 mm</text:p>
          </table:table-cell>
          <table:table-cell table:style-name="ce11" table:formula="of:=([.Z339]/4000)*6.28*20.5679" office:value-type="float" office:value="4490.276563562" calcext:value-type="float">
            <text:p>4490 mm</text:p>
          </table:table-cell>
          <table:table-cell table:style-name="ce11" table:formula="of:=([.Z339]/4000)*6.295*20.5679" office:value-type="float" office:value="4501.00174643675" calcext:value-type="float">
            <text:p>4501 mm</text:p>
          </table:table-cell>
          <table:table-cell table:style-name="ce2" office:value-type="float" office:value="139054" calcext:value-type="float">
            <text:p>139054</text:p>
          </table:table-cell>
          <table:table-cell/>
          <table:table-cell table:style-name="ce2" office:value-type="float" office:value="139262" calcext:value-type="float">
            <text:p>139262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40]/4000)*2*PI()*20.5679" office:value-type="float" office:value="4492.32794115717" calcext:value-type="float">
            <text:p>4492 mm</text:p>
          </table:table-cell>
          <table:table-cell table:style-name="ce11" table:formula="of:=([.Z340]/4000)*6.28*20.5679" office:value-type="float" office:value="4490.050522341" calcext:value-type="float">
            <text:p>4490 mm</text:p>
          </table:table-cell>
          <table:table-cell table:style-name="ce11" table:formula="of:=([.Z340]/4000)*6.295*20.5679" office:value-type="float" office:value="4500.77516530838" calcext:value-type="float">
            <text:p>4501 mm</text:p>
          </table:table-cell>
          <table:table-cell table:style-name="ce2" office:value-type="float" office:value="139047" calcext:value-type="float">
            <text:p>139047</text:p>
          </table:table-cell>
          <table:table-cell/>
          <table:table-cell table:style-name="ce2" office:value-type="float" office:value="139265" calcext:value-type="float">
            <text:p>139265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41]/4000)*2*PI()*20.5679" office:value-type="float" office:value="4494.04026419097" calcext:value-type="float">
            <text:p>4494 mm</text:p>
          </table:table-cell>
          <table:table-cell table:style-name="ce11" table:formula="of:=([.Z341]/4000)*6.28*20.5679" office:value-type="float" office:value="4491.7619773" calcext:value-type="float">
            <text:p>4492 mm</text:p>
          </table:table-cell>
          <table:table-cell table:style-name="ce11" table:formula="of:=([.Z341]/4000)*6.295*20.5679" office:value-type="float" office:value="4502.4907081375" calcext:value-type="float">
            <text:p>4502 mm</text:p>
          </table:table-cell>
          <table:table-cell table:style-name="ce2" office:value-type="float" office:value="139100" calcext:value-type="float">
            <text:p>139100</text:p>
          </table:table-cell>
          <table:table-cell/>
          <table:table-cell table:style-name="ce2" office:value-type="float" office:value="139248" calcext:value-type="float">
            <text:p>13924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42]/4000)*2*PI()*20.5679" office:value-type="float" office:value="4492.32794115717" calcext:value-type="float">
            <text:p>4492 mm</text:p>
          </table:table-cell>
          <table:table-cell table:style-name="ce11" table:formula="of:=([.Z342]/4000)*6.28*20.5679" office:value-type="float" office:value="4490.050522341" calcext:value-type="float">
            <text:p>4490 mm</text:p>
          </table:table-cell>
          <table:table-cell table:style-name="ce11" table:formula="of:=([.Z342]/4000)*6.295*20.5679" office:value-type="float" office:value="4500.77516530838" calcext:value-type="float">
            <text:p>4501 mm</text:p>
          </table:table-cell>
          <table:table-cell table:style-name="ce2" office:value-type="float" office:value="139047" calcext:value-type="float">
            <text:p>139047</text:p>
          </table:table-cell>
          <table:table-cell/>
          <table:table-cell table:style-name="ce2" office:value-type="float" office:value="139262" calcext:value-type="float">
            <text:p>139262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43]/4000)*2*PI()*20.5679" office:value-type="float" office:value="4493.91103226389" calcext:value-type="float">
            <text:p>4494 mm</text:p>
          </table:table-cell>
          <table:table-cell table:style-name="ce11" table:formula="of:=([.Z343]/4000)*6.28*20.5679" office:value-type="float" office:value="4491.632810888" calcext:value-type="float">
            <text:p>4492 mm</text:p>
          </table:table-cell>
          <table:table-cell table:style-name="ce11" table:formula="of:=([.Z343]/4000)*6.295*20.5679" office:value-type="float" office:value="4502.361233207" calcext:value-type="float">
            <text:p>4502 mm</text:p>
          </table:table-cell>
          <table:table-cell table:style-name="ce2" office:value-type="float" office:value="139096" calcext:value-type="float">
            <text:p>139096</text:p>
          </table:table-cell>
          <table:table-cell/>
          <table:table-cell table:style-name="ce2" office:value-type="float" office:value="139248" calcext:value-type="float">
            <text:p>13924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44]/4000)*2*PI()*20.5679" office:value-type="float" office:value="4492.42486510248" calcext:value-type="float">
            <text:p>4492 mm</text:p>
          </table:table-cell>
          <table:table-cell table:style-name="ce11" table:formula="of:=([.Z344]/4000)*6.28*20.5679" office:value-type="float" office:value="4490.14739715" calcext:value-type="float">
            <text:p>4490 mm</text:p>
          </table:table-cell>
          <table:table-cell table:style-name="ce11" table:formula="of:=([.Z344]/4000)*6.295*20.5679" office:value-type="float" office:value="4500.87227150625" calcext:value-type="float">
            <text:p>4501 mm</text:p>
          </table:table-cell>
          <table:table-cell table:style-name="ce2" office:value-type="float" office:value="139050" calcext:value-type="float">
            <text:p>139050</text:p>
          </table:table-cell>
          <table:table-cell/>
          <table:table-cell table:style-name="ce2" office:value-type="float" office:value="139261" calcext:value-type="float">
            <text:p>139261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45]/4000)*2*PI()*20.5679" office:value-type="float" office:value="4493.81410831858" calcext:value-type="float">
            <text:p>4494 mm</text:p>
          </table:table-cell>
          <table:table-cell table:style-name="ce11" table:formula="of:=([.Z345]/4000)*6.28*20.5679" office:value-type="float" office:value="4491.535936079" calcext:value-type="float">
            <text:p>4492 mm</text:p>
          </table:table-cell>
          <table:table-cell table:style-name="ce11" table:formula="of:=([.Z345]/4000)*6.295*20.5679" office:value-type="float" office:value="4502.26412700913" calcext:value-type="float">
            <text:p>4502 mm</text:p>
          </table:table-cell>
          <table:table-cell table:style-name="ce2" office:value-type="float" office:value="139093" calcext:value-type="float">
            <text:p>139093</text:p>
          </table:table-cell>
          <table:table-cell/>
          <table:table-cell table:style-name="ce2" office:value-type="float" office:value="139245" calcext:value-type="float">
            <text:p>139245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46]/4000)*2*PI()*20.5679" office:value-type="float" office:value="4492.48948106601" calcext:value-type="float">
            <text:p>4492 mm</text:p>
          </table:table-cell>
          <table:table-cell table:style-name="ce11" table:formula="of:=([.Z346]/4000)*6.28*20.5679" office:value-type="float" office:value="4490.211980356" calcext:value-type="float">
            <text:p>4490 mm</text:p>
          </table:table-cell>
          <table:table-cell table:style-name="ce11" table:formula="of:=([.Z346]/4000)*6.295*20.5679" office:value-type="float" office:value="4500.9370089715" calcext:value-type="float">
            <text:p>4501 mm</text:p>
          </table:table-cell>
          <table:table-cell table:style-name="ce2" office:value-type="float" office:value="139052" calcext:value-type="float">
            <text:p>139052</text:p>
          </table:table-cell>
          <table:table-cell/>
          <table:table-cell table:style-name="ce2" office:value-type="float" office:value="139249" calcext:value-type="float">
            <text:p>13924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47]/4000)*2*PI()*20.5679" office:value-type="float" office:value="4494.07257217274" calcext:value-type="float">
            <text:p>4494 mm</text:p>
          </table:table-cell>
          <table:table-cell table:style-name="ce11" table:formula="of:=([.Z347]/4000)*6.28*20.5679" office:value-type="float" office:value="4491.794268903" calcext:value-type="float">
            <text:p>4492 mm</text:p>
          </table:table-cell>
          <table:table-cell table:style-name="ce11" table:formula="of:=([.Z347]/4000)*6.295*20.5679" office:value-type="float" office:value="4502.52307687013" calcext:value-type="float">
            <text:p>4503 mm</text:p>
          </table:table-cell>
          <table:table-cell table:style-name="ce2" office:value-type="float" office:value="139101" calcext:value-type="float">
            <text:p>139101</text:p>
          </table:table-cell>
          <table:table-cell/>
          <table:table-cell table:style-name="ce2" office:value-type="float" office:value="139237" calcext:value-type="float">
            <text:p>139237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48]/4000)*2*PI()*20.5679" office:value-type="float" office:value="4492.58640501133" calcext:value-type="float">
            <text:p>4493 mm</text:p>
          </table:table-cell>
          <table:table-cell table:style-name="ce11" table:formula="of:=([.Z348]/4000)*6.28*20.5679" office:value-type="float" office:value="4490.308855165" calcext:value-type="float">
            <text:p>4490 mm</text:p>
          </table:table-cell>
          <table:table-cell table:style-name="ce11" table:formula="of:=([.Z348]/4000)*6.295*20.5679" office:value-type="float" office:value="4501.03411516938" calcext:value-type="float">
            <text:p>4501 mm</text:p>
          </table:table-cell>
          <table:table-cell table:style-name="ce2" office:value-type="float" office:value="139055" calcext:value-type="float">
            <text:p>139055</text:p>
          </table:table-cell>
          <table:table-cell/>
          <table:table-cell table:style-name="ce2" office:value-type="float" office:value="139260" calcext:value-type="float">
            <text:p>139260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49]/4000)*2*PI()*20.5679" office:value-type="float" office:value="4494.20180409982" calcext:value-type="float">
            <text:p>4494 mm</text:p>
          </table:table-cell>
          <table:table-cell table:style-name="ce11" table:formula="of:=([.Z349]/4000)*6.28*20.5679" office:value-type="float" office:value="4491.923435315" calcext:value-type="float">
            <text:p>4492 mm</text:p>
          </table:table-cell>
          <table:table-cell table:style-name="ce11" table:formula="of:=([.Z349]/4000)*6.295*20.5679" office:value-type="float" office:value="4502.65255180063" calcext:value-type="float">
            <text:p>4503 mm</text:p>
          </table:table-cell>
          <table:table-cell table:style-name="ce2" office:value-type="float" office:value="139105" calcext:value-type="float">
            <text:p>139105</text:p>
          </table:table-cell>
          <table:table-cell/>
          <table:table-cell table:style-name="ce2" office:value-type="float" office:value="139239" calcext:value-type="float">
            <text:p>13923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50]/4000)*2*PI()*20.5679" office:value-type="float" office:value="4492.19870923009" calcext:value-type="float">
            <text:p>4492 mm</text:p>
          </table:table-cell>
          <table:table-cell table:style-name="ce11" table:formula="of:=([.Z350]/4000)*6.28*20.5679" office:value-type="float" office:value="4489.921355929" calcext:value-type="float">
            <text:p>4490 mm</text:p>
          </table:table-cell>
          <table:table-cell table:style-name="ce11" table:formula="of:=([.Z350]/4000)*6.295*20.5679" office:value-type="float" office:value="4500.64569037788" calcext:value-type="float">
            <text:p>4501 mm</text:p>
          </table:table-cell>
          <table:table-cell table:style-name="ce2" office:value-type="float" office:value="139043" calcext:value-type="float">
            <text:p>139043</text:p>
          </table:table-cell>
          <table:table-cell/>
          <table:table-cell table:style-name="ce2" office:value-type="float" office:value="139254" calcext:value-type="float">
            <text:p>139254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51]/4000)*2*PI()*20.5679" office:value-type="float" office:value="4494.46026795398" calcext:value-type="float">
            <text:p>4494 mm</text:p>
          </table:table-cell>
          <table:table-cell table:style-name="ce11" table:formula="of:=([.Z351]/4000)*6.28*20.5679" office:value-type="float" office:value="4492.181768139" calcext:value-type="float">
            <text:p>4492 mm</text:p>
          </table:table-cell>
          <table:table-cell table:style-name="ce11" table:formula="of:=([.Z351]/4000)*6.295*20.5679" office:value-type="float" office:value="4502.91150166163" calcext:value-type="float">
            <text:p>4503 mm</text:p>
          </table:table-cell>
          <table:table-cell table:style-name="ce2" office:value-type="float" office:value="139113" calcext:value-type="float">
            <text:p>139113</text:p>
          </table:table-cell>
          <table:table-cell/>
          <table:table-cell table:style-name="ce2" office:value-type="float" office:value="139245" calcext:value-type="float">
            <text:p>139245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52]/4000)*2*PI()*20.5679" office:value-type="float" office:value="4492.52178904778" calcext:value-type="float">
            <text:p>4493 mm</text:p>
          </table:table-cell>
          <table:table-cell table:style-name="ce11" table:formula="of:=([.Z352]/4000)*6.28*20.5679" office:value-type="float" office:value="4490.244271959" calcext:value-type="float">
            <text:p>4490 mm</text:p>
          </table:table-cell>
          <table:table-cell table:style-name="ce11" table:formula="of:=([.Z352]/4000)*6.295*20.5679" office:value-type="float" office:value="4500.96937770412" calcext:value-type="float">
            <text:p>4501 mm</text:p>
          </table:table-cell>
          <table:table-cell table:style-name="ce2" office:value-type="float" office:value="139053" calcext:value-type="float">
            <text:p>139053</text:p>
          </table:table-cell>
          <table:table-cell/>
          <table:table-cell table:style-name="ce2" office:value-type="float" office:value="139253" calcext:value-type="float">
            <text:p>139253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53]/4000)*2*PI()*20.5679" office:value-type="float" office:value="4494.3310360269" calcext:value-type="float">
            <text:p>4494 mm</text:p>
          </table:table-cell>
          <table:table-cell table:style-name="ce11" table:formula="of:=([.Z353]/4000)*6.28*20.5679" office:value-type="float" office:value="4492.052601727" calcext:value-type="float">
            <text:p>4492 mm</text:p>
          </table:table-cell>
          <table:table-cell table:style-name="ce11" table:formula="of:=([.Z353]/4000)*6.295*20.5679" office:value-type="float" office:value="4502.78202673113" calcext:value-type="float">
            <text:p>4503 mm</text:p>
          </table:table-cell>
          <table:table-cell table:style-name="ce2" office:value-type="float" office:value="139109" calcext:value-type="float">
            <text:p>139109</text:p>
          </table:table-cell>
          <table:table-cell/>
          <table:table-cell table:style-name="ce2" office:value-type="float" office:value="139238" calcext:value-type="float">
            <text:p>13923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54]/4000)*2*PI()*20.5679" office:value-type="float" office:value="4492.84486886548" calcext:value-type="float">
            <text:p>4493 mm</text:p>
          </table:table-cell>
          <table:table-cell table:style-name="ce11" table:formula="of:=([.Z354]/4000)*6.28*20.5679" office:value-type="float" office:value="4490.567187989" calcext:value-type="float">
            <text:p>4491 mm</text:p>
          </table:table-cell>
          <table:table-cell table:style-name="ce11" table:formula="of:=([.Z354]/4000)*6.295*20.5679" office:value-type="float" office:value="4501.29306503038" calcext:value-type="float">
            <text:p>4501 mm</text:p>
          </table:table-cell>
          <table:table-cell table:style-name="ce2" office:value-type="float" office:value="139063" calcext:value-type="float">
            <text:p>139063</text:p>
          </table:table-cell>
          <table:table-cell/>
          <table:table-cell table:style-name="ce2" office:value-type="float" office:value="139255" calcext:value-type="float">
            <text:p>139255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55]/4000)*2*PI()*20.5679" office:value-type="float" office:value="4494.20180409982" calcext:value-type="float">
            <text:p>4494 mm</text:p>
          </table:table-cell>
          <table:table-cell table:style-name="ce11" table:formula="of:=([.Z355]/4000)*6.28*20.5679" office:value-type="float" office:value="4491.923435315" calcext:value-type="float">
            <text:p>4492 mm</text:p>
          </table:table-cell>
          <table:table-cell table:style-name="ce11" table:formula="of:=([.Z355]/4000)*6.295*20.5679" office:value-type="float" office:value="4502.65255180063" calcext:value-type="float">
            <text:p>4503 mm</text:p>
          </table:table-cell>
          <table:table-cell table:style-name="ce2" office:value-type="float" office:value="139105" calcext:value-type="float">
            <text:p>139105</text:p>
          </table:table-cell>
          <table:table-cell/>
          <table:table-cell table:style-name="ce2" office:value-type="float" office:value="139233" calcext:value-type="float">
            <text:p>139233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56]/4000)*2*PI()*20.5679" office:value-type="float" office:value="4492.55409702956" calcext:value-type="float">
            <text:p>4493 mm</text:p>
          </table:table-cell>
          <table:table-cell table:style-name="ce11" table:formula="of:=([.Z356]/4000)*6.28*20.5679" office:value-type="float" office:value="4490.276563562" calcext:value-type="float">
            <text:p>4490 mm</text:p>
          </table:table-cell>
          <table:table-cell table:style-name="ce11" table:formula="of:=([.Z356]/4000)*6.295*20.5679" office:value-type="float" office:value="4501.00174643675" calcext:value-type="float">
            <text:p>4501 mm</text:p>
          </table:table-cell>
          <table:table-cell table:style-name="ce2" office:value-type="float" office:value="139054" calcext:value-type="float">
            <text:p>139054</text:p>
          </table:table-cell>
          <table:table-cell/>
          <table:table-cell table:style-name="ce2" office:value-type="float" office:value="139259" calcext:value-type="float">
            <text:p>13925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57]/4000)*2*PI()*20.5679" office:value-type="float" office:value="4493.94334024566" calcext:value-type="float">
            <text:p>4494 mm</text:p>
          </table:table-cell>
          <table:table-cell table:style-name="ce11" table:formula="of:=([.Z357]/4000)*6.28*20.5679" office:value-type="float" office:value="4491.665102491" calcext:value-type="float">
            <text:p>4492 mm</text:p>
          </table:table-cell>
          <table:table-cell table:style-name="ce11" table:formula="of:=([.Z357]/4000)*6.295*20.5679" office:value-type="float" office:value="4502.39360193963" calcext:value-type="float">
            <text:p>4502 mm</text:p>
          </table:table-cell>
          <table:table-cell table:style-name="ce2" office:value-type="float" office:value="139097" calcext:value-type="float">
            <text:p>139097</text:p>
          </table:table-cell>
          <table:table-cell/>
          <table:table-cell table:style-name="ce2" office:value-type="float" office:value="139237" calcext:value-type="float">
            <text:p>139237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58]/4000)*2*PI()*20.5679" office:value-type="float" office:value="4492.65102097486" calcext:value-type="float">
            <text:p>4493 mm</text:p>
          </table:table-cell>
          <table:table-cell table:style-name="ce11" table:formula="of:=([.Z358]/4000)*6.28*20.5679" office:value-type="float" office:value="4490.373438371" calcext:value-type="float">
            <text:p>4490 mm</text:p>
          </table:table-cell>
          <table:table-cell table:style-name="ce11" table:formula="of:=([.Z358]/4000)*6.295*20.5679" office:value-type="float" office:value="4501.09885263463" calcext:value-type="float">
            <text:p>4501 mm</text:p>
          </table:table-cell>
          <table:table-cell table:style-name="ce2" office:value-type="float" office:value="139057" calcext:value-type="float">
            <text:p>139057</text:p>
          </table:table-cell>
          <table:table-cell/>
          <table:table-cell table:style-name="ce2" office:value-type="float" office:value="139262" calcext:value-type="float">
            <text:p>139262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59]/4000)*2*PI()*20.5679" office:value-type="float" office:value="4494.23411208159" calcext:value-type="float">
            <text:p>4494 mm</text:p>
          </table:table-cell>
          <table:table-cell table:style-name="ce11" table:formula="of:=([.Z359]/4000)*6.28*20.5679" office:value-type="float" office:value="4491.955726918" calcext:value-type="float">
            <text:p>4492 mm</text:p>
          </table:table-cell>
          <table:table-cell table:style-name="ce11" table:formula="of:=([.Z359]/4000)*6.295*20.5679" office:value-type="float" office:value="4502.68492053325" calcext:value-type="float">
            <text:p>4503 mm</text:p>
          </table:table-cell>
          <table:table-cell table:style-name="ce2" office:value-type="float" office:value="139106" calcext:value-type="float">
            <text:p>139106</text:p>
          </table:table-cell>
          <table:table-cell/>
          <table:table-cell table:style-name="ce2" office:value-type="float" office:value="139248" calcext:value-type="float">
            <text:p>13924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60]/4000)*2*PI()*20.5679" office:value-type="float" office:value="4492.16640124832" calcext:value-type="float">
            <text:p>4492 mm</text:p>
          </table:table-cell>
          <table:table-cell table:style-name="ce11" table:formula="of:=([.Z360]/4000)*6.28*20.5679" office:value-type="float" office:value="4489.889064326" calcext:value-type="float">
            <text:p>4490 mm</text:p>
          </table:table-cell>
          <table:table-cell table:style-name="ce11" table:formula="of:=([.Z360]/4000)*6.295*20.5679" office:value-type="float" office:value="4500.61332164525" calcext:value-type="float">
            <text:p>4501 mm</text:p>
          </table:table-cell>
          <table:table-cell table:style-name="ce2" office:value-type="float" office:value="139042" calcext:value-type="float">
            <text:p>139042</text:p>
          </table:table-cell>
          <table:table-cell/>
          <table:table-cell table:style-name="ce2" office:value-type="float" office:value="139247" calcext:value-type="float">
            <text:p>139247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61]/4000)*2*PI()*20.5679" office:value-type="float" office:value="4494.52488391752" calcext:value-type="float">
            <text:p>4495 mm</text:p>
          </table:table-cell>
          <table:table-cell table:style-name="ce11" table:formula="of:=([.Z361]/4000)*6.28*20.5679" office:value-type="float" office:value="4492.246351345" calcext:value-type="float">
            <text:p>4492 mm</text:p>
          </table:table-cell>
          <table:table-cell table:style-name="ce11" table:formula="of:=([.Z361]/4000)*6.295*20.5679" office:value-type="float" office:value="4502.97623912688" calcext:value-type="float">
            <text:p>4503 mm</text:p>
          </table:table-cell>
          <table:table-cell table:style-name="ce2" office:value-type="float" office:value="139115" calcext:value-type="float">
            <text:p>139115</text:p>
          </table:table-cell>
          <table:table-cell/>
          <table:table-cell table:style-name="ce2" office:value-type="float" office:value="139248" calcext:value-type="float">
            <text:p>13924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62]/4000)*2*PI()*20.5679" office:value-type="float" office:value="4493.78180033681" calcext:value-type="float">
            <text:p>4494 mm</text:p>
          </table:table-cell>
          <table:table-cell table:style-name="ce11" table:formula="of:=([.Z362]/4000)*6.28*20.5679" office:value-type="float" office:value="4491.503644476" calcext:value-type="float">
            <text:p>4492 mm</text:p>
          </table:table-cell>
          <table:table-cell table:style-name="ce11" table:formula="of:=([.Z362]/4000)*6.295*20.5679" office:value-type="float" office:value="4502.2317582765" calcext:value-type="float">
            <text:p>4502 mm</text:p>
          </table:table-cell>
          <table:table-cell table:style-name="ce2" office:value-type="float" office:value="139092" calcext:value-type="float">
            <text:p>139092</text:p>
          </table:table-cell>
          <table:table-cell/>
          <table:table-cell table:style-name="ce2" office:value-type="float" office:value="139230" calcext:value-type="float">
            <text:p>139230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63]/4000)*2*PI()*20.5679" office:value-type="float" office:value="4492.16640124832" calcext:value-type="float">
            <text:p>4492 mm</text:p>
          </table:table-cell>
          <table:table-cell table:style-name="ce11" table:formula="of:=([.Z363]/4000)*6.28*20.5679" office:value-type="float" office:value="4489.889064326" calcext:value-type="float">
            <text:p>4490 mm</text:p>
          </table:table-cell>
          <table:table-cell table:style-name="ce11" table:formula="of:=([.Z363]/4000)*6.295*20.5679" office:value-type="float" office:value="4500.61332164525" calcext:value-type="float">
            <text:p>4501 mm</text:p>
          </table:table-cell>
          <table:table-cell table:style-name="ce2" office:value-type="float" office:value="139042" calcext:value-type="float">
            <text:p>139042</text:p>
          </table:table-cell>
          <table:table-cell/>
          <table:table-cell table:style-name="ce2" office:value-type="float" office:value="139248" calcext:value-type="float">
            <text:p>13924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64]/4000)*2*PI()*20.5679" office:value-type="float" office:value="4493.55564446442" calcext:value-type="float">
            <text:p>4494 mm</text:p>
          </table:table-cell>
          <table:table-cell table:style-name="ce11" table:formula="of:=([.Z364]/4000)*6.28*20.5679" office:value-type="float" office:value="4491.277603255" calcext:value-type="float">
            <text:p>4491 mm</text:p>
          </table:table-cell>
          <table:table-cell table:style-name="ce11" table:formula="of:=([.Z364]/4000)*6.295*20.5679" office:value-type="float" office:value="4502.00517714813" calcext:value-type="float">
            <text:p>4502 mm</text:p>
          </table:table-cell>
          <table:table-cell table:style-name="ce2" office:value-type="float" office:value="139085" calcext:value-type="float">
            <text:p>139085</text:p>
          </table:table-cell>
          <table:table-cell/>
          <table:table-cell table:style-name="ce2" office:value-type="float" office:value="139225" calcext:value-type="float">
            <text:p>139225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65]/4000)*2*PI()*20.5679" office:value-type="float" office:value="4492.42486510248" calcext:value-type="float">
            <text:p>4492 mm</text:p>
          </table:table-cell>
          <table:table-cell table:style-name="ce11" table:formula="of:=([.Z365]/4000)*6.28*20.5679" office:value-type="float" office:value="4490.14739715" calcext:value-type="float">
            <text:p>4490 mm</text:p>
          </table:table-cell>
          <table:table-cell table:style-name="ce11" table:formula="of:=([.Z365]/4000)*6.295*20.5679" office:value-type="float" office:value="4500.87227150625" calcext:value-type="float">
            <text:p>4501 mm</text:p>
          </table:table-cell>
          <table:table-cell table:style-name="ce2" office:value-type="float" office:value="139050" calcext:value-type="float">
            <text:p>139050</text:p>
          </table:table-cell>
          <table:table-cell/>
          <table:table-cell table:style-name="ce2" office:value-type="float" office:value="139240" calcext:value-type="float">
            <text:p>139240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66]/4000)*2*PI()*20.5679" office:value-type="float" office:value="4493.65256840973" calcext:value-type="float">
            <text:p>4494 mm</text:p>
          </table:table-cell>
          <table:table-cell table:style-name="ce11" table:formula="of:=([.Z366]/4000)*6.28*20.5679" office:value-type="float" office:value="4491.374478064" calcext:value-type="float">
            <text:p>4491 mm</text:p>
          </table:table-cell>
          <table:table-cell table:style-name="ce11" table:formula="of:=([.Z366]/4000)*6.295*20.5679" office:value-type="float" office:value="4502.102283346" calcext:value-type="float">
            <text:p>4502 mm</text:p>
          </table:table-cell>
          <table:table-cell table:style-name="ce2" office:value-type="float" office:value="139088" calcext:value-type="float">
            <text:p>139088</text:p>
          </table:table-cell>
          <table:table-cell/>
          <table:table-cell table:style-name="ce2" office:value-type="float" office:value="139225" calcext:value-type="float">
            <text:p>139225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67]/4000)*2*PI()*20.5679" office:value-type="float" office:value="4492.42486510248" calcext:value-type="float">
            <text:p>4492 mm</text:p>
          </table:table-cell>
          <table:table-cell table:style-name="ce11" table:formula="of:=([.Z367]/4000)*6.28*20.5679" office:value-type="float" office:value="4490.14739715" calcext:value-type="float">
            <text:p>4490 mm</text:p>
          </table:table-cell>
          <table:table-cell table:style-name="ce11" table:formula="of:=([.Z367]/4000)*6.295*20.5679" office:value-type="float" office:value="4500.87227150625" calcext:value-type="float">
            <text:p>4501 mm</text:p>
          </table:table-cell>
          <table:table-cell table:style-name="ce2" office:value-type="float" office:value="139050" calcext:value-type="float">
            <text:p>139050</text:p>
          </table:table-cell>
          <table:table-cell/>
          <table:table-cell table:style-name="ce2" office:value-type="float" office:value="139247" calcext:value-type="float">
            <text:p>139247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68]/4000)*2*PI()*20.5679" office:value-type="float" office:value="4493.45872051911" calcext:value-type="float">
            <text:p>4493 mm</text:p>
          </table:table-cell>
          <table:table-cell table:style-name="ce11" table:formula="of:=([.Z368]/4000)*6.28*20.5679" office:value-type="float" office:value="4491.180728446" calcext:value-type="float">
            <text:p>4491 mm</text:p>
          </table:table-cell>
          <table:table-cell table:style-name="ce11" table:formula="of:=([.Z368]/4000)*6.295*20.5679" office:value-type="float" office:value="4501.90807095025" calcext:value-type="float">
            <text:p>4502 mm</text:p>
          </table:table-cell>
          <table:table-cell table:style-name="ce2" office:value-type="float" office:value="139082" calcext:value-type="float">
            <text:p>139082</text:p>
          </table:table-cell>
          <table:table-cell/>
          <table:table-cell table:style-name="ce2" office:value-type="float" office:value="139226" calcext:value-type="float">
            <text:p>139226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69]/4000)*2*PI()*20.5679" office:value-type="float" office:value="4492.45717308424" calcext:value-type="float">
            <text:p>4492 mm</text:p>
          </table:table-cell>
          <table:table-cell table:style-name="ce11" table:formula="of:=([.Z369]/4000)*6.28*20.5679" office:value-type="float" office:value="4490.179688753" calcext:value-type="float">
            <text:p>4490 mm</text:p>
          </table:table-cell>
          <table:table-cell table:style-name="ce11" table:formula="of:=([.Z369]/4000)*6.295*20.5679" office:value-type="float" office:value="4500.90464023887" calcext:value-type="float">
            <text:p>4501 mm</text:p>
          </table:table-cell>
          <table:table-cell table:style-name="ce2" office:value-type="float" office:value="139051" calcext:value-type="float">
            <text:p>139051</text:p>
          </table:table-cell>
          <table:table-cell/>
          <table:table-cell table:style-name="ce2" office:value-type="float" office:value="139259" calcext:value-type="float">
            <text:p>13925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70]/4000)*2*PI()*20.5679" office:value-type="float" office:value="4493.74949235504" calcext:value-type="float">
            <text:p>4494 mm</text:p>
          </table:table-cell>
          <table:table-cell table:style-name="ce11" table:formula="of:=([.Z370]/4000)*6.28*20.5679" office:value-type="float" office:value="4491.471352873" calcext:value-type="float">
            <text:p>4491 mm</text:p>
          </table:table-cell>
          <table:table-cell table:style-name="ce11" table:formula="of:=([.Z370]/4000)*6.295*20.5679" office:value-type="float" office:value="4502.19938954388" calcext:value-type="float">
            <text:p>4502 mm</text:p>
          </table:table-cell>
          <table:table-cell table:style-name="ce2" office:value-type="float" office:value="139091" calcext:value-type="float">
            <text:p>139091</text:p>
          </table:table-cell>
          <table:table-cell/>
          <table:table-cell table:style-name="ce2" office:value-type="float" office:value="139232" calcext:value-type="float">
            <text:p>139232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71]/4000)*2*PI()*20.5679" office:value-type="float" office:value="4492.39255712071" calcext:value-type="float">
            <text:p>4492 mm</text:p>
          </table:table-cell>
          <table:table-cell table:style-name="ce11" table:formula="of:=([.Z371]/4000)*6.28*20.5679" office:value-type="float" office:value="4490.115105547" calcext:value-type="float">
            <text:p>4490 mm</text:p>
          </table:table-cell>
          <table:table-cell table:style-name="ce11" table:formula="of:=([.Z371]/4000)*6.295*20.5679" office:value-type="float" office:value="4500.83990277363" calcext:value-type="float">
            <text:p>4501 mm</text:p>
          </table:table-cell>
          <table:table-cell table:style-name="ce2" office:value-type="float" office:value="139049" calcext:value-type="float">
            <text:p>139049</text:p>
          </table:table-cell>
          <table:table-cell/>
          <table:table-cell table:style-name="ce2" office:value-type="float" office:value="139256" calcext:value-type="float">
            <text:p>139256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72]/4000)*2*PI()*20.5679" office:value-type="float" office:value="4493.3617965738" calcext:value-type="float">
            <text:p>4493 mm</text:p>
          </table:table-cell>
          <table:table-cell table:style-name="ce11" table:formula="of:=([.Z372]/4000)*6.28*20.5679" office:value-type="float" office:value="4491.083853637" calcext:value-type="float">
            <text:p>4491 mm</text:p>
          </table:table-cell>
          <table:table-cell table:style-name="ce11" table:formula="of:=([.Z372]/4000)*6.295*20.5679" office:value-type="float" office:value="4501.81096475238" calcext:value-type="float">
            <text:p>4502 mm</text:p>
          </table:table-cell>
          <table:table-cell table:style-name="ce2" office:value-type="float" office:value="139079" calcext:value-type="float">
            <text:p>139079</text:p>
          </table:table-cell>
          <table:table-cell/>
          <table:table-cell table:style-name="ce2" office:value-type="float" office:value="139229" calcext:value-type="float">
            <text:p>13922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73]/4000)*2*PI()*20.5679" office:value-type="float" office:value="4492.42486510248" calcext:value-type="float">
            <text:p>4492 mm</text:p>
          </table:table-cell>
          <table:table-cell table:style-name="ce11" table:formula="of:=([.Z373]/4000)*6.28*20.5679" office:value-type="float" office:value="4490.14739715" calcext:value-type="float">
            <text:p>4490 mm</text:p>
          </table:table-cell>
          <table:table-cell table:style-name="ce11" table:formula="of:=([.Z373]/4000)*6.295*20.5679" office:value-type="float" office:value="4500.87227150625" calcext:value-type="float">
            <text:p>4501 mm</text:p>
          </table:table-cell>
          <table:table-cell table:style-name="ce2" office:value-type="float" office:value="139050" calcext:value-type="float">
            <text:p>139050</text:p>
          </table:table-cell>
          <table:table-cell/>
          <table:table-cell table:style-name="ce2" office:value-type="float" office:value="139245" calcext:value-type="float">
            <text:p>139245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74]/4000)*2*PI()*20.5679" office:value-type="float" office:value="4493.26487262849" calcext:value-type="float">
            <text:p>4493 mm</text:p>
          </table:table-cell>
          <table:table-cell table:style-name="ce11" table:formula="of:=([.Z374]/4000)*6.28*20.5679" office:value-type="float" office:value="4490.986978828" calcext:value-type="float">
            <text:p>4491 mm</text:p>
          </table:table-cell>
          <table:table-cell table:style-name="ce11" table:formula="of:=([.Z374]/4000)*6.295*20.5679" office:value-type="float" office:value="4501.7138585545" calcext:value-type="float">
            <text:p>4502 mm</text:p>
          </table:table-cell>
          <table:table-cell table:style-name="ce2" office:value-type="float" office:value="139076" calcext:value-type="float">
            <text:p>139076</text:p>
          </table:table-cell>
          <table:table-cell/>
          <table:table-cell table:style-name="ce2" office:value-type="float" office:value="139218" calcext:value-type="float">
            <text:p>13921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75]/4000)*2*PI()*20.5679" office:value-type="float" office:value="4492.26332519363" calcext:value-type="float">
            <text:p>4492 mm</text:p>
          </table:table-cell>
          <table:table-cell table:style-name="ce11" table:formula="of:=([.Z375]/4000)*6.28*20.5679" office:value-type="float" office:value="4489.985939135" calcext:value-type="float">
            <text:p>4490 mm</text:p>
          </table:table-cell>
          <table:table-cell table:style-name="ce11" table:formula="of:=([.Z375]/4000)*6.295*20.5679" office:value-type="float" office:value="4500.71042784313" calcext:value-type="float">
            <text:p>4501 mm</text:p>
          </table:table-cell>
          <table:table-cell table:style-name="ce2" office:value-type="float" office:value="139045" calcext:value-type="float">
            <text:p>139045</text:p>
          </table:table-cell>
          <table:table-cell/>
          <table:table-cell table:style-name="ce2" office:value-type="float" office:value="139238" calcext:value-type="float">
            <text:p>139238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76]/4000)*2*PI()*20.5679" office:value-type="float" office:value="4493.58795244619" calcext:value-type="float">
            <text:p>4494 mm</text:p>
          </table:table-cell>
          <table:table-cell table:style-name="ce11" table:formula="of:=([.Z376]/4000)*6.28*20.5679" office:value-type="float" office:value="4491.309894858" calcext:value-type="float">
            <text:p>4491 mm</text:p>
          </table:table-cell>
          <table:table-cell table:style-name="ce11" table:formula="of:=([.Z376]/4000)*6.295*20.5679" office:value-type="float" office:value="4502.03754588075" calcext:value-type="float">
            <text:p>4502 mm</text:p>
          </table:table-cell>
          <table:table-cell table:style-name="ce2" office:value-type="float" office:value="139086" calcext:value-type="float">
            <text:p>139086</text:p>
          </table:table-cell>
          <table:table-cell/>
          <table:table-cell table:style-name="ce2" office:value-type="float" office:value="139231" calcext:value-type="float">
            <text:p>139231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77]/4000)*2*PI()*20.5679" office:value-type="float" office:value="4492.39255712071" calcext:value-type="float">
            <text:p>4492 mm</text:p>
          </table:table-cell>
          <table:table-cell table:style-name="ce11" table:formula="of:=([.Z377]/4000)*6.28*20.5679" office:value-type="float" office:value="4490.115105547" calcext:value-type="float">
            <text:p>4490 mm</text:p>
          </table:table-cell>
          <table:table-cell table:style-name="ce11" table:formula="of:=([.Z377]/4000)*6.295*20.5679" office:value-type="float" office:value="4500.83990277363" calcext:value-type="float">
            <text:p>4501 mm</text:p>
          </table:table-cell>
          <table:table-cell table:style-name="ce2" office:value-type="float" office:value="139049" calcext:value-type="float">
            <text:p>139049</text:p>
          </table:table-cell>
          <table:table-cell/>
          <table:table-cell table:style-name="ce2" office:value-type="float" office:value="139249" calcext:value-type="float">
            <text:p>13924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78]/4000)*2*PI()*20.5679" office:value-type="float" office:value="4493.29718061026" calcext:value-type="float">
            <text:p>4493 mm</text:p>
          </table:table-cell>
          <table:table-cell table:style-name="ce11" table:formula="of:=([.Z378]/4000)*6.28*20.5679" office:value-type="float" office:value="4491.019270431" calcext:value-type="float">
            <text:p>4491 mm</text:p>
          </table:table-cell>
          <table:table-cell table:style-name="ce11" table:formula="of:=([.Z378]/4000)*6.295*20.5679" office:value-type="float" office:value="4501.74622728713" calcext:value-type="float">
            <text:p>4502 mm</text:p>
          </table:table-cell>
          <table:table-cell table:style-name="ce2" office:value-type="float" office:value="139077" calcext:value-type="float">
            <text:p>139077</text:p>
          </table:table-cell>
          <table:table-cell/>
          <table:table-cell table:style-name="ce2" office:value-type="float" office:value="139223" calcext:value-type="float">
            <text:p>139223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79]/4000)*2*PI()*20.5679" office:value-type="float" office:value="4492.58640501133" calcext:value-type="float">
            <text:p>4493 mm</text:p>
          </table:table-cell>
          <table:table-cell table:style-name="ce11" table:formula="of:=([.Z379]/4000)*6.28*20.5679" office:value-type="float" office:value="4490.308855165" calcext:value-type="float">
            <text:p>4490 mm</text:p>
          </table:table-cell>
          <table:table-cell table:style-name="ce11" table:formula="of:=([.Z379]/4000)*6.295*20.5679" office:value-type="float" office:value="4501.03411516938" calcext:value-type="float">
            <text:p>4501 mm</text:p>
          </table:table-cell>
          <table:table-cell table:style-name="ce2" office:value-type="float" office:value="139055" calcext:value-type="float">
            <text:p>139055</text:p>
          </table:table-cell>
          <table:table-cell/>
          <table:table-cell table:style-name="ce2" office:value-type="float" office:value="139251" calcext:value-type="float">
            <text:p>139251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80]/4000)*2*PI()*20.5679" office:value-type="float" office:value="4493.49102850088" calcext:value-type="float">
            <text:p>4493 mm</text:p>
          </table:table-cell>
          <table:table-cell table:style-name="ce11" table:formula="of:=([.Z380]/4000)*6.28*20.5679" office:value-type="float" office:value="4491.213020049" calcext:value-type="float">
            <text:p>4491 mm</text:p>
          </table:table-cell>
          <table:table-cell table:style-name="ce11" table:formula="of:=([.Z380]/4000)*6.295*20.5679" office:value-type="float" office:value="4501.94043968288" calcext:value-type="float">
            <text:p>4502 mm</text:p>
          </table:table-cell>
          <table:table-cell table:style-name="ce2" office:value-type="float" office:value="139083" calcext:value-type="float">
            <text:p>139083</text:p>
          </table:table-cell>
          <table:table-cell/>
          <table:table-cell table:style-name="ce2" office:value-type="float" office:value="139229" calcext:value-type="float">
            <text:p>139229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81]/4000)*2*PI()*20.5679" office:value-type="float" office:value="4492.06947730301" calcext:value-type="float">
            <text:p>4492 mm</text:p>
          </table:table-cell>
          <table:table-cell table:style-name="ce11" table:formula="of:=([.Z381]/4000)*6.28*20.5679" office:value-type="float" office:value="4489.792189517" calcext:value-type="float">
            <text:p>4490 mm</text:p>
          </table:table-cell>
          <table:table-cell table:style-name="ce11" table:formula="of:=([.Z381]/4000)*6.295*20.5679" office:value-type="float" office:value="4500.51621544738" calcext:value-type="float">
            <text:p>4501 mm</text:p>
          </table:table-cell>
          <table:table-cell table:style-name="ce2" office:value-type="float" office:value="139039" calcext:value-type="float">
            <text:p>139039</text:p>
          </table:table-cell>
          <table:table-cell/>
          <table:table-cell table:style-name="ce2" office:value-type="float" office:value="139245" calcext:value-type="float">
            <text:p>139245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82]/4000)*2*PI()*20.5679" office:value-type="float" office:value="4493.16794868318" calcext:value-type="float">
            <text:p>4493 mm</text:p>
          </table:table-cell>
          <table:table-cell table:style-name="ce11" table:formula="of:=([.Z382]/4000)*6.28*20.5679" office:value-type="float" office:value="4490.890104019" calcext:value-type="float">
            <text:p>4491 mm</text:p>
          </table:table-cell>
          <table:table-cell table:style-name="ce11" table:formula="of:=([.Z382]/4000)*6.295*20.5679" office:value-type="float" office:value="4501.61675235663" calcext:value-type="float">
            <text:p>4502 mm</text:p>
          </table:table-cell>
          <table:table-cell table:style-name="ce2" office:value-type="float" office:value="139073" calcext:value-type="float">
            <text:p>139073</text:p>
          </table:table-cell>
          <table:table-cell/>
          <table:table-cell table:style-name="ce2" office:value-type="float" office:value="139211" calcext:value-type="float">
            <text:p>139211</text:p>
          </table:table-cell>
          <table:table-cell table:number-columns-repeated="996"/>
        </table:table-row>
        <table:table-row table:style-name="ro1">
          <table:table-cell table:number-columns-repeated="22"/>
          <table:table-cell table:style-name="ce9" table:formula="of:=([.Z383]/4000)*2*PI()*20.5679" office:value-type="float" office:value="4491.9725533577" calcext:value-type="float">
            <text:p>4492 mm</text:p>
          </table:table-cell>
          <table:table-cell table:style-name="ce11" table:formula="of:=([.Z383]/4000)*6.28*20.5679" office:value-type="float" office:value="4489.695314708" calcext:value-type="float">
            <text:p>4490 mm</text:p>
          </table:table-cell>
          <table:table-cell table:style-name="ce11" table:formula="of:=([.Z383]/4000)*6.295*20.5679" office:value-type="float" office:value="4500.4191092495" calcext:value-type="float">
            <text:p>4500 mm</text:p>
          </table:table-cell>
          <table:table-cell table:style-name="ce2" office:value-type="float" office:value="139036" calcext:value-type="float">
            <text:p>139036</text:p>
          </table:table-cell>
          <table:table-cell/>
          <table:table-cell table:style-name="ce2" office:value-type="float" office:value="139242" calcext:value-type="float">
            <text:p>139242</text:p>
          </table:table-cell>
          <table:table-cell table:number-columns-repeated="99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4"/>
          <table:table-cell table:style-name="ce14"/>
          <table:table-cell table:style-name="ce14" office:value-type="string" calcext:value-type="string">
            <text:p>VAR 110 RIGHT 4.5M</text:p>
          </table:table-cell>
          <table:table-cell/>
          <table:table-cell table:style-name="ce14" office:value-type="string" calcext:value-type="string">
            <text:p>VAR 110 RIGHT 4.5M</text:p>
          </table:table-cell>
          <table:table-cell table:number-columns-repeated="996"/>
        </table:table-row>
        <table:table-row table:style-name="ro1">
          <table:table-cell table:number-columns-repeated="25"/>
          <table:table-cell table:style-name="ce5" table:formula="of:=VAR([.Z273:.Z383])" office:value-type="float" office:value="960.6555283" calcext:value-type="float">
            <text:p>960.6555283</text:p>
          </table:table-cell>
          <table:table-cell/>
          <table:table-cell table:style-name="ce5" table:formula="of:=VAR([.AB273:.AB383])" office:value-type="float" office:value="399.4316134" calcext:value-type="float">
            <text:p>399.4316134</text:p>
          </table:table-cell>
          <table:table-cell table:number-columns-repeated="996"/>
        </table:table-row>
        <table:table-row table:style-name="ro2" table:number-rows-repeated="10481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1"/>
      <number:text> mm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15" meta:object-count="0"/>
    <meta:generator>LibreOfficeDev/6.0.5.2$Linux_X86_64 LibreOffice_project/</meta:generator>
  </office:meta>
</office:document-meta>
</file>